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08in"/>
    </style:style>
    <style:style style:name="co2" style:family="table-column">
      <style:table-column-properties fo:break-before="auto" style:column-width="3.339in"/>
    </style:style>
    <style:style style:name="co3" style:family="table-column">
      <style:table-column-properties fo:break-before="auto" style:column-width="1.3283in"/>
    </style:style>
    <style:style style:name="co4" style:family="table-column">
      <style:table-column-properties fo:break-before="auto" style:column-width="10.5346in"/>
    </style:style>
    <style:style style:name="co5" style:family="table-column">
      <style:table-column-properties fo:break-before="auto" style:column-width="2.8398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1.1992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4.0319in"/>
    </style:style>
    <style:style style:name="co10" style:family="table-column">
      <style:table-column-properties fo:break-before="auto" style:column-width="1.1339in"/>
    </style:style>
    <style:style style:name="co11" style:family="table-column">
      <style:table-column-properties fo:break-before="auto" style:column-width="1.2508in"/>
    </style:style>
    <style:style style:name="co12" style:family="table-column">
      <style:table-column-properties fo:break-before="auto" style:column-width="1.9902in"/>
    </style:style>
    <style:style style:name="co13" style:family="table-column">
      <style:table-column-properties fo:break-before="auto" style:column-width="0.9075in"/>
    </style:style>
    <style:style style:name="co14" style:family="table-column">
      <style:table-column-properties fo:break-before="auto" style:column-width="0.6673in"/>
    </style:style>
    <style:style style:name="co15" style:family="table-column">
      <style:table-column-properties fo:break-before="auto" style:column-width="1.439in"/>
    </style:style>
    <style:style style:name="co16" style:family="table-column">
      <style:table-column-properties fo:break-before="auto" style:column-width="2.152in"/>
    </style:style>
    <style:style style:name="co17" style:family="table-column">
      <style:table-column-properties fo:break-before="auto" style:column-width="1.2638in"/>
    </style:style>
    <style:style style:name="co18" style:family="table-column">
      <style:table-column-properties fo:break-before="auto" style:column-width="1.6535in"/>
    </style:style>
    <style:style style:name="co19" style:family="table-column">
      <style:table-column-properties fo:break-before="auto" style:column-width="1.9252in"/>
    </style:style>
    <style:style style:name="co20" style:family="table-column">
      <style:table-column-properties fo:break-before="auto" style:column-width="0.9201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3.0661in"/>
    </style:style>
    <style:style style:name="co23" style:family="table-column">
      <style:table-column-properties fo:break-before="auto" style:column-width="1.8799in"/>
    </style:style>
    <style:style style:name="co24" style:family="table-column">
      <style:table-column-properties fo:break-before="auto" style:column-width="1.7181in"/>
    </style:style>
    <style:style style:name="co25" style:family="table-column">
      <style:table-column-properties fo:break-before="auto" style:column-width="0.8299in"/>
    </style:style>
    <style:style style:name="co26" style:family="table-column">
      <style:table-column-properties fo:break-before="auto" style:column-width="1.3161in"/>
    </style:style>
    <style:style style:name="co27" style:family="table-column">
      <style:table-column-properties fo:break-before="auto" style:column-width="2.7547in"/>
    </style:style>
    <style:style style:name="co28" style:family="table-column">
      <style:table-column-properties fo:break-before="auto" style:column-width="0.8618in"/>
    </style:style>
    <style:style style:name="co29" style:family="table-column">
      <style:table-column-properties fo:break-before="auto" style:column-width="2.1583in"/>
    </style:style>
    <style:style style:name="co30" style:family="table-column">
      <style:table-column-properties fo:break-before="auto" style:column-width="1.6984in"/>
    </style:style>
    <style:style style:name="co31" style:family="table-column">
      <style:table-column-properties fo:break-before="auto" style:column-width="2.898in"/>
    </style:style>
    <style:style style:name="co32" style:family="table-column">
      <style:table-column-properties fo:break-before="auto" style:column-width="1.6398in"/>
    </style:style>
    <style:style style:name="co33" style:family="table-column">
      <style:table-column-properties fo:break-before="auto" style:column-width="1.56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PageStyle_5f_FSA_20_List_20_and_20_Default_20_Agent">
      <style:table-properties table:display="true" style:writing-mode="lr-tb"/>
    </style:style>
    <style:style style:name="ta2" style:family="table" style:master-page-name="PageStyle_5f_Realtor_20_FSA_20_Request_20_list">
      <style:table-properties table:display="true" style:writing-mode="lr-tb"/>
    </style:style>
    <style:style style:name="ta3" style:family="table" style:master-page-name="PageStyle_5f_Consumer_20_Accoun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e7e6e6" style:rotation-align="none"/>
    </style:style>
    <style:style style:name="ce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  <style:text-properties fo:color="#40404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626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1f35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</style:style>
    <style:style style:name="ce22" style:family="table-cell" style:parent-style-name="Default">
      <style:table-cell-properties style:rotation-align="none"/>
      <style:text-properties fo:color="#4b4e52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00b0f0" style:rotation-align="none"/>
    </style:style>
    <style:style style:name="ce25" style:family="table-cell" style:parent-style-name="Default">
      <style:table-cell-properties style:rotation-align="none"/>
      <style:text-properties fo:color="#5f636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55555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4d515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rotation-align="non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SA List and Default Ag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92" table:default-cell-style-name="Default"/>
        <table:table-row table:style-name="ro1">
          <table:table-cell office:value-type="string" calcext:value-type="string">
            <text:p>FSA</text:p>
          </table:table-cell>
          <table:table-cell office:value-type="string" calcext:value-type="string">
            <text:p>FSA Name</text:p>
          </table:table-cell>
          <table:table-cell office:value-type="string" calcext:value-type="string">
            <text:p>Shown On Map</text:p>
          </table:table-cell>
          <table:table-cell table:style-name="ce2" office:value-type="string" calcext:value-type="string">
            <text:p>Yellow is confirmed AGENT Location</text:p>
          </table:table-cell>
          <table:table-cell office:value-type="string" calcext:value-type="string">
            <text:p>Realtor Name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dmin Level</text:p>
          </table:table-cell>
          <table:table-cell office:value-type="string" calcext:value-type="string">
            <text:p>Entered B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 Site</text:p>
          </table:table-cell>
          <table:table-cell office:value-type="string" calcext:value-type="string">
            <text:p>Facebook link</text:p>
          </table:table-cell>
          <table:table-cell office:value-type="string" calcext:value-type="string">
            <text:p>Instagram link</text:p>
          </table:table-cell>
          <table:table-cell office:value-type="string" calcext:value-type="string">
            <text:p>Twitter Link</text:p>
          </table:table-cell>
          <table:table-cell office:value-type="string" calcext:value-type="string">
            <text:p>Linked in</text:p>
          </table:table-cell>
          <table:table-cell office:value-type="string" calcext:value-type="string">
            <text:p>Broker Phone Number</text:p>
          </table:table-cell>
          <table:table-cell office:value-type="string" calcext:value-type="string">
            <text:p>Text Number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Wechat</text:p>
          </table:table-cell>
          <table:table-cell office:value-type="string" calcext:value-type="string">
            <text:p>Biography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Brokerage Name</text:p>
          </table:table-cell>
          <table:table-cell office:value-type="string" calcext:value-type="string">
            <text:p>Brokerage Street Address</text:p>
          </table:table-cell>
          <table:table-cell office:value-type="string" calcext:value-type="string">
            <text:p>Brokerage City</text:p>
          </table:table-cell>
          <table:table-cell office:value-type="string" calcext:value-type="string">
            <text:p>Brokerage Province</text:p>
          </table:table-cell>
          <table:table-cell office:value-type="string" calcext:value-type="string">
            <text:p>Brokerage Postal Code</text:p>
          </table:table-cell>
          <table:table-cell office:value-type="string" calcext:value-type="string">
            <text:p># of Views</text:p>
          </table:table-cell>
          <table:table-cell office:value-type="string" calcext:value-type="string">
            <text:p># of Clicks</text:p>
          </table:table-cell>
          <table:table-cell office:value-type="string" calcext:value-type="string">
            <text:p># of Appointments <text:s/>to FSA by others</text:p>
          </table:table-cell>
          <table:table-cell office:value-type="string" calcext:value-type="string">
            <text:p>Subscription End Dat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A</text:p>
          </table:table-cell>
          <table:table-cell office:value-type="string" calcext:value-type="string">
            <text:p>A1A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John's Interantional Airport - East End- Bally Hall - Penetanguishene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8" office:value-type="string" calcext:value-type="string">
            <text:p><text:a xlink:href="mailto:vaughan.underhay@nl.rogers.com" xlink:type="simple">vaughan.underhay@nl.rogers.com </text:a></text:p>
          </table:table-cell>
          <table:table-cell table:style-name="ce18" table:number-columns-repeated="5"/>
          <table:table-cell table:style-name="ce19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B</text:p>
          </table:table-cell>
          <table:table-cell office:value-type="string" calcext:value-type="string">
            <text:p>A1B ST. JOHN'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mount Thorurn - Churchill Park - Avalon Mall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C</text:p>
          </table:table-cell>
          <table:table-cell office:value-type="string" calcext:value-type="string">
            <text:p>A1C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St. John's - Georgestown - Fort William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E</text:p>
          </table:table-cell>
          <table:table-cell office:value-type="string" calcext:value-type="string">
            <text:p>A1E ST. JOHN'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John's West End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G</text:p>
          </table:table-cell>
          <table:table-cell office:value-type="string" calcext:value-type="string">
            <text:p>A1G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bride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H</text:p>
          </table:table-cell>
          <table:table-cell office:value-type="string" calcext:value-type="string">
            <text:p>A1H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denning - Three Arm Pond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K</text:p>
          </table:table-cell>
          <table:table-cell office:value-type="string" calcext:value-type="string">
            <text:p>A1K TORBAY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rbay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L</text:p>
          </table:table-cell>
          <table:table-cell office:value-type="string" calcext:value-type="string">
            <text:p>A1L PARADISE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adise - Mt. Pearl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M</text:p>
          </table:table-cell>
          <table:table-cell office:value-type="string" calcext:value-type="string">
            <text:p>A1M PORTUGAL COVE-ST PHILIP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ugal Cove - Windsor Heights - St Phlip - Hogan's Pond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N</text:p>
          </table:table-cell>
          <table:table-cell office:value-type="string" calcext:value-type="string">
            <text:p>A1N ST. JOHN'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 Pearl - Glendale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S</text:p>
          </table:table-cell>
          <table:table-cell office:value-type="string" calcext:value-type="string">
            <text:p>A1S GOULD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yles - Goulds - Williams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V</text:p>
          </table:table-cell>
          <table:table-cell office:value-type="string" calcext:value-type="string">
            <text:p>A1V GANDER NL LCD MAIN <text:s/>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Gander</text:p>
          </table:table-cell>
          <table:table-cell table:style-name="ce3"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572-6594</text:p>
          </table:table-cell>
          <table:table-cell table:style-name="ce19" office:value-type="string" calcext:value-type="string">
            <text:p><text:a xlink:href="mailto:catherinelewis@centralrealty.ca" xlink:type="simple">catherinelewis@centralrealty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W</text:p>
          </table:table-cell>
          <table:table-cell office:value-type="string" calcext:value-type="string">
            <text:p>A1W MANUEL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uels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X</text:p>
          </table:table-cell>
          <table:table-cell office:value-type="string" calcext:value-type="string">
            <text:p>A1X FOXTRAP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dner - Peachtown - Foxtrap - Duffs - Briens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Y</text:p>
          </table:table-cell>
          <table:table-cell office:value-type="string" calcext:value-type="string">
            <text:p>A1Y CARBONEAR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bonear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2A</text:p>
          </table:table-cell>
          <table:table-cell office:value-type="string" calcext:value-type="string">
            <text:p>A2A GRAND FALLS-WINDSOR NL LCD MAIN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Grand Falls/Windsor</text:p>
          </table:table-cell>
          <table:table-cell table:style-name="ce3"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572-6594</text:p>
          </table:table-cell>
          <table:table-cell table:style-name="ce19" office:value-type="string" calcext:value-type="string">
            <text:p><text:a xlink:href="mailto:catherinelewis@centralrealty.ca" xlink:type="simple">catherinelewis@centralrealty.ca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2B</text:p>
          </table:table-cell>
          <table:table-cell office:value-type="string" calcext:value-type="string">
            <text:p>A2B GRAND FALLS-WINDSOR NL LCD MAIN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Windsor</text:p>
          </table:table-cell>
          <table:table-cell table:style-name="ce3"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572-6594</text:p>
          </table:table-cell>
          <table:table-cell table:style-name="ce19" office:value-type="string" calcext:value-type="string">
            <text:p><text:a xlink:href="mailto:catherinelewis@centralrealty.ca" xlink:type="simple">catherinelewis@centralrealty.ca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2H</text:p>
          </table:table-cell>
          <table:table-cell office:value-type="string" calcext:value-type="string">
            <text:p>A2H CORNER BROOK NL LCD MAIN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rnerbrook</text:p>
          </table:table-cell>
          <table:table-cell table:style-name="ce3" office:value-type="string" calcext:value-type="string">
            <text:p>Trina Sheav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216-7606</text:p>
          </table:table-cell>
          <table:table-cell table:style-name="ce19" office:value-type="string" calcext:value-type="string">
            <text:p><text:a xlink:href="mailto:trina.sheaves@remax-realtyprofessionals.com" xlink:type="simple">trina.sheaves@remax-realtyprofessionals.com 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2N</text:p>
          </table:table-cell>
          <table:table-cell office:value-type="string" calcext:value-type="string">
            <text:p>A2N STEPHENVILLE NL LCD MAIN <text:s/>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Stephenville - Kippens</text:p>
          </table:table-cell>
          <table:table-cell table:style-name="ce3"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638-4655</text:p>
          </table:table-cell>
          <table:table-cell table:style-name="ce19" office:value-type="string" calcext:value-type="string">
            <text:p><text:a xlink:href="mailto:mikebishop@hotmail.com" xlink:type="simple">mikebishop@hotmail.com </text:a></text:p>
          </table:table-cell>
          <table:table-cell table:style-name="ce19" table:number-columns-repeated="5"/>
          <table:table-cell table:style-name="ce20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2V</text:p>
          </table:table-cell>
          <table:table-cell office:value-type="string" calcext:value-type="string">
            <text:p>A2V LABRADOR CITY NL LCD MAIN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Labrador City</text:p>
          </table:table-cell>
          <table:table-cell table:style-name="ce3" office:value-type="string" calcext:value-type="string">
            <text:p>Wayne Shepp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899-2711</text:p>
          </table:table-cell>
          <table:table-cell table:style-name="ce19" office:value-type="string" calcext:value-type="string">
            <text:p><text:a xlink:href="mailto:wsheppard@nlrealty.ca" xlink:type="simple">wsheppard@nlrealty.ca </text:a></text:p>
          </table:table-cell>
          <table:table-cell table:style-name="ce2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5A</text:p>
          </table:table-cell>
          <table:table-cell office:value-type="string" calcext:value-type="string">
            <text:p>A5A CLARENVILLE NL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renville - Clrenvill/Shoal Harbour - Clarenville South</text:p>
          </table:table-cell>
          <table:table-cell table:style-name="ce3" office:value-type="string" calcext:value-type="string">
            <text:p>Lori Pedd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427-2099</text:p>
          </table:table-cell>
          <table:table-cell table:style-name="ce19" office:value-type="string" calcext:value-type="string">
            <text:p><text:a xlink:href="mailto:lpeddle@remax.nf.ca" xlink:type="simple">lpeddle@remax.nf.ca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8A</text:p>
          </table:table-cell>
          <table:table-cell office:value-type="string" calcext:value-type="string">
            <text:p>A8A DEER LAKE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er Lake</text:p>
          </table:table-cell>
          <table:table-cell table:style-name="ce3"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638-4655</text:p>
          </table:table-cell>
          <table:table-cell table:style-name="ce20" office:value-type="string" calcext:value-type="string">
            <text:p>mikebishop@hotmail.com</text:p>
          </table:table-cell>
          <table:table-cell table:style-name="ce2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A</text:p>
          </table:table-cell>
          <table:table-cell office:value-type="string" calcext:value-type="string">
            <text:p>A0A ST. JOHN'S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 Roberts - Shea Height - Holyrood - Spanird's Bank - Clarkes Beach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B</text:p>
          </table:table-cell>
          <table:table-cell office:value-type="string" calcext:value-type="string">
            <text:p>A0B ST. JOHN'S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Bourne - Freshwater - Dildo - Normans Cove - Labrador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4" office:value-type="string" calcext:value-type="string">
            <text:p>vaughan.underhay@nl.rogers.com</text:p>
          </table:table-cell>
          <table:table-cell table:style-name="ce4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C</text:p>
          </table:table-cell>
          <table:table-cell office:value-type="string" calcext:value-type="string">
            <text:p>A0C CLARENVILLE NL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avista - Lethbridge - Bloomfield - Hicksman's Harbour</text:p>
          </table:table-cell>
          <table:table-cell table:style-name="ce3" office:value-type="string" calcext:value-type="string">
            <text:p>Lori Pedd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427-2099</text:p>
          </table:table-cell>
          <table:table-cell office:value-type="string" calcext:value-type="string">
            <text:p>lpeddle@remax.nf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E</text:p>
          </table:table-cell>
          <table:table-cell office:value-type="string" calcext:value-type="string">
            <text:p>A0E CLARENVILLE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ystown - Hillview - Grand Bank -Creston - Little Bay</text:p>
          </table:table-cell>
          <table:table-cell table:style-name="ce3" office:value-type="string" calcext:value-type="string">
            <text:p>Lori Pedd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427-2099</text:p>
          </table:table-cell>
          <table:table-cell office:value-type="string" calcext:value-type="string">
            <text:p>lpeddle@remax.nf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G</text:p>
          </table:table-cell>
          <table:table-cell office:value-type="string" calcext:value-type="string">
            <text:p>A0G GANDER NL DCF <text:s/>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Lewsiporte - Twillingate - Boyd's Cove - Glenwood</text:p>
          </table:table-cell>
          <table:table-cell table:style-name="ce3"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572-6594</text:p>
          </table:table-cell>
          <table:table-cell table:style-name="ce19" office:value-type="string" calcext:value-type="string">
            <text:p><text:a xlink:href="mailto:catherinelewis@centralrealty.ca" xlink:type="simple">catherinelewis@centralrealty.ca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H</text:p>
          </table:table-cell>
          <table:table-cell office:value-type="string" calcext:value-type="string">
            <text:p>A0H GRAND FALLS NL DCF <text:s/>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Buchans - Botwood - Badger - Buchans Junction</text:p>
          </table:table-cell>
          <table:table-cell table:style-name="ce3"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572-6594</text:p>
          </table:table-cell>
          <table:table-cell table:style-name="ce19" office:value-type="string" calcext:value-type="string">
            <text:p><text:a xlink:href="mailto:catherinelewis@centralrealty.ca" xlink:type="simple">catherinelewis@centralrealty.ca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J</text:p>
          </table:table-cell>
          <table:table-cell office:value-type="string" calcext:value-type="string">
            <text:p>A0J GRAND FALLS NL DCF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Beachside - King's Point - South Brook - Triton</text:p>
          </table:table-cell>
          <table:table-cell table:style-name="ce3"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572-6594</text:p>
          </table:table-cell>
          <table:table-cell table:style-name="ce19" office:value-type="string" calcext:value-type="string">
            <text:p><text:a xlink:href="mailto:catherinelewis@centralrealty.ca" xlink:type="simple">catherinelewis@centralrealty.ca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K</text:p>
          </table:table-cell>
          <table:table-cell office:value-type="string" calcext:value-type="string">
            <text:p>A0K DEER LAKE NL DCF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Howley - Birchy Head - Norris Point - Baie Verte - Bonnie Bay</text:p>
          </table:table-cell>
          <table:table-cell table:style-name="ce3"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638-4655</text:p>
          </table:table-cell>
          <table:table-cell table:style-name="ce20" office:value-type="string" calcext:value-type="string">
            <text:p>mikebishop@hotmail.com</text:p>
          </table:table-cell>
          <table:table-cell table:style-name="ce2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L</text:p>
          </table:table-cell>
          <table:table-cell office:value-type="string" calcext:value-type="string">
            <text:p>A0L CORNER BROOK NL DCF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Passadena - Frenchman's Cove Boi - Beniot's Cove - Gallants</text:p>
          </table:table-cell>
          <table:table-cell table:style-name="ce3" office:value-type="string" calcext:value-type="string">
            <text:p>Trina Sheav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216-7606</text:p>
          </table:table-cell>
          <table:table-cell office:value-type="string" calcext:value-type="string">
            <text:p>trina.sheaves@remax-realtyprofessionals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M</text:p>
          </table:table-cell>
          <table:table-cell office:value-type="string" calcext:value-type="string">
            <text:p>A0M PORT-AUX-BASQUES NL DCF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hannel/Port aux Basques - Rose Blanche</text:p>
          </table:table-cell>
          <table:table-cell table:style-name="ce3" office:value-type="string" calcext:value-type="string">
            <text:p>Carol Anst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636-3753</text:p>
          </table:table-cell>
          <table:table-cell table:style-name="ce19" office:value-type="string" calcext:value-type="string">
            <text:p><text:a xlink:href="mailto:carol.anstey@remax-realtyprofessionals.com" xlink:type="simple">carol.anstey@remax-realtyprofessionals.com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N</text:p>
          </table:table-cell>
          <table:table-cell office:value-type="string" calcext:value-type="string">
            <text:p>A0N STEPHENVILLE NL DCF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Doyles - Saint George's - Port au Port - Highlands</text:p>
          </table:table-cell>
          <table:table-cell table:style-name="ce3"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638-4655</text:p>
          </table:table-cell>
          <table:table-cell table:style-name="ce20" office:value-type="string" calcext:value-type="string">
            <text:p>mikebishop@hotmail.com</text:p>
          </table:table-cell>
          <table:table-cell table:style-name="ce2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P</text:p>
          </table:table-cell>
          <table:table-cell office:value-type="string" calcext:value-type="string">
            <text:p>A0P H. VAL-GOOSE BAY NL <text:s/>DCF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Happy Valley/Goose Bay - Northwest River</text:p>
          </table:table-cell>
          <table:table-cell table:style-name="ce3" office:value-type="string" calcext:value-type="string">
            <text:p>Wayne Shepp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899-2711</text:p>
          </table:table-cell>
          <table:table-cell table:style-name="ce19" office:value-type="string" calcext:value-type="string">
            <text:p><text:a xlink:href="mailto:wsheppard@nlrealty.ca" xlink:type="simple">wsheppard@nlrealty.ca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R</text:p>
          </table:table-cell>
          <table:table-cell office:value-type="string" calcext:value-type="string">
            <text:p>A0R MONTREAL QC CDP 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Livingston - Schefferville - Churchill Falls - Ross Bay Junction</text:p>
          </table:table-cell>
          <table:table-cell table:style-name="ce3"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638-4655</text:p>
          </table:table-cell>
          <table:table-cell table:style-name="ce20" office:value-type="string" calcext:value-type="string">
            <text:p>mikebishop@hotmail.com</text:p>
          </table:table-cell>
          <table:table-cell table:style-name="ce20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0Z</text:p>
          </table:table-cell>
          <table:table-cell office:value-type="string" calcext:value-type="string">
            <text:p>A0Z STEPHENVILLE NL DCF <text:s/>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Labrador <text:s/>Rural</text:p>
          </table:table-cell>
          <table:table-cell table:style-name="ce3"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9-638-4655</text:p>
          </table:table-cell>
          <table:table-cell table:style-name="ce20" office:value-type="string" calcext:value-type="string">
            <text:p>mikebishop@hotmail.com</text:p>
          </table:table-cell>
          <table:table-cell table:style-name="ce2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A</text:p>
          </table:table-cell>
          <table:table-cell office:value-type="string" calcext:value-type="string">
            <text:p>B1A GLACE BAY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ace Bay</text:p>
          </table:table-cell>
          <table:table-cell table:style-name="ce3"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74-5591</text:p>
          </table:table-cell>
          <table:table-cell table:style-name="ce19" office:value-type="string" calcext:value-type="string">
            <text:p><text:a xlink:href="mailto:cathyTburke@gmail.com" xlink:type="simple">cathyTburke@gmail.com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B</text:p>
          </table:table-cell>
          <table:table-cell office:value-type="string" calcext:value-type="string">
            <text:p>B1B PORT MORIEN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Morien - Birch Grove - Waddens Cove - Tower Road</text:p>
          </table:table-cell>
          <table:table-cell table:style-name="ce3"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74-5591</text:p>
          </table:table-cell>
          <table:table-cell office:value-type="string" calcext:value-type="string">
            <text:p>cathyTburke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B1C LOUISBOURG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alone Gut - Ctalone - Bateson - Lousiburg - Little Lorraine</text:p>
          </table:table-cell>
          <table:table-cell table:style-name="ce3"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74-5591</text:p>
          </table:table-cell>
          <table:table-cell office:value-type="string" calcext:value-type="string">
            <text:p>cathyTburke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IE</text:p>
          </table:table-cell>
          <table:table-cell office:value-type="string" calcext:value-type="string">
            <text:p>B1E RESERVE MINES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e Mines</text:p>
          </table:table-cell>
          <table:table-cell table:style-name="ce3"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74-5591</text:p>
          </table:table-cell>
          <table:table-cell office:value-type="string" calcext:value-type="string">
            <text:p>cathyTburke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G</text:p>
          </table:table-cell>
          <table:table-cell office:value-type="string" calcext:value-type="string">
            <text:p>B1G DOMINION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minion - Gardiner Mines</text:p>
          </table:table-cell>
          <table:table-cell table:style-name="ce3"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74-5591</text:p>
          </table:table-cell>
          <table:table-cell office:value-type="string" calcext:value-type="string">
            <text:p>cathyTburke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H</text:p>
          </table:table-cell>
          <table:table-cell office:value-type="string" calcext:value-type="string">
            <text:p>B1H NEW WATERFORD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Victoria - New Waterord - Lingan - River Ryan -Scotchtown</text:p>
          </table:table-cell>
          <table:table-cell table:style-name="ce3"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74-5591</text:p>
          </table:table-cell>
          <table:table-cell table:style-name="ce21" office:value-type="string" calcext:value-type="string">
            <text:p>cathyTburke@gmail.com</text:p>
          </table:table-cell>
          <table:table-cell table:style-name="ce21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J</text:p>
          </table:table-cell>
          <table:table-cell office:value-type="string" calcext:value-type="string">
            <text:p>B1J SYDNEY AREA NS STN 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ish Cove - Big Pond - Northside East Bay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19" table:number-columns-repeated="5"/>
          <table:table-cell table:style-name="ce22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K</text:p>
          </table:table-cell>
          <table:table-cell office:value-type="string" calcext:value-type="string">
            <text:p>B1K SYDNEY AREA NS STN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bert Bridge - Juniper Mountain - Grand Mira South - Gabarus Lake - Glen Morrison - Meadows Road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L</text:p>
          </table:table-cell>
          <table:table-cell office:value-type="string" calcext:value-type="string">
            <text:p>B1L SYDNE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Forks - Cairbou Marsh - Dutch Brook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M</text:p>
          </table:table-cell>
          <table:table-cell office:value-type="string" calcext:value-type="string">
            <text:p>B1M SYDNE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Junction - Mira Road - Sydney South East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N</text:p>
          </table:table-cell>
          <table:table-cell office:value-type="string" calcext:value-type="string">
            <text:p>B1N SYDN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Mines - South Bar - Lingan Road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P</text:p>
          </table:table-cell>
          <table:table-cell office:value-type="string" calcext:value-type="string">
            <text:p>B1P SYDN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City Centre - Harwood Hill - Grand Lake Road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R</text:p>
          </table:table-cell>
          <table:table-cell office:value-type="string" calcext:value-type="string">
            <text:p>B1R SYDNE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xheath - Westmount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S</text:p>
          </table:table-cell>
          <table:table-cell office:value-type="string" calcext:value-type="string">
            <text:p>B1S SYDN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River - Prime Brook - Membertou</text:p>
          </table:table-cell>
          <table:table-cell table:style-name="ce3"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65-5478</text:p>
          </table:table-cell>
          <table:table-cell table:style-name="ce22" office:value-type="string" calcext:value-type="string">
            <text:p>leijsa@msn.com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T</text:p>
          </table:table-cell>
          <table:table-cell office:value-type="string" calcext:value-type="string">
            <text:p>B1T CHRISTMAS ISLAND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kasoni - Benacadie - Big Brook - Big Beach - Shunacadie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V</text:p>
          </table:table-cell>
          <table:table-cell office:value-type="string" calcext:value-type="string">
            <text:p>B1V NORTH SYDNEY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Mines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W</text:p>
          </table:table-cell>
          <table:table-cell office:value-type="string" calcext:value-type="string">
            <text:p>B1W ESKASONI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kasonie <text:s/>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X</text:p>
          </table:table-cell>
          <table:table-cell office:value-type="string" calcext:value-type="string">
            <text:p>B1X SYDNEY AREA NS STN 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g Harnbour - New Cambleton Big Bras d'Or Bouladerie - Kempt Head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Y</text:p>
          </table:table-cell>
          <table:table-cell office:value-type="string" calcext:value-type="string">
            <text:p>B1Y SYDNEY AREA NS STN 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ide Boulardrie - Mill Creek - Scotch Lake - Boisdale - Florence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A</text:p>
          </table:table-cell>
          <table:table-cell office:value-type="string" calcext:value-type="string">
            <text:p>B2A NORTH SYDNEY NS LCD MAIN B0C SYDNEY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Sydney - Frenchvale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B2C IONA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a Glen - Jamesville West - Iona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E</text:p>
          </table:table-cell>
          <table:table-cell office:value-type="string" calcext:value-type="string">
            <text:p>B2E SYDNEY AREA NS STN J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stown - Red Islands - Loch Side 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G</text:p>
          </table:table-cell>
          <table:table-cell office:value-type="string" calcext:value-type="string">
            <text:p>B2G ANTIGONIS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tigonish - Sylvan Valley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H</text:p>
          </table:table-cell>
          <table:table-cell office:value-type="string" calcext:value-type="string">
            <text:p>B2H NEW GLASGOW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Glasgow</text:p>
          </table:table-cell>
          <table:table-cell table:style-name="ce3" office:value-type="string" calcext:value-type="string">
            <text:p>Kimberley Silver-Coll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870-4029</text:p>
          </table:table-cell>
          <table:table-cell table:style-name="ce19" office:value-type="string" calcext:value-type="string">
            <text:p><text:a xlink:href="mailto:kimsilver@eastlink.ca" xlink:type="simple">kimsilver@eastlink.ca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J</text:p>
          </table:table-cell>
          <table:table-cell office:value-type="string" calcext:value-type="string">
            <text:p>B2J SYDNEY AREA NS STN 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rling - North Framboise - Framboise - Fourchu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22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N</text:p>
          </table:table-cell>
          <table:table-cell office:value-type="string" calcext:value-type="string">
            <text:p>B2N TRURO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ro</text:p>
          </table:table-cell>
          <table:table-cell table:style-name="ce2" office:value-type="string" calcext:value-type="string">
            <text:p>Frances Grant</text:p>
          </table:table-cell>
          <table:table-cell table:style-name="ce2" office:value-type="float" office:value="20211031" calcext:value-type="float">
            <text:p>2021103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986-8900</text:p>
          </table:table-cell>
          <table:table-cell table:style-name="ce19" office:value-type="string" calcext:value-type="string">
            <text:p><text:a xlink:href="mailto:francesgrant@remax.net" xlink:type="simple">francesgrant@remax.net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R</text:p>
          </table:table-cell>
          <table:table-cell office:value-type="string" calcext:value-type="string">
            <text:p>B2R WAVERL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verley - Montague Gold Mines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S</text:p>
          </table:table-cell>
          <table:table-cell office:value-type="string" calcext:value-type="string">
            <text:p>B2S LANTZ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tz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T</text:p>
          </table:table-cell>
          <table:table-cell office:value-type="string" calcext:value-type="string">
            <text:p>B2T ENFIELD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e Vista - enfiled - Grand Lake - Wellington - Fletchers Lake - Fall River - Windsor Junction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V</text:p>
          </table:table-cell>
          <table:table-cell office:value-type="string" calcext:value-type="string">
            <text:p>B2V DARTMOUTH NS STN E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by Village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W</text:p>
          </table:table-cell>
          <table:table-cell office:value-type="string" calcext:value-type="string">
            <text:p>B2W DARTMOUTH NS STN EAS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n Lake - Woodlawn - Portland Estates - Shearwater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X</text:p>
          </table:table-cell>
          <table:table-cell office:value-type="string" calcext:value-type="string">
            <text:p>B2X DARTMOUTH NS STN E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Wallace - Westphal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Y</text:p>
          </table:table-cell>
          <table:table-cell office:value-type="string" calcext:value-type="string">
            <text:p>B2Y DART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tmouth City - Woodside Industrial Park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2Z</text:p>
          </table:table-cell>
          <table:table-cell office:value-type="string" calcext:value-type="string">
            <text:p>B2Z DARTMOUTH NS STN E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Preston - Upper Lawrence Town - East lawrencetown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A</text:p>
          </table:table-cell>
          <table:table-cell office:value-type="string" calcext:value-type="string">
            <text:p>B3A DART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bourview - Albro Lake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B</text:p>
          </table:table-cell>
          <table:table-cell office:value-type="string" calcext:value-type="string">
            <text:p>B3B DART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side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E</text:p>
          </table:table-cell>
          <table:table-cell office:value-type="string" calcext:value-type="string">
            <text:p>B3E PORTERS LAKE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 Echo - Porters Lake - West Porters Lake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G</text:p>
          </table:table-cell>
          <table:table-cell office:value-type="string" calcext:value-type="string">
            <text:p>B3G DARTMOUTH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ern Passage - Cow Bay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H</text:p>
          </table:table-cell>
          <table:table-cell office:value-type="string" calcext:value-type="string">
            <text:p>B3H HALIFAX NS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fax City South End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J</text:p>
          </table:table-cell>
          <table:table-cell office:value-type="string" calcext:value-type="string">
            <text:p>B3J HALIFAX NS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Halifax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K</text:p>
          </table:table-cell>
          <table:table-cell office:value-type="string" calcext:value-type="string">
            <text:p>B3K HALIFAX NS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fax City North End</text:p>
          </table:table-cell>
          <table:table-cell table:style-name="ce4" office:value-type="string" calcext:value-type="string">
            <text:p>Dawna Candelora</text:p>
          </table:table-cell>
          <table:table-cell table:style-name="ce4" office:value-type="float" office:value="20211032" calcext:value-type="float">
            <text:p>2021103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L</text:p>
          </table:table-cell>
          <table:table-cell office:value-type="string" calcext:value-type="string">
            <text:p>B3L HALIFAX NS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fax City West End</text:p>
          </table:table-cell>
          <table:table-cell table:style-name="ce3"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3M</text:p>
          </table:table-cell>
          <table:table-cell office:value-type="string" calcext:value-type="string">
            <text:p>B3M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yton Park - Rockingham - Hemlock Ravine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N</text:p>
          </table:table-cell>
          <table:table-cell office:value-type="string" calcext:value-type="string">
            <text:p>B3N HALIFAX NS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- Fairmount</text:p>
          </table:table-cell>
          <table:table-cell table:style-name="ce3"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3P</text:p>
          </table:table-cell>
          <table:table-cell office:value-type="string" calcext:value-type="string">
            <text:p>B3P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mdale - Frog Pond Park</text:p>
          </table:table-cell>
          <table:table-cell table:style-name="ce3"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3R</text:p>
          </table:table-cell>
          <table:table-cell office:value-type="string" calcext:value-type="string">
            <text:p>B3R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yfield</text:p>
          </table:table-cell>
          <table:table-cell table:style-name="ce3"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3S</text:p>
          </table:table-cell>
          <table:table-cell office:value-type="string" calcext:value-type="string">
            <text:p>B3S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yton Park West - Bayer's Lake</text:p>
          </table:table-cell>
          <table:table-cell table:style-name="ce3"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S</text:p>
          </table:table-cell>
          <table:table-cell office:value-type="string" calcext:value-type="string">
            <text:p>B3S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yton Park West - Bayer's Lake</text:p>
          </table:table-cell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3T</text:p>
          </table:table-cell>
          <table:table-cell office:value-type="string" calcext:value-type="string">
            <text:p>B3T LAKESIDE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wood - Hatchet Lake - Brookside - Prospect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3V</text:p>
          </table:table-cell>
          <table:table-cell office:value-type="string" calcext:value-type="string">
            <text:p>B3V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rietsfield - Fergusons Cove - Halibut Bay - Ketch Harbour - Sambro</text:p>
          </table:table-cell>
          <table:table-cell table:style-name="ce3"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Z</text:p>
          </table:table-cell>
          <table:table-cell office:value-type="string" calcext:value-type="string">
            <text:p>B3Z TANTALLON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llwater Lake - Tantalion - Peggy's Cove - Timberlea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4A</text:p>
          </table:table-cell>
          <table:table-cell office:value-type="string" calcext:value-type="string">
            <text:p>B4A DARTMOUTH NS STN BEDF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dofrd - Oakmount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4B</text:p>
          </table:table-cell>
          <table:table-cell office:value-type="string" calcext:value-type="string">
            <text:p>B4B DARTMOUTH NS STN BEDF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Hammonds Plains - Lucasville - Hammonds Plains</text:p>
          </table:table-cell>
          <table:table-cell table:style-name="ce3" office:value-type="string" calcext:value-type="string">
            <text:p>Barry Fredrick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3-4147</text:p>
          </table:table-cell>
          <table:table-cell table:style-name="ce19" office:value-type="string" calcext:value-type="string">
            <text:p><text:a xlink:href="mailto:bfredericks@remaxnova.com" xlink:type="simple">bfredericks@remaxnova.com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C</text:p>
          </table:table-cell>
          <table:table-cell office:value-type="string" calcext:value-type="string">
            <text:p>B4C DARTMOUTH NS LCD LOWER SACKVIL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er Sackville</text:p>
          </table:table-cell>
          <table:table-cell table:style-name="ce3" office:value-type="string" calcext:value-type="string">
            <text:p>Barry Fredrick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3-4147</text:p>
          </table:table-cell>
          <table:table-cell office:value-type="string" calcext:value-type="string">
            <text:p>bfredericks@remaxnova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E</text:p>
          </table:table-cell>
          <table:table-cell office:value-type="string" calcext:value-type="string">
            <text:p>B4E DARTMOUTH NS LCD LOWER SACKVIL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Sackville - Middle Sackville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Dawna Candelora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2-478-0991</text:p>
          </table:table-cell>
          <table:table-cell table:style-name="ce17" office:value-type="string" calcext:value-type="string">
            <text:p><text:a xlink:href="mailto:dcandelora@remaxnova.ca" xlink:type="simple">dcandelora@remaxnova.ca</text:a></text:p>
          </table:table-cell>
          <table:table-cell table:style-name="ce17" table:number-columns-repeated="5"/>
          <table:table-cell table:style-name="ce19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B4G</text:p>
          </table:table-cell>
          <table:table-cell office:value-type="string" calcext:value-type="string">
            <text:p>B4G DARTMOUTH NS LCD LOWER SACKVIL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ver Bank</text:p>
          </table:table-cell>
          <table:table-cell office:value-type="string" calcext:value-type="string">
            <text:p>Barry Fredrick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3-4147</text:p>
          </table:table-cell>
          <table:table-cell office:value-type="string" calcext:value-type="string">
            <text:p>bfredericks@remaxnova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H</text:p>
          </table:table-cell>
          <table:table-cell office:value-type="string" calcext:value-type="string">
            <text:p>B4H AMHERST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Celesta Leblan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694-4010</text:p>
          </table:table-cell>
          <table:table-cell table:style-name="ce19" office:value-type="string" calcext:value-type="string">
            <text:p><text:a xlink:href="mailto:celeste@remaxamherst.ca" xlink:type="simple">celeste@remaxamherst.ca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N</text:p>
          </table:table-cell>
          <table:table-cell office:value-type="string" calcext:value-type="string">
            <text:p>B4N KENTVILLE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tville - North Alton - New Minhas - Chipmans Corner</text:p>
          </table:table-cell>
          <table:table-cell office:value-type="string" calcext:value-type="string">
            <text:p>Donna Conr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679-0700</text:p>
          </table:table-cell>
          <table:table-cell table:style-name="ce19" office:value-type="string" calcext:value-type="string">
            <text:p><text:a xlink:href="mailto:donna@donnaconradteam.com" xlink:type="simple">donna@donnaconrad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P</text:p>
          </table:table-cell>
          <table:table-cell office:value-type="string" calcext:value-type="string">
            <text:p>B4P WOLFVILLE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lfville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32-8463</text:p>
          </table:table-cell>
          <table:table-cell table:style-name="ce19" office:value-type="string" calcext:value-type="string">
            <text:p><text:a xlink:href="mailto:paul@paulwear.ca" xlink:type="simple">paul@paulwear.ca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R</text:p>
          </table:table-cell>
          <table:table-cell office:value-type="string" calcext:value-type="string">
            <text:p>B4R COLDBROOK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dbrook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32-8463</text:p>
          </table:table-cell>
          <table:table-cell table:style-name="ce19" office:value-type="string" calcext:value-type="string">
            <text:p><text:a xlink:href="mailto:paul@paulwear.ca" xlink:type="simple">paul@paulwear.ca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V</text:p>
          </table:table-cell>
          <table:table-cell office:value-type="string" calcext:value-type="string">
            <text:p>B4V BRIDGEWATER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32-8463</text:p>
          </table:table-cell>
          <table:table-cell table:style-name="ce19" office:value-type="string" calcext:value-type="string">
            <text:p><text:a xlink:href="mailto:paul@paulwear.ca" xlink:type="simple">paul@paulwear.ca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5A</text:p>
          </table:table-cell>
          <table:table-cell office:value-type="string" calcext:value-type="string">
            <text:p>B5A YAR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rmouth</text:p>
          </table:table-cell>
          <table:table-cell office:value-type="string" calcext:value-type="string">
            <text:p>Tesa Maill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07-4121</text:p>
          </table:table-cell>
          <table:table-cell table:style-name="ce19" office:value-type="string" calcext:value-type="string">
            <text:p><text:a xlink:href="mailto:tesamaillet@yahoo.ca" xlink:type="simple">tesamaillet@yahoo.ca </text:a></text:p>
          </table:table-cell>
          <table:table-cell table:style-name="ce19" table:number-columns-repeated="5"/>
          <table:table-cell table:number-columns-repeated="15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6L</text:p>
          </table:table-cell>
          <table:table-cell office:value-type="string" calcext:value-type="string">
            <text:p>B6L TRURO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uro Rural - Upper noth River- Otterbrook</text:p>
          </table:table-cell>
          <table:table-cell table:style-name="ce2" office:value-type="string" calcext:value-type="string">
            <text:p>Frances Grant</text:p>
          </table:table-cell>
          <table:table-cell table:style-name="ce2" office:value-type="float" office:value="20211031" calcext:value-type="float">
            <text:p>2021103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986-8900</text:p>
          </table:table-cell>
          <table:table-cell table:style-name="ce19" office:value-type="string" calcext:value-type="string">
            <text:p><text:a xlink:href="mailto:francesgrant@remax.net" xlink:type="simple">francesgrant@remax.net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9A</text:p>
          </table:table-cell>
          <table:table-cell office:value-type="string" calcext:value-type="string">
            <text:p>B9A PORT HAWKESBUR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Hawksbury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E</text:p>
          </table:table-cell>
          <table:table-cell office:value-type="string" calcext:value-type="string">
            <text:p>B0E PORT HAWKESBURY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 Cross - Inverness - Mabou - Baddeck - Whycocomagh - St Peter's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H</text:p>
          </table:table-cell>
          <table:table-cell office:value-type="string" calcext:value-type="string">
            <text:p>B0H ANTIGONISH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ysborough - Canso - Havre Boucher - Eght Isand Lake</text:p>
          </table:table-cell>
          <table:table-cell table:style-name="ce2" office:value-type="string" calcext:value-type="string">
            <text:p>Terry Campb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22-1951</text:p>
          </table:table-cell>
          <table:table-cell table:style-name="ce19" office:value-type="string" calcext:value-type="string">
            <text:p><text:a xlink:href="mailto:terry@cabotgroup.ca" xlink:type="simple">terry@cabotgroup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J</text:p>
          </table:table-cell>
          <table:table-cell office:value-type="string" calcext:value-type="string">
            <text:p>B0J HALIFAX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East Coast NS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488-8821</text:p>
          </table:table-cell>
          <table:table-cell table:style-name="ce19" office:value-type="string" calcext:value-type="string">
            <text:p><text:a xlink:href="mailto:kim@kimfox.ca" xlink:type="simple">kim@kimfox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K</text:p>
          </table:table-cell>
          <table:table-cell office:value-type="string" calcext:value-type="string">
            <text:p>B0K NEW GLASGOW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New Glasgow - Tatamagouche - Pctou - Westville</text:p>
          </table:table-cell>
          <table:table-cell office:value-type="string" calcext:value-type="string">
            <text:p>Kimberley Silver-Coll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870-4029</text:p>
          </table:table-cell>
          <table:table-cell table:style-name="ce19" office:value-type="string" calcext:value-type="string">
            <text:p><text:a xlink:href="mailto:kimsilver@eastlink.ca" xlink:type="simple">kimsilver@eastlink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L</text:p>
          </table:table-cell>
          <table:table-cell office:value-type="string" calcext:value-type="string">
            <text:p>B0L AMHERST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Amherst </text:p>
          </table:table-cell>
          <table:table-cell office:value-type="string" calcext:value-type="string">
            <text:p>Celesta Leblan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694-4010</text:p>
          </table:table-cell>
          <table:table-cell table:style-name="ce19" office:value-type="string" calcext:value-type="string">
            <text:p><text:a xlink:href="mailto:celeste@remaxamherst.ca" xlink:type="simple">celeste@remaxamherst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M</text:p>
          </table:table-cell>
          <table:table-cell office:value-type="string" calcext:value-type="string">
            <text:p>B0M TRURO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ert - Wentworth -</text:p>
          </table:table-cell>
          <table:table-cell table:style-name="ce2" office:value-type="string" calcext:value-type="string">
            <text:p>Frances Grant</text:p>
          </table:table-cell>
          <table:table-cell table:style-name="ce2" office:value-type="float" office:value="20211031" calcext:value-type="float">
            <text:p>2021103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986-8900</text:p>
          </table:table-cell>
          <table:table-cell table:style-name="ce19" office:value-type="string" calcext:value-type="string">
            <text:p><text:a xlink:href="mailto:francesgrant@remax.net" xlink:type="simple">francesgrant@remax.net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N</text:p>
          </table:table-cell>
          <table:table-cell office:value-type="string" calcext:value-type="string">
            <text:p>B0N HALIFAX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Central Nove Scotia - Pleasantville - Shubenacadie - Mt Uniacke</text:p>
          </table:table-cell>
          <table:table-cell table:style-name="ce2" office:value-type="string" calcext:value-type="string">
            <text:p>Frances Grant</text:p>
          </table:table-cell>
          <table:table-cell table:style-name="ce2" office:value-type="float" office:value="20211031" calcext:value-type="float">
            <text:p>2021103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986-8900</text:p>
          </table:table-cell>
          <table:table-cell table:style-name="ce19" office:value-type="string" calcext:value-type="string">
            <text:p><text:a xlink:href="mailto:francesgrant@remax.net" xlink:type="simple">francesgrant@remax.net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P</text:p>
          </table:table-cell>
          <table:table-cell office:value-type="string" calcext:value-type="string">
            <text:p>B0P KENTVILLE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ood - Berwick - Lake Paul - New Minas</text:p>
          </table:table-cell>
          <table:table-cell office:value-type="string" calcext:value-type="string">
            <text:p>Donna Conr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679-0700</text:p>
          </table:table-cell>
          <table:table-cell table:style-name="ce19" office:value-type="string" calcext:value-type="string">
            <text:p><text:a xlink:href="mailto:donna@donnaconradteam.com" xlink:type="simple">donna@donnaconrad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R</text:p>
          </table:table-cell>
          <table:table-cell office:value-type="string" calcext:value-type="string">
            <text:p>B0R BRIDGEWATER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wood - New Germany - Bridgewater - Lunenburg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32-8463</text:p>
          </table:table-cell>
          <table:table-cell table:style-name="ce19" office:value-type="string" calcext:value-type="string">
            <text:p><text:a xlink:href="mailto:paul@paulwear.ca" xlink:type="simple">paul@paulwear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S</text:p>
          </table:table-cell>
          <table:table-cell office:value-type="string" calcext:value-type="string">
            <text:p>B0S MIDDLETON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dleton - Bidgetown - Annapolis Royal - Bear River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32-8463</text:p>
          </table:table-cell>
          <table:table-cell table:style-name="ce19" office:value-type="string" calcext:value-type="string">
            <text:p><text:a xlink:href="mailto:paul@paulwear.ca" xlink:type="simple">paul@paulwear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T</text:p>
          </table:table-cell>
          <table:table-cell office:value-type="string" calcext:value-type="string">
            <text:p>B0T LIVERPOOL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verpool - Port Mouton - Sable river - Gunning Cove - Upper Clyde River - Milford</text:p>
          </table:table-cell>
          <table:table-cell office:value-type="string" calcext:value-type="string">
            <text:p>Paula Pit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29-0514</text:p>
          </table:table-cell>
          <table:table-cell table:style-name="ce19" office:value-type="string" calcext:value-type="string">
            <text:p><text:a xlink:href="mailto:paulapitman@remax.net" xlink:type="simple">paulapitman@remax.net 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V</text:p>
          </table:table-cell>
          <table:table-cell office:value-type="string" calcext:value-type="string">
            <text:p>B0V DIGBY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by - Lake Midway - Tiddville - Long Island 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532-8463</text:p>
          </table:table-cell>
          <table:table-cell table:style-name="ce19" office:value-type="string" calcext:value-type="string">
            <text:p><text:a xlink:href="mailto:paul@paulwear.ca" xlink:type="simple">paul@paulwear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0W</text:p>
          </table:table-cell>
          <table:table-cell office:value-type="string" calcext:value-type="string">
            <text:p>B0W YARMOUTH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ymouth - East Kemptville - Barrignton Passage - Tusket - Mavillette</text:p>
          </table:table-cell>
          <table:table-cell office:value-type="string" calcext:value-type="string">
            <text:p>Tesa Maill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2-307-4121</text:p>
          </table:table-cell>
          <table:table-cell table:style-name="ce19" office:value-type="string" calcext:value-type="string">
            <text:p><text:a xlink:href="mailto:tesamaillet@yahoo.ca" xlink:type="simple">tesamaillet@yahoo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1A</text:p>
          </table:table-cell>
          <table:table-cell office:value-type="string" calcext:value-type="string">
            <text:p>C1A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ottetown City</text:p>
          </table:table-cell>
          <table:table-cell table:style-name="ce3"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table:style-name="ce19" office:value-type="string" calcext:value-type="string">
            <text:p><text:a xlink:href="mailto:kris@krisfournier.com" xlink:type="simple">kris@krisfournier.com </text:a></text:p>
          </table:table-cell>
          <table:table-cell table:style-name="ce19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1A</text:p>
          </table:table-cell>
          <table:table-cell office:value-type="string" calcext:value-type="string">
            <text:p>C1A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ottetown City</text:p>
          </table:table-cell>
          <table:table-cell table:style-name="ce3" office:value-type="string" calcext:value-type="string">
            <text:p>Rebecca Raeburn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12" office:value-type="string" calcext:value-type="string">
            <text:p>902-316-1916</text:p>
          </table:table-cell>
          <table:table-cell table:style-name="ce16" office:value-type="string" calcext:value-type="string">
            <text:p>rebeccaraeburnrealtor@gmail.com</text:p>
          </table:table-cell>
          <table:table-cell table:style-name="ce19" table:number-columns-repeated="5"/>
          <table:table-cell table:style-name="ce8" table:number-columns-repeated="2"/>
          <table:table-cell table:number-columns-repeated="13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C1B</text:p>
          </table:table-cell>
          <table:table-cell office:value-type="string" calcext:value-type="string">
            <text:p>C1B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ford - Alexandra</text:p>
          </table:table-cell>
          <table:table-cell table:style-name="ce2" office:value-type="string" calcext:value-type="string">
            <text:p>Rebecca Raebur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2" office:value-type="string" calcext:value-type="string">
            <text:p>902-316-1916</text:p>
          </table:table-cell>
          <table:table-cell table:style-name="ce16" office:value-type="string" calcext:value-type="string">
            <text:p>rebeccaraeburn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1C</text:p>
          </table:table-cell>
          <table:table-cell office:value-type="string" calcext:value-type="string">
            <text:p>C1C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Royalty - Falconwood</text:p>
          </table:table-cell>
          <table:table-cell table:style-name="ce3"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table:style-name="ce8" office:value-type="string" calcext:value-type="string">
            <text:p><text:a xlink:href="mailto:kris@krisfournier.com" xlink:type="simple">kris@krisfournier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1E</text:p>
          </table:table-cell>
          <table:table-cell office:value-type="string" calcext:value-type="string">
            <text:p>C1E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Royalty - Milton Station - Oysterbirdge Road- Wheatley River</text:p>
          </table:table-cell>
          <table:table-cell table:style-name="ce2" office:value-type="string" calcext:value-type="string">
            <text:p>Rebecca Raebur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2" office:value-type="string" calcext:value-type="string">
            <text:p>902-316-1916</text:p>
          </table:table-cell>
          <table:table-cell table:style-name="ce16" office:value-type="string" calcext:value-type="string">
            <text:p>rebeccaraeburnrealtor@gmail.com</text:p>
          </table:table-cell>
          <table:table-cell table:style-name="ce8" table:number-columns-repeated="2"/>
          <table:table-cell table:style-name="ce8" office:value-type="string" calcext:value-type="string">
            <text:p>https://www.instagram.com/pei_realtor_rebeccaraeburn/</text:p>
          </table:table-cell>
          <table:table-cell table:style-name="ce8" office:value-type="string" calcext:value-type="string">
            <text:p>https://twitter.com/Raeburn2228</text:p>
          </table:table-cell>
          <table:table-cell table:style-name="ce8" table:number-columns-repeated="3"/>
          <table:table-cell table:number-columns-repeated="13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C1E</text:p>
          </table:table-cell>
          <table:table-cell office:value-type="string" calcext:value-type="string">
            <text:p>C1E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Royalty - Milton Station - Oysterbirdge Road- Wheatley River</text:p>
          </table:table-cell>
          <table:table-cell table:style-name="ce3"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table:style-name="ce8" office:value-type="string" calcext:value-type="string">
            <text:p><text:a xlink:href="mailto:kris@krisfournier.com" xlink:type="simple">kris@krisfournier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1N</text:p>
          </table:table-cell>
          <table:table-cell office:value-type="string" calcext:value-type="string">
            <text:p>C1N SUMMERSIDE PE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mmerside</text:p>
          </table:table-cell>
          <table:table-cell table:style-name="ce3"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table:style-name="ce8" office:value-type="string" calcext:value-type="string">
            <text:p><text:a xlink:href="mailto:kris@krisfournier.com" xlink:type="simple">kris@krisfournier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0A</text:p>
          </table:table-cell>
          <table:table-cell office:value-type="string" calcext:value-type="string">
            <text:p>C0A CHARLOTTETOWN PE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I Rural East</text:p>
          </table:table-cell>
          <table:table-cell table:style-name="ce2" office:value-type="string" calcext:value-type="string">
            <text:p>Rebecca Raebur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2" office:value-type="string" calcext:value-type="string">
            <text:p>902-316-1916</text:p>
          </table:table-cell>
          <table:table-cell table:style-name="ce16" office:value-type="string" calcext:value-type="string">
            <text:p>rebeccaraeburn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0B</text:p>
          </table:table-cell>
          <table:table-cell office:value-type="string" calcext:value-type="string">
            <text:p>C0B SUMMERSIDE PE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I Rural West</text:p>
          </table:table-cell>
          <table:table-cell table:style-name="ce3"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table:style-name="ce19" office:value-type="string" calcext:value-type="string">
            <text:p><text:a xlink:href="mailto:kris@krisfournier.com" xlink:type="simple">kris@krisfournier.com</text:a></text:p>
          </table:table-cell>
          <table:table-cell table:style-name="ce23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A</text:p>
          </table:table-cell>
          <table:table-cell office:value-type="string" calcext:value-type="string">
            <text:p>E1A MONCTON NB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B</text:p>
          </table:table-cell>
          <table:table-cell office:value-type="string" calcext:value-type="string">
            <text:p>E1B MONCTON NB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Riverview - Gunningda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C</text:p>
          </table:table-cell>
          <table:table-cell table:style-name="ce1" office:value-type="string" calcext:value-type="string">
            <text:p>E1C MONCTON NB STN LCD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entral Moncton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E</text:p>
          </table:table-cell>
          <table:table-cell office:value-type="string" calcext:value-type="string">
            <text:p>E1E MON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ennial Place - Marsh Junction - Belair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G</text:p>
          </table:table-cell>
          <table:table-cell office:value-type="string" calcext:value-type="string">
            <text:p>E1G MON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tes Mountain - Berry Mills - Boundary Creek - Gallagher Ridg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H</text:p>
          </table:table-cell>
          <table:table-cell office:value-type="string" calcext:value-type="string">
            <text:p>E1H MONCTON NB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Ewen - Cherryfield - Grater Lakeurn - Meadowbrook - Lakeville - Saint Phillipe Macdonald Settlem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J</text:p>
          </table:table-cell>
          <table:table-cell office:value-type="string" calcext:value-type="string">
            <text:p>E1J MON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er Cloverdale - Pine Glen - Stoney Creek - Lower Turtle Creek - Turtle Creek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2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N</text:p>
          </table:table-cell>
          <table:table-cell office:value-type="string" calcext:value-type="string">
            <text:p>E1N MIRAMICHI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pan - Little Branch - Saint Margarets - Wine River - Barnaby River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table:style-name="ce19" office:value-type="string" calcext:value-type="string">
            <text:p><text:a xlink:href="mailto:mandy@remaxmiramichi.com" xlink:type="simple">mandy@remaxmiramichi.com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V</text:p>
          </table:table-cell>
          <table:table-cell office:value-type="string" calcext:value-type="string">
            <text:p>E1V MIRAMICHI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ramachi - Bartborg - Beaver Brook - Eel Ground - Chelmsford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W</text:p>
          </table:table-cell>
          <table:table-cell office:value-type="string" calcext:value-type="string">
            <text:p>E1W CARAQUET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and - Caraquet - Bas Caraquet</text:p>
          </table:table-cell>
          <table:table-cell office:value-type="string" calcext:value-type="string">
            <text:p>Jack Au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6232</text:p>
          </table:table-cell>
          <table:table-cell table:style-name="ce19" office:value-type="string" calcext:value-type="string">
            <text:p><text:a xlink:href="mailto:jackaube@remaxbathurst.com" xlink:type="simple">jackaube@remaxbathurst.com 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1X</text:p>
          </table:table-cell>
          <table:table-cell office:value-type="string" calcext:value-type="string">
            <text:p>E1X TRACADIE-SHEILA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x Roads - Taracadie Sheila - Pointe des Robicard - Pont Lafrance</text:p>
          </table:table-cell>
          <table:table-cell office:value-type="string" calcext:value-type="string">
            <text:p>Sylvie Gauvin Basqu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94-7036</text:p>
          </table:table-cell>
          <table:table-cell table:style-name="ce19" office:value-type="string" calcext:value-type="string">
            <text:p><text:a xlink:href="mailto:sylviegauvinbasque@remax.net" xlink:type="simple">sylviegauvinbasque@remax.net 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A</text:p>
          </table:table-cell>
          <table:table-cell office:value-type="string" calcext:value-type="string">
            <text:p>E2A BATHURST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unswick Mines - Blue Mountain - Jane ville - North Tetagouche</text:p>
          </table:table-cell>
          <table:table-cell office:value-type="string" calcext:value-type="string">
            <text:p>Jack Au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6232</text:p>
          </table:table-cell>
          <table:table-cell table:style-name="ce9" office:value-type="string" calcext:value-type="string">
            <text:p>jackaube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E</text:p>
          </table:table-cell>
          <table:table-cell office:value-type="string" calcext:value-type="string">
            <text:p>E2E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tchie Lake - Stoneycroft - Fairvale - Rothesay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19" office:value-type="string" calcext:value-type="string">
            <text:p><text:a xlink:href="mailto:stef@remax-sjnb.com" xlink:type="simple">stef@remax-sjnb.com 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G</text:p>
          </table:table-cell>
          <table:table-cell office:value-type="string" calcext:value-type="string">
            <text:p>E2G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uwigewauk - Meena's Cove Beach - Quispamis - French Villag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H</text:p>
          </table:table-cell>
          <table:table-cell office:value-type="string" calcext:value-type="string">
            <text:p>E2H SAINT JOHN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Riverside/Kinghurst - Renforth - Torryburn - Knnebecasis Park - Drury Cov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J</text:p>
          </table:table-cell>
          <table:table-cell office:value-type="string" calcext:value-type="string">
            <text:p>E2J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morlan Heights - Silver Falls - Champlain Heights - Cape Spenser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K</text:p>
          </table:table-cell>
          <table:table-cell office:value-type="string" calcext:value-type="string">
            <text:p>E2K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ledgeville - Rockwood Park - Indiantow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L</text:p>
          </table:table-cell>
          <table:table-cell office:value-type="string" calcext:value-type="string">
            <text:p>E2L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Saint Joh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M</text:p>
          </table:table-cell>
          <table:table-cell office:value-type="string" calcext:value-type="string">
            <text:p>E2M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John West - Acamac - Lornevill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N</text:p>
          </table:table-cell>
          <table:table-cell office:value-type="string" calcext:value-type="string">
            <text:p>E2N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ood - Clover Valley - Saint John Airport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P</text:p>
          </table:table-cell>
          <table:table-cell office:value-type="string" calcext:value-type="string">
            <text:p>E2P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Head - Harburview - Mispec River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R</text:p>
          </table:table-cell>
          <table:table-cell office:value-type="string" calcext:value-type="string">
            <text:p>E2R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dex Shipping - Indutrial Area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S</text:p>
          </table:table-cell>
          <table:table-cell office:value-type="string" calcext:value-type="string">
            <text:p>E2S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Golden Grove - Garnett Settlement Gardner Creek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23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2V</text:p>
          </table:table-cell>
          <table:table-cell office:value-type="string" calcext:value-type="string">
            <text:p>E2V OROMOCTO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p Gagetown - Oromocto - Geary - Babbitt - Burtn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A</text:p>
          </table:table-cell>
          <table:table-cell office:value-type="string" calcext:value-type="string">
            <text:p>E3A FREDERICTON NB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shwaaksis - Manzer - Noonan _ Upper Muagervill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B</text:p>
          </table:table-cell>
          <table:table-cell office:value-type="string" calcext:value-type="string">
            <text:p>E3B FREDERI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dricton - Waasis - Beaver Dam - Rusagonis Station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C</text:p>
          </table:table-cell>
          <table:table-cell office:value-type="string" calcext:value-type="string">
            <text:p>E3C FREDERICTON NB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en Creek - New Maryland - Charters Settlement - Nasonworth - Hanwell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E</text:p>
          </table:table-cell>
          <table:table-cell office:value-type="string" calcext:value-type="string">
            <text:p>E3E FREDERI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gar Island - French Village - Kingsclear - Mazerolle Settlement - Island View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G</text:p>
          </table:table-cell>
          <table:table-cell office:value-type="string" calcext:value-type="string">
            <text:p>E3G FREDERI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town - Brdton - Estey's Bridge - Kingsley - Mcleoad Hill - Keswick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L</text:p>
          </table:table-cell>
          <table:table-cell office:value-type="string" calcext:value-type="string">
            <text:p>E3L ST STEPHEN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Stehen - Bay Road - Gleason Road - Canoose - Waweig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N</text:p>
          </table:table-cell>
          <table:table-cell office:value-type="string" calcext:value-type="string">
            <text:p>E3N CAMPBELLTON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wood - Millerville - Saint Arthur -Atholville - Glen Levit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987-2345</text:p>
          </table:table-cell>
          <table:table-cell table:style-name="ce19" office:value-type="string" calcext:value-type="string">
            <text:p><text:a xlink:href="mailto:g.bujold@rogers.com" xlink:type="simple">g.bujold@rogers.com </text:a>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V</text:p>
          </table:table-cell>
          <table:table-cell office:value-type="string" calcext:value-type="string">
            <text:p>E3V EDMUNDSTON N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mundston - Riceville - Saint Hilaire - Verret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987-2345</text:p>
          </table:table-cell>
          <table:table-cell table:style-name="ce24" office:value-type="string" calcext:value-type="string">
            <text:p>g.bujold@rogers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Y</text:p>
          </table:table-cell>
          <table:table-cell office:value-type="string" calcext:value-type="string">
            <text:p>E3Y GRAND FALLS/GRAND-SAULT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 Falls - Saint Antre - Jardine Brook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23-0808</text:p>
          </table:table-cell>
          <table:table-cell office:value-type="string" calcext:value-type="string">
            <text:p>corinne.residex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3Z</text:p>
          </table:table-cell>
          <table:table-cell office:value-type="string" calcext:value-type="string">
            <text:p>E3Z GRAND FALLS/GRAND-SAULT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 Falls Portage - Argosy - Lower Portage - Morrell Siding - Four Falls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23-0808</text:p>
          </table:table-cell>
          <table:table-cell office:value-type="string" calcext:value-type="string">
            <text:p>corinne.residex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A</text:p>
          </table:table-cell>
          <table:table-cell office:value-type="string" calcext:value-type="string">
            <text:p>E4A CHIPMA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away - Gaspereau Forks - Chipman - Cumberland Bay - Duffy's Corner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9" office:value-type="string" calcext:value-type="string">
            <text:p><text:a xlink:href="mailto:larry@CanWeSellYours.com" xlink:type="simple">larry@CanWeSellYou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B</text:p>
          </table:table-cell>
          <table:table-cell office:value-type="string" calcext:value-type="string">
            <text:p>E4B SUSSEX AREA NB STN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to - New Castel Creek - Grand meadow Lake - Maquapit Lake - Upper Gagetown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754-1297</text:p>
          </table:table-cell>
          <table:table-cell office:value-type="string" calcext:value-type="string">
            <text:p>roberthooper@remax.net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C</text:p>
          </table:table-cell>
          <table:table-cell office:value-type="string" calcext:value-type="string">
            <text:p>E4C SUSSEX AREA NB STN 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s Cove - Hammtown - Codys - Cannon Rapids - Hunters Home Anniedale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754-1297</text:p>
          </table:table-cell>
          <table:table-cell office:value-type="string" calcext:value-type="string">
            <text:p>roberthooper@remax.net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E</text:p>
          </table:table-cell>
          <table:table-cell office:value-type="string" calcext:value-type="string">
            <text:p>E4E SUSSEX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tch Village - Waterford - Hammondvale - Mechanic Settlement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754-1297</text:p>
          </table:table-cell>
          <table:table-cell office:value-type="string" calcext:value-type="string">
            <text:p>roberthooper@remax.net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G</text:p>
          </table:table-cell>
          <table:table-cell office:value-type="string" calcext:value-type="string">
            <text:p>E4G SUSSEX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d of Millsteam - Newtown - Dunsinane - Four Corners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754-1297</text:p>
          </table:table-cell>
          <table:table-cell office:value-type="string" calcext:value-type="string">
            <text:p>roberthooper@remax.net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H</text:p>
          </table:table-cell>
          <table:table-cell office:value-type="string" calcext:value-type="string">
            <text:p>E4H MONCTON AREA NB STN H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wson Sttlement - Hopewell Cape - Harvey bank - Dennis Beach - Alma - Caledonia Mountain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J</text:p>
          </table:table-cell>
          <table:table-cell office:value-type="string" calcext:value-type="string">
            <text:p>E4J SALISBURY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teagle - Lewis Mountain - Salisbury - Colpitts Settlement - Nixon - Harrison Settlem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K</text:p>
          </table:table-cell>
          <table:table-cell office:value-type="string" calcext:value-type="string">
            <text:p>E4K MONCTON AREA NB STN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ramcook - Dorchester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L</text:p>
          </table:table-cell>
          <table:table-cell office:value-type="string" calcext:value-type="string">
            <text:p>E4L SACKVILLE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 Village - Midgic - Poin de Bute - Sackville - Westcock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987-2345</text:p>
          </table:table-cell>
          <table:table-cell table:style-name="ce19" office:value-type="string" calcext:value-type="string">
            <text:p><text:a xlink:href="mailto:g.bujold@rogers.com" xlink:type="simple">g.bujold@roge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M</text:p>
          </table:table-cell>
          <table:table-cell office:value-type="string" calcext:value-type="string">
            <text:p>E4M MONCTON AREA NB STN M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ei Verte - Port Eglin - Little Shemogue - Murray Corner - Cape Spear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N</text:p>
          </table:table-cell>
          <table:table-cell office:value-type="string" calcext:value-type="string">
            <text:p>E4N MONCTON AREA NB STN 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is Russeaux - Comeau Point - Botsford Portage - Dupuis Corner - Cape Pe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P</text:p>
          </table:table-cell>
          <table:table-cell office:value-type="string" calcext:value-type="string">
            <text:p>E4P MONCTON AREA NB STN P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diac - Beaubassin east - Haute Aboujagane - Drisdelle - Scoudouc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R</text:p>
          </table:table-cell>
          <table:table-cell office:value-type="string" calcext:value-type="string">
            <text:p>E4R MONCTON AREA NB STN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ierville - Cote d'Or - Grande Digue -Shediac <text:s/>- Whites Settlem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S</text:p>
          </table:table-cell>
          <table:table-cell table:style-name="ce1" office:value-type="string" calcext:value-type="string">
            <text:p>E4S MONCTON AREA NB STN 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nte Anne de Kent - Baie de Bouctouche - Saint Norbert - Sainte Marie de K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T</text:p>
          </table:table-cell>
          <table:table-cell table:style-name="ce1" office:value-type="string" calcext:value-type="string">
            <text:p>E4T MONCTON AREA NB STN T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rcourt - Grangeville Birch Ridge - Sweeneyvil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V</text:p>
          </table:table-cell>
          <table:table-cell table:style-name="ce1" office:value-type="string" calcext:value-type="string">
            <text:p>E4V MONCTON AREA NB STN V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ckees Mills - Saint Antoine - Notre Dame - Dufourville - Saint Damien - Coates Mills 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W</text:p>
          </table:table-cell>
          <table:table-cell office:value-type="string" calcext:value-type="string">
            <text:p>E4W MONCTON AREA NB STN W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tite Aldouane - Rexton - Cap Lumiere - Mundieville - Upper Rexton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X</text:p>
          </table:table-cell>
          <table:table-cell office:value-type="string" calcext:value-type="string">
            <text:p>E4X MONCTON AREA NB STN X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ouis de Kent - Saint Ignace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Y</text:p>
          </table:table-cell>
          <table:table-cell office:value-type="string" calcext:value-type="string">
            <text:p>E4Y ROGERSVILLE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urray Settlement - Rosaireville - Acadiaville - Saint Luc - Noinville - Marcelville - Rogersville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Z</text:p>
          </table:table-cell>
          <table:table-cell office:value-type="string" calcext:value-type="string">
            <text:p>E4Z MONCTON AREA NB STN Z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titcodiac - Midland - Anagace - Steeves Settlement - Fernda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3" office:value-type="string" calcext:value-type="string">
            <text:p>506-380-6195</text:p>
          </table:table-cell>
          <table:table-cell table:style-name="ce13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13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A</text:p>
          </table:table-cell>
          <table:table-cell office:value-type="string" calcext:value-type="string">
            <text:p>E5A MOORES MILLS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wrence Station - Dumbarton - Johnson Settlement - McMinn - Canoos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9" office:value-type="string" calcext:value-type="string">
            <text:p><text:a xlink:href="mailto:larry@CanWeSellYours.com" xlink:type="simple">larry@CanWeSellYou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B</text:p>
          </table:table-cell>
          <table:table-cell office:value-type="string" calcext:value-type="string">
            <text:p>E5B ST ANDREWS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rtlette Mills - Bayside - St Andrews - Chamcook - Bocabec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9" office:value-type="string" calcext:value-type="string">
            <text:p><text:a xlink:href="mailto:larry@CanWeSellYours.com" xlink:type="simple">larry@CanWeSellYou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C</text:p>
          </table:table-cell>
          <table:table-cell office:value-type="string" calcext:value-type="string">
            <text:p>E5C SAINT JOHN AREA NB STN 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cond Falls - Saint George L'Etet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E</text:p>
          </table:table-cell>
          <table:table-cell office:value-type="string" calcext:value-type="string">
            <text:p>E5E SAINT JOHN AREA NB STN 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mpobello Island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G</text:p>
          </table:table-cell>
          <table:table-cell office:value-type="string" calcext:value-type="string">
            <text:p>E5G SAINT JOHN AREA NB STN G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 Manan Island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H</text:p>
          </table:table-cell>
          <table:table-cell office:value-type="string" calcext:value-type="string">
            <text:p>E5H SAINT JOHN AREA NB STN H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nnfield - Blacks Harbour - Beaver Harbour - Seeleys Cov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J</text:p>
          </table:table-cell>
          <table:table-cell office:value-type="string" calcext:value-type="string">
            <text:p>E5J SAINT JOHN AREA NB STN J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ew River Beach - Maces Bay - Gooseberry Cove - Lepreau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K</text:p>
          </table:table-cell>
          <table:table-cell office:value-type="string" calcext:value-type="string">
            <text:p>E5K SAINT JOHN AREA NB STN K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lsford - Blagdon - Grand Bay/Westfield - Ononett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L</text:p>
          </table:table-cell>
          <table:table-cell office:value-type="string" calcext:value-type="string">
            <text:p>E5L SAINT JOHN AREA NB STN 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racyville - Peltoma Settlement - Juvenie Settlement - Sandbrook - Blissvilee - Fredrciton Junctio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M</text:p>
          </table:table-cell>
          <table:table-cell office:value-type="string" calcext:value-type="string">
            <text:p>E5M SAINT JOHN AREA NB STN M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ynch Corner - Upper Greenwich - Central Hampstead <text:s/>- Coytown - Gagetown - Pleasant Villa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N</text:p>
          </table:table-cell>
          <table:table-cell office:value-type="string" calcext:value-type="string">
            <text:p>E5N HAMPTON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mpton - Hanford Brook - Darlings Island - Nauwigewauk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P</text:p>
          </table:table-cell>
          <table:table-cell office:value-type="string" calcext:value-type="string">
            <text:p>E5P SAINT JOHN AREA NB STN 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rrtown - Thompson Corner - Berwick - Belleisie Creek - Erb Settlement - Fox Hill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R</text:p>
          </table:table-cell>
          <table:table-cell office:value-type="string" calcext:value-type="string">
            <text:p>E5R ST MARTINS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t Martins - Bains Corner -Little Beach - Fair View - Salmon River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S</text:p>
          </table:table-cell>
          <table:table-cell office:value-type="string" calcext:value-type="string">
            <text:p>E5S SAINT JOHN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nd Point - Bayswater - Summerville - Long Island - Whites Mills - Moss Glen - Reeds Point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T</text:p>
          </table:table-cell>
          <table:table-cell office:value-type="string" calcext:value-type="string">
            <text:p>E5T SAINT JOHN AREA NB STN 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cDonalds Point - Cafts Cove - Hatfield Point - Kiersteadville - Norto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V</text:p>
          </table:table-cell>
          <table:table-cell office:value-type="string" calcext:value-type="string">
            <text:p>E5V SAINT JOHN AREA NB STN V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irhaven - Lamberts Cove - Richardson - Heronsvill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8" office:value-type="string" calcext:value-type="string">
            <text:p><text:a xlink:href="mailto:stef@remax-sjnb.com" xlink:type="simple">stef@remax-sjnb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A</text:p>
          </table:table-cell>
          <table:table-cell office:value-type="string" calcext:value-type="string">
            <text:p>E6A BOIESTOWN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estown - Astle - Bllomfield Ridge 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B</text:p>
          </table:table-cell>
          <table:table-cell office:value-type="string" calcext:value-type="string">
            <text:p>E6B STANLEY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ersdale - Cross Creek - Mavis Mills - Stanley - Tay Creek - Tay Mills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C</text:p>
          </table:table-cell>
          <table:table-cell office:value-type="string" calcext:value-type="string">
            <text:p>E6C FREDERICTON NB STN LC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cGivney - South Portage - Nashwaak Bridge - Durham Bridge - Lower Durham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E</text:p>
          </table:table-cell>
          <table:table-cell office:value-type="string" calcext:value-type="string">
            <text:p>E6E FREDERICTON AREA NB STN 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oodman - Millville - Lower Hainsvill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G</text:p>
          </table:table-cell>
          <table:table-cell office:value-type="string" calcext:value-type="string">
            <text:p>E6G FREDERICTON AREA NB STN G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mperance Vale - Granite Hill - Nackawic - Pokiok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H</text:p>
          </table:table-cell>
          <table:table-cell office:value-type="string" calcext:value-type="string">
            <text:p>E6H FREDERICTON AREA NB STN H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osterville - Canterbury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J</text:p>
          </table:table-cell>
          <table:table-cell office:value-type="string" calcext:value-type="string">
            <text:p>E6J MCADAM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roix - McAdam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K</text:p>
          </table:table-cell>
          <table:table-cell office:value-type="string" calcext:value-type="string">
            <text:p>E6K FREDERICTON AREA NB STN K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gundy - Yoho - Cork - Thomaston Corner - Brockway - Flume Ridg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L</text:p>
          </table:table-cell>
          <table:table-cell office:value-type="string" calcext:value-type="string">
            <text:p>E6L FREDERICTON AREA NB STN 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ones Forks - Burtts Corner - Keswick Ridge - Kingsclear - Mactaquac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8" office:value-type="string" calcext:value-type="string">
            <text:p>larry@CanWeSellYou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A</text:p>
          </table:table-cell>
          <table:table-cell office:value-type="string" calcext:value-type="string">
            <text:p>E7A EDMUNDSTON AREA NB STN 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ndary - Baker Brok - Fort Kent - Saint Francois d Madawaska - St Francis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23-0808</text:p>
          </table:table-cell>
          <table:table-cell table:style-name="ce19" office:value-type="string" calcext:value-type="string">
            <text:p><text:a xlink:href="mailto:corinne.residex@gmail.com" xlink:type="simple">corinne.residex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B</text:p>
          </table:table-cell>
          <table:table-cell office:value-type="string" calcext:value-type="string">
            <text:p>E7B EDMUNDSTON NB LC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ulin Morneault - Rang des Bosse - Deaxieme Sault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23-0808</text:p>
          </table:table-cell>
          <table:table-cell table:style-name="ce19" office:value-type="string" calcext:value-type="string">
            <text:p><text:a xlink:href="mailto:corinne.residex@gmail.com" xlink:type="simple">corinne.residex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C</text:p>
          </table:table-cell>
          <table:table-cell office:value-type="string" calcext:value-type="string">
            <text:p>E7C EDMUNDSTON AREA NB STN 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ange des Lavoie - Motague des Therrien - Davis Mill - Riviere Verte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23-0808</text:p>
          </table:table-cell>
          <table:table-cell table:style-name="ce19" office:value-type="string" calcext:value-type="string">
            <text:p><text:a xlink:href="mailto:corinne.residex@gmail.com" xlink:type="simple">corinne.residex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E</text:p>
          </table:table-cell>
          <table:table-cell office:value-type="string" calcext:value-type="string">
            <text:p>E7E EDMUNDSTON AREA NB STN 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lner Line Cache - Sirios - Flemming - Coombes Road - Saint Leonard - Siegas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23-0808</text:p>
          </table:table-cell>
          <table:table-cell table:style-name="ce19" office:value-type="string" calcext:value-type="string">
            <text:p><text:a xlink:href="mailto:corinne.residex@gmail.com" xlink:type="simple">corinne.residex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G</text:p>
          </table:table-cell>
          <table:table-cell office:value-type="string" calcext:value-type="string">
            <text:p>E7G WOODSTOCK AREA NB STN G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ster Rock - Riley Brook - Kennedy Lakes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H</text:p>
          </table:table-cell>
          <table:table-cell office:value-type="string" calcext:value-type="string">
            <text:p>E7H WOODSTOCK AREA NB STN H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rth Andover - Tobique Narrows - Arthurette - Perth - River de Chute Siding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J</text:p>
          </table:table-cell>
          <table:table-cell office:value-type="string" calcext:value-type="string">
            <text:p>E7J WOODSTOCK AREA NB STN J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ose Mountain - Kilfoil - Johnville -Bath - Upper Kent - Halls Corner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K</text:p>
          </table:table-cell>
          <table:table-cell office:value-type="string" calcext:value-type="string">
            <text:p>E7K WOODSTOCK AREA NB STN K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entreville - Upper Knoxville - Bloomfield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L</text:p>
          </table:table-cell>
          <table:table-cell office:value-type="string" calcext:value-type="string">
            <text:p>E7L WOODSTOCK AREA NB STN 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lorence Bristol - Fileding - Glassville - Biggar Ridge - Juniper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M</text:p>
          </table:table-cell>
          <table:table-cell office:value-type="string" calcext:value-type="string">
            <text:p>E7M WOODSTOCK NB LCD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rish Settlement - Watson Settlement - Lindsay - Jacksontown - South Greenfiled - Woodstock - Mapledale - lymouth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N</text:p>
          </table:table-cell>
          <table:table-cell office:value-type="string" calcext:value-type="string">
            <text:p>E7N WOODSTOCK AREA NB STN 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bec - Benton - Hay Settlement - East Newbridge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P</text:p>
          </table:table-cell>
          <table:table-cell office:value-type="string" calcext:value-type="string">
            <text:p>E7P HARTLAND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le - Hartland - East Brighton - East Cloverdale - Carlisle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office:value-type="string" calcext:value-type="string">
            <text:p>info@haydenhomes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A</text:p>
          </table:table-cell>
          <table:table-cell office:value-type="string" calcext:value-type="string">
            <text:p>E8A SAINT-QUENTIN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Quentin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987-2345</text:p>
          </table:table-cell>
          <table:table-cell table:style-name="ce19" office:value-type="string" calcext:value-type="string">
            <text:p><text:a xlink:href="mailto:g.bujold@rogers.com" xlink:type="simple">g.bujold@roge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B</text:p>
          </table:table-cell>
          <table:table-cell table:style-name="ce1" office:value-type="string" calcext:value-type="string">
            <text:p>E8B KEDGWICK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Kedgwick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987-2345</text:p>
          </table:table-cell>
          <table:table-cell table:style-name="ce19" office:value-type="string" calcext:value-type="string">
            <text:p><text:a xlink:href="mailto:g.bujold@rogers.com" xlink:type="simple">g.bujold@roge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C</text:p>
          </table:table-cell>
          <table:table-cell table:style-name="ce1" office:value-type="string" calcext:value-type="string">
            <text:p>E8C DALHOUSIE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alhousie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987-2345</text:p>
          </table:table-cell>
          <table:table-cell table:style-name="ce19" office:value-type="string" calcext:value-type="string">
            <text:p><text:a xlink:href="mailto:g.bujold@rogers.com" xlink:type="simple">g.bujold@roge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E</text:p>
          </table:table-cell>
          <table:table-cell table:style-name="ce1" office:value-type="string" calcext:value-type="string">
            <text:p>E8E BATHURST AREA NB STN 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impsons Field - Upper Dundee - Eel River Crossing - Charlo - Balmoral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G</text:p>
          </table:table-cell>
          <table:table-cell office:value-type="string" calcext:value-type="string">
            <text:p>E8G BATHURST AREA NB STN 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ibou Depot - Nash Creek - Belledune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J</text:p>
          </table:table-cell>
          <table:table-cell office:value-type="string" calcext:value-type="string">
            <text:p>E8J BATHURST AREA NB STN J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 Verte - Devereaux - Petit Rocher - Alcida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K</text:p>
          </table:table-cell>
          <table:table-cell office:value-type="string" calcext:value-type="string">
            <text:p>E8K BATHURST AREA NB STN K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Therese Sud - Nigadoo - Beresford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L</text:p>
          </table:table-cell>
          <table:table-cell office:value-type="string" calcext:value-type="string">
            <text:p>E8L ALLARDVILLE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llardville Parish - Sait Sauveur - Jeanne Mance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M</text:p>
          </table:table-cell>
          <table:table-cell office:value-type="string" calcext:value-type="string">
            <text:p>E8M SAINT-ISIDORE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Isadore - Duguayville - Bois Gagnon - Tillet Road - Boisherbert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N</text:p>
          </table:table-cell>
          <table:table-cell office:value-type="string" calcext:value-type="string">
            <text:p>E8N BATHURST AREA NB STN 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eonlin - Dugas - Grande Anse - Maisonette - Riviere du Nord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P</text:p>
          </table:table-cell>
          <table:table-cell office:value-type="string" calcext:value-type="string">
            <text:p>E8P BATHURST AREA NB STN 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imon - Upper Pokemouche - South river - Maltempec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R</text:p>
          </table:table-cell>
          <table:table-cell office:value-type="string" calcext:value-type="string">
            <text:p>E8R PAQUETVILLE NB STN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rudel - Pauetville - Notre Dame de Erables - Bois Blanc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S</text:p>
          </table:table-cell>
          <table:table-cell office:value-type="string" calcext:value-type="string">
            <text:p>E8S BATHURST AREA NB STN 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Goulet - Pointe Brulee - Chiasson - Shippigan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8T</text:p>
          </table:table-cell>
          <table:table-cell office:value-type="string" calcext:value-type="string">
            <text:p>E8T BATHURST AREA NB STN 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meque Island - Miscou Island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office:value-type="string" calcext:value-type="string">
            <text:p>donnathibodeau@remaxbathurst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9A</text:p>
          </table:table-cell>
          <table:table-cell office:value-type="string" calcext:value-type="string">
            <text:p>E9A MIRAMICHI AREA NB STN 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rdwicke - Point Sapin - Black River - Baie sainte Anne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9B</text:p>
          </table:table-cell>
          <table:table-cell office:value-type="string" calcext:value-type="string">
            <text:p>E9B MIRAMICHI AREA NB STN B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hite Rapids - Smith Crossing - Backville -Upper Blackville - Shinnickburn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9C</text:p>
          </table:table-cell>
          <table:table-cell office:value-type="string" calcext:value-type="string">
            <text:p>E9C MIRAMICHI AREA NB STN 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ed Rock - Ludlow - Carrolls Crossing - Doaktown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9E</text:p>
          </table:table-cell>
          <table:table-cell office:value-type="string" calcext:value-type="string">
            <text:p>E9E MIRAMICHI AREA NB STN 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eath Steels - Wayerton - Halcomb - Sunny Corner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9G</text:p>
          </table:table-cell>
          <table:table-cell office:value-type="string" calcext:value-type="string">
            <text:p>E9G MIRAMICHI AREA NB STN 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illette - Lagaceville - Burnt Church - Neguac - Comeau Settlement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9H</text:p>
          </table:table-cell>
          <table:table-cell office:value-type="string" calcext:value-type="string">
            <text:p>E9H MIRAMICHI AREA NB STN H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abusintac - Brantville</text:p>
          </table:table-cell>
          <table:table-cell table:style-name="ce2"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office:value-type="string" calcext:value-type="string">
            <text:p>mandy@remaxmiramichi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A</text:p>
          </table:table-cell>
          <table:table-cell office:value-type="string" calcext:value-type="string">
            <text:p>E0A MONC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Treena David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50-5306</text:p>
          </table:table-cell>
          <table:table-cell office:value-type="string" calcext:value-type="string">
            <text:p>treena1970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B</text:p>
          </table:table-cell>
          <table:table-cell office:value-type="string" calcext:value-type="string">
            <text:p>E0B BATHURST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543-1722</text:p>
          </table:table-cell>
          <table:table-cell table:style-name="ce19" office:value-type="string" calcext:value-type="string">
            <text:p><text:a xlink:href="mailto:donnathibodeau@remaxbathurst.com" xlink:type="simple">donnathibodeau@remaxbathurst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C</text:p>
          </table:table-cell>
          <table:table-cell office:value-type="string" calcext:value-type="string">
            <text:p>E0C MIRAMICHI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624-4714</text:p>
          </table:table-cell>
          <table:table-cell table:style-name="ce19" office:value-type="string" calcext:value-type="string">
            <text:p><text:a xlink:href="mailto:mandy@remaxmiramichi.com" xlink:type="simple">mandy@remaxmiramichi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E</text:p>
          </table:table-cell>
          <table:table-cell office:value-type="string" calcext:value-type="string">
            <text:p>E0E SUSSEX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754-1297</text:p>
          </table:table-cell>
          <table:table-cell table:style-name="ce19" office:value-type="string" calcext:value-type="string">
            <text:p><text:a xlink:href="mailto:roberthooper@remax.net" xlink:type="simple">roberthooper@remax.net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G</text:p>
          </table:table-cell>
          <table:table-cell office:value-type="string" calcext:value-type="string">
            <text:p>E0G SAINT JOH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19" office:value-type="string" calcext:value-type="string">
            <text:p><text:a xlink:href="mailto:stef@remax-sjnb.com" xlink:type="simple">stef@remax-sjnb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H</text:p>
          </table:table-cell>
          <table:table-cell office:value-type="string" calcext:value-type="string">
            <text:p>E0H FREDERIC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9" office:value-type="string" calcext:value-type="string">
            <text:p><text:a xlink:href="mailto:larry@CanWeSellYours.com" xlink:type="simple">larry@CanWeSellYou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J</text:p>
          </table:table-cell>
          <table:table-cell office:value-type="string" calcext:value-type="string">
            <text:p>E0J STJ EXT-WOODSTOCK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328-7200</text:p>
          </table:table-cell>
          <table:table-cell table:style-name="ce19" office:value-type="string" calcext:value-type="string">
            <text:p><text:a xlink:href="mailto:info@haydenhomes.ca" xlink:type="simple">info@haydenhomes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K</text:p>
          </table:table-cell>
          <table:table-cell office:value-type="string" calcext:value-type="string">
            <text:p>E0K CAMPBELL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987-2345</text:p>
          </table:table-cell>
          <table:table-cell table:style-name="ce19" office:value-type="string" calcext:value-type="string">
            <text:p><text:a xlink:href="mailto:g.bujold@rogers.com" xlink:type="simple">g.bujold@roge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0L</text:p>
          </table:table-cell>
          <table:table-cell office:value-type="string" calcext:value-type="string">
            <text:p>E0L STJ EXT-EDMUNDS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6-823-0808</text:p>
          </table:table-cell>
          <table:table-cell table:style-name="ce19" office:value-type="string" calcext:value-type="string">
            <text:p><text:a xlink:href="mailto:corinne.residex@gmail.com" xlink:type="simple">corinne.residex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A</text:p>
          </table:table-cell>
          <table:table-cell office:value-type="string" calcext:value-type="string">
            <text:p>G1A QUEBEC QC SUCC TERMINU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ebec Parliamen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table:style-name="ce25" office:value-type="string" calcext:value-type="string">
            <text:p>alain@royaljordan.com</text:p>
          </table:table-cell>
          <table:table-cell table:style-name="ce25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B</text:p>
          </table:table-cell>
          <table:table-cell office:value-type="string" calcext:value-type="string">
            <text:p>G1B QUEBEC QC PDF BEAUPOR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ve Ste Therese and Boulevard Raymon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C</text:p>
          </table:table-cell>
          <table:table-cell office:value-type="string" calcext:value-type="string">
            <text:p>G1C QUEBEC QC PDF BEAUPOR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5/2 - Courville - Chutes Montmorenc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E</text:p>
          </table:table-cell>
          <table:table-cell office:value-type="string" calcext:value-type="string">
            <text:p>G1E QUEBEC QC PDF BEAUPOR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5/4 - Beaupor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G</text:p>
          </table:table-cell>
          <table:table-cell office:value-type="string" calcext:value-type="string">
            <text:p>G1G QUEBEC QC PDF CHARLESBOUR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4/2 - Orsainville - Le Plateau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H</text:p>
          </table:table-cell>
          <table:table-cell office:value-type="string" calcext:value-type="string">
            <text:p>G1H QUEBEC QC PDF CHARLESBOUR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esuites - L'Auvergne Quartier 4/6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J</text:p>
          </table:table-cell>
          <table:table-cell office:value-type="string" calcext:value-type="string">
            <text:p>G1J QUEBEC QC PDF JOL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izeret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K</text:p>
          </table:table-cell>
          <table:table-cell office:value-type="string" calcext:value-type="string">
            <text:p>G1K QUEBEC QC PDF JOL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Roch - La Cite Limoilou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L</text:p>
          </table:table-cell>
          <table:table-cell office:value-type="string" calcext:value-type="string">
            <text:p>G1L QUEBEC QC PDF JOL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ire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M</text:p>
          </table:table-cell>
          <table:table-cell office:value-type="string" calcext:value-type="string">
            <text:p>G1M QUEBEC QC PDF JEAN-PERR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nier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N</text:p>
          </table:table-cell>
          <table:table-cell office:value-type="string" calcext:value-type="string">
            <text:p>G1N QUEBEC QC PDF GRAHAM-BELL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auveur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P</text:p>
          </table:table-cell>
          <table:table-cell office:value-type="string" calcext:value-type="string">
            <text:p>G1P QUEBEC QC PDF JEAN-PERR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uberger Les Saules - La Petite Rivie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R</text:p>
          </table:table-cell>
          <table:table-cell office:value-type="string" calcext:value-type="string">
            <text:p>G1R QUEBEC QC PDF GRAHAM-BELL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ebec City Cent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S</text:p>
          </table:table-cell>
          <table:table-cell office:value-type="string" calcext:value-type="string">
            <text:p>G1S QUEBEC QC PDF GRAHAM-BEL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acremen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T</text:p>
          </table:table-cell>
          <table:table-cell office:value-type="string" calcext:value-type="string">
            <text:p>G1T QUEBEC QC PDF GRAHAM-BEL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rberville - Sillery -Lanse Victoria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V</text:p>
          </table:table-cell>
          <table:table-cell office:value-type="string" calcext:value-type="string">
            <text:p>G1V QUEBEC QC PDF GRAHAM-BELL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Fo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W</text:p>
          </table:table-cell>
          <table:table-cell office:value-type="string" calcext:value-type="string">
            <text:p>G1W QUEBEC QC PDF DUPLESSI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ouis <text:s/>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X</text:p>
          </table:table-cell>
          <table:table-cell office:value-type="string" calcext:value-type="string">
            <text:p>G1X QUEBEC QC PDF DUPLESSI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teau - Pointe de Sainte Foy - La Suett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1Y</text:p>
          </table:table-cell>
          <table:table-cell office:value-type="string" calcext:value-type="string">
            <text:p>G1Y QUEBEC QC PDF AUVERGN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Roug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A</text:p>
          </table:table-cell>
          <table:table-cell office:value-type="string" calcext:value-type="string">
            <text:p>G2A QUEBEC QC PDF AUVERGNE 2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lervard Valcartier - La Haute Saint Charl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B</text:p>
          </table:table-cell>
          <table:table-cell office:value-type="string" calcext:value-type="string">
            <text:p>G2B QUEBEC QC PDF AUVERGN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 Chatels - Parc L'Ormiere - Neufchatel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C</text:p>
          </table:table-cell>
          <table:table-cell office:value-type="string" calcext:value-type="string">
            <text:p>G2C QUEBEC QC PDF JEAN-PERR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uveau Park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E</text:p>
          </table:table-cell>
          <table:table-cell office:value-type="string" calcext:value-type="string">
            <text:p>G2E QUEBEC QC PDF AUVERGN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ce Notre Dame - L'Ancienn Lorett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G</text:p>
          </table:table-cell>
          <table:table-cell office:value-type="string" calcext:value-type="string">
            <text:p>G2G QUEBEC QC PDF AUVERGN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Aeroport <text:s/>- Champign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J</text:p>
          </table:table-cell>
          <table:table-cell office:value-type="string" calcext:value-type="string">
            <text:p>G2J QUEBEC QC PDF JEAN-PERRIN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stco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K</text:p>
          </table:table-cell>
          <table:table-cell office:value-type="string" calcext:value-type="string">
            <text:p>G2K QUEBEC QC PDF JEAN-PERRIN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bourgneuf - Escarpment Park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L</text:p>
          </table:table-cell>
          <table:table-cell office:value-type="string" calcext:value-type="string">
            <text:p>G2L QUEBEC QC PDF CHARLESBOURG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4/3 - Bourg Royal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M</text:p>
          </table:table-cell>
          <table:table-cell office:value-type="string" calcext:value-type="string">
            <text:p>G2M QUEBEC QC PDF CHARLESBOURG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rlesbourg 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2N</text:p>
          </table:table-cell>
          <table:table-cell office:value-type="string" calcext:value-type="string">
            <text:p>G2N QUEBEC QC PDF CHARLESBOURG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tre Dame des Laurentid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A</text:p>
          </table:table-cell>
          <table:table-cell office:value-type="string" calcext:value-type="string">
            <text:p>G3A SAINT-AUGUSTIN-DE-DESMAURES QC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Petit Village - Saint Augustin d Desmaures - Le Gran Village - Domaine Saint Augusti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B</text:p>
          </table:table-cell>
          <table:table-cell office:value-type="string" calcext:value-type="string">
            <text:p>G3B LAC-BEAUPORT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Beauport - Mont Tourbillo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C</text:p>
          </table:table-cell>
          <table:table-cell office:value-type="string" calcext:value-type="string">
            <text:p>G3C STONEHAM-ET-TEWKESBUR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wkesbury - Vermont sir le Lac - Lac Delage - Roche Plat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E</text:p>
          </table:table-cell>
          <table:table-cell office:value-type="string" calcext:value-type="string">
            <text:p>G3E QUEBEC QC SUCC SAINT-EMIL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Emi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G</text:p>
          </table:table-cell>
          <table:table-cell office:value-type="string" calcext:value-type="string">
            <text:p>G3G QUEBEC QC SUCC LAC-ST-CHARLE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Saint Charl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H</text:p>
          </table:table-cell>
          <table:table-cell office:value-type="string" calcext:value-type="string">
            <text:p>G3H PONT-ROUG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nt Roug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J</text:p>
          </table:table-cell>
          <table:table-cell office:value-type="string" calcext:value-type="string">
            <text:p>G3J QUEBEC QC SUCC VAL-BELAIR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Bel Air Nor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K</text:p>
          </table:table-cell>
          <table:table-cell office:value-type="string" calcext:value-type="string">
            <text:p>G3K QUEBEC QC SUCC VAL-BELAIR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Bel Air Su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L</text:p>
          </table:table-cell>
          <table:table-cell office:value-type="string" calcext:value-type="string">
            <text:p>G3L SAINT-RAYMOND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t Raymon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M</text:p>
          </table:table-cell>
          <table:table-cell office:value-type="string" calcext:value-type="string">
            <text:p>G3M DONNACONA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nnacona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N</text:p>
          </table:table-cell>
          <table:table-cell office:value-type="string" calcext:value-type="string">
            <text:p>G3N STE-CATHERINE-DE-LA-J-CARTIER Q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ossambault sur le Lac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S</text:p>
          </table:table-cell>
          <table:table-cell office:value-type="string" calcext:value-type="string">
            <text:p>G3S QUEBEC QC SUCC VAL-BELAIR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Fossambault - Shanno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3Z</text:p>
          </table:table-cell>
          <table:table-cell office:value-type="string" calcext:value-type="string">
            <text:p>G3Z BAIE-SAINT-PAUL QC SUCC BUREAU 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ei Saint Paul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A</text:p>
          </table:table-cell>
          <table:table-cell office:value-type="string" calcext:value-type="string">
            <text:p>G4A CLERMONT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lermon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R</text:p>
          </table:table-cell>
          <table:table-cell office:value-type="string" calcext:value-type="string">
            <text:p>G4R SEPT-IL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pt Iles - Maliotenam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office:value-type="string" calcext:value-type="string">
            <text:p>james@remaxdistinctio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S</text:p>
          </table:table-cell>
          <table:table-cell office:value-type="string" calcext:value-type="string">
            <text:p>G4S SEPT-IL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erland - Jardins de l'Anse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office:value-type="string" calcext:value-type="string">
            <text:p>james@remaxdistinctio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T</text:p>
          </table:table-cell>
          <table:table-cell office:value-type="string" calcext:value-type="string">
            <text:p>G4T CAP-AUX-MEULES QC SUCC PRINCIPAL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tima - Cap ux Meules - Havre au Maisons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office:value-type="string" calcext:value-type="string">
            <text:p>james@remaxdistinctio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V</text:p>
          </table:table-cell>
          <table:table-cell office:value-type="string" calcext:value-type="string">
            <text:p>G4V SAINTE-ANNE-DES-MONTS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Anne de m Monts - Mont Albert Tourelle - Ruisseau Castor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W</text:p>
          </table:table-cell>
          <table:table-cell office:value-type="string" calcext:value-type="string">
            <text:p>G4W MATAN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tan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X</text:p>
          </table:table-cell>
          <table:table-cell office:value-type="string" calcext:value-type="string">
            <text:p>G4X GASPE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spe - Gaspe Harbour - York Centr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Z</text:p>
          </table:table-cell>
          <table:table-cell office:value-type="string" calcext:value-type="string">
            <text:p>G4Z BAIE-COMEAU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ie Comeau - Saint Geroges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office:value-type="string" calcext:value-type="string">
            <text:p>james@remaxdistinctio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G5A LA MALBAI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Malbaie - Pointe au Pic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table:style-name="ce19" office:value-type="string" calcext:value-type="string">
            <text:p><text:a xlink:href="mailto:alain@royaljordan.com" xlink:type="simple">alain@royal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G5B PORT-CARTIER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rt Cartier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office:value-type="string" calcext:value-type="string">
            <text:p>james@remaxdistinctio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G5C BAIE-COMEA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uterive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office:value-type="string" calcext:value-type="string">
            <text:p>james@remaxdistinctio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H</text:p>
          </table:table-cell>
          <table:table-cell office:value-type="string" calcext:value-type="string">
            <text:p>G5H MONT-JOLI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Joli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J</text:p>
          </table:table-cell>
          <table:table-cell office:value-type="string" calcext:value-type="string">
            <text:p>G5J AMQUI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mqui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L</text:p>
          </table:table-cell>
          <table:table-cell office:value-type="string" calcext:value-type="string">
            <text:p>G5L RIMOUSKI QC PDF RIMOUSKI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mouski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M</text:p>
          </table:table-cell>
          <table:table-cell office:value-type="string" calcext:value-type="string">
            <text:p>G5M RIMOUSKI QC PDF RIMOUSK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au Per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N</text:p>
          </table:table-cell>
          <table:table-cell office:value-type="string" calcext:value-type="string">
            <text:p>G5N RIMOUSKI QC PDF RIMOUSK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azarath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R</text:p>
          </table:table-cell>
          <table:table-cell office:value-type="string" calcext:value-type="string">
            <text:p>G5R RIVIERE-DU-LOUP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 du Loup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T</text:p>
          </table:table-cell>
          <table:table-cell office:value-type="string" calcext:value-type="string">
            <text:p>G5T DEGELIS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gelis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office:value-type="string" calcext:value-type="string">
            <text:p>jc.meno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V</text:p>
          </table:table-cell>
          <table:table-cell office:value-type="string" calcext:value-type="string">
            <text:p>G5V MONTMAGNY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magn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X</text:p>
          </table:table-cell>
          <table:table-cell office:value-type="string" calcext:value-type="string">
            <text:p>G5X BEAUCEVILL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aucevil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Y</text:p>
          </table:table-cell>
          <table:table-cell office:value-type="string" calcext:value-type="string">
            <text:p>G5Y SAINT-GEORGE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org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Z</text:p>
          </table:table-cell>
          <table:table-cell office:value-type="string" calcext:value-type="string">
            <text:p>G5Z SAINT-GEORG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orges South Eas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6</text:p>
          </table:table-cell>
          <table:table-cell office:value-type="string" calcext:value-type="string">
            <text:p>G6A SAINT-GEORG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orges North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B</text:p>
          </table:table-cell>
          <table:table-cell office:value-type="string" calcext:value-type="string">
            <text:p>G6B LAC-MEGANTIC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Megantic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office:value-type="string" calcext:value-type="string">
            <text:p>luc.gaudrea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C</text:p>
          </table:table-cell>
          <table:table-cell office:value-type="string" calcext:value-type="string">
            <text:p>G6C LEVIS QC SUCC PINTEND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ntend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E</text:p>
          </table:table-cell>
          <table:table-cell office:value-type="string" calcext:value-type="string">
            <text:p>G6E SAINTE-MARI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Mari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G</text:p>
          </table:table-cell>
          <table:table-cell office:value-type="string" calcext:value-type="string">
            <text:p>G6G THETFORD MINE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hetfford Mines Centr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office:value-type="string" calcext:value-type="string">
            <text:p>luc.gaudrea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H</text:p>
          </table:table-cell>
          <table:table-cell office:value-type="string" calcext:value-type="string">
            <text:p>G6H THETFORD MINE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lack Lake - Cite Provenc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office:value-type="string" calcext:value-type="string">
            <text:p>luc.gaudreau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J</text:p>
          </table:table-cell>
          <table:table-cell office:value-type="string" calcext:value-type="string">
            <text:p>G6J LEVIS QC SUCC SAINT-ETIENN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tienne de Lauzo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K</text:p>
          </table:table-cell>
          <table:table-cell office:value-type="string" calcext:value-type="string">
            <text:p>G6K LEVIS QC SUCC ST-REDEMPTEU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Redempteur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L</text:p>
          </table:table-cell>
          <table:table-cell office:value-type="string" calcext:value-type="string">
            <text:p>G6L PLESSISVILL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essisville - Princeville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388</text:p>
          </table:table-cell>
          <table:table-cell office:value-type="string" calcext:value-type="string">
            <text:p>guylaine.girard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P</text:p>
          </table:table-cell>
          <table:table-cell office:value-type="string" calcext:value-type="string">
            <text:p>G6P VICTORIA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388</text:p>
          </table:table-cell>
          <table:table-cell office:value-type="string" calcext:value-type="string">
            <text:p>guylaine.girard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R</text:p>
          </table:table-cell>
          <table:table-cell office:value-type="string" calcext:value-type="string">
            <text:p>G6R VICTORIAVILL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South West - Rue du Bord de l'Eau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388</text:p>
          </table:table-cell>
          <table:table-cell office:value-type="string" calcext:value-type="string">
            <text:p>guylaine.girard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S</text:p>
          </table:table-cell>
          <table:table-cell office:value-type="string" calcext:value-type="string">
            <text:p>G6S VICTORIA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- La Grand Place - Walmart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388</text:p>
          </table:table-cell>
          <table:table-cell office:value-type="string" calcext:value-type="string">
            <text:p>guylaine.girard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T</text:p>
          </table:table-cell>
          <table:table-cell office:value-type="string" calcext:value-type="string">
            <text:p>G6T VICTORIA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North West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388</text:p>
          </table:table-cell>
          <table:table-cell office:value-type="string" calcext:value-type="string">
            <text:p>guylaine.girard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V</text:p>
          </table:table-cell>
          <table:table-cell office:value-type="string" calcext:value-type="string">
            <text:p>G6V LEVIS QC PDF LEVI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jardins - Lauzon Quebec - Levi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W</text:p>
          </table:table-cell>
          <table:table-cell office:value-type="string" calcext:value-type="string">
            <text:p>G6W LEVIS QC PDF LEVI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vis <text:s/>- St Romuald - Saint David de l'Auberivie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X</text:p>
          </table:table-cell>
          <table:table-cell office:value-type="string" calcext:value-type="string">
            <text:p>G6X LEVIS QC PDF LEVI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n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Y</text:p>
          </table:table-cell>
          <table:table-cell office:value-type="string" calcext:value-type="string">
            <text:p>G6Y LEVIS QC PDF LEVI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rosto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Z</text:p>
          </table:table-cell>
          <table:table-cell office:value-type="string" calcext:value-type="string">
            <text:p>G6Z LEVIS QC SUCC SAINT-JEA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an Chrysostome - Les Chutes de la Chaudiere Es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A</text:p>
          </table:table-cell>
          <table:table-cell office:value-type="string" calcext:value-type="string">
            <text:p>G7A LEVIS QC SUCC SAINT-NICOLA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Nicola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office:value-type="string" calcext:value-type="string">
            <text:p>alain@royaljorda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B</text:p>
          </table:table-cell>
          <table:table-cell office:value-type="string" calcext:value-type="string">
            <text:p>G7B CHICOUTIMI CITE QC PDF LA BAI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Bai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G</text:p>
          </table:table-cell>
          <table:table-cell office:value-type="string" calcext:value-type="string">
            <text:p>G7G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icoutimi Saguenay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H</text:p>
          </table:table-cell>
          <table:table-cell office:value-type="string" calcext:value-type="string">
            <text:p>G7H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 du Moulin - Universite du Quebec a Chicoutimi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J</text:p>
          </table:table-cell>
          <table:table-cell office:value-type="string" calcext:value-type="string">
            <text:p>G7J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Bassin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K</text:p>
          </table:table-cell>
          <table:table-cell office:value-type="string" calcext:value-type="string">
            <text:p>G7K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wy 70 and Saint Pau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N</text:p>
          </table:table-cell>
          <table:table-cell office:value-type="string" calcext:value-type="string">
            <text:p>G7N CHICOUTIMI CITE QC PDF LA BAI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icountimi South Rura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P</text:p>
          </table:table-cell>
          <table:table-cell office:value-type="string" calcext:value-type="string">
            <text:p>G7P CHICOUTIMI QC SUCC DESSERTE 1-A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Ambrois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S</text:p>
          </table:table-cell>
          <table:table-cell office:value-type="string" calcext:value-type="string">
            <text:p>G7S JONQUIERE CITE QC PDF JONQUIER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rvida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T</text:p>
          </table:table-cell>
          <table:table-cell office:value-type="string" calcext:value-type="string">
            <text:p>G7T JONQUIERE CITE QC PDF JONQUIER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e 372 between HWY 70 and Hwy 170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X</text:p>
          </table:table-cell>
          <table:table-cell office:value-type="string" calcext:value-type="string">
            <text:p>G7X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onquiere Kenogami - Cegep de Jonquier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Y</text:p>
          </table:table-cell>
          <table:table-cell office:value-type="string" calcext:value-type="string">
            <text:p>G7Y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e Saint Dominiqu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Z</text:p>
          </table:table-cell>
          <table:table-cell office:value-type="string" calcext:value-type="string">
            <text:p>G7Z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onquiere Nord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G8A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st of Riviere aux Sables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G8B ALMA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lma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G8C ALMA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lma South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E</text:p>
          </table:table-cell>
          <table:table-cell office:value-type="string" calcext:value-type="string">
            <text:p>G8E ALMA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oeur de Mari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G</text:p>
          </table:table-cell>
          <table:table-cell office:value-type="string" calcext:value-type="string">
            <text:p>G8G METABETCHOUAN-LAC-A-LA-CROIX Q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om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H</text:p>
          </table:table-cell>
          <table:table-cell office:value-type="string" calcext:value-type="string">
            <text:p>G8H ROBERVAL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berva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J</text:p>
          </table:table-cell>
          <table:table-cell office:value-type="string" calcext:value-type="string">
            <text:p>G8J CHICOUTIMI QC SUCC DESSERTE 2-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Prime - La Dore - Sainte Felcicien Rrua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K</text:p>
          </table:table-cell>
          <table:table-cell office:value-type="string" calcext:value-type="string">
            <text:p>G8K SAINT-FELICIEN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Felicien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L</text:p>
          </table:table-cell>
          <table:table-cell office:value-type="string" calcext:value-type="string">
            <text:p>G8L DOLBEAU-MISTASSINI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lbeau Mistassini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M</text:p>
          </table:table-cell>
          <table:table-cell office:value-type="string" calcext:value-type="string">
            <text:p>G8M NORMANDIN QC PDF PRINCIPA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mandin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N</text:p>
          </table:table-cell>
          <table:table-cell office:value-type="string" calcext:value-type="string">
            <text:p>G8N HEBERTVILL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erbertvill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P</text:p>
          </table:table-cell>
          <table:table-cell office:value-type="string" calcext:value-type="string">
            <text:p>G8P CHIBOUGAMAU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ibougamu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 815-3745</text:p>
          </table:table-cell>
          <table:table-cell office:value-type="string" calcext:value-type="string">
            <text:p>tomy_gauthier@hot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T</text:p>
          </table:table-cell>
          <table:table-cell office:value-type="string" calcext:value-type="string">
            <text:p>G8T TROIS-RIVIERES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de la Madeleine - <text:s/>HWY 57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V</text:p>
          </table:table-cell>
          <table:table-cell office:value-type="string" calcext:value-type="string">
            <text:p>G8V TROIS-RIVIERES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th East Rural Trois Rivieres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W</text:p>
          </table:table-cell>
          <table:table-cell office:value-type="string" calcext:value-type="string">
            <text:p>G8W TROIS-RIVIERES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ouis de France - Saint Maurice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Y</text:p>
          </table:table-cell>
          <table:table-cell office:value-type="string" calcext:value-type="string">
            <text:p>G8Y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cteur Lambert 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8Z</text:p>
          </table:table-cell>
          <table:table-cell office:value-type="string" calcext:value-type="string">
            <text:p>G8Z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Unitversity District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A</text:p>
          </table:table-cell>
          <table:table-cell office:value-type="string" calcext:value-type="string">
            <text:p>G9A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rois Rivieres Centre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B</text:p>
          </table:table-cell>
          <table:table-cell office:value-type="string" calcext:value-type="string">
            <text:p>G9B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de Lac - Rural Trois Rivieres South west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C</text:p>
          </table:table-cell>
          <table:table-cell office:value-type="string" calcext:value-type="string">
            <text:p>G9C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s Vieilles Forges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office:value-type="string" calcext:value-type="string">
            <text:p>patrick.provencher@remax-quebec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H</text:p>
          </table:table-cell>
          <table:table-cell office:value-type="string" calcext:value-type="string">
            <text:p>G9H BECANCOUR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entilly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6-8345</text:p>
          </table:table-cell>
          <table:table-cell office:value-type="string" calcext:value-type="string">
            <text:p>hamel.kenny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N</text:p>
          </table:table-cell>
          <table:table-cell office:value-type="string" calcext:value-type="string">
            <text:p>G9N SHAWINIGA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wnigan Centre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6-8345</text:p>
          </table:table-cell>
          <table:table-cell office:value-type="string" calcext:value-type="string">
            <text:p>hamel.kenny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P</text:p>
          </table:table-cell>
          <table:table-cell office:value-type="string" calcext:value-type="string">
            <text:p>G9P SHAWINIGA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wnigan Sud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6-8345</text:p>
          </table:table-cell>
          <table:table-cell office:value-type="string" calcext:value-type="string">
            <text:p>hamel.kenny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R</text:p>
          </table:table-cell>
          <table:table-cell office:value-type="string" calcext:value-type="string">
            <text:p>G9R SHAWINIGA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winigan North West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6-8345</text:p>
          </table:table-cell>
          <table:table-cell office:value-type="string" calcext:value-type="string">
            <text:p>hamel.kenny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T</text:p>
          </table:table-cell>
          <table:table-cell office:value-type="string" calcext:value-type="string">
            <text:p>G9T SHAWINIGAN QC PDF GRAND-M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 Mere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6-8345</text:p>
          </table:table-cell>
          <table:table-cell office:value-type="string" calcext:value-type="string">
            <text:p>hamel.kenny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9X</text:p>
          </table:table-cell>
          <table:table-cell office:value-type="string" calcext:value-type="string">
            <text:p>G9X LA TUQU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Tuque - Grand Piles - La Bostonnais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6-8345</text:p>
          </table:table-cell>
          <table:table-cell office:value-type="string" calcext:value-type="string">
            <text:p>hamel.kenny@gmail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A</text:p>
          </table:table-cell>
          <table:table-cell office:value-type="string" calcext:value-type="string">
            <text:p>G0A QUEBEC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chatel - Sainte Brigettte de Laval - Saint Marc des Carriers - Neuvil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table:style-name="ce19" office:value-type="string" calcext:value-type="string">
            <text:p><text:a xlink:href="mailto:alain@royaljordan.com" xlink:type="simple">alain@royal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B</text:p>
          </table:table-cell>
          <table:table-cell office:value-type="string" calcext:value-type="string">
            <text:p>G0B RIMOUSK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Gasp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C</text:p>
          </table:table-cell>
          <table:table-cell office:value-type="string" calcext:value-type="string">
            <text:p>G0C MONT-JOL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rce - Pointe a la Croix - Maria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E</text:p>
          </table:table-cell>
          <table:table-cell office:value-type="string" calcext:value-type="string">
            <text:p>G0E MONT-JOL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au Renanrd - Grand Vallee - Saint Maxime du Mont Louis - Riviere a Cluad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G</text:p>
          </table:table-cell>
          <table:table-cell office:value-type="string" calcext:value-type="string">
            <text:p>G0G SEPT-IL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rt Cartier - Sept - Iles - Long Pointe de Mingan - Mingan - Point Parent - Kegashka - Banc Sabion - Anitcosti Island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table:style-name="ce19" office:value-type="string" calcext:value-type="string">
            <text:p><text:a xlink:href="mailto:james@royjajordan.com" xlink:type="simple">james@royj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H</text:p>
          </table:table-cell>
          <table:table-cell office:value-type="string" calcext:value-type="string">
            <text:p>G0H BAIE COMEAU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 Pentecote - Baie Trinite - Pointe Lebel - Pointe aux Outardes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5-5859</text:p>
          </table:table-cell>
          <table:table-cell table:style-name="ce19" office:value-type="string" calcext:value-type="string">
            <text:p><text:a xlink:href="mailto:james@royjajordan.com" xlink:type="simple">james@royj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J</text:p>
          </table:table-cell>
          <table:table-cell office:value-type="string" calcext:value-type="string">
            <text:p>G0J MONT-JOLI # 2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Joli - Cap Chat - Causapscal - Sayabec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K</text:p>
          </table:table-cell>
          <table:table-cell office:value-type="string" calcext:value-type="string">
            <text:p>G0K RIMOUSK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Luce - Sainte Narcisse de Rimouski - Espirit Saint - Biencourt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L</text:p>
          </table:table-cell>
          <table:table-cell office:value-type="string" calcext:value-type="string">
            <text:p>G0L RIVIERE-DU-LOUP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Pascal - Saint Antonin - Trois Pistoles - Temiscouata sur le Lac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391-2533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M</text:p>
          </table:table-cell>
          <table:table-cell office:value-type="string" calcext:value-type="string">
            <text:p>G0M ST-GEORG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Prosper - Saint Victor - Saint Theophile - Saint Ludger - La Guadeloup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N</text:p>
          </table:table-cell>
          <table:table-cell office:value-type="string" calcext:value-type="string">
            <text:p>G0N THETFORD MIN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Ferdinand - Ad Stock - Disraeli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P</text:p>
          </table:table-cell>
          <table:table-cell office:value-type="string" calcext:value-type="string">
            <text:p>G0P VICTORIAVILL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- Ham Nord - Norbertville - Sainte Pierre Baptist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R</text:p>
          </table:table-cell>
          <table:table-cell office:value-type="string" calcext:value-type="string">
            <text:p>G0R QUEBEC # 2-A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Anseime - Montmagny - La Pocatiere - Saint Adalbert - Saint Cyprie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table:style-name="ce19" office:value-type="string" calcext:value-type="string">
            <text:p><text:a xlink:href="mailto:alain@royaljordan.com" xlink:type="simple">alain@royal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S</text:p>
          </table:table-cell>
          <table:table-cell office:value-type="string" calcext:value-type="string">
            <text:p>G0S QUEBEC # 2-B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ortierville - Saint Apoloaire - Sainte Marie -Lyster - Val Alai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table:style-name="ce19" office:value-type="string" calcext:value-type="string">
            <text:p><text:a xlink:href="mailto:alain@royaljordan.com" xlink:type="simple">alain@royal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T</text:p>
          </table:table-cell>
          <table:table-cell office:value-type="string" calcext:value-type="string">
            <text:p>G0T QUEBEC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Malbaie - Tadoussa - Les esoumins - Longue Rive - Forestvil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05-1373</text:p>
          </table:table-cell>
          <table:table-cell table:style-name="ce19" office:value-type="string" calcext:value-type="string">
            <text:p><text:a xlink:href="mailto:alain@royaljordan.com" xlink:type="simple">alain@royal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V</text:p>
          </table:table-cell>
          <table:table-cell office:value-type="string" calcext:value-type="string">
            <text:p>G0V CHICOUTIMI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David de Falardeau - Saint Honore - L'Anse Saint Jean - Alouette</text:p>
          </table:table-cell>
          <table:table-cell office:value-type="string" calcext:value-type="string">
            <text:p>Marc Dubo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12-6004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W</text:p>
          </table:table-cell>
          <table:table-cell office:value-type="string" calcext:value-type="string">
            <text:p>G0W CHICOUTIMI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stissini - Dalbeau Mistassini - Saint Felicien -</text:p>
          </table:table-cell>
          <table:table-cell office:value-type="string" calcext:value-type="string">
            <text:p>Marc Dubo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12-6004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X</text:p>
          </table:table-cell>
          <table:table-cell office:value-type="string" calcext:value-type="string">
            <text:p>G0X TROIS-RIVIER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motaci - Casey - Rapid Blanc - La Tuque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table:style-name="ce19" office:value-type="string" calcext:value-type="string">
            <text:p><text:a xlink:href="mailto:patrick@roypajordan.com" xlink:type="simple">patrick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Y</text:p>
          </table:table-cell>
          <table:table-cell office:value-type="string" calcext:value-type="string">
            <text:p>G0Y ST-GEORG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aulac Garthby - Saint Sebastien de Frontenac - Stratford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0Z</text:p>
          </table:table-cell>
          <table:table-cell office:value-type="string" calcext:value-type="string">
            <text:p>G0Z VICTORIAVILL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ylvere - Saint Louis de Balndford - saint Rosarie - Saint Samuel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H1A MONTREAL QC PDF PT-AUX-TREMBLE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Aux Trembles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19" office:value-type="string" calcext:value-type="string">
            <text:p><text:a xlink:href="mailto:andrea.bourke@videotron.ca" xlink:type="simple">andrea.bourke@videotron.ca 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H1B MONTREAL QC PDF PT-AUX-TREMBLE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Ea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1C</text:p>
          </table:table-cell>
          <table:table-cell office:value-type="string" calcext:value-type="string">
            <text:p>H1C MONTREAL QC PDF PT-AUX-TREMBLE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s de East <text:s/>- Motreal Golf Club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E</text:p>
          </table:table-cell>
          <table:table-cell office:value-type="string" calcext:value-type="string">
            <text:p>H1E MONTREAL QC PDF ANJOU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Pasquale Gattuso - Parc Armand Bombardier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G</text:p>
          </table:table-cell>
          <table:table-cell office:value-type="string" calcext:value-type="string">
            <text:p>H1G MONTREAL QC PDF MTL-NO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Nord Boulevard Lacourdair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H</text:p>
          </table:table-cell>
          <table:table-cell office:value-type="string" calcext:value-type="string">
            <text:p>H1H MONTREAL QC PDF MTL-NORD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Nord <text:s/>rte 125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J</text:p>
          </table:table-cell>
          <table:table-cell office:value-type="string" calcext:value-type="string">
            <text:p>H1J MONTREAL QC PDF ANJOU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njou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K</text:p>
          </table:table-cell>
          <table:table-cell office:value-type="string" calcext:value-type="string">
            <text:p>H1K MONTREAL QC PDF ANJOU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ustin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L</text:p>
          </table:table-cell>
          <table:table-cell office:value-type="string" calcext:value-type="string">
            <text:p>H1L MONTREAL QC PDF DE MARSEILL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rcier Est - Mercier Ouest - Belleriv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M</text:p>
          </table:table-cell>
          <table:table-cell office:value-type="string" calcext:value-type="string">
            <text:p>H1M MONTREAL QC PDF DE MARSEILL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elix Leclerc Park Place Versailles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N</text:p>
          </table:table-cell>
          <table:table-cell office:value-type="string" calcext:value-type="string">
            <text:p>H1N MONTREAL QC PDF DE MARSEILL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ongue Poin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P</text:p>
          </table:table-cell>
          <table:table-cell office:value-type="string" calcext:value-type="string">
            <text:p>H1P MONTREAL QC PDF SAINT-LEONARD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Delorm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R</text:p>
          </table:table-cell>
          <table:table-cell office:value-type="string" calcext:value-type="string">
            <text:p>H1R MONTREAL QC PDF SAINT-LEONA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eonard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S</text:p>
          </table:table-cell>
          <table:table-cell office:value-type="string" calcext:value-type="string">
            <text:p>H1S MONTREAL QC PDF SAINT-LEONA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Ladauversier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T</text:p>
          </table:table-cell>
          <table:table-cell office:value-type="string" calcext:value-type="string">
            <text:p>H1T MONTREAL QC PDF SAINT-LEONA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ite Jardin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V</text:p>
          </table:table-cell>
          <table:table-cell office:value-type="string" calcext:value-type="string">
            <text:p>H1V MONTREAL QC PDF DE MARSEILL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auville - Hochelaga Maisonneuv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W</text:p>
          </table:table-cell>
          <table:table-cell office:value-type="string" calcext:value-type="string">
            <text:p>H1W MONTREAL QC PDF DE MARSEILLE 2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ochelaga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X</text:p>
          </table:table-cell>
          <table:table-cell office:value-type="string" calcext:value-type="string">
            <text:p>H1X MONTREAL QC PDF DE MARSEILLE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semont Colleg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Y</text:p>
          </table:table-cell>
          <table:table-cell office:value-type="string" calcext:value-type="string">
            <text:p>H1Y MONTREAL QC PDF DE MARSEILLE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semont La Petite Patrie - Vieux Rosemont - Angus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1Z</text:p>
          </table:table-cell>
          <table:table-cell office:value-type="string" calcext:value-type="string">
            <text:p>H1Z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Michel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A</text:p>
          </table:table-cell>
          <table:table-cell office:value-type="string" calcext:value-type="string">
            <text:p>H2A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Maghreb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B</text:p>
          </table:table-cell>
          <table:table-cell office:value-type="string" calcext:value-type="string">
            <text:p>H2B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ult au Recolle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C</text:p>
          </table:table-cell>
          <table:table-cell office:value-type="string" calcext:value-type="string">
            <text:p>H2C MONTREAL QC PDF AHUNTSI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huntsic North</text:p>
          </table:table-cell>
          <table:table-cell table:style-name="ce6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E</text:p>
          </table:table-cell>
          <table:table-cell office:value-type="string" calcext:value-type="string">
            <text:p>H2E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ray Saint Michel Parc Extension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G</text:p>
          </table:table-cell>
          <table:table-cell office:value-type="string" calcext:value-type="string">
            <text:p>H2G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erre Marqette Park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H</text:p>
          </table:table-cell>
          <table:table-cell office:value-type="string" calcext:value-type="string">
            <text:p>H2H MONTREAL QC PDF BRIDGE 3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l Lorimier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J</text:p>
          </table:table-cell>
          <table:table-cell office:value-type="string" calcext:value-type="string">
            <text:p>H2J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urier Es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K</text:p>
          </table:table-cell>
          <table:table-cell office:value-type="string" calcext:value-type="string">
            <text:p>H2K MONTREAL QC PDF DE MARSEILL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Mari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L</text:p>
          </table:table-cell>
          <table:table-cell office:value-type="string" calcext:value-type="string">
            <text:p>H2L MONTREAL QC PDF BRIDGE 3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teau Mont Royal - Gay Villag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M</text:p>
          </table:table-cell>
          <table:table-cell office:value-type="string" calcext:value-type="string">
            <text:p>H2M MONTREAL QC PDF CHABANEL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ulpice - Andre Grassett - Youvill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N</text:p>
          </table:table-cell>
          <table:table-cell office:value-type="string" calcext:value-type="string">
            <text:p>H2N MONTREAL QC PDF CHABANEL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rment Distict - Saint Simon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P</text:p>
          </table:table-cell>
          <table:table-cell office:value-type="string" calcext:value-type="string">
            <text:p>H2P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ray South Wes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R</text:p>
          </table:table-cell>
          <table:table-cell office:value-type="string" calcext:value-type="string">
            <text:p>H2R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ray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S</text:p>
          </table:table-cell>
          <table:table-cell office:value-type="string" calcext:value-type="string">
            <text:p>H2S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Italy - La Petitie Patri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T</text:p>
          </table:table-cell>
          <table:table-cell office:value-type="string" calcext:value-type="string">
            <text:p>H2T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le End - Le Plateau Mont Royal - Little Portugal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V</text:p>
          </table:table-cell>
          <table:table-cell office:value-type="string" calcext:value-type="string">
            <text:p>H2V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utremon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W</text:p>
          </table:table-cell>
          <table:table-cell office:value-type="string" calcext:value-type="string">
            <text:p>H2W MONTREAL QC PDF BRIDGE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Portugal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X</text:p>
          </table:table-cell>
          <table:table-cell office:value-type="string" calcext:value-type="string">
            <text:p>H2X MONTREAL QC PDF BRIDG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lton Park - Quatier de Spectacles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Y</text:p>
          </table:table-cell>
          <table:table-cell office:value-type="string" calcext:value-type="string">
            <text:p>H2Y MONTREAL QC PDF BRIDG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ld Montreal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2Z</text:p>
          </table:table-cell>
          <table:table-cell office:value-type="string" calcext:value-type="string">
            <text:p>H2Z MONTREAL QC PDF BRIDG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Convention Centr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A</text:p>
          </table:table-cell>
          <table:table-cell office:value-type="string" calcext:value-type="string">
            <text:p>H3A MONTREAL QC PDF BRIDG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ctavish Reservoir - McGill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B</text:p>
          </table:table-cell>
          <table:table-cell office:value-type="string" calcext:value-type="string">
            <text:p>H3B MONTREAL QC PDF BRIDG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wntown Motreal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H3C MONTREAL QC PDF BRIDGE 2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ite Multimedia - Griffintown - Cite du Havre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E</text:p>
          </table:table-cell>
          <table:table-cell office:value-type="string" calcext:value-type="string">
            <text:p>H3E MONTREAL QC PDF BRIDGE 4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uns Island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G</text:p>
          </table:table-cell>
          <table:table-cell office:value-type="string" calcext:value-type="string">
            <text:p>H3G MONTREAL QC PDF BRIDG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useum of Fine Art - Golden Square mil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H</text:p>
          </table:table-cell>
          <table:table-cell office:value-type="string" calcext:value-type="string">
            <text:p>H3H MONTREAL QC PDF BRIDGE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ughnessy Villag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J</text:p>
          </table:table-cell>
          <table:table-cell office:value-type="string" calcext:value-type="string">
            <text:p>H3J MONTREAL QC PDF BRIDGE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Burgandy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3K</text:p>
          </table:table-cell>
          <table:table-cell office:value-type="string" calcext:value-type="string">
            <text:p>H3K MONTREAL QC PDF BRIDG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e Sainte Charles</text:p>
          </table:table-cell>
          <table:table-cell table:style-name="ce2" office:value-type="string" calcext:value-type="string">
            <text:p>Charles La Haye</text:p>
          </table:table-cell>
          <table:table-cell table:style-name="ce2" office:value-type="float" office:value="20211005" calcext:value-type="float">
            <text:p>20211005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236-3879</text:p>
          </table:table-cell>
          <table:table-cell table:style-name="ce19" office:value-type="string" calcext:value-type="string">
            <text:p><text:a xlink:href="mailto:admin@charleslahaye.com" xlink:type="simple">admin@charleslahaye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L</text:p>
          </table:table-cell>
          <table:table-cell office:value-type="string" calcext:value-type="string">
            <text:p>H3L MONTREAL QC PDF AHUNTSI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huntsic South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M</text:p>
          </table:table-cell>
          <table:table-cell office:value-type="string" calcext:value-type="string">
            <text:p>H3M MONTREAL QC PDF AHUNTSI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uveau Bordeaux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N</text:p>
          </table:table-cell>
          <table:table-cell office:value-type="string" calcext:value-type="string">
            <text:p>H3N MONTREAL QC PDF CHABANEL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oward Park - Athena Park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P</text:p>
          </table:table-cell>
          <table:table-cell office:value-type="string" calcext:value-type="string">
            <text:p>H3P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hawk Park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R</text:p>
          </table:table-cell>
          <table:table-cell office:value-type="string" calcext:value-type="string">
            <text:p>H3R MONTREAL QC PDF DEPOT OUEST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unt Royal - Glenmount Wes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S</text:p>
          </table:table-cell>
          <table:table-cell office:value-type="string" calcext:value-type="string">
            <text:p>H3S MONTREAL QC PDF CHABANEL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lenmoutn Eas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T</text:p>
          </table:table-cell>
          <table:table-cell office:value-type="string" calcext:value-type="string">
            <text:p>H3T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ospital Distric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V</text:p>
          </table:table-cell>
          <table:table-cell office:value-type="string" calcext:value-type="string">
            <text:p>H3V MONTREAL QC PDF SNOWDO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te des Neigres Rd Metro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W</text:p>
          </table:table-cell>
          <table:table-cell office:value-type="string" calcext:value-type="string">
            <text:p>H3W MONTREAL QC PDF SNOWDO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te des Neigres Notre Dame de Grac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X</text:p>
          </table:table-cell>
          <table:table-cell office:value-type="string" calcext:value-type="string">
            <text:p>H3X MONTREAL QC PDF SNOWDO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mpstead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Y</text:p>
          </table:table-cell>
          <table:table-cell office:value-type="string" calcext:value-type="string">
            <text:p>H3Y MONTREAL QC PDF BRIDGE 4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ummit Woods - Parc King Georg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3Z</text:p>
          </table:table-cell>
          <table:table-cell office:value-type="string" calcext:value-type="string">
            <text:p>H3Z MONTREAL QC PDF BRIDGE 4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stmount Park - Westmount Squar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A</text:p>
          </table:table-cell>
          <table:table-cell office:value-type="string" calcext:value-type="string">
            <text:p>H4A MONTREAL QC PDF N.D.-D-GRAC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kland Villag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B</text:p>
          </table:table-cell>
          <table:table-cell office:value-type="string" calcext:value-type="string">
            <text:p>H4B MONTREAL QC PDF N.D.-D-GRAC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nny Farm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C</text:p>
          </table:table-cell>
          <table:table-cell office:value-type="string" calcext:value-type="string">
            <text:p>H4C MONTREAL QC PDF BRIDG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South Wes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E</text:p>
          </table:table-cell>
          <table:table-cell office:value-type="string" calcext:value-type="string">
            <text:p>H4E MONTREAL QC PDF CHAMPLAIN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 Emard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H4G</text:p>
          </table:table-cell>
          <table:table-cell office:value-type="string" calcext:value-type="string">
            <text:p>H4G VERDUN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dun North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19" office:value-type="string" calcext:value-type="string">
            <text:p><text:a xlink:href="mailto:andrea.bourke@videotron.ca" xlink:type="simple">andrea.bourke@videotron.ca 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H</text:p>
          </table:table-cell>
          <table:table-cell office:value-type="string" calcext:value-type="string">
            <text:p>H4H VERDUN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dun Centr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J</text:p>
          </table:table-cell>
          <table:table-cell office:value-type="string" calcext:value-type="string">
            <text:p>H4J MONTREAL QC PDF DEPOT OUES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tiervill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K</text:p>
          </table:table-cell>
          <table:table-cell office:value-type="string" calcext:value-type="string">
            <text:p>H4K MONTREAL QC PDF DEPOT OUEST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 de Saraguay - Val Royal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L</text:p>
          </table:table-cell>
          <table:table-cell office:value-type="string" calcext:value-type="string">
            <text:p>H4L MONTREAL QC PDF DEPOT OUES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tu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M</text:p>
          </table:table-cell>
          <table:table-cell office:value-type="string" calcext:value-type="string">
            <text:p>H4M MONTREAL QC PDF DEPOT OUEST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old Park - Alexis Nihon Park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N</text:p>
          </table:table-cell>
          <table:table-cell office:value-type="string" calcext:value-type="string">
            <text:p>H4N MONTREAL QC PDF CHABANEL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levard Lebeau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P</text:p>
          </table:table-cell>
          <table:table-cell office:value-type="string" calcext:value-type="string">
            <text:p>H4P MONTREAL QC PDF DEPOT OUES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he Triangl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R</text:p>
          </table:table-cell>
          <table:table-cell office:value-type="string" calcext:value-type="string">
            <text:p>H4R MONTREAL QC PDF DEPOT OUEST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 Franc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S</text:p>
          </table:table-cell>
          <table:table-cell office:value-type="string" calcext:value-type="string">
            <text:p>H4S POINTE-CLAIRE QC PDF POINTE-CLAIRE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auren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T</text:p>
          </table:table-cell>
          <table:table-cell office:value-type="string" calcext:value-type="string">
            <text:p>H4T MONTREAL QC PDF DEPOT OUEST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montee de Liesse aand Cote de Liesse Expy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V</text:p>
          </table:table-cell>
          <table:table-cell office:value-type="string" calcext:value-type="string">
            <text:p>H4V MONTREAL QC PDF COTE-ST-LU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oyola Park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W</text:p>
          </table:table-cell>
          <table:table-cell office:value-type="string" calcext:value-type="string">
            <text:p>H4W MONTREAL QC PDF COTE-ST-LU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uc Jonction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X</text:p>
          </table:table-cell>
          <table:table-cell office:value-type="string" calcext:value-type="string">
            <text:p>H4X MONTREAL QC PDF COTE-ST-LU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Oues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Y</text:p>
          </table:table-cell>
          <table:table-cell office:value-type="string" calcext:value-type="string">
            <text:p>H4Y POINTE-CLAIRE QC PDF POINTE-CLAIR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rval Airpor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4Z</text:p>
          </table:table-cell>
          <table:table-cell office:value-type="string" calcext:value-type="string">
            <text:p>H4Z MONTREAL QC SUCC TOUR D/L BOURSE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wer Corporation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5A</text:p>
          </table:table-cell>
          <table:table-cell office:value-type="string" calcext:value-type="string">
            <text:p>H5A MONTREAL QC PDF BRIDGE 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Government Building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5B</text:p>
          </table:table-cell>
          <table:table-cell office:value-type="string" calcext:value-type="string">
            <text:p>H5B MONTREAL QC SUCC PL-DESJARDINS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omplex Desjardins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A</text:p>
          </table:table-cell>
          <table:table-cell office:value-type="string" calcext:value-type="string">
            <text:p>H7A LAVAL QC PDF DUVERNA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ge Chartrand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B</text:p>
          </table:table-cell>
          <table:table-cell office:value-type="string" calcext:value-type="string">
            <text:p>H7B LAVAL QC PDF DUVERNAY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wy 25 an Boulevard des Milles-Iles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C</text:p>
          </table:table-cell>
          <table:table-cell office:value-type="string" calcext:value-type="string">
            <text:p>H7C LAVAL QC PDF DUVERNAY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Vincent De Paul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E</text:p>
          </table:table-cell>
          <table:table-cell office:value-type="string" calcext:value-type="string">
            <text:p>H7E LAVAL QC PDF DUVERNA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uverna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G</text:p>
          </table:table-cell>
          <table:table-cell office:value-type="string" calcext:value-type="string">
            <text:p>H7G LAVAL QC PDF L-D-RAPIDE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nt Viau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H</text:p>
          </table:table-cell>
          <table:table-cell office:value-type="string" calcext:value-type="string">
            <text:p>H7H LAVAL QC PDF MONTEREY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s <text:s/>De Sainte Rose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J</text:p>
          </table:table-cell>
          <table:table-cell office:value-type="string" calcext:value-type="string">
            <text:p>H7J LAVAL QC PDF DUVERNAY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th Duverna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K</text:p>
          </table:table-cell>
          <table:table-cell office:value-type="string" calcext:value-type="string">
            <text:p>H7K LAVAL QC PDF MONTEREY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uteuil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L</text:p>
          </table:table-cell>
          <table:table-cell office:value-type="string" calcext:value-type="string">
            <text:p>H7L LAVAL QC PDF MONTEREY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Rose - Champfleur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M</text:p>
          </table:table-cell>
          <table:table-cell office:value-type="string" calcext:value-type="string">
            <text:p>H7M LAVAL QC PDF MONTEREY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mont - Belanger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N</text:p>
          </table:table-cell>
          <table:table-cell office:value-type="string" calcext:value-type="string">
            <text:p>H7N LAVAL QC PDF L-D-RAPIDE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al De Rapides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P</text:p>
          </table:table-cell>
          <table:table-cell office:value-type="string" calcext:value-type="string">
            <text:p>H7P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berville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R</text:p>
          </table:table-cell>
          <table:table-cell office:value-type="string" calcext:value-type="string">
            <text:p>H7R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al Ouest - Val Sur le Lac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S</text:p>
          </table:table-cell>
          <table:table-cell office:value-type="string" calcext:value-type="string">
            <text:p>H7S LAVAL QC PDF MONTEREY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Chopin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T</text:p>
          </table:table-cell>
          <table:table-cell office:value-type="string" calcext:value-type="string">
            <text:p>H7T LAVAL QC PDF MONTEREY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Saint Martin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V</text:p>
          </table:table-cell>
          <table:table-cell office:value-type="string" calcext:value-type="string">
            <text:p>H7V LAVAL QC PDF L-D-RAPIDE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omede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W</text:p>
          </table:table-cell>
          <table:table-cell office:value-type="string" calcext:value-type="string">
            <text:p>H7W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ge Mon Repos - Parc du Sablon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X</text:p>
          </table:table-cell>
          <table:table-cell office:value-type="string" calcext:value-type="string">
            <text:p>H7X LAVAL QC PDF LAVAL O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e Dorothée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7Y</text:p>
          </table:table-cell>
          <table:table-cell office:value-type="string" calcext:value-type="string">
            <text:p>H7Y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Dorothée Station - Laval Les Iles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475-3185</text:p>
          </table:table-cell>
          <table:table-cell table:style-name="ce19" office:value-type="string" calcext:value-type="string">
            <text:p><text:a xlink:href="mailto:hubert@royhujordan.com" xlink:type="simple">hubert@royh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8N</text:p>
          </table:table-cell>
          <table:table-cell office:value-type="string" calcext:value-type="string">
            <text:p>H8N MONTREAL QC PDF CHAMPLAIN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salle E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8P</text:p>
          </table:table-cell>
          <table:table-cell office:value-type="string" calcext:value-type="string">
            <text:p>H8P MONTREAL QC PDF CHAMPLAIN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 Rapides Park - L'Ile Aux Herons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8R</text:p>
          </table:table-cell>
          <table:table-cell office:value-type="string" calcext:value-type="string">
            <text:p>H8R MONTREAL QC PDF LASA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salle Ouest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8S</text:p>
          </table:table-cell>
          <table:table-cell office:value-type="string" calcext:value-type="string">
            <text:p>H8S MONTREAL QC PDF LASA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hine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8T</text:p>
          </table:table-cell>
          <table:table-cell office:value-type="string" calcext:value-type="string">
            <text:p>H8T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ignan Park - Lachine Ouest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605-0656</text:p>
          </table:table-cell>
          <table:table-cell table:style-name="ce19" office:value-type="string" calcext:value-type="string">
            <text:p><text:a xlink:href="mailto:silvana@roysijordan.com" xlink:type="simple">silvana@roys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8Y</text:p>
          </table:table-cell>
          <table:table-cell office:value-type="string" calcext:value-type="string">
            <text:p>H8Y MONTREAL QC PDF ROXBOR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xboro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8Z</text:p>
          </table:table-cell>
          <table:table-cell office:value-type="string" calcext:value-type="string">
            <text:p>H8Z MONTREAL QC PDF ROXBOR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Brook - Pierrefonds- Roxboro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H9A</text:p>
          </table:table-cell>
          <table:table-cell office:value-type="string" calcext:value-type="string">
            <text:p>H9A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llard de Ormeaux</text:p>
          </table:table-cell>
          <table:table-cell table:style-name="ce5"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B</text:p>
          </table:table-cell>
          <table:table-cell office:value-type="string" calcext:value-type="string">
            <text:p>H9B MONTREAL QC PDF ROXBOR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stwood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C</text:p>
          </table:table-cell>
          <table:table-cell office:value-type="string" calcext:value-type="string">
            <text:p>H9C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Isle Bizard E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E</text:p>
          </table:table-cell>
          <table:table-cell office:value-type="string" calcext:value-type="string">
            <text:p>H9E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Isle Bizard Ou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G</text:p>
          </table:table-cell>
          <table:table-cell office:value-type="string" calcext:value-type="string">
            <text:p>H9G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ke road - Fairview - Westminster - Elm Park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605-0656</text:p>
          </table:table-cell>
          <table:table-cell table:style-name="ce19" office:value-type="string" calcext:value-type="string">
            <text:p><text:a xlink:href="mailto:silvana@roysijordan.com" xlink:type="simple">silvana@roys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H</text:p>
          </table:table-cell>
          <table:table-cell office:value-type="string" calcext:value-type="string">
            <text:p>H9H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eendale - Sainte Genvieve - Lacey Green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J</text:p>
          </table:table-cell>
          <table:table-cell office:value-type="string" calcext:value-type="string">
            <text:p>H9J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errefonds - Timberlea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K</text:p>
          </table:table-cell>
          <table:table-cell office:value-type="string" calcext:value-type="string">
            <text:p>H9K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Saint Jacques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P</text:p>
          </table:table-cell>
          <table:table-cell office:value-type="string" calcext:value-type="string">
            <text:p>H9P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olf Dorval - Airport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605-0656</text:p>
          </table:table-cell>
          <table:table-cell table:style-name="ce19" office:value-type="string" calcext:value-type="string">
            <text:p><text:a xlink:href="mailto:silvana@roysijordan.com" xlink:type="simple">silvana@roys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R</text:p>
          </table:table-cell>
          <table:table-cell office:value-type="string" calcext:value-type="string">
            <text:p>H9R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keside Heights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605-0656</text:p>
          </table:table-cell>
          <table:table-cell table:style-name="ce19" office:value-type="string" calcext:value-type="string">
            <text:p><text:a xlink:href="mailto:silvana@roysijordan.com" xlink:type="simple">silvana@roys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S</text:p>
          </table:table-cell>
          <table:table-cell office:value-type="string" calcext:value-type="string">
            <text:p>H9S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rval Isand - Windsor Park - Beaconsfield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605-0656</text:p>
          </table:table-cell>
          <table:table-cell table:style-name="ce19" office:value-type="string" calcext:value-type="string">
            <text:p><text:a xlink:href="mailto:silvana@roysijordan.com" xlink:type="simple">silvana@roys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W</text:p>
          </table:table-cell>
          <table:table-cell office:value-type="string" calcext:value-type="string">
            <text:p>H9W BEACONSFIELD QC PDF BEACONSFIEL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acnsfield - Beauepair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9X</text:p>
          </table:table-cell>
          <table:table-cell office:value-type="string" calcext:value-type="string">
            <text:p>H9X BEACONSFIELD QC PDF BEACONSFIEL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ie D'Urfe - Sainte Ann de Bellevu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1-2904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0A</text:p>
          </table:table-cell>
          <table:table-cell office:value-type="string" calcext:value-type="string">
            <text:p>H0A MONTREAL QC CDP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0M</text:p>
          </table:table-cell>
          <table:table-cell office:value-type="string" calcext:value-type="string">
            <text:p>H0M OTT EXT-CORNWALL ON DC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kwesasne</text:p>
          </table:table-cell>
          <table:table-cell office:value-type="string" calcext:value-type="string">
            <text:p>Tanya Flar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330-3580</text:p>
          </table:table-cell>
          <table:table-cell table:style-name="ce19" office:value-type="string" calcext:value-type="string">
            <text:p><text:a xlink:href="mailto:tanya@roytajordan.com" xlink:type="simple">tanya@royt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A</text:p>
          </table:table-cell>
          <table:table-cell office:value-type="string" calcext:value-type="string">
            <text:p>J1A COATICOOK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aticook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C</text:p>
          </table:table-cell>
          <table:table-cell office:value-type="string" calcext:value-type="string">
            <text:p>J1C SHERBROOKE QC SUCC BROMPTONVI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rompton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E</text:p>
          </table:table-cell>
          <table:table-cell office:value-type="string" calcext:value-type="string">
            <text:p>J1E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Victoria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G</text:p>
          </table:table-cell>
          <table:table-cell office:value-type="string" calcext:value-type="string">
            <text:p>J1G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urimont - Moulton Hill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H</text:p>
          </table:table-cell>
          <table:table-cell office:value-type="string" calcext:value-type="string">
            <text:p>J1H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Bellevue - Belvedere Heights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J</text:p>
          </table:table-cell>
          <table:table-cell office:value-type="string" calcext:value-type="string">
            <text:p>J1J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Vieux Nord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K</text:p>
          </table:table-cell>
          <table:table-cell office:value-type="string" calcext:value-type="string">
            <text:p>J1K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e Lucien Blanchard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L</text:p>
          </table:table-cell>
          <table:table-cell office:value-type="string" calcext:value-type="string">
            <text:p><text:s/>J1L SHERBROOK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ack Cartier West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M</text:p>
          </table:table-cell>
          <table:table-cell office:value-type="string" calcext:value-type="string">
            <text:p><text:s/>J1M SHERBROOKE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nnoxville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N</text:p>
          </table:table-cell>
          <table:table-cell office:value-type="string" calcext:value-type="string">
            <text:p><text:s/>J1N SHERBROOK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ck Forest - Sainte Elie Deauville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R</text:p>
          </table:table-cell>
          <table:table-cell office:value-type="string" calcext:value-type="string">
            <text:p><text:s/>J1R SHERBROOKE QC SUCC ST-ELI-D'ORFO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lie D'orford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S</text:p>
          </table:table-cell>
          <table:table-cell office:value-type="string" calcext:value-type="string">
            <text:p><text:s/>J1S WINDSOR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indsor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T</text:p>
          </table:table-cell>
          <table:table-cell office:value-type="string" calcext:value-type="string">
            <text:p><text:s/>J1T ASBESTO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sbestos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X</text:p>
          </table:table-cell>
          <table:table-cell office:value-type="string" calcext:value-type="string">
            <text:p><text:s/>J1X MAGOG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gog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72-2548</text:p>
          </table:table-cell>
          <table:table-cell table:style-name="ce19" office:value-type="string" calcext:value-type="string">
            <text:p><text:a xlink:href="mailto:ghyslain@royghjordan.com" xlink:type="simple">ghyslain@royg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1Z</text:p>
          </table:table-cell>
          <table:table-cell office:value-type="string" calcext:value-type="string">
            <text:p><text:s/>J1Z SAINT-CYRILLE-DE-WENDOVER Q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-Cyrille-de-Wendove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205</text:p>
          </table:table-cell>
          <table:table-cell table:style-name="ce19" office:value-type="string" calcext:value-type="string">
            <text:p><text:a xlink:href="mailto:andree@royanjordan.com" xlink:type="simple">andree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A</text:p>
          </table:table-cell>
          <table:table-cell office:value-type="string" calcext:value-type="string">
            <text:p><text:s/>J2A DRUMMOND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Nicephore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205</text:p>
          </table:table-cell>
          <table:table-cell table:style-name="ce19" office:value-type="string" calcext:value-type="string">
            <text:p><text:a xlink:href="mailto:andree@royanjordan.com" xlink:type="simple">andree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B</text:p>
          </table:table-cell>
          <table:table-cell office:value-type="string" calcext:value-type="string">
            <text:p><text:s/>J2B DRUMMOND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-Charles-de-Drummond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205</text:p>
          </table:table-cell>
          <table:table-cell table:style-name="ce19" office:value-type="string" calcext:value-type="string">
            <text:p><text:a xlink:href="mailto:andree@royanjordan.com" xlink:type="simple">andree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C</text:p>
          </table:table-cell>
          <table:table-cell office:value-type="string" calcext:value-type="string">
            <text:p><text:s/>J2C DRUMMOND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rumondville Nord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205</text:p>
          </table:table-cell>
          <table:table-cell table:style-name="ce19" office:value-type="string" calcext:value-type="string">
            <text:p><text:a xlink:href="mailto:andree@royanjordan.com" xlink:type="simple">andree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E</text:p>
          </table:table-cell>
          <table:table-cell office:value-type="string" calcext:value-type="string">
            <text:p><text:s/>J2E DRUMMONDVILL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tham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205</text:p>
          </table:table-cell>
          <table:table-cell table:style-name="ce19" office:value-type="string" calcext:value-type="string">
            <text:p><text:a xlink:href="mailto:andree@royanjordan.com" xlink:type="simple">andree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G</text:p>
          </table:table-cell>
          <table:table-cell office:value-type="string" calcext:value-type="string">
            <text:p><text:s/>J2G GRANB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by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H</text:p>
          </table:table-cell>
          <table:table-cell office:value-type="string" calcext:value-type="string">
            <text:p><text:s/>J2H GRANBY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maine Richard - Terasse Bellevue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J</text:p>
          </table:table-cell>
          <table:table-cell office:value-type="string" calcext:value-type="string">
            <text:p><text:s/>J2J GRANBY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by Ouest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K</text:p>
          </table:table-cell>
          <table:table-cell office:value-type="string" calcext:value-type="string">
            <text:p><text:s/>J2K COWANS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wansville - Brigham - East Farnham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L</text:p>
          </table:table-cell>
          <table:table-cell office:value-type="string" calcext:value-type="string">
            <text:p><text:s/>J2L BROMONT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efford Ouest - Bromont Ski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M</text:p>
          </table:table-cell>
          <table:table-cell office:value-type="string" calcext:value-type="string">
            <text:p><text:s/>J2M SHEFFORD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Maher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N</text:p>
          </table:table-cell>
          <table:table-cell office:value-type="string" calcext:value-type="string">
            <text:p><text:s/>J2N FARNHAM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rnham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R</text:p>
          </table:table-cell>
          <table:table-cell office:value-type="string" calcext:value-type="string">
            <text:p><text:s/>J2R SAINT-HYACINTH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yacinthe Nord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30-6636</text:p>
          </table:table-cell>
          <table:table-cell table:style-name="ce19" office:value-type="string" calcext:value-type="string">
            <text:p><text:a xlink:href="mailto:sylvie@roysyjordan.com" xlink:type="simple">sylvie@roys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S</text:p>
          </table:table-cell>
          <table:table-cell office:value-type="string" calcext:value-type="string">
            <text:p><text:s/>J2S SAINT-HYACINTH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yacinthe Nord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30-6636</text:p>
          </table:table-cell>
          <table:table-cell table:style-name="ce19" office:value-type="string" calcext:value-type="string">
            <text:p><text:a xlink:href="mailto:sylvie@roysyjordan.com" xlink:type="simple">sylvie@roys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T</text:p>
          </table:table-cell>
          <table:table-cell office:value-type="string" calcext:value-type="string">
            <text:p><text:s/>J2T SAINT-HYACINTH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yacinthe le Confesseur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30-6636</text:p>
          </table:table-cell>
          <table:table-cell table:style-name="ce19" office:value-type="string" calcext:value-type="string">
            <text:p><text:a xlink:href="mailto:sylvie@roysyjordan.com" xlink:type="simple">sylvie@roys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W</text:p>
          </table:table-cell>
          <table:table-cell office:value-type="string" calcext:value-type="string">
            <text:p><text:s/>J2W SAINT-JEAN-SUR-RICHELIEU QC PDF SAINT-LUC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uc -Ile Fryer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X</text:p>
          </table:table-cell>
          <table:table-cell office:value-type="string" calcext:value-type="string">
            <text:p><text:s/>J2X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berville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2Y</text:p>
          </table:table-cell>
          <table:table-cell office:value-type="string" calcext:value-type="string">
            <text:p><text:s/>J2Y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nard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A</text:p>
          </table:table-cell>
          <table:table-cell office:value-type="string" calcext:value-type="string">
            <text:p><text:s/>J3A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mandie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B</text:p>
          </table:table-cell>
          <table:table-cell office:value-type="string" calcext:value-type="string">
            <text:p><text:s/>J3B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rard - Saint Lucien - Saint Esmond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E</text:p>
          </table:table-cell>
          <table:table-cell office:value-type="string" calcext:value-type="string">
            <text:p><text:s/>J3E SAINTE-JULI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nite Julie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30-6636</text:p>
          </table:table-cell>
          <table:table-cell table:style-name="ce19" office:value-type="string" calcext:value-type="string">
            <text:p><text:a xlink:href="mailto:sylvie@roysyjordan.com" xlink:type="simple">sylvie@roys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G</text:p>
          </table:table-cell>
          <table:table-cell office:value-type="string" calcext:value-type="string">
            <text:p><text:s/>J3G BELOEIL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loeil - McMasterville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30-6636</text:p>
          </table:table-cell>
          <table:table-cell table:style-name="ce19" office:value-type="string" calcext:value-type="string">
            <text:p><text:a xlink:href="mailto:sylvie@roysyjordan.com" xlink:type="simple">sylvie@roys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H</text:p>
          </table:table-cell>
          <table:table-cell office:value-type="string" calcext:value-type="string">
            <text:p><text:s/>J3H BELOEIL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Saint Hilaire - Otterburn Park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30-6636</text:p>
          </table:table-cell>
          <table:table-cell table:style-name="ce19" office:value-type="string" calcext:value-type="string">
            <text:p><text:a xlink:href="mailto:sylvie@roysyjordan.com" xlink:type="simple">sylvie@roys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L</text:p>
          </table:table-cell>
          <table:table-cell office:value-type="string" calcext:value-type="string">
            <text:p><text:s/>J3L CHAMBL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ignan - Chambly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M</text:p>
          </table:table-cell>
          <table:table-cell office:value-type="string" calcext:value-type="string">
            <text:p><text:s/>J3M MARIEVILL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rieville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N</text:p>
          </table:table-cell>
          <table:table-cell office:value-type="string" calcext:value-type="string">
            <text:p><text:s/>J3N SAINT-BASILE-LE-GRAND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Basile le Grand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38-880-9792</text:p>
          </table:table-cell>
          <table:table-cell table:style-name="ce19" office:value-type="string" calcext:value-type="string">
            <text:p><text:a xlink:href="mailto:marianne@roymajordan.com" xlink:type="simple">mariann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P</text:p>
          </table:table-cell>
          <table:table-cell office:value-type="string" calcext:value-type="string">
            <text:p><text:s/>J3P SOREL-TRAC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orel Tracy Est- Ile du Moine - Ile du Grac</text:p>
          </table:table-cell>
          <table:table-cell office:value-type="string" calcext:value-type="string">
            <text:p>Sophie Cheval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808-3539</text:p>
          </table:table-cell>
          <table:table-cell table:style-name="ce19" office:value-type="string" calcext:value-type="string">
            <text:p><text:a xlink:href="mailto:sophie@roysojordan.com" xlink:type="simple">sophie@roys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R</text:p>
          </table:table-cell>
          <table:table-cell office:value-type="string" calcext:value-type="string">
            <text:p><text:s/>J3R SOREL-TRAC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orel Tracy Ouest</text:p>
          </table:table-cell>
          <table:table-cell office:value-type="string" calcext:value-type="string">
            <text:p>Sophie Cheval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808-3539</text:p>
          </table:table-cell>
          <table:table-cell table:style-name="ce19" office:value-type="string" calcext:value-type="string">
            <text:p><text:a xlink:href="mailto:sophie@roysojordan.com" xlink:type="simple">sophie@roys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T</text:p>
          </table:table-cell>
          <table:table-cell office:value-type="string" calcext:value-type="string">
            <text:p><text:s/>J3T NICOLET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icolet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69-2992</text:p>
          </table:table-cell>
          <table:table-cell table:style-name="ce19" office:value-type="string" calcext:value-type="string">
            <text:p><text:a xlink:href="mailto:patrick@roypajordan.com" xlink:type="simple">patrick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V</text:p>
          </table:table-cell>
          <table:table-cell office:value-type="string" calcext:value-type="string">
            <text:p><text:s/>J3V SAINT-BRUNO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t Bruno de Montarville</text:p>
          </table:table-cell>
          <table:table-cell office:value-type="string" calcext:value-type="string">
            <text:p>Marc Dubo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812-6004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X</text:p>
          </table:table-cell>
          <table:table-cell office:value-type="string" calcext:value-type="string">
            <text:p><text:s/>J3X VARENNES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reness</text:p>
          </table:table-cell>
          <table:table-cell office:value-type="string" calcext:value-type="string">
            <text:p>Marie-Pierre Quinta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55-8877</text:p>
          </table:table-cell>
          <table:table-cell table:style-name="ce19" office:value-type="string" calcext:value-type="string">
            <text:p><text:a xlink:href="mailto:marie@roymajordan.com" xlink:type="simple">mari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Y</text:p>
          </table:table-cell>
          <table:table-cell office:value-type="string" calcext:value-type="string">
            <text:p><text:s/>J3Y SAINT-HUBERT QC PDF DE L'AEROPORT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ubert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3Z</text:p>
          </table:table-cell>
          <table:table-cell office:value-type="string" calcext:value-type="string">
            <text:p><text:s/>J3Z SAINT-HUBERT QC PDF DE L'AEROPORT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ubert Sud est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B</text:p>
          </table:table-cell>
          <table:table-cell office:value-type="string" calcext:value-type="string">
            <text:p><text:s/>J4B BOUCHERVILL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cherville</text:p>
          </table:table-cell>
          <table:table-cell office:value-type="string" calcext:value-type="string">
            <text:p>Marie-Pierre Quinta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55-8877</text:p>
          </table:table-cell>
          <table:table-cell table:style-name="ce19" office:value-type="string" calcext:value-type="string">
            <text:p><text:a xlink:href="mailto:marie@roymajordan.com" xlink:type="simple">mari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G</text:p>
          </table:table-cell>
          <table:table-cell office:value-type="string" calcext:value-type="string">
            <text:p><text:s/>J4G SAINT-HUBERT QC PDF DE L'AEROPOR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rrace Charbonneau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H</text:p>
          </table:table-cell>
          <table:table-cell office:value-type="string" calcext:value-type="string">
            <text:p><text:s/>J4H SAINT-HUBERT QC PDF DE L'AEROPOR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ld Logueuil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J</text:p>
          </table:table-cell>
          <table:table-cell office:value-type="string" calcext:value-type="string">
            <text:p><text:s/>J4J SAINT-HUBERT QC PDF DE L'AEROPORT 3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Michel Chartrand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K</text:p>
          </table:table-cell>
          <table:table-cell office:value-type="string" calcext:value-type="string">
            <text:p>J4K SAINT-HUBERT QC PDF DE L'AEROPORT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ce Longueuil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L</text:p>
          </table:table-cell>
          <table:table-cell office:value-type="string" calcext:value-type="string">
            <text:p>J4L SAINT-HUBERT QC PDF DE L'AEROPORT 3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ce Desormeaux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M</text:p>
          </table:table-cell>
          <table:table-cell office:value-type="string" calcext:value-type="string">
            <text:p>J4M SAINT-HUBERT QC PDF DE L'AEROPORT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entily Parc - Parc Belcourt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N</text:p>
          </table:table-cell>
          <table:table-cell office:value-type="string" calcext:value-type="string">
            <text:p>J4N SAINT-HUBERT QC PDF DE L'AEROPORT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ncours du Cerf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P</text:p>
          </table:table-cell>
          <table:table-cell office:value-type="string" calcext:value-type="string">
            <text:p>J4P BROSSARD QC PDF BROSSARD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moyn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R</text:p>
          </table:table-cell>
          <table:table-cell office:value-type="string" calcext:value-type="string">
            <text:p>J4R BROSSARD QC PDF BROSSA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ambert - Lemoyn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S</text:p>
          </table:table-cell>
          <table:table-cell office:value-type="string" calcext:value-type="string">
            <text:p>J4S BROSSARD QC PDF BROSSA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revill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T</text:p>
          </table:table-cell>
          <table:table-cell office:value-type="string" calcext:value-type="string">
            <text:p>J4T SAINT-HUBERT QC PDF DE L'AEROPORT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flech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V</text:p>
          </table:table-cell>
          <table:table-cell office:value-type="string" calcext:value-type="string">
            <text:p>J4V BROSSARD QC PDF BROSSA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eenfield Park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W</text:p>
          </table:table-cell>
          <table:table-cell office:value-type="string" calcext:value-type="string">
            <text:p>J4W BROSSARD QC PDF BROSSAR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de La Terr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X</text:p>
          </table:table-cell>
          <table:table-cell office:value-type="string" calcext:value-type="string">
            <text:p>J4X BROSSARD QC PDF BROSSAR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levard Rivard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Y</text:p>
          </table:table-cell>
          <table:table-cell office:value-type="string" calcext:value-type="string">
            <text:p>J4Y BROSSARD QC PDF BROSSAR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rossard - O section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4Z</text:p>
          </table:table-cell>
          <table:table-cell office:value-type="string" calcext:value-type="string">
            <text:p>J4Z BROSSARD QC PDF BROSSARD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Vanier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A</text:p>
          </table:table-cell>
          <table:table-cell office:value-type="string" calcext:value-type="string">
            <text:p>J5A SAINT-CONSTANT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onstant</text:p>
          </table:table-cell>
          <table:table-cell office:value-type="string" calcext:value-type="string">
            <text:p>Eric Landrevil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808-3648</text:p>
          </table:table-cell>
          <table:table-cell table:style-name="ce19" office:value-type="string" calcext:value-type="string">
            <text:p><text:a xlink:href="mailto:eric@royerjordan.com" xlink:type="simple">eric@roye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B</text:p>
          </table:table-cell>
          <table:table-cell office:value-type="string" calcext:value-type="string">
            <text:p>J5B DELSON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lson</text:p>
          </table:table-cell>
          <table:table-cell office:value-type="string" calcext:value-type="string">
            <text:p>David Turge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75-7362</text:p>
          </table:table-cell>
          <table:table-cell table:style-name="ce19" office:value-type="string" calcext:value-type="string">
            <text:p><text:a xlink:href="mailto:david@roydajordan.com" xlink:type="simple">david@royd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C</text:p>
          </table:table-cell>
          <table:table-cell office:value-type="string" calcext:value-type="string">
            <text:p>J5C SAINTE-CATHERIN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Catherine</text:p>
          </table:table-cell>
          <table:table-cell office:value-type="string" calcext:value-type="string">
            <text:p>Steve Morise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104</text:p>
          </table:table-cell>
          <table:table-cell table:style-name="ce19" office:value-type="string" calcext:value-type="string">
            <text:p><text:a xlink:href="mailto:steve@roystjordan.com" xlink:type="simple">steve@royst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J</text:p>
          </table:table-cell>
          <table:table-cell office:value-type="string" calcext:value-type="string">
            <text:p>J5J SAINTE-SOPHI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Sophi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K</text:p>
          </table:table-cell>
          <table:table-cell office:value-type="string" calcext:value-type="string">
            <text:p>J5K SAINT-COLOMBAN QC SUCC PRINCIPA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olomban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L</text:p>
          </table:table-cell>
          <table:table-cell office:value-type="string" calcext:value-type="string">
            <text:p>J5L SAINT-JEROME QC SUCC BELLEFEUI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aine Ouest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M</text:p>
          </table:table-cell>
          <table:table-cell office:value-type="string" calcext:value-type="string">
            <text:p>J5M SAINT-LIN-LAURENTIDES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in Laurentides</text:p>
          </table:table-cell>
          <table:table-cell table:style-name="ce7" office:value-type="string" calcext:value-type="string">
            <text:p>Eric Maisonneuve</text:p>
          </table:table-cell>
          <table:table-cell table:style-name="ce7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09-0890</text:p>
          </table:table-cell>
          <table:table-cell table:style-name="ce19" office:value-type="string" calcext:value-type="string">
            <text:p><text:a xlink:href="mailto:eric@royerjordan.com" xlink:type="simple">eric@roye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R</text:p>
          </table:table-cell>
          <table:table-cell office:value-type="string" calcext:value-type="string">
            <text:p>J5R LA PRAIRI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Prairie - Candiac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39-8331</text:p>
          </table:table-cell>
          <table:table-cell table:style-name="ce19" office:value-type="string" calcext:value-type="string">
            <text:p><text:a xlink:href="mailto:christian@roychjordan.com" xlink:type="simple">christian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T</text:p>
          </table:table-cell>
          <table:table-cell office:value-type="string" calcext:value-type="string">
            <text:p>J5T LAVALTRI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altrie</text:p>
          </table:table-cell>
          <table:table-cell office:value-type="string" calcext:value-type="string">
            <text:p>José Grégoi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0-265-3008</text:p>
          </table:table-cell>
          <table:table-cell table:style-name="ce19" office:value-type="string" calcext:value-type="string">
            <text:p><text:a xlink:href="mailto:josé@royjojordan.com" xlink:type="simple">josé@royj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V</text:p>
          </table:table-cell>
          <table:table-cell office:value-type="string" calcext:value-type="string">
            <text:p>J5V LOUISE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ouisville</text:p>
          </table:table-cell>
          <table:table-cell office:value-type="string" calcext:value-type="string">
            <text:p>Sylvie Guiroy 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380-4571</text:p>
          </table:table-cell>
          <table:table-cell table:style-name="ce19" office:value-type="string" calcext:value-type="string">
            <text:p><text:a xlink:href="mailto:sylvie@roysyjordan.com" xlink:type="simple">sylvie@roys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W</text:p>
          </table:table-cell>
          <table:table-cell office:value-type="string" calcext:value-type="string">
            <text:p>J5W L'ASSOMPTION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Assomption</text:p>
          </table:table-cell>
          <table:table-cell office:value-type="string" calcext:value-type="string">
            <text:p>Yves Assel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825-3629</text:p>
          </table:table-cell>
          <table:table-cell table:style-name="ce19" office:value-type="string" calcext:value-type="string">
            <text:p><text:a xlink:href="mailto:yves@royyvjordan.com" xlink:type="simple">yves@royyv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X</text:p>
          </table:table-cell>
          <table:table-cell office:value-type="string" calcext:value-type="string">
            <text:p>J5X L'EPIPHANI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Epihanie - Domaine des Deaux Lacs</text:p>
          </table:table-cell>
          <table:table-cell office:value-type="string" calcext:value-type="string">
            <text:p>Suzanne Less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50-471-5503</text:p>
          </table:table-cell>
          <table:table-cell table:style-name="ce19" office:value-type="string" calcext:value-type="string">
            <text:p><text:a xlink:href="mailto:suzanne@roysujordan.com" xlink:type="simple">suzanne@roys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Y</text:p>
          </table:table-cell>
          <table:table-cell office:value-type="string" calcext:value-type="string">
            <text:p>J5Y REPENTIGN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epentigny Nord</text:p>
          </table:table-cell>
          <table:table-cell office:value-type="string" calcext:value-type="string">
            <text:p>Patrick Lauz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08-7738</text:p>
          </table:table-cell>
          <table:table-cell table:style-name="ce19" office:value-type="string" calcext:value-type="string">
            <text:p><text:a xlink:href="mailto:patrick@roypajordan.com" xlink:type="simple">patrick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5Z</text:p>
          </table:table-cell>
          <table:table-cell office:value-type="string" calcext:value-type="string">
            <text:p>J5Z REPENTIGN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Gardeur - Charlemagne</text:p>
          </table:table-cell>
          <table:table-cell office:value-type="string" calcext:value-type="string">
            <text:p>Patrick Lauz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08-7738</text:p>
          </table:table-cell>
          <table:table-cell table:style-name="ce19" office:value-type="string" calcext:value-type="string">
            <text:p><text:a xlink:href="mailto:patrick@roypajordan.com" xlink:type="simple">patrick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A</text:p>
          </table:table-cell>
          <table:table-cell office:value-type="string" calcext:value-type="string">
            <text:p>J6A REPENTIGN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epentigny Centre</text:p>
          </table:table-cell>
          <table:table-cell office:value-type="string" calcext:value-type="string">
            <text:p>Patrick Lauz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08-7738</text:p>
          </table:table-cell>
          <table:table-cell table:style-name="ce19" office:value-type="string" calcext:value-type="string">
            <text:p><text:a xlink:href="mailto:patrick@roypajordan.com" xlink:type="simple">patrick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E</text:p>
          </table:table-cell>
          <table:table-cell office:value-type="string" calcext:value-type="string">
            <text:p>J6E JOLIETT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harles Borromee - Joilette</text:p>
          </table:table-cell>
          <table:table-cell office:value-type="string" calcext:value-type="string">
            <text:p>Shirley Blain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92-7255</text:p>
          </table:table-cell>
          <table:table-cell table:style-name="ce19" office:value-type="string" calcext:value-type="string">
            <text:p><text:a xlink:href="mailto:shirley@royshjordan.com" xlink:type="simple">shirley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J</text:p>
          </table:table-cell>
          <table:table-cell office:value-type="string" calcext:value-type="string">
            <text:p>J6J CHATEAUGUAY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teauguay Nor- Le Bassin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17-0981</text:p>
          </table:table-cell>
          <table:table-cell table:style-name="ce19" office:value-type="string" calcext:value-type="string">
            <text:p><text:a xlink:href="mailto:jaqueline@royjajordan.com" xlink:type="simple">jaqueline@royj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K</text:p>
          </table:table-cell>
          <table:table-cell office:value-type="string" calcext:value-type="string">
            <text:p>J6K CHATEAUGUA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teauguay Centre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17-0981</text:p>
          </table:table-cell>
          <table:table-cell table:style-name="ce19" office:value-type="string" calcext:value-type="string">
            <text:p><text:a xlink:href="mailto:jaqueline@royjajordan.com" xlink:type="simple">jaqueline@royj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N</text:p>
          </table:table-cell>
          <table:table-cell office:value-type="string" calcext:value-type="string">
            <text:p>J6N CHATEAUGUA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locheville - Beauharmois - Lery - Woodands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17-0981</text:p>
          </table:table-cell>
          <table:table-cell table:style-name="ce19" office:value-type="string" calcext:value-type="string">
            <text:p><text:a xlink:href="mailto:jaqueline@royjajordan.com" xlink:type="simple">jaqueline@royj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R</text:p>
          </table:table-cell>
          <table:table-cell office:value-type="string" calcext:value-type="string">
            <text:p>J6R CHATEAUGUA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rcier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17-0981</text:p>
          </table:table-cell>
          <table:table-cell table:style-name="ce19" office:value-type="string" calcext:value-type="string">
            <text:p><text:a xlink:href="mailto:jaqueline@royjajordan.com" xlink:type="simple">jaqueline@royj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S</text:p>
          </table:table-cell>
          <table:table-cell office:value-type="string" calcext:value-type="string">
            <text:p>J6S SALABERRY-DE-VALLEYFIELD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laberry de Valleyfield - Grande Ile - Bellerive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67-9440</text:p>
          </table:table-cell>
          <table:table-cell table:style-name="ce19" office:value-type="string" calcext:value-type="string">
            <text:p><text:a xlink:href="mailto:france@royfrjordan.com" xlink:type="simple">france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T</text:p>
          </table:table-cell>
          <table:table-cell office:value-type="string" calcext:value-type="string">
            <text:p>J6T SALABERRY-DE-VALLEYFIELD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laberry de Valleyfield 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67-9440</text:p>
          </table:table-cell>
          <table:table-cell table:style-name="ce19" office:value-type="string" calcext:value-type="string">
            <text:p><text:a xlink:href="mailto:france@royfrjordan.com" xlink:type="simple">france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V</text:p>
          </table:table-cell>
          <table:table-cell office:value-type="string" calcext:value-type="string">
            <text:p>J6V TERREBONNE QC PDF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henaie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0-2801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W</text:p>
          </table:table-cell>
          <table:table-cell office:value-type="string" calcext:value-type="string">
            <text:p>J6W TERREBONNE QC PDF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rrebonne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0-2801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X</text:p>
          </table:table-cell>
          <table:table-cell office:value-type="string" calcext:value-type="string">
            <text:p>J6X TERREBONNE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maine Pacha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0-2801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Y</text:p>
          </table:table-cell>
          <table:table-cell office:value-type="string" calcext:value-type="string">
            <text:p>J6Y TERREBONNE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esant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0-2801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6Z</text:p>
          </table:table-cell>
          <table:table-cell office:value-type="string" calcext:value-type="string">
            <text:p>J6Z BOISBRIAND QC SUCC RIVE-NO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 des Filion - Lorrain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29-0103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A</text:p>
          </table:table-cell>
          <table:table-cell office:value-type="string" calcext:value-type="string">
            <text:p>J7A BOISBRIAND QC SUCC RIVE-NO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semr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29-0103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B</text:p>
          </table:table-cell>
          <table:table-cell office:value-type="string" calcext:value-type="string">
            <text:p>J7B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lainvil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29-0103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C</text:p>
          </table:table-cell>
          <table:table-cell office:value-type="string" calcext:value-type="string">
            <text:p>J7C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lainvill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29-0103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E</text:p>
          </table:table-cell>
          <table:table-cell office:value-type="string" calcext:value-type="string">
            <text:p>J7E BOISBRIAND QC PDF DEPOT RIVE-NO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Therese <text:s/>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29-0103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G</text:p>
          </table:table-cell>
          <table:table-cell office:value-type="string" calcext:value-type="string">
            <text:p>J7G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briand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29-0103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H</text:p>
          </table:table-cell>
          <table:table-cell office:value-type="string" calcext:value-type="string">
            <text:p>J7H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e Jordi Bonet - Rue Baudelair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29-0103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J</text:p>
          </table:table-cell>
          <table:table-cell office:value-type="string" calcext:value-type="string">
            <text:p>J7J MIRABEL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anvier</text:p>
          </table:table-cell>
          <table:table-cell office:value-type="string" calcext:value-type="string">
            <text:p>Michel Pelle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92-8111</text:p>
          </table:table-cell>
          <table:table-cell table:style-name="ce19" office:value-type="string" calcext:value-type="string">
            <text:p><text:a xlink:href="mailto:michel@roymijordan.com" xlink:type="simple">michel@roym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K</text:p>
          </table:table-cell>
          <table:table-cell office:value-type="string" calcext:value-type="string">
            <text:p>J7K TERREBONNE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ctor PR M 1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0-2801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L</text:p>
          </table:table-cell>
          <table:table-cell office:value-type="string" calcext:value-type="string">
            <text:p>J7L TERREBONNE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scouche Heights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0-2801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M</text:p>
          </table:table-cell>
          <table:table-cell office:value-type="string" calcext:value-type="string">
            <text:p>J7M TERREBONNE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Plaine - Domaine du Boise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0-2801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N</text:p>
          </table:table-cell>
          <table:table-cell office:value-type="string" calcext:value-type="string">
            <text:p>J7N MIRABEL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anut - Saint Augustin</text:p>
          </table:table-cell>
          <table:table-cell office:value-type="string" calcext:value-type="string">
            <text:p>Michel Pelle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92-8111</text:p>
          </table:table-cell>
          <table:table-cell table:style-name="ce19" office:value-type="string" calcext:value-type="string">
            <text:p><text:a xlink:href="mailto:michel@roymijordan.com" xlink:type="simple">michel@roym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P</text:p>
          </table:table-cell>
          <table:table-cell office:value-type="string" calcext:value-type="string">
            <text:p>J7P SAINT-EUSTACH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ustache Est</text:p>
          </table:table-cell>
          <table:table-cell office:value-type="string" calcext:value-type="string">
            <text:p>Lyne Spedd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824-3000</text:p>
          </table:table-cell>
          <table:table-cell table:style-name="ce19" office:value-type="string" calcext:value-type="string">
            <text:p><text:a xlink:href="mailto:lyne@roylyjordan.com" xlink:type="simple">lyne@royl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R</text:p>
          </table:table-cell>
          <table:table-cell office:value-type="string" calcext:value-type="string">
            <text:p>J7R SAINT-EUSTACH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ustache - Deax Montagnes</text:p>
          </table:table-cell>
          <table:table-cell office:value-type="string" calcext:value-type="string">
            <text:p>Lyne Spedd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824-3000</text:p>
          </table:table-cell>
          <table:table-cell table:style-name="ce19" office:value-type="string" calcext:value-type="string">
            <text:p><text:a xlink:href="mailto:lyne@roylyjordan.com" xlink:type="simple">lyne@royl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T</text:p>
          </table:table-cell>
          <table:table-cell office:value-type="string" calcext:value-type="string">
            <text:p>J7T SAINT-LAZAR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azare</text:p>
          </table:table-cell>
          <table:table-cell office:value-type="string" calcext:value-type="string">
            <text:p>Yvon Bla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73-2769</text:p>
          </table:table-cell>
          <table:table-cell table:style-name="ce19" office:value-type="string" calcext:value-type="string">
            <text:p><text:a xlink:href="mailto:yvon@royyvjordan.com" xlink:type="simple">yvon@royyv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V</text:p>
          </table:table-cell>
          <table:table-cell office:value-type="string" calcext:value-type="string">
            <text:p>J7V VAUDREUIL-DORIO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udreuil / Dorion - Notre Dam de Ilse Perrot</text:p>
          </table:table-cell>
          <table:table-cell office:value-type="string" calcext:value-type="string">
            <text:p>Caroline Saurio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880-2276</text:p>
          </table:table-cell>
          <table:table-cell table:style-name="ce19" office:value-type="string" calcext:value-type="string">
            <text:p><text:a xlink:href="mailto:caroline@roycajordan.com" xlink:type="simple">caroline@royc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W</text:p>
          </table:table-cell>
          <table:table-cell office:value-type="string" calcext:value-type="string">
            <text:p>J7W VAUDREUIL-DORIO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ncourt </text:p>
          </table:table-cell>
          <table:table-cell office:value-type="string" calcext:value-type="string">
            <text:p>Caroline Saurio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880-2276</text:p>
          </table:table-cell>
          <table:table-cell table:style-name="ce19" office:value-type="string" calcext:value-type="string">
            <text:p><text:a xlink:href="mailto:caroline@roycajordan.com" xlink:type="simple">caroline@royc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X</text:p>
          </table:table-cell>
          <table:table-cell office:value-type="string" calcext:value-type="string">
            <text:p>J7X SALABERRY-DE-VALLEYFIELD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s Coteaux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67-9440</text:p>
          </table:table-cell>
          <table:table-cell table:style-name="ce19" office:value-type="string" calcext:value-type="string">
            <text:p><text:a xlink:href="mailto:france@royfrjordan.com" xlink:type="simple">france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Y</text:p>
          </table:table-cell>
          <table:table-cell office:value-type="string" calcext:value-type="string">
            <text:p>J7Y SAINT-JEROM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om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7Z</text:p>
          </table:table-cell>
          <table:table-cell office:value-type="string" calcext:value-type="string">
            <text:p>J7Z SAINT-JEROM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om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A</text:p>
          </table:table-cell>
          <table:table-cell office:value-type="string" calcext:value-type="string">
            <text:p>J8A SAINT-HIPPOLYT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Pippolyte - Pine Croft - Lac En Coeur</text:p>
          </table:table-cell>
          <table:table-cell office:value-type="string" calcext:value-type="string">
            <text:p>Cynthia Meu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880-0014</text:p>
          </table:table-cell>
          <table:table-cell table:style-name="ce19" office:value-type="string" calcext:value-type="string">
            <text:p><text:a xlink:href="mailto:cynthia@roycyjordan.com" xlink:type="simple">cynthia@royc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B</text:p>
          </table:table-cell>
          <table:table-cell office:value-type="string" calcext:value-type="string">
            <text:p>J8B SAINTE-ADEL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Adele Sommet Bleu - Mont Rollard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C</text:p>
          </table:table-cell>
          <table:table-cell office:value-type="string" calcext:value-type="string">
            <text:p>J8C SAINTE-AGATHE-DES-MONT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Agathe de Monts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E</text:p>
          </table:table-cell>
          <table:table-cell office:value-type="string" calcext:value-type="string">
            <text:p>J8E MONT-TREMBLANT QC SUCC PRINCIPA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Trembant - Saint Jovit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18-4400</text:p>
          </table:table-cell>
          <table:table-cell table:style-name="ce19" office:value-type="string" calcext:value-type="string">
            <text:p><text:a xlink:href="mailto:louise@roylojordan.com" xlink:type="simple">louise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G</text:p>
          </table:table-cell>
          <table:table-cell office:value-type="string" calcext:value-type="string">
            <text:p>J8G BROWNSBURG-CHATHAM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rownsburg</text:p>
          </table:table-cell>
          <table:table-cell office:value-type="string" calcext:value-type="string">
            <text:p>Iannick Champag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50-566-1173</text:p>
          </table:table-cell>
          <table:table-cell table:style-name="ce19" office:value-type="string" calcext:value-type="string">
            <text:p><text:a xlink:href="mailto:iannick@royiajordan.com" xlink:type="simple">iannick@royi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H</text:p>
          </table:table-cell>
          <table:table-cell office:value-type="string" calcext:value-type="string">
            <text:p>J8H LACHUT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hute</text:p>
          </table:table-cell>
          <table:table-cell office:value-type="string" calcext:value-type="string">
            <text:p>Lyndsay Wood 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74-8019</text:p>
          </table:table-cell>
          <table:table-cell table:style-name="ce19" office:value-type="string" calcext:value-type="string">
            <text:p><text:a xlink:href="mailto:lyndsay@roylyjordan.com" xlink:type="simple">lyndsay@royly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L</text:p>
          </table:table-cell>
          <table:table-cell office:value-type="string" calcext:value-type="string">
            <text:p>J8L GATINEAU QC PDF BUCKINGHA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uckingham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M</text:p>
          </table:table-cell>
          <table:table-cell office:value-type="string" calcext:value-type="string">
            <text:p>J8M GATINEAU QC SUCC MASSON-ANGER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sson Angers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N</text:p>
          </table:table-cell>
          <table:table-cell office:value-type="string" calcext:value-type="string">
            <text:p>J8N VAL-DES-MONTS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Deziel</text:p>
          </table:table-cell>
          <table:table-cell office:value-type="string" calcext:value-type="string">
            <text:p>Richard Lab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923-0189</text:p>
          </table:table-cell>
          <table:table-cell table:style-name="ce19" office:value-type="string" calcext:value-type="string">
            <text:p><text:a xlink:href="mailto:richard@royrijordan.com" xlink:type="simple">richard@royr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P</text:p>
          </table:table-cell>
          <table:table-cell office:value-type="string" calcext:value-type="string">
            <text:p>J8P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istrict Du Lac Beauchamp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R</text:p>
          </table:table-cell>
          <table:table-cell office:value-type="string" calcext:value-type="string">
            <text:p>J8R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eanne D'Arc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T</text:p>
          </table:table-cell>
          <table:table-cell office:value-type="string" calcext:value-type="string">
            <text:p>J8T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tineau - Du Ruisseau District des Rivrains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V</text:p>
          </table:table-cell>
          <table:table-cell office:value-type="string" calcext:value-type="string">
            <text:p>J8V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ntey - Quinnville - Wilsons Corner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X</text:p>
          </table:table-cell>
          <table:table-cell office:value-type="string" calcext:value-type="string">
            <text:p>J8X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le De Hull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Y</text:p>
          </table:table-cell>
          <table:table-cell office:value-type="string" calcext:value-type="string">
            <text:p>J8Y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Des Fees Wrightville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8Z</text:p>
          </table:table-cell>
          <table:table-cell office:value-type="string" calcext:value-type="string">
            <text:p>J8Z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istrict de Loree Du Parc - Ironside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A</text:p>
          </table:table-cell>
          <table:table-cell office:value-type="string" calcext:value-type="string">
            <text:p>J9A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teau - Val Tetreau 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B</text:p>
          </table:table-cell>
          <table:table-cell office:value-type="string" calcext:value-type="string">
            <text:p>J9B CHELSEA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tineau River</text:p>
          </table:table-cell>
          <table:table-cell office:value-type="string" calcext:value-type="string">
            <text:p>Michel Vuillerm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360-5005</text:p>
          </table:table-cell>
          <table:table-cell table:style-name="ce19" office:value-type="string" calcext:value-type="string">
            <text:p><text:a xlink:href="mailto:michel@roymijordan.com" xlink:type="simple">michel@roym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E</text:p>
          </table:table-cell>
          <table:table-cell office:value-type="string" calcext:value-type="string">
            <text:p>J9E MANIWAKI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niwaki</text:p>
          </table:table-cell>
          <table:table-cell office:value-type="string" calcext:value-type="string">
            <text:p>Jean-Francois Mas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9-623-5146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H</text:p>
          </table:table-cell>
          <table:table-cell office:value-type="string" calcext:value-type="string">
            <text:p>J9H GATINEAU QC PDF AYLM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ylmer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J</text:p>
          </table:table-cell>
          <table:table-cell office:value-type="string" calcext:value-type="string">
            <text:p>J9J GATINEAU QC PDF AYLM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cher Forest - Parc Kingsway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213-3962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L</text:p>
          </table:table-cell>
          <table:table-cell office:value-type="string" calcext:value-type="string">
            <text:p>J9L MONT-LAURIER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Laurier</text:p>
          </table:table-cell>
          <table:table-cell office:value-type="string" calcext:value-type="string">
            <text:p>Jean-Francois Mas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9-623-5146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P</text:p>
          </table:table-cell>
          <table:table-cell office:value-type="string" calcext:value-type="string">
            <text:p>J9P VAL-D'OR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D'Or</text:p>
          </table:table-cell>
          <table:table-cell office:value-type="string" calcext:value-type="string">
            <text:p>Marie Pier Brun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527-0152</text:p>
          </table:table-cell>
          <table:table-cell table:style-name="ce19" office:value-type="string" calcext:value-type="string">
            <text:p><text:a xlink:href="mailto:marie@roymajordan.com" xlink:type="simple">mari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T</text:p>
          </table:table-cell>
          <table:table-cell office:value-type="string" calcext:value-type="string">
            <text:p>J9T AMO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mos</text:p>
          </table:table-cell>
          <table:table-cell office:value-type="string" calcext:value-type="string">
            <text:p>Patrice Coutur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442-0417</text:p>
          </table:table-cell>
          <table:table-cell table:style-name="ce19" office:value-type="string" calcext:value-type="string">
            <text:p><text:a xlink:href="mailto:patrice@roypajordan.com" xlink:type="simple">patrice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V</text:p>
          </table:table-cell>
          <table:table-cell office:value-type="string" calcext:value-type="string">
            <text:p>J9V VILLE-MARI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 Marie</text:p>
          </table:table-cell>
          <table:table-cell table:style-name="ce7" office:value-type="string" calcext:value-type="string">
            <text:p>Sergue Svergoun</text:p>
          </table:table-cell>
          <table:table-cell table:style-name="ce7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772-6200</text:p>
          </table:table-cell>
          <table:table-cell table:style-name="ce19" office:value-type="string" calcext:value-type="string">
            <text:p><text:a xlink:href="mailto:sergue@roysejordan.com" xlink:type="simple">sergue@roys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X</text:p>
          </table:table-cell>
          <table:table-cell office:value-type="string" calcext:value-type="string">
            <text:p>J9X ROUYN-NORANDA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uyan Noranda</text:p>
          </table:table-cell>
          <table:table-cell office:value-type="string" calcext:value-type="string">
            <text:p>Luc Lem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819-732-5225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Y</text:p>
          </table:table-cell>
          <table:table-cell office:value-type="string" calcext:value-type="string">
            <text:p>J9Y ROUYN-NORANDA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ada</text:p>
          </table:table-cell>
          <table:table-cell office:value-type="string" calcext:value-type="string">
            <text:p>Luc Lem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819-732-5225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9Z</text:p>
          </table:table-cell>
          <table:table-cell office:value-type="string" calcext:value-type="string">
            <text:p>J9Z LA SARR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Sarre</text:p>
          </table:table-cell>
          <table:table-cell office:value-type="string" calcext:value-type="string">
            <text:p>Marie Pier Brun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527-0152</text:p>
          </table:table-cell>
          <table:table-cell table:style-name="ce19" office:value-type="string" calcext:value-type="string">
            <text:p><text:a xlink:href="mailto:marie@roymajordan.com" xlink:type="simple">mari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A</text:p>
          </table:table-cell>
          <table:table-cell office:value-type="string" calcext:value-type="string">
            <text:p>J0A SHERBROOK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arwick - Wotton - Danville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B</text:p>
          </table:table-cell>
          <table:table-cell office:value-type="string" calcext:value-type="string">
            <text:p>J0B SHERBROOK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herbrook <text:s/>and Magog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C</text:p>
          </table:table-cell>
          <table:table-cell office:value-type="string" calcext:value-type="string">
            <text:p>J0C DRUMMONDVILL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Drummondville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473-3205</text:p>
          </table:table-cell>
          <table:table-cell table:style-name="ce19" office:value-type="string" calcext:value-type="string">
            <text:p><text:a xlink:href="mailto:andree@royanjordan.com" xlink:type="simple">andree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E</text:p>
          </table:table-cell>
          <table:table-cell office:value-type="string" calcext:value-type="string">
            <text:p>J0E GRANBY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Grandby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14-0795</text:p>
          </table:table-cell>
          <table:table-cell table:style-name="ce19" office:value-type="string" calcext:value-type="string">
            <text:p><text:a xlink:href="mailto:shanie@royshjordan.com" xlink:type="simple">shanie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G</text:p>
          </table:table-cell>
          <table:table-cell office:value-type="string" calcext:value-type="string">
            <text:p>J0G SOREL QC CDP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orel Tracy</text:p>
          </table:table-cell>
          <table:table-cell office:value-type="string" calcext:value-type="string">
            <text:p>Sophie Cheval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808-3539</text:p>
          </table:table-cell>
          <table:table-cell table:style-name="ce19" office:value-type="string" calcext:value-type="string">
            <text:p><text:a xlink:href="mailto:sophie@roysojordan.com" xlink:type="simple">sophie@roys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H</text:p>
          </table:table-cell>
          <table:table-cell office:value-type="string" calcext:value-type="string">
            <text:p>J0H ST-HYACINTHE QC CDP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aint Hyacinthe</text:p>
          </table:table-cell>
          <table:table-cell office:value-type="string" calcext:value-type="string">
            <text:p>Pierre Luc Latou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78-5136</text:p>
          </table:table-cell>
          <table:table-cell table:style-name="ce19" office:value-type="string" calcext:value-type="string">
            <text:p><text:a xlink:href="mailto:pierre@roypijordan.com" xlink:type="simple">pierre@royp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J</text:p>
          </table:table-cell>
          <table:table-cell office:value-type="string" calcext:value-type="string">
            <text:p>J0J ST-JEAN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outh Rual Saint Jean Sur Richelieu</text:p>
          </table:table-cell>
          <table:table-cell office:value-type="string" calcext:value-type="string">
            <text:p>Steeve Bla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8-291-3437</text:p>
          </table:table-cell>
          <table:table-cell table:style-name="ce19" office:value-type="string" calcext:value-type="string">
            <text:p><text:a xlink:href="mailto:steeve@roystjordan.com" xlink:type="simple">steeve@royst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K</text:p>
          </table:table-cell>
          <table:table-cell office:value-type="string" calcext:value-type="string">
            <text:p>J0K JOLIETT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stigouche Wildlife reserve North Rural Joilette</text:p>
          </table:table-cell>
          <table:table-cell office:value-type="string" calcext:value-type="string">
            <text:p>Shirley Blain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992-7255</text:p>
          </table:table-cell>
          <table:table-cell table:style-name="ce19" office:value-type="string" calcext:value-type="string">
            <text:p><text:a xlink:href="mailto:shirley@royshjordan.com" xlink:type="simple">shirley@roys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L</text:p>
          </table:table-cell>
          <table:table-cell office:value-type="string" calcext:value-type="string">
            <text:p>J0L MONTREAL #1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Logueile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M</text:p>
          </table:table-cell>
          <table:table-cell office:value-type="string" calcext:value-type="string">
            <text:p>J0M MTL (NV-QC)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thern Quebec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N</text:p>
          </table:table-cell>
          <table:table-cell office:value-type="string" calcext:value-type="string">
            <text:p>J0N MONTREAL #2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Blainvile - Mirabel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8" office:value-type="string" calcext:value-type="string">
            <text:p>andrea.bourke@videotr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P</text:p>
          </table:table-cell>
          <table:table-cell office:value-type="string" calcext:value-type="string">
            <text:p>J0P VALLEYFIELD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North of Valleyfield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67-9440</text:p>
          </table:table-cell>
          <table:table-cell table:style-name="ce19" office:value-type="string" calcext:value-type="string">
            <text:p><text:a xlink:href="mailto:france@royfrjordan.com" xlink:type="simple">france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R</text:p>
          </table:table-cell>
          <table:table-cell office:value-type="string" calcext:value-type="string">
            <text:p>J0R SAINT-JEROM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aint Adele</text:p>
          </table:table-cell>
          <table:table-cell office:value-type="string" calcext:value-type="string">
            <text:p>Paul-Andre Jut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7-1255</text:p>
          </table:table-cell>
          <table:table-cell table:style-name="ce19" office:value-type="string" calcext:value-type="string">
            <text:p><text:a xlink:href="mailto:paul@roypajordan.com" xlink:type="simple">paul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S</text:p>
          </table:table-cell>
          <table:table-cell office:value-type="string" calcext:value-type="string">
            <text:p>J0S VALLEYFIELD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outh of Valletfield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50-267-9440</text:p>
          </table:table-cell>
          <table:table-cell table:style-name="ce19" office:value-type="string" calcext:value-type="string">
            <text:p><text:a xlink:href="mailto:france@royfrjordan.com" xlink:type="simple">france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T</text:p>
          </table:table-cell>
          <table:table-cell office:value-type="string" calcext:value-type="string">
            <text:p>J0T ST-AGATH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Mont Tremblant</text:p>
          </table:table-cell>
          <table:table-cell office:value-type="string" calcext:value-type="string">
            <text:p>Louis-Charles Men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773-1510</text:p>
          </table:table-cell>
          <table:table-cell table:style-name="ce19" office:value-type="string" calcext:value-type="string">
            <text:p><text:a xlink:href="mailto:louis@roylojordan.com" xlink:type="simple">louis@royl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V</text:p>
          </table:table-cell>
          <table:table-cell office:value-type="string" calcext:value-type="string">
            <text:p>J0V SAINT-JEROM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uhame - Cheneville - Saint Andre Avellin - Lachute- Papineauville</text:p>
          </table:table-cell>
          <table:table-cell office:value-type="string" calcext:value-type="string">
            <text:p>Paul-Andre Jut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4-247-1255</text:p>
          </table:table-cell>
          <table:table-cell table:style-name="ce19" office:value-type="string" calcext:value-type="string">
            <text:p><text:a xlink:href="mailto:paul@roypajordan.com" xlink:type="simple">paul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W</text:p>
          </table:table-cell>
          <table:table-cell office:value-type="string" calcext:value-type="string">
            <text:p>J0W MONT-LAURIER QC CDP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rval Lodge - Depot Forbes - Le Domaine - Sainte Anne du Lac <text:s/>- Lac des Ecorces - Gran Remous</text:p>
          </table:table-cell>
          <table:table-cell office:value-type="string" calcext:value-type="string">
            <text:p>Jean-Francois Mas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9-623-5146</text:p>
          </table:table-cell>
          <table:table-cell table:style-name="ce19" office:value-type="string" calcext:value-type="string">
            <text:p><text:a xlink:href="mailto:jean@royjejordan.com" xlink:type="simple">jea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X</text:p>
          </table:table-cell>
          <table:table-cell office:value-type="string" calcext:value-type="string">
            <text:p>J0X HULL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rual North West <text:s/>Gatineau - Gracefiled - Venosta - Low - Otter Lake - Campbell's Bay <text:s/>- Shawville</text:p>
          </table:table-cell>
          <table:table-cell office:value-type="string" calcext:value-type="string">
            <text:p>Anthony Remau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19-500-8875</text:p>
          </table:table-cell>
          <table:table-cell table:style-name="ce19" office:value-type="string" calcext:value-type="string">
            <text:p><text:a xlink:href="mailto:anthony@royanjordan.com" xlink:type="simple">anthony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Y</text:p>
          </table:table-cell>
          <table:table-cell office:value-type="string" calcext:value-type="string">
            <text:p>J0Y VAL D'OR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North West Quebec - Matagami Station</text:p>
          </table:table-cell>
          <table:table-cell office:value-type="string" calcext:value-type="string">
            <text:p>Marie Pier Brun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527-0152</text:p>
          </table:table-cell>
          <table:table-cell table:style-name="ce19" office:value-type="string" calcext:value-type="string">
            <text:p><text:a xlink:href="mailto:marie@roymajordan.com" xlink:type="simple">marie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0Z</text:p>
          </table:table-cell>
          <table:table-cell office:value-type="string" calcext:value-type="string">
            <text:p>J0Z ROUYN-NORANDA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West Centre Quebec - La Sarre - Rouyn Noranda - ZEC Kipawa</text:p>
          </table:table-cell>
          <table:table-cell office:value-type="string" calcext:value-type="string">
            <text:p>Luc Lem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819-732-5225</text:p>
          </table:table-cell>
          <table:table-cell table:style-name="ce19" office:value-type="string" calcext:value-type="string">
            <text:p><text:a xlink:href="mailto:luc@roylujordan.com" xlink:type="simple">luc@royl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A</text:p>
          </table:table-cell>
          <table:table-cell office:value-type="string" calcext:value-type="string">
            <text:p>K1A OTTAWA ON STN FED-GOVT/GOUV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liament Buildings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table:style-name="ce8" office:value-type="string" calcext:value-type="string">
            <text:p>info@geoff-bobbi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K1B OTTAWA ON LCD LANCASTER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view - Blackburn Hamlet - Industrial Park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table:style-name="ce8"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C</text:p>
          </table:table-cell>
          <table:table-cell office:value-type="string" calcext:value-type="string">
            <text:p>K1C ORLEANS ON STN ORLEANS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awatha Park - Convent Glen - Orleans Village Chateauneuf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table:style-name="ce8"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E</text:p>
          </table:table-cell>
          <table:table-cell office:value-type="string" calcext:value-type="string">
            <text:p>K1E ORLEANS ON STN ORLEAN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swood Village - Queenswood Heights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table:style-name="ce8" office:value-type="string" calcext:value-type="string">
            <text:p>thegirls@thegirlsteam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G</text:p>
          </table:table-cell>
          <table:table-cell office:value-type="string" calcext:value-type="string">
            <text:p>K1G OTTAWA ON LCD LANCA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view Park - Elmvale Acres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table:style-name="ce8" office:value-type="string" calcext:value-type="string">
            <text:p>info@geoff-bobbi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H</text:p>
          </table:table-cell>
          <table:table-cell office:value-type="string" calcext:value-type="string">
            <text:p>K1H OTTAWA ON LCD LANCA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ta Vista - Playfair Park - Guildwood Estates</text:p>
          </table:table-cell>
          <table:table-cell office:value-type="string" calcext:value-type="string">
            <text:p>Jenn Cah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table:style-name="ce8"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J</text:p>
          </table:table-cell>
          <table:table-cell office:value-type="string" calcext:value-type="string">
            <text:p>K1J OTTAWA ON STN TERMINAL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thwell Heights - Beaconwood - Glouchester - Beacon Hill South - Cardinal Heights - Cyrville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table:style-name="ce8"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K</text:p>
          </table:table-cell>
          <table:table-cell office:value-type="string" calcext:value-type="string">
            <text:p>K1K OTTAWA ON STN TERMINAL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rries - Forbes - Cummings - Overbrook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table:style-name="ce8" office:value-type="string" calcext:value-type="string">
            <text:p>thegirls@thegirlsteam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L</text:p>
          </table:table-cell>
          <table:table-cell office:value-type="string" calcext:value-type="string">
            <text:p>K1L OTTAWA ON STN VANIER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ier North - Kigsview Park - Vanier South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table:style-name="ce8" office:value-type="string" calcext:value-type="string">
            <text:p>info@geoff-bobbi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M</text:p>
          </table:table-cell>
          <table:table-cell office:value-type="string" calcext:value-type="string">
            <text:p>K1M OTTAWA ON STN VANIER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cliffe Park - New Edinburgh - Rideau Hall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table:style-name="ce8"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N</text:p>
          </table:table-cell>
          <table:table-cell office:value-type="string" calcext:value-type="string">
            <text:p>K1N OTTAWA ON STN VANI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er Town - Byward market - University of Ottawa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table:style-name="ce8"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P</text:p>
          </table:table-cell>
          <table:table-cell office:value-type="string" calcext:value-type="string">
            <text:p>K1P OTTAWA ON LCD S. FLEMIN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Ottawa - Confederation Park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table:style-name="ce8" office:value-type="string" calcext:value-type="string">
            <text:p>thegirls@thegirlsteam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R</text:p>
          </table:table-cell>
          <table:table-cell office:value-type="string" calcext:value-type="string">
            <text:p><text:s/>K1R OTTAWA ON LCD S. FLEMING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town West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table:style-name="ce8" office:value-type="string" calcext:value-type="string">
            <text:p>info@geoff-bobbi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S</text:p>
          </table:table-cell>
          <table:table-cell office:value-type="string" calcext:value-type="string">
            <text:p><text:s/>K1S OTTAWA ON LCD S. FLEMIN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lebe - Old Ottawa South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table:style-name="ce8"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T</text:p>
          </table:table-cell>
          <table:table-cell office:value-type="string" calcext:value-type="string">
            <text:p><text:s/>K1T OTTAWA ON LCD S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boro - Blossom Park - Findlay Creek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table:style-name="ce8"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V</text:p>
          </table:table-cell>
          <table:table-cell office:value-type="string" calcext:value-type="string">
            <text:p><text:s/>K1V OTTAWA ON LCD S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on Gate - Mooney Bay - Ottawa International Airport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table:style-name="ce8" office:value-type="string" calcext:value-type="string">
            <text:p>thegirls@thegirlsteam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W</text:p>
          </table:table-cell>
          <table:table-cell office:value-type="string" calcext:value-type="string">
            <text:p><text:s/>K1W ORLEANS ON STN ORLEAN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pel Hill South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table:style-name="ce8" office:value-type="string" calcext:value-type="string">
            <text:p>info@geoff-bobbi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X</text:p>
          </table:table-cell>
          <table:table-cell office:value-type="string" calcext:value-type="string">
            <text:p><text:s/>K1X OTTAWA ON LCD LANCA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cko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table:style-name="ce8"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Y</text:p>
          </table:table-cell>
          <table:table-cell office:value-type="string" calcext:value-type="string">
            <text:p><text:s/>K1Y OTTAWA ON STN 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ntonburg - Wellington Village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table:style-name="ce8"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1Z</text:p>
          </table:table-cell>
          <table:table-cell office:value-type="string" calcext:value-type="string">
            <text:p><text:s/>K1Z OTTAWA ON STN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boro - Carlington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table:style-name="ce8" office:value-type="string" calcext:value-type="string">
            <text:p>thegirls@thegirlsteam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A</text:p>
          </table:table-cell>
          <table:table-cell office:value-type="string" calcext:value-type="string">
            <text:p><text:s/>K2A OTTAWA ON STN J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land Park - Carlingwood - Braemar Park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table:style-name="ce8" office:value-type="string" calcext:value-type="string">
            <text:p>info@geoff-bobbi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<text:s/>K2B OTTAWA ON STN J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park - Lincoln Hieghts - Britannia Bay - Fariflied Heights - Whitehaven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table:style-name="ce8"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C</text:p>
          </table:table-cell>
          <table:table-cell office:value-type="string" calcext:value-type="string">
            <text:p><text:s/>K2C NEPEAN ON LCD MERIV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is - Parkway Park - Copeland Park - Courtland Park - Price of Wales on the Rideau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6-9501</text:p>
          </table:table-cell>
          <table:table-cell table:style-name="ce26" office:value-type="string" calcext:value-type="string">
            <text:p>Matt@MattRichling.com</text:p>
          </table:table-cell>
          <table:table-cell table:style-name="ce26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E</text:p>
          </table:table-cell>
          <table:table-cell office:value-type="string" calcext:value-type="string">
            <text:p>K2E NEPEAN ON LCD MERIV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eton Square - Parkwood Hills - Fisher Glen - Stewart Farm - Borden Farm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6-9501</text:p>
          </table:table-cell>
          <table:table-cell table:style-name="ce26" office:value-type="string" calcext:value-type="string">
            <text:p>Matt@MattRichling.com</text:p>
          </table:table-cell>
          <table:table-cell table:style-name="ce26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G</text:p>
          </table:table-cell>
          <table:table-cell office:value-type="string" calcext:value-type="string">
            <text:p>K2G NEPEAN ON LCD MERIV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pointe - craig Henry - Merivale Gardens Grenfell Glen Pineglen Place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6-9501</text:p>
          </table:table-cell>
          <table:table-cell table:style-name="ce26" office:value-type="string" calcext:value-type="string">
            <text:p>Matt@MattRichling.com</text:p>
          </table:table-cell>
          <table:table-cell table:style-name="ce26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H</text:p>
          </table:table-cell>
          <table:table-cell office:value-type="string" calcext:value-type="string">
            <text:p>K2H NEPEAN ON STN 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stal Bay - Bells Corners - Arlingotn Woods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6-9501</text:p>
          </table:table-cell>
          <table:table-cell table:style-name="ce26" office:value-type="string" calcext:value-type="string">
            <text:p>Matt@MattRichling.com</text:p>
          </table:table-cell>
          <table:table-cell table:style-name="ce26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J</text:p>
          </table:table-cell>
          <table:table-cell office:value-type="string" calcext:value-type="string">
            <text:p>K2J NEPEAN ON LCD 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haven West - Old Barrhaven - Barrhaven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6-9501</text:p>
          </table:table-cell>
          <table:table-cell table:style-name="ce26" office:value-type="string" calcext:value-type="string">
            <text:p>Matt@MattRichling.com</text:p>
          </table:table-cell>
          <table:table-cell table:style-name="ce26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K</text:p>
          </table:table-cell>
          <table:table-cell office:value-type="string" calcext:value-type="string">
            <text:p>K2K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rleys Bay - South March - North Kanata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97-0407</text:p>
          </table:table-cell>
          <table:table-cell office:value-type="string" calcext:value-type="string">
            <text:p>krista@kristamcfadde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L</text:p>
          </table:table-cell>
          <table:table-cell office:value-type="string" calcext:value-type="string">
            <text:p>K2L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nata - Katimavik/Hazeldean - Glen Cairn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97-0407</text:p>
          </table:table-cell>
          <table:table-cell office:value-type="string" calcext:value-type="string">
            <text:p>krista@kristamcfadde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M</text:p>
          </table:table-cell>
          <table:table-cell office:value-type="string" calcext:value-type="string">
            <text:p>K2M KANATA ON STN KAN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elwood - Emerald Meadows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97-0407</text:p>
          </table:table-cell>
          <table:table-cell office:value-type="string" calcext:value-type="string">
            <text:p>krista@kristamcfadde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P</text:p>
          </table:table-cell>
          <table:table-cell office:value-type="string" calcext:value-type="string">
            <text:p>K2P OTTAWA ON LCD S. FLEMIN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 Town - Golden Triangle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table:style-name="ce8"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R</text:p>
          </table:table-cell>
          <table:table-cell office:value-type="string" calcext:value-type="string">
            <text:p>K2R NEPEAN ON LCD 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Nepean - Jack Pine Trail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6-9501</text:p>
          </table:table-cell>
          <table:table-cell table:style-name="ce19" office:value-type="string" calcext:value-type="string">
            <text:p><text:a xlink:href="mailto:matt@roymajordan.com" xlink:type="simple">matt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S</text:p>
          </table:table-cell>
          <table:table-cell office:value-type="string" calcext:value-type="string">
            <text:p>K2S STITTSVILLE ON STN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ttsville/Brasswood - Stittsville</text:p>
          </table:table-cell>
          <table:table-cell office:value-type="string" calcext:value-type="string">
            <text:p>Mandy Ro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769-8040</text:p>
          </table:table-cell>
          <table:table-cell table:style-name="ce19" office:value-type="string" calcext:value-type="string">
            <text:p><text:a xlink:href="mailto:mandy@roymajordan.com" xlink:type="simple">mandy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T</text:p>
          </table:table-cell>
          <table:table-cell office:value-type="string" calcext:value-type="string">
            <text:p>K2T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nata Lakes - Marchwood - Morgan's Grant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97-0407</text:p>
          </table:table-cell>
          <table:table-cell office:value-type="string" calcext:value-type="string">
            <text:p>krista@kristamcfadde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V</text:p>
          </table:table-cell>
          <table:table-cell office:value-type="string" calcext:value-type="string">
            <text:p>K2V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nata West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97-0407</text:p>
          </table:table-cell>
          <table:table-cell office:value-type="string" calcext:value-type="string">
            <text:p>krista@kristamcfadde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2W</text:p>
          </table:table-cell>
          <table:table-cell office:value-type="string" calcext:value-type="string">
            <text:p>K2W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h march - Morgan's Grant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97-0407</text:p>
          </table:table-cell>
          <table:table-cell office:value-type="string" calcext:value-type="string">
            <text:p>krista@kristamcfadden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4A</text:p>
          </table:table-cell>
          <table:table-cell office:value-type="string" calcext:value-type="string">
            <text:p>K4A ORLEANS ON STN ORLEAN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al Creek - Fallingbrook - Avalon</text:p>
          </table:table-cell>
          <table:table-cell office:value-type="string" calcext:value-type="string">
            <text:p>Elaine Du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612-1212</text:p>
          </table:table-cell>
          <table:table-cell table:style-name="ce19" office:value-type="string" calcext:value-type="string">
            <text:p><text:a xlink:href="mailto:elaine@royeljordan.com" xlink:type="simple">elaine@royel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K4B NAVA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van</text:p>
          </table:table-cell>
          <table:table-cell office:value-type="string" calcext:value-type="string">
            <text:p>Jen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314-6111</text:p>
          </table:table-cell>
          <table:table-cell table:style-name="ce19" office:value-type="string" calcext:value-type="string">
            <text:p><text:a xlink:href="mailto:jen@royjejordan.com" xlink:type="simple">jen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4C</text:p>
          </table:table-cell>
          <table:table-cell office:value-type="string" calcext:value-type="string">
            <text:p>K4C CUMBERLAN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mberland</text:p>
          </table:table-cell>
          <table:table-cell office:value-type="string" calcext:value-type="string">
            <text:p>Teresa Whitm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899-4776</text:p>
          </table:table-cell>
          <table:table-cell table:style-name="ce19" office:value-type="string" calcext:value-type="string">
            <text:p><text:a xlink:href="mailto:teresa@teresawhitmorehomes.com" xlink:type="simple">teresa@teresawhitmorehome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4K</text:p>
          </table:table-cell>
          <table:table-cell office:value-type="string" calcext:value-type="string">
            <text:p>K4K ROCKLAN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rence Rockland</text:p>
          </table:table-cell>
          <table:table-cell office:value-type="string" calcext:value-type="string">
            <text:p>Collette G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668-0143</text:p>
          </table:table-cell>
          <table:table-cell table:style-name="ce19" office:value-type="string" calcext:value-type="string">
            <text:p><text:a xlink:href="mailto:collette@roycojordan.com" xlink:type="simple">collette@royc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4M</text:p>
          </table:table-cell>
          <table:table-cell office:value-type="string" calcext:value-type="string">
            <text:p>K4M ROCKLAN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Island - Carleton Golf Club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6-6743</text:p>
          </table:table-cell>
          <table:table-cell table:style-name="ce19" office:value-type="string" calcext:value-type="string">
            <text:p><text:a xlink:href="mailto:linda@roylijordan.com" xlink:type="simple">linda@royl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4P</text:p>
          </table:table-cell>
          <table:table-cell office:value-type="string" calcext:value-type="string">
            <text:p>K4P GREEL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ly</text:p>
          </table:table-cell>
          <table:table-cell office:value-type="string" calcext:value-type="string">
            <text:p>Anthony Gall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700-3345</text:p>
          </table:table-cell>
          <table:table-cell table:style-name="ce19" office:value-type="string" calcext:value-type="string">
            <text:p><text:a xlink:href="mailto:anthony@royanjordan.com" xlink:type="simple">anthony@royan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4R</text:p>
          </table:table-cell>
          <table:table-cell office:value-type="string" calcext:value-type="string">
            <text:p>K4R RUSSELL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Marc Eva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868-4383</text:p>
          </table:table-cell>
          <table:table-cell table:style-name="ce19" office:value-type="string" calcext:value-type="string">
            <text:p><text:a xlink:href="mailto:marc@roymajordan.com" xlink:type="simple">marc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6A</text:p>
          </table:table-cell>
          <table:table-cell office:value-type="string" calcext:value-type="string">
            <text:p>K6A HAWKES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wksberry</text:p>
          </table:table-cell>
          <table:table-cell office:value-type="string" calcext:value-type="string">
            <text:p>Francois Pich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677-2100</text:p>
          </table:table-cell>
          <table:table-cell table:style-name="ce19" office:value-type="string" calcext:value-type="string">
            <text:p><text:a xlink:href="mailto:francois@royfrjordan.com" xlink:type="simple">francois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6H</text:p>
          </table:table-cell>
          <table:table-cell office:value-type="string" calcext:value-type="string">
            <text:p>K6H CORNWALL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wall East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361-7026</text:p>
          </table:table-cell>
          <table:table-cell table:style-name="ce19" office:value-type="string" calcext:value-type="string">
            <text:p><text:a xlink:href="mailto:sue@roysujordan.com" xlink:type="simple">sue@roys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6J</text:p>
          </table:table-cell>
          <table:table-cell office:value-type="string" calcext:value-type="string">
            <text:p>K6J CORNWALL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wall Centre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361-7026</text:p>
          </table:table-cell>
          <table:table-cell table:style-name="ce19" office:value-type="string" calcext:value-type="string">
            <text:p><text:a xlink:href="mailto:sue@roysujordan.com" xlink:type="simple">sue@roys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6K</text:p>
          </table:table-cell>
          <table:table-cell office:value-type="string" calcext:value-type="string">
            <text:p>K6K CORNWALL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edale Terrace - Churchill Heights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361-7026</text:p>
          </table:table-cell>
          <table:table-cell table:style-name="ce19" office:value-type="string" calcext:value-type="string">
            <text:p><text:a xlink:href="mailto:sue@roysujordan.com" xlink:type="simple">sue@roys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6T</text:p>
          </table:table-cell>
          <table:table-cell office:value-type="string" calcext:value-type="string">
            <text:p>K6T BROCK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rockville</text:p>
          </table:table-cell>
          <table:table-cell office:value-type="string" calcext:value-type="string">
            <text:p>Brandy Bur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46-1600</text:p>
          </table:table-cell>
          <table:table-cell table:style-name="ce19" office:value-type="string" calcext:value-type="string">
            <text:p><text:a xlink:href="mailto:brandy@roybrjordan.com" xlink:type="simple">brandy@royb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6V</text:p>
          </table:table-cell>
          <table:table-cell office:value-type="string" calcext:value-type="string">
            <text:p>K6V BROCKVILL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ckville</text:p>
          </table:table-cell>
          <table:table-cell office:value-type="string" calcext:value-type="string">
            <text:p>Brandy Bur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46-1600</text:p>
          </table:table-cell>
          <table:table-cell table:style-name="ce19" office:value-type="string" calcext:value-type="string">
            <text:p><text:a xlink:href="mailto:brandy@roybrjordan.com" xlink:type="simple">brandy@royb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A</text:p>
          </table:table-cell>
          <table:table-cell office:value-type="string" calcext:value-type="string">
            <text:p>K7A SMITHS FALL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iths Falls</text:p>
          </table:table-cell>
          <table:table-cell office:value-type="string" calcext:value-type="string">
            <text:p>Jackie Watki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485-6585</text:p>
          </table:table-cell>
          <table:table-cell table:style-name="ce19" office:value-type="string" calcext:value-type="string">
            <text:p><text:a xlink:href="mailto:jackie@royjajordan.com" xlink:type="simple">jackie@royj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C</text:p>
          </table:table-cell>
          <table:table-cell office:value-type="string" calcext:value-type="string">
            <text:p>K7C CARLETON PLAC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eton Place -Manny's Point</text:p>
          </table:table-cell>
          <table:table-cell office:value-type="string" calcext:value-type="string">
            <text:p>Tanya Ev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85-4214</text:p>
          </table:table-cell>
          <table:table-cell table:style-name="ce19" office:value-type="string" calcext:value-type="string">
            <text:p><text:a xlink:href="mailto:tanya@roytajordan.com" xlink:type="simple">tanya@royt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G</text:p>
          </table:table-cell>
          <table:table-cell office:value-type="string" calcext:value-type="string">
            <text:p>K7G GANANOQU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anoque</text:p>
          </table:table-cell>
          <table:table-cell office:value-type="string" calcext:value-type="string">
            <text:p>Wilf Knapper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340-3293</text:p>
          </table:table-cell>
          <table:table-cell table:style-name="ce19" office:value-type="string" calcext:value-type="string">
            <text:p><text:a xlink:href="mailto:wilf@roywijordan.com" xlink:type="simple">wilf@royw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H</text:p>
          </table:table-cell>
          <table:table-cell office:value-type="string" calcext:value-type="string">
            <text:p>K7H PERTH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nll's Corner - Rairholme Park - Caroline Village</text:p>
          </table:table-cell>
          <table:table-cell office:value-type="string" calcext:value-type="string">
            <text:p>Jennifer Glaz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812-8114</text:p>
          </table:table-cell>
          <table:table-cell table:style-name="ce19" office:value-type="string" calcext:value-type="string">
            <text:p><text:a xlink:href="mailto:jennifer@royjejordan.com" xlink:type="simple">jennifer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K</text:p>
          </table:table-cell>
          <table:table-cell office:value-type="string" calcext:value-type="string">
            <text:p>K7K KINGS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deau Heigths - Nothe Kingston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613-541-8171</text:p>
          </table:table-cell>
          <table:table-cell table:style-name="ce8" office:value-type="string" calcext:value-type="string">
            <text:p>barb@barbguiden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L</text:p>
          </table:table-cell>
          <table:table-cell office:value-type="string" calcext:value-type="string">
            <text:p>K7L KINGS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ston Centre - Weller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613-541-8171</text:p>
          </table:table-cell>
          <table:table-cell table:style-name="ce8" office:value-type="string" calcext:value-type="string">
            <text:p>barb@barbguiden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M</text:p>
          </table:table-cell>
          <table:table-cell office:value-type="string" calcext:value-type="string">
            <text:p>K7M KINGSTON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den Park - Valeyview - Greenville Park - Polson Park - Woodlands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613-541-8171</text:p>
          </table:table-cell>
          <table:table-cell table:style-name="ce8" office:value-type="string" calcext:value-type="string">
            <text:p>barb@barbguiden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M</text:p>
          </table:table-cell>
          <table:table-cell office:value-type="string" calcext:value-type="string">
            <text:p>K7N KINGSTON ON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herstview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613-541-8171</text:p>
          </table:table-cell>
          <table:table-cell table:style-name="ce8" office:value-type="string" calcext:value-type="string">
            <text:p>barb@barbguiden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P</text:p>
          </table:table-cell>
          <table:table-cell office:value-type="string" calcext:value-type="string">
            <text:p>K7P KINGSTON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aaqui Westbrook</text:p>
          </table:table-cell>
          <table:table-cell table:style-name="ce2" office:value-type="string" calcext:value-type="string">
            <text:p>Spencer Baker</text:p>
          </table:table-cell>
          <table:table-cell table:style-name="ce2" office:value-type="float" office:value="20211030" calcext:value-type="float">
            <text:p>20211030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613-561-3000</text:p>
          </table:table-cell>
          <table:table-cell table:style-name="ce19" office:value-type="string" calcext:value-type="string">
            <text:p><text:a xlink:href="mailto:spencer@thehintonteam.com" xlink:type="simple">spencer@thehintonteam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P</text:p>
          </table:table-cell>
          <table:table-cell office:value-type="string" calcext:value-type="string">
            <text:p>K7P KINGSTON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aaqui Westbrook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613-541-8171</text:p>
          </table:table-cell>
          <table:table-cell table:style-name="ce8" office:value-type="string" calcext:value-type="string">
            <text:p>barb@barbguiden.com</text:p>
          </table:table-cell>
          <table:table-cell table:style-name="ce8" table:number-columns-repeated="7"/>
          <table:table-cell table:number-columns-repeated="13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K7R</text:p>
          </table:table-cell>
          <table:table-cell office:value-type="string" calcext:value-type="string">
            <text:p>K7R NAPANE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Edward County - Napanee</text:p>
          </table:table-cell>
          <table:table-cell table:style-name="ce2" office:value-type="string" calcext:value-type="string">
            <text:p>Alexandra Grant</text:p>
          </table:table-cell>
          <table:table-cell table:style-name="ce2" office:value-type="float" office:value="20211006" calcext:value-type="float">
            <text:p>20211006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 888 8365</text:p>
          </table:table-cell>
          <table:table-cell table:style-name="ce19" office:value-type="string" calcext:value-type="string">
            <text:p>pecrealtor@gmail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S</text:p>
          </table:table-cell>
          <table:table-cell office:value-type="string" calcext:value-type="string">
            <text:p>K7S ARNPRIOR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nprior - Sandy Hook - Mansfiled</text:p>
          </table:table-cell>
          <table:table-cell office:value-type="string" calcext:value-type="string">
            <text:p>Cliff Jud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868-2659</text:p>
          </table:table-cell>
          <table:table-cell table:style-name="ce19" office:value-type="string" calcext:value-type="string">
            <text:p><text:a xlink:href="mailto:cliff@roycljordan.com" xlink:type="simple">cliff@roycl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7V</text:p>
          </table:table-cell>
          <table:table-cell office:value-type="string" calcext:value-type="string">
            <text:p>K7V RENFREW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nfrew</text:p>
          </table:table-cell>
          <table:table-cell office:value-type="string" calcext:value-type="string">
            <text:p>Tammy Bigelow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22-1554</text:p>
          </table:table-cell>
          <table:table-cell table:style-name="ce19" office:value-type="string" calcext:value-type="string">
            <text:p><text:a xlink:href="mailto:tammy@roytajordan.com" xlink:type="simple">tammy@royt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8A</text:p>
          </table:table-cell>
          <table:table-cell office:value-type="string" calcext:value-type="string">
            <text:p>K8A PEMBROK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mbroke - Pleasant - Brumsfield - Riverview</text:p>
          </table:table-cell>
          <table:table-cell office:value-type="string" calcext:value-type="string">
            <text:p>Jennifer Turco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639-8045</text:p>
          </table:table-cell>
          <table:table-cell table:style-name="ce8" office:value-type="string" calcext:value-type="string">
            <text:p><text:a xlink:href="mailto:info@jenniferturcotte.com" xlink:type="simple">info@jenniferturcot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8B</text:p>
          </table:table-cell>
          <table:table-cell office:value-type="string" calcext:value-type="string">
            <text:p>K8B PEMBROK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mbroke South East</text:p>
          </table:table-cell>
          <table:table-cell office:value-type="string" calcext:value-type="string">
            <text:p>Jennifer Turco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639-8045</text:p>
          </table:table-cell>
          <table:table-cell table:style-name="ce8" office:value-type="string" calcext:value-type="string">
            <text:p><text:a xlink:href="mailto:info@jenniferturcotte.com" xlink:type="simple">info@jenniferturcot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8H</text:p>
          </table:table-cell>
          <table:table-cell office:value-type="string" calcext:value-type="string">
            <text:p>K8H PETAWAWA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awawa</text:p>
          </table:table-cell>
          <table:table-cell office:value-type="string" calcext:value-type="string">
            <text:p>Jennifer Turco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639-8045</text:p>
          </table:table-cell>
          <table:table-cell table:style-name="ce8" office:value-type="string" calcext:value-type="string">
            <text:p><text:a xlink:href="mailto:info@jenniferturcotte.com" xlink:type="simple">info@jenniferturcot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8N</text:p>
          </table:table-cell>
          <table:table-cell office:value-type="string" calcext:value-type="string">
            <text:p>K8N BELLE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leville East</text:p>
          </table:table-cell>
          <table:table-cell table:style-name="ce8" office:value-type="string" calcext:value-type="string">
            <text:p>Cheryl Carrier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613-922-5999</text:p>
          </table:table-cell>
          <table:table-cell table:style-name="ce8" office:value-type="string" calcext:value-type="string">
            <text:p><text:a xlink:href="mailto:cheryl@remaxquinte.com" xlink:type="simple">cheryl@remaxqui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8P</text:p>
          </table:table-cell>
          <table:table-cell office:value-type="string" calcext:value-type="string">
            <text:p>K8P BELLE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illipston - Zion Hill - Latta - North East Belleville</text:p>
          </table:table-cell>
          <table:table-cell table:style-name="ce8" office:value-type="string" calcext:value-type="string">
            <text:p>Cheryl Carrier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613-922-5999</text:p>
          </table:table-cell>
          <table:table-cell table:style-name="ce8" office:value-type="string" calcext:value-type="string">
            <text:p><text:a xlink:href="mailto:cheryl@remaxquinte.com" xlink:type="simple">cheryl@remaxqui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8R</text:p>
          </table:table-cell>
          <table:table-cell office:value-type="string" calcext:value-type="string">
            <text:p>K8R BELLEVILL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levile West</text:p>
          </table:table-cell>
          <table:table-cell table:style-name="ce8" office:value-type="string" calcext:value-type="string">
            <text:p>Cheryl Carrier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613-922-5999</text:p>
          </table:table-cell>
          <table:table-cell table:style-name="ce8" office:value-type="string" calcext:value-type="string">
            <text:p><text:a xlink:href="mailto:cheryl@remaxquinte.com" xlink:type="simple">cheryl@remaxqui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8V</text:p>
          </table:table-cell>
          <table:table-cell office:value-type="string" calcext:value-type="string">
            <text:p>K8V TRENTON ON LCD MAIN 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enton</text:p>
          </table:table-cell>
          <table:table-cell table:style-name="ce8" office:value-type="string" calcext:value-type="string">
            <text:p>Cheryl Carrier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613-922-5999</text:p>
          </table:table-cell>
          <table:table-cell table:style-name="ce8" office:value-type="string" calcext:value-type="string">
            <text:p><text:a xlink:href="mailto:cheryl@remaxquinte.com" xlink:type="simple">cheryl@remaxquint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9A</text:p>
          </table:table-cell>
          <table:table-cell office:value-type="string" calcext:value-type="string">
            <text:p>K9A COBOUR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bourg</text:p>
          </table:table-cell>
          <table:table-cell office:value-type="string" calcext:value-type="string">
            <text:p>Sharon Ma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77-526-6342</text:p>
          </table:table-cell>
          <table:table-cell table:style-name="ce8" office:value-type="string" calcext:value-type="string">
            <text:p>sharon@sharonmal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9H</text:p>
          </table:table-cell>
          <table:table-cell office:value-type="string" calcext:value-type="string">
            <text:p>K9H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erborough North</text:p>
          </table:table-cell>
          <table:table-cell table:style-name="ce2" office:value-type="string" calcext:value-type="string">
            <text:p>Trudy Vanderberg Wilson</text:p>
          </table:table-cell>
          <table:table-cell table:style-name="ce2" office:value-type="float" office:value="20211028" calcext:value-type="float">
            <text:p>2021102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table:style-name="ce8" office:value-type="string" calcext:value-type="string">
            <text:p>trudy003@sympatico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9J</text:p>
          </table:table-cell>
          <table:table-cell office:value-type="string" calcext:value-type="string">
            <text:p>K9J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erborough South - Crawford Gorve - Claraday - Coldsprings - Collison Heights -Kawartha Golf Club</text:p>
          </table:table-cell>
          <table:table-cell office:value-type="string" calcext:value-type="string">
            <text:p>Trudy Vanderberg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table:style-name="ce8" office:value-type="string" calcext:value-type="string">
            <text:p>trudy003@sympatico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9K</text:p>
          </table:table-cell>
          <table:table-cell office:value-type="string" calcext:value-type="string">
            <text:p>K9K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erborough West - Flemming College</text:p>
          </table:table-cell>
          <table:table-cell table:style-name="ce2" office:value-type="string" calcext:value-type="string">
            <text:p>Wade Hambl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875-1341</text:p>
          </table:table-cell>
          <table:table-cell table:style-name="ce16" office:value-type="string" calcext:value-type="string">
            <text:p>remax@wadehambli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9L</text:p>
          </table:table-cell>
          <table:table-cell office:value-type="string" calcext:value-type="string">
            <text:p>K9L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 View Heights - Trent University</text:p>
          </table:table-cell>
          <table:table-cell table:style-name="ce2" office:value-type="string" calcext:value-type="string">
            <text:p>Wade Hambl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875-1341</text:p>
          </table:table-cell>
          <table:table-cell table:style-name="ce16" office:value-type="string" calcext:value-type="string">
            <text:p>remax@wadehambli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9V</text:p>
          </table:table-cell>
          <table:table-cell office:value-type="string" calcext:value-type="string">
            <text:p>K9V LINDS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dsay</text:p>
          </table:table-cell>
          <table:table-cell table:style-name="ce2" office:value-type="string" calcext:value-type="string">
            <text:p>Wade Hambl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875-1341</text:p>
          </table:table-cell>
          <table:table-cell table:style-name="ce16" office:value-type="string" calcext:value-type="string">
            <text:p>remax@wadehambli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A</text:p>
          </table:table-cell>
          <table:table-cell office:value-type="string" calcext:value-type="string">
            <text:p>K0A OTTAWA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rual South East Ottawa and Rural South East Ottawa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table:style-name="ce8" office:value-type="string" calcext:value-type="string">
            <text:p>info@geoff-bobbie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B</text:p>
          </table:table-cell>
          <table:table-cell office:value-type="string" calcext:value-type="string">
            <text:p>K0B OTT EXT-HAWKESBURY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Hawksberry</text:p>
          </table:table-cell>
          <table:table-cell office:value-type="string" calcext:value-type="string">
            <text:p>Francois Pich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677-2100</text:p>
          </table:table-cell>
          <table:table-cell table:style-name="ce19" office:value-type="string" calcext:value-type="string">
            <text:p><text:a xlink:href="mailto:francois@royfrjordan.com" xlink:type="simple">francois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C</text:p>
          </table:table-cell>
          <table:table-cell office:value-type="string" calcext:value-type="string">
            <text:p>K0C OTT EXT-CORNWALL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sterville - Moose Creek - Alexandra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361-7026</text:p>
          </table:table-cell>
          <table:table-cell table:style-name="ce19" office:value-type="string" calcext:value-type="string">
            <text:p><text:a xlink:href="mailto:sue@roysujordan.com" xlink:type="simple">sue@roys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E</text:p>
          </table:table-cell>
          <table:table-cell office:value-type="string" calcext:value-type="string">
            <text:p>K0E OTT EXT-BROCKVILLE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ley's Bay - Mallorytown - Spencerville - Morrisburg</text:p>
          </table:table-cell>
          <table:table-cell office:value-type="string" calcext:value-type="string">
            <text:p>Brandi Bur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246-1600</text:p>
          </table:table-cell>
          <table:table-cell table:style-name="ce19" office:value-type="string" calcext:value-type="string">
            <text:p><text:a xlink:href="mailto:brandi@roybrjordan.com" xlink:type="simple">brandi@royb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G</text:p>
          </table:table-cell>
          <table:table-cell office:value-type="string" calcext:value-type="string">
            <text:p>K0G OTT EXT-SMITHS FALLS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ith Falls and Perth Rural</text:p>
          </table:table-cell>
          <table:table-cell office:value-type="string" calcext:value-type="string">
            <text:p>Jennifer Glaz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812-8114</text:p>
          </table:table-cell>
          <table:table-cell table:style-name="ce19" office:value-type="string" calcext:value-type="string">
            <text:p><text:a xlink:href="mailto:jennifer@royjejordan.com" xlink:type="simple">jennifer@royj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H</text:p>
          </table:table-cell>
          <table:table-cell office:value-type="string" calcext:value-type="string">
            <text:p>K0H TOR EXT-KINGST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yne - Sharbot Lake - Kaladar - Rural Kingston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41-8171</text:p>
          </table:table-cell>
          <table:table-cell table:style-name="ce8" office:value-type="string" calcext:value-type="string">
            <text:p>barb@barbguiden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J</text:p>
          </table:table-cell>
          <table:table-cell office:value-type="string" calcext:value-type="string">
            <text:p>K0J OTT EXT-PEMBROKE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y's Bay - Eganville - Rural Pebroke - Deep River - Stonecliff</text:p>
          </table:table-cell>
          <table:table-cell office:value-type="string" calcext:value-type="string">
            <text:p>Catherine Wat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639-9904</text:p>
          </table:table-cell>
          <table:table-cell table:style-name="ce19" office:value-type="string" calcext:value-type="string">
            <text:p><text:a xlink:href="mailto:catherine@roycajordan.com" xlink:type="simple">catherine@royc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K</text:p>
          </table:table-cell>
          <table:table-cell office:value-type="string" calcext:value-type="string">
            <text:p>K0K TOR EXT-BELLEVILLE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elleville - Marmora - Quinte West - Price Edward - Greater Napanee</text:p>
          </table:table-cell>
          <table:table-cell office:value-type="string" calcext:value-type="string">
            <text:p>Trish Belfo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13-922-5999</text:p>
          </table:table-cell>
          <table:table-cell table:style-name="ce19" office:value-type="string" calcext:value-type="string">
            <text:p><text:a xlink:href="mailto:trish@roytrjordan.com" xlink:type="simple">trish@royt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L</text:p>
          </table:table-cell>
          <table:table-cell office:value-type="string" calcext:value-type="string">
            <text:p>K0L TOR EXT-PETERBOROUGH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ncroft - Apsley - Campbellford - Rural Peterborough</text:p>
          </table:table-cell>
          <table:table-cell table:style-name="ce2" office:value-type="string" calcext:value-type="string">
            <text:p>Trudy Vanderberg Wilson</text:p>
          </table:table-cell>
          <table:table-cell table:style-name="ce2" office:value-type="float" office:value="20211028" calcext:value-type="float">
            <text:p>2021102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table:style-name="ce19" office:value-type="string" calcext:value-type="string">
            <text:p><text:a xlink:href="mailto:trudy003@sympatico.ca" xlink:type="simple">trudy003@sympatico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0M</text:p>
          </table:table-cell>
          <table:table-cell office:value-type="string" calcext:value-type="string">
            <text:p>K0M TOR EXT-PETERBOROUGH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burton - Minden - Kawartha Lake</text:p>
          </table:table-cell>
          <table:table-cell table:style-name="ce9" office:value-type="string" calcext:value-type="string">
            <text:p>Linda Baumgartner</text:p>
          </table:table-cell>
          <table:table-cell table:style-name="ce9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57-6508</text:p>
          </table:table-cell>
          <table:table-cell table:style-name="ce19" office:value-type="string" calcext:value-type="string">
            <text:p>linda@haliburtonrealestate.on.ca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A</text:p>
          </table:table-cell>
          <table:table-cell office:value-type="string" calcext:value-type="string">
            <text:p>L1A PORT HOP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Hope</text:p>
          </table:table-cell>
          <table:table-cell office:value-type="string" calcext:value-type="string">
            <text:p>Gord Se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375-0889</text:p>
          </table:table-cell>
          <table:table-cell table:style-name="ce19" office:value-type="string" calcext:value-type="string">
            <text:p><text:a xlink:href="mailto:gord@roygojordan.com" xlink:type="simple">gord@roygo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B</text:p>
          </table:table-cell>
          <table:table-cell office:value-type="string" calcext:value-type="string">
            <text:p>L1B BOWMA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castle - Wilmont Creek</text:p>
          </table:table-cell>
          <table:table-cell office:value-type="string" calcext:value-type="string">
            <text:p>Kimberley Alldre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424-1554</text:p>
          </table:table-cell>
          <table:table-cell office:value-type="string" calcext:value-type="string">
            <text:p>teamalldread@kimalldread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C</text:p>
          </table:table-cell>
          <table:table-cell office:value-type="string" calcext:value-type="string">
            <text:p>L1C BOWMA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wmanville</text:p>
          </table:table-cell>
          <table:table-cell office:value-type="string" calcext:value-type="string">
            <text:p>Kimberley Alldre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424-1554</text:p>
          </table:table-cell>
          <table:table-cell office:value-type="string" calcext:value-type="string">
            <text:p>teamalldread@kimalldread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E</text:p>
          </table:table-cell>
          <table:table-cell office:value-type="string" calcext:value-type="string">
            <text:p>L1E BOWMA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ice</text:p>
          </table:table-cell>
          <table:table-cell office:value-type="string" calcext:value-type="string">
            <text:p>Kimberley Alldre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424-1554</text:p>
          </table:table-cell>
          <table:table-cell office:value-type="string" calcext:value-type="string">
            <text:p>teamalldread@kimalldread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G</text:p>
          </table:table-cell>
          <table:table-cell office:value-type="string" calcext:value-type="string">
            <text:p>L1G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ac - North Oshawa - Centennila O'Neill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259-4255</text:p>
          </table:table-cell>
          <table:table-cell office:value-type="string" calcext:value-type="string">
            <text:p>tracey@traceymoore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H</text:p>
          </table:table-cell>
          <table:table-cell office:value-type="string" calcext:value-type="string">
            <text:p>L1H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Oshawa - Harmony - Doenvan -Cedar Dale - Lakeview Park</text:p>
          </table:table-cell>
          <table:table-cell table:style-name="ce2" office:value-type="string" calcext:value-type="string">
            <text:p>Roger Bouma</text:p>
          </table:table-cell>
          <table:table-cell table:style-name="ce2" office:value-type="float" office:value="20211007" calcext:value-type="float">
            <text:p>2021100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434-5452</text:p>
          </table:table-cell>
          <table:table-cell table:style-name="ce27" office:value-type="string" calcext:value-type="string">
            <text:p>BUY@BOUMA.CA</text:p>
          </table:table-cell>
          <table:table-cell table:style-name="ce27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J</text:p>
          </table:table-cell>
          <table:table-cell office:value-type="string" calcext:value-type="string">
            <text:p>L1J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Laughlin - Vanier - Stevenson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259-4255</text:p>
          </table:table-cell>
          <table:table-cell office:value-type="string" calcext:value-type="string">
            <text:p>tracey@traceymoore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K</text:p>
          </table:table-cell>
          <table:table-cell office:value-type="string" calcext:value-type="string">
            <text:p>L1K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crest - Eastdale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259-4255</text:p>
          </table:table-cell>
          <table:table-cell office:value-type="string" calcext:value-type="string">
            <text:p>tracey@traceymoore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L</text:p>
          </table:table-cell>
          <table:table-cell office:value-type="string" calcext:value-type="string">
            <text:p>L1L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fields - Kedron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259-4255</text:p>
          </table:table-cell>
          <table:table-cell office:value-type="string" calcext:value-type="string">
            <text:p>tracey@traceymoore.ca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M</text:p>
          </table:table-cell>
          <table:table-cell office:value-type="string" calcext:value-type="string">
            <text:p>L1M WHITBY ON LCD BROOKL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oklin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N</text:p>
          </table:table-cell>
          <table:table-cell office:value-type="string" calcext:value-type="string">
            <text:p>L1N WHITBY ON LCD WHITB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by - Whitby Shores - Port Whitby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P</text:p>
          </table:table-cell>
          <table:table-cell office:value-type="string" calcext:value-type="string">
            <text:p>L1P WHITBY ON LCD WHITB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Whitby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R</text:p>
          </table:table-cell>
          <table:table-cell office:value-type="string" calcext:value-type="string">
            <text:p>L1R WHITBY ON LCD WHITB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hitby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S</text:p>
          </table:table-cell>
          <table:table-cell office:value-type="string" calcext:value-type="string">
            <text:p>L1S AJAX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jax - Discovery Bay - Duffins Bay - Pickering Beach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T</text:p>
          </table:table-cell>
          <table:table-cell office:value-type="string" calcext:value-type="string">
            <text:p>L1T AJAX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side - Applecroft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V</text:p>
          </table:table-cell>
          <table:table-cell office:value-type="string" calcext:value-type="string">
            <text:p>L1V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ckering - Liverpool - Glengrove - Dunbarton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W</text:p>
          </table:table-cell>
          <table:table-cell office:value-type="string" calcext:value-type="string">
            <text:p>L1W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uge Park - Fairport - Glengrove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X</text:p>
          </table:table-cell>
          <table:table-cell office:value-type="string" calcext:value-type="string">
            <text:p>L1X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Pickering - Beverley Morgan Park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Y</text:p>
          </table:table-cell>
          <table:table-cell office:value-type="string" calcext:value-type="string">
            <text:p>L1Y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1Z</text:p>
          </table:table-cell>
          <table:table-cell office:value-type="string" calcext:value-type="string">
            <text:p>L1Z AJAX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Ajax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table:style-name="ce8" office:value-type="string" calcext:value-type="string">
            <text:p>maryroy@maryroy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A</text:p>
          </table:table-cell>
          <table:table-cell office:value-type="string" calcext:value-type="string">
            <text:p>L2A FORT ERI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ace Bridge - Fort Eri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E</text:p>
          </table:table-cell>
          <table:table-cell office:value-type="string" calcext:value-type="string">
            <text:p>L2E NIAGARA FALL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sway Gardens - Scott - Stamford Centre - Rainbow Bridge</text:p>
          </table:table-cell>
          <table:table-cell table:style-name="ce2" office:value-type="string" calcext:value-type="string">
            <text:p>Rachel Delduca</text:p>
          </table:table-cell>
          <table:table-cell table:style-name="ce2" office:value-type="float" office:value="20211033" calcext:value-type="float">
            <text:p>2021103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G</text:p>
          </table:table-cell>
          <table:table-cell office:value-type="string" calcext:value-type="string">
            <text:p>L2G NIAGARA FALL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ndy's Lane - Corwin</text:p>
          </table:table-cell>
          <table:table-cell table:style-name="ce2" office:value-type="string" calcext:value-type="string">
            <text:p>Rachel Delduca</text:p>
          </table:table-cell>
          <table:table-cell table:style-name="ce2" office:value-type="float" office:value="20211033" calcext:value-type="float">
            <text:p>2021103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H</text:p>
          </table:table-cell>
          <table:table-cell office:value-type="string" calcext:value-type="string">
            <text:p>L2H NIAGARA FALLS ON LCD MA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agara Falls South - Greens Corner</text:p>
          </table:table-cell>
          <table:table-cell table:style-name="ce2" office:value-type="string" calcext:value-type="string">
            <text:p>Rachel Delduca</text:p>
          </table:table-cell>
          <table:table-cell table:style-name="ce2" office:value-type="float" office:value="20211033" calcext:value-type="float">
            <text:p>2021103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J</text:p>
          </table:table-cell>
          <table:table-cell office:value-type="string" calcext:value-type="string">
            <text:p>L2J NIAGARA FALL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hard Park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M</text:p>
          </table:table-cell>
          <table:table-cell office:value-type="string" calcext:value-type="string">
            <text:p>L2M ST CATHARINES ON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Weller - Grantham - Carlton Park - Rydervil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N</text:p>
          </table:table-cell>
          <table:table-cell office:value-type="string" calcext:value-type="string">
            <text:p>L2N ST CATHARINES ON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Dalhousie - North End St Catherines - Lakeport - Lancaster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P</text:p>
          </table:table-cell>
          <table:table-cell office:value-type="string" calcext:value-type="string">
            <text:p>L2P ST CATHARINES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agara Gardens - Merriton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19" office:value-type="string" calcext:value-type="string">
            <text:p><text:a xlink:href="mailto:rdelduca@cogeco.ca" xlink:type="simple">rdelduca@cogeco.ca </text:a></text:p>
          </table:table-cell>
          <table:table-cell table:style-name="ce19" table:number-columns-repeated="5"/>
          <table:table-cell table:style-name="ce8" table:number-columns-repeated="2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R</text:p>
          </table:table-cell>
          <table:table-cell office:value-type="string" calcext:value-type="string">
            <text:p>L2R ST CATHARINES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coln - Louth - St Catherines West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S</text:p>
          </table:table-cell>
          <table:table-cell office:value-type="string" calcext:value-type="string">
            <text:p>L2S ST CATHARINES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peview - Western Hill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T</text:p>
          </table:table-cell>
          <table:table-cell office:value-type="string" calcext:value-type="string">
            <text:p>L2T ST CATHARINES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ridge - Burleigh Hill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V</text:p>
          </table:table-cell>
          <table:table-cell office:value-type="string" calcext:value-type="string">
            <text:p>L2V ST CATHARINES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old Park - Beaverdams - Thorold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2W</text:p>
          </table:table-cell>
          <table:table-cell office:value-type="string" calcext:value-type="string">
            <text:p>L2W ST CATHARINES ON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06 and QE Way South East - East Martindale Heights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B</text:p>
          </table:table-cell>
          <table:table-cell office:value-type="string" calcext:value-type="string">
            <text:p>L3B WELLA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land East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C</text:p>
          </table:table-cell>
          <table:table-cell office:value-type="string" calcext:value-type="string">
            <text:p>L3C WELLA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land West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K</text:p>
          </table:table-cell>
          <table:table-cell office:value-type="string" calcext:value-type="string">
            <text:p>L3K PORT COLBORN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olborn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L</text:p>
          </table:table-cell>
          <table:table-cell office:value-type="string" calcext:value-type="string">
            <text:p>L3L WOODBRIDG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bridg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M</text:p>
          </table:table-cell>
          <table:table-cell office:value-type="string" calcext:value-type="string">
            <text:p>L3M GRIMSBY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imsby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P</text:p>
          </table:table-cell>
          <table:table-cell office:value-type="string" calcext:value-type="string">
            <text:p>L3P UNIONVILLE O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ymerville / Markville East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R</text:p>
          </table:table-cell>
          <table:table-cell office:value-type="string" calcext:value-type="string">
            <text:p>L3R UNIONVILLE O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onville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S</text:p>
          </table:table-cell>
          <table:table-cell office:value-type="string" calcext:value-type="string">
            <text:p>L3S UNIONVILLE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madale - Remington Parkview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T</text:p>
          </table:table-cell>
          <table:table-cell office:value-type="string" calcext:value-type="string">
            <text:p>L3T THORNHILL ON LCD 2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gstaff - German Mills</text:p>
          </table:table-cell>
          <table:table-cell office:value-type="string" calcext:value-type="string">
            <text:p>Mehran Malekzade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6-833-4646</text:p>
          </table:table-cell>
          <table:table-cell table:style-name="ce19" office:value-type="string" calcext:value-type="string">
            <text:p><text:a xlink:href="mailto:mehran@roymejordan.com" xlink:type="simple">mehran@roym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V</text:p>
          </table:table-cell>
          <table:table-cell office:value-type="string" calcext:value-type="string">
            <text:p>L3V ORILL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illia</text:p>
          </table:table-cell>
          <table:table-cell office:value-type="string" calcext:value-type="string">
            <text:p>Marci Csumri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23-4915</text:p>
          </table:table-cell>
          <table:table-cell table:style-name="ce19" office:value-type="string" calcext:value-type="string">
            <text:p><text:a xlink:href="mailto:marci@roymajordan.com" xlink:type="simple">marci@roym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X</text:p>
          </table:table-cell>
          <table:table-cell office:value-type="string" calcext:value-type="string">
            <text:p>L3X NEWMARKET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market South and West</text:p>
          </table:table-cell>
          <table:table-cell office:value-type="string" calcext:value-type="string">
            <text:p>Trevor Com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55-1631</text:p>
          </table:table-cell>
          <table:table-cell table:style-name="ce8" office:value-type="string" calcext:value-type="string">
            <text:p><text:a xlink:href="mailto:trevor@meetteamtrevor.com" xlink:type="simple">trevor@meetteamtrevor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Y</text:p>
          </table:table-cell>
          <table:table-cell office:value-type="string" calcext:value-type="string">
            <text:p>L3Y NEWMARKET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market Centre</text:p>
          </table:table-cell>
          <table:table-cell office:value-type="string" calcext:value-type="string">
            <text:p>Trevor Com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55-1631</text:p>
          </table:table-cell>
          <table:table-cell table:style-name="ce8" office:value-type="string" calcext:value-type="string">
            <text:p><text:a xlink:href="mailto:trevor@meetteamtrevor.com" xlink:type="simple">trevor@meetteamtrevor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3Z</text:p>
          </table:table-cell>
          <table:table-cell office:value-type="string" calcext:value-type="string">
            <text:p>L3Z BRADFORD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Curtis Godd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252-8599</text:p>
          </table:table-cell>
          <table:table-cell table:style-name="ce19" office:value-type="string" calcext:value-type="string">
            <text:p><text:a xlink:href="mailto:curtis@roycujordan.com" xlink:type="simple">curtis@royc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A</text:p>
          </table:table-cell>
          <table:table-cell office:value-type="string" calcext:value-type="string">
            <text:p>L4A STOUFFVILLE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church / Stouffville</text:p>
          </table:table-cell>
          <table:table-cell office:value-type="string" calcext:value-type="string">
            <text:p>Vanessa Bur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6-454-9646</text:p>
          </table:table-cell>
          <table:table-cell table:style-name="ce19" office:value-type="string" calcext:value-type="string">
            <text:p><text:a xlink:href="mailto:vanessa@royvajordan.com" xlink:type="simple">vanessa@royv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B</text:p>
          </table:table-cell>
          <table:table-cell office:value-type="string" calcext:value-type="string">
            <text:p>L4B RICHMOND HILL ON LCD 20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view Glen - South East Richmond Hill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table:style-name="ce8" office:value-type="string" calcext:value-type="string">
            <text:p>homes@darylking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C</text:p>
          </table:table-cell>
          <table:table-cell office:value-type="string" calcext:value-type="string">
            <text:p>L4C RICHMOND HILL ON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gin Mills - Yongehurst - Beverley Acres - Carrville - Richvale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table:style-name="ce8" office:value-type="string" calcext:value-type="string">
            <text:p>homes@darylking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E</text:p>
          </table:table-cell>
          <table:table-cell office:value-type="string" calcext:value-type="string">
            <text:p>L4E RICHMOND HILL ON LCD 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 Ridges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table:style-name="ce8" office:value-type="string" calcext:value-type="string">
            <text:p>homes@darylking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G</text:p>
          </table:table-cell>
          <table:table-cell office:value-type="string" calcext:value-type="string">
            <text:p>L4G AURORA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rra</text:p>
          </table:table-cell>
          <table:table-cell office:value-type="string" calcext:value-type="string">
            <text:p>Helen Hu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6-417-5864</text:p>
          </table:table-cell>
          <table:table-cell table:style-name="ce19" office:value-type="string" calcext:value-type="string">
            <text:p><text:a xlink:href="mailto:helen@royhejordan.com" xlink:type="simple">helen@royh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H</text:p>
          </table:table-cell>
          <table:table-cell office:value-type="string" calcext:value-type="string">
            <text:p>L4H WOODBRIDG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llore - Elder Mills</text:p>
          </table:table-cell>
          <table:table-cell office:value-type="string" calcext:value-type="string">
            <text:p>Raman Sing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47-463-1041</text:p>
          </table:table-cell>
          <table:table-cell table:style-name="ce19" office:value-type="string" calcext:value-type="string">
            <text:p><text:a xlink:href="mailto:raman@royrajordan.com" xlink:type="simple">raman@royr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J</text:p>
          </table:table-cell>
          <table:table-cell office:value-type="string" calcext:value-type="string">
            <text:p>L4J THORNHILL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rnhill Woods - Beverley Glen - Thornhill Club</text:p>
          </table:table-cell>
          <table:table-cell office:value-type="string" calcext:value-type="string">
            <text:p>Mehran Malekzade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6-833-4646</text:p>
          </table:table-cell>
          <table:table-cell table:style-name="ce19" office:value-type="string" calcext:value-type="string">
            <text:p><text:a xlink:href="mailto:mehran@roymejordan.com" xlink:type="simple">mehran@roym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K</text:p>
          </table:table-cell>
          <table:table-cell office:value-type="string" calcext:value-type="string">
            <text:p>L4K CONCOR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cord - Edgeley</text:p>
          </table:table-cell>
          <table:table-cell office:value-type="string" calcext:value-type="string">
            <text:p>William La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47-326-8888</text:p>
          </table:table-cell>
          <table:table-cell table:style-name="ce19" office:value-type="string" calcext:value-type="string">
            <text:p><text:a xlink:href="mailto:william@roywijordan.com" xlink:type="simple">william@royw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L</text:p>
          </table:table-cell>
          <table:table-cell office:value-type="string" calcext:value-type="string">
            <text:p>L4L WOODBRIDGE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bridge - Boyd Conservation Park</text:p>
          </table:table-cell>
          <table:table-cell office:value-type="string" calcext:value-type="string">
            <text:p>Raman Sing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47-463-1041</text:p>
          </table:table-cell>
          <table:table-cell table:style-name="ce19" office:value-type="string" calcext:value-type="string">
            <text:p><text:a xlink:href="mailto:raman@royrajordan.com" xlink:type="simple">raman@royr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M</text:p>
          </table:table-cell>
          <table:table-cell office:value-type="string" calcext:value-type="string">
            <text:p>L4M BARRIE ON LCD DISTRIBUTI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ie North East</text:p>
          </table:table-cell>
          <table:table-cell table:style-name="ce2" office:value-type="string" calcext:value-type="string">
            <text:p>Samanatha Wallac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252-7000</text:p>
          </table:table-cell>
          <table:table-cell table:style-name="ce19" office:value-type="string" calcext:value-type="string">
            <text:p><text:a xlink:href="mailto:swallace@remaxchay.com" xlink:type="simple">swallace@remaxchay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M</text:p>
          </table:table-cell>
          <table:table-cell office:value-type="string" calcext:value-type="string">
            <text:p>L4M BARRIE ON LCD DISTRIBUTI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ie North Eas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N</text:p>
          </table:table-cell>
          <table:table-cell office:value-type="string" calcext:value-type="string">
            <text:p>L4N BARRIE ON LCD DISTRIBUTIO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ie South West <text:s text:c="2"/>- Painswick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P</text:p>
          </table:table-cell>
          <table:table-cell office:value-type="string" calcext:value-type="string">
            <text:p>L4P KESWI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swick - Orchard Beach - Craigmawr Beach - Keswick Beach</text:p>
          </table:table-cell>
          <table:table-cell table:style-name="ce8" office:value-type="string" calcext:value-type="string">
            <text:p>Trevor Comeau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905-955-1631</text:p>
          </table:table-cell>
          <table:table-cell table:style-name="ce8" office:value-type="string" calcext:value-type="string">
            <text:p><text:a xlink:href="mailto:trevor@meetteamtrevor.com" xlink:type="simple">trevor@meetteamtrevor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R</text:p>
          </table:table-cell>
          <table:table-cell office:value-type="string" calcext:value-type="string">
            <text:p>L4R MIDLA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Nick Dupu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790-3573</text:p>
          </table:table-cell>
          <table:table-cell table:style-name="ce19" office:value-type="string" calcext:value-type="string">
            <text:p><text:a xlink:href="mailto:nick@roynijordan.com" xlink:type="simple">nick@royn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S</text:p>
          </table:table-cell>
          <table:table-cell office:value-type="string" calcext:value-type="string">
            <text:p>L4S RICHMOND HILL ON LCD 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Richmond Hills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table:style-name="ce8" office:value-type="string" calcext:value-type="string">
            <text:p>homes@darylking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T</text:p>
          </table:table-cell>
          <table:table-cell office:value-type="string" calcext:value-type="string">
            <text:p>L4T MISSISSAUGA ON LCD MAL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ton - Marvin Heights - Ridgewood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19" office:value-type="string" calcext:value-type="string">
            <text:p><text:a xlink:href="mailto:krisbrannan@rogers.com" xlink:type="simple">krisbrannan@rogers.com </text:a></text:p>
          </table:table-cell>
          <table:table-cell table:style-name="ce19" office:value-type="string" calcext:value-type="string">
            <text:p><text:a xlink:href="http://www.krisbrannan.com/" xlink:type="simple">www.krisbrannan.com</text:a></text:p>
          </table:table-cell>
          <table:table-cell table:style-name="ce19" table:number-columns-repeated="4"/>
          <table:table-cell table:style-name="ce8" office:value-type="string" calcext:value-type="string">
            <text:p>905-456-1000</text:p>
          </table:table-cell>
          <table:table-cell table:style-name="ce8"/>
          <table:table-cell table:number-columns-repeated="5"/>
          <table:table-cell office:value-type="string" calcext:value-type="string">
            <text:p>RE/MAX Realty Services inc</text:p>
          </table:table-cell>
          <table:table-cell office:value-type="string" calcext:value-type="string">
            <text:p>295 Queen St East</text:p>
          </table:table-cell>
          <table:table-cell office:value-type="string" calcext:value-type="string">
            <text:p>Bramp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6W 3R1</text:p>
          </table:table-cell>
          <table:table-cell table:number-columns-repeated="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V</text:p>
          </table:table-cell>
          <table:table-cell office:value-type="string" calcext:value-type="string">
            <text:p>L4V MISSISSAUGA ON LCD MAL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ul Coffey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W</text:p>
          </table:table-cell>
          <table:table-cell office:value-type="string" calcext:value-type="string">
            <text:p>L4W MISSISSAUGA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arson International - Rockwood Villag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X</text:p>
          </table:table-cell>
          <table:table-cell office:value-type="string" calcext:value-type="string">
            <text:p>L4X MISSISSAUGA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hamthorpe - Summer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Y</text:p>
          </table:table-cell>
          <table:table-cell office:value-type="string" calcext:value-type="string">
            <text:p>L4Y MISSISSAUGA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lewood Hills - Applewood Heights - Dixie - Applewood Acres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4Z</text:p>
          </table:table-cell>
          <table:table-cell office:value-type="string" calcext:value-type="string">
            <text:p>L4Z MISSISSAUGA ON LCD 6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tania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A</text:p>
          </table:table-cell>
          <table:table-cell office:value-type="string" calcext:value-type="string">
            <text:p>L5A MISSISSAUGA ON LCD 5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auga Valley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B</text:p>
          </table:table-cell>
          <table:table-cell office:value-type="string" calcext:value-type="string">
            <text:p>L5B MISSISSAUGA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- Cooks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C</text:p>
          </table:table-cell>
          <table:table-cell office:value-type="string" calcext:value-type="string">
            <text:p>L5C MISSISSAUGA ON STN LCD 3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ndale Woodlands - Erinda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E</text:p>
          </table:table-cell>
          <table:table-cell office:value-type="string" calcext:value-type="string">
            <text:p>L5E MISSISSAUGA ON STN PORT CREDI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hard Heights -Lakeview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G</text:p>
          </table:table-cell>
          <table:table-cell office:value-type="string" calcext:value-type="string">
            <text:p>L5G MISSISSAUGA ON STN PORT CR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ola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H</text:p>
          </table:table-cell>
          <table:table-cell office:value-type="string" calcext:value-type="string">
            <text:p>L5H MISSISSAUGA ON STN PORT CR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rne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J</text:p>
          </table:table-cell>
          <table:table-cell office:value-type="string" calcext:value-type="string">
            <text:p>L5J MISSISSAUGA ON STN PORT CREDI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 Royal - Clarkson - Birchwood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K</text:p>
          </table:table-cell>
          <table:table-cell office:value-type="string" calcext:value-type="string">
            <text:p>L5K MISSISSAUGA ON ST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Forrest - Sheridan Homelands - Sheridan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L</text:p>
          </table:table-cell>
          <table:table-cell office:value-type="string" calcext:value-type="string">
            <text:p>L5L MISSISSAUGA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m Chater Memorial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M</text:p>
          </table:table-cell>
          <table:table-cell office:value-type="string" calcext:value-type="string">
            <text:p>L5M MISSISSAUGA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urchill Meadows - Erin Mills - Streets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N</text:p>
          </table:table-cell>
          <table:table-cell office:value-type="string" calcext:value-type="string">
            <text:p>L5N MISSISSAUGA ON LCD 4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va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P</text:p>
          </table:table-cell>
          <table:table-cell office:value-type="string" calcext:value-type="string">
            <text:p>L5P MISSISSAUGA ON STN TORONTO AM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ronta Pearson Airpor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R</text:p>
          </table:table-cell>
          <table:table-cell office:value-type="string" calcext:value-type="string">
            <text:p>L5R MISSISSAUGA ON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tania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S</text:p>
          </table:table-cell>
          <table:table-cell office:value-type="string" calcext:value-type="string">
            <text:p>L5S MISSISSAUGA ON LCD MA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 Charles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T</text:p>
          </table:table-cell>
          <table:table-cell office:value-type="string" calcext:value-type="string">
            <text:p>L5T MISSISSAUGA ON LCD MAL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 South Wes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V</text:p>
          </table:table-cell>
          <table:table-cell office:value-type="string" calcext:value-type="string">
            <text:p>L5V MISSISSAUGA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Credi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5W</text:p>
          </table:table-cell>
          <table:table-cell office:value-type="string" calcext:value-type="string">
            <text:p>L5W MISSISSAUGA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va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65-906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A</text:p>
          </table:table-cell>
          <table:table-cell office:value-type="string" calcext:value-type="string">
            <text:p>L6A MAPLE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ughn - Maple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B</text:p>
          </table:table-cell>
          <table:table-cell office:value-type="string" calcext:value-type="string">
            <text:p>L6B UNIONVILLE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 Oak Ave and Hwy 73 - Boxgrove Bypass and Hwy 71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C</text:p>
          </table:table-cell>
          <table:table-cell office:value-type="string" calcext:value-type="string">
            <text:p>L6C UNIONVILLE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chet - Berzy Village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E</text:p>
          </table:table-cell>
          <table:table-cell office:value-type="string" calcext:value-type="string">
            <text:p>L6E UNIONVILLE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mer Commons - Greensborugh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G</text:p>
          </table:table-cell>
          <table:table-cell office:value-type="string" calcext:value-type="string">
            <text:p>L6G UNIONVILLE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Markham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table:style-name="ce8" office:value-type="string" calcext:value-type="string">
            <text:p><text:a xlink:href="mailto:Asif@TheHomeShop.ca" xlink:type="simple">Asif@TheHomeShop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H</text:p>
          </table:table-cell>
          <table:table-cell office:value-type="string" calcext:value-type="string">
            <text:p>L6H OAK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town Core - Falgarwood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table:style-name="ce8" office:value-type="string" calcext:value-type="string">
            <text:p><text:a xlink:href="mailto:bmkeay@rogers.com" xlink:type="simple">bmkeay@rogers.com</text:a></text:p>
          </table:table-cell>
          <table:table-cell table:style-name="ce19" office:value-type="string" calcext:value-type="string">
            <text:p><text:a xlink:href="http://www.billsellshomes.ca/" xlink:type="simple">www.billsellshomes.ca</text:a></text:p>
          </table:table-cell>
          <table:table-cell table:style-name="ce19" table:number-columns-repeated="4"/>
          <table:table-cell table:style-name="ce8" office:value-type="string" calcext:value-type="string">
            <text:p>905-842-7000</text:p>
          </table:table-cell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J</text:p>
          </table:table-cell>
          <table:table-cell office:value-type="string" calcext:value-type="string">
            <text:p>L6J OAK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view - Maple Grove Dr 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table:style-name="ce8" office:value-type="string" calcext:value-type="string">
            <text:p><text:a xlink:href="mailto:bmkeay@rogers.com" xlink:type="simple">bmkeay@roger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RK</text:p>
          </table:table-cell>
          <table:table-cell office:value-type="string" calcext:value-type="string">
            <text:p>L6K OAKVILLE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rr Village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table:style-name="ce8" office:value-type="string" calcext:value-type="string">
            <text:p><text:a xlink:href="mailto:bmkeay@rogers.com" xlink:type="simple">bmkeay@roger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L</text:p>
          </table:table-cell>
          <table:table-cell office:value-type="string" calcext:value-type="string">
            <text:p>L6L OAKVILLE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akville - Bronte Station - Bronte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table:style-name="ce8" office:value-type="string" calcext:value-type="string">
            <text:p><text:a xlink:href="mailto:bmkeay@rogers.com" xlink:type="simple">bmkeay@roger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M</text:p>
          </table:table-cell>
          <table:table-cell office:value-type="string" calcext:value-type="string">
            <text:p>L6M OAKVILLE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ak Trails - Glen Abby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table:style-name="ce8" office:value-type="string" calcext:value-type="string">
            <text:p><text:a xlink:href="mailto:bmkeay@rogers.com" xlink:type="simple">bmkeay@roger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P</text:p>
          </table:table-cell>
          <table:table-cell office:value-type="string" calcext:value-type="string">
            <text:p>L6P BRAMPTON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mor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R</text:p>
          </table:table-cell>
          <table:table-cell office:value-type="string" calcext:value-type="string">
            <text:p>L6R BRAMPTON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mpton North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S</text:p>
          </table:table-cell>
          <table:table-cell office:value-type="string" calcext:value-type="string">
            <text:p>L6S BRAMPTON ON LCD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malea - Bramalea Woods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T</text:p>
          </table:table-cell>
          <table:table-cell office:value-type="string" calcext:value-type="string">
            <text:p>L6T BRAMPTON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ser Corners - Grahams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V</text:p>
          </table:table-cell>
          <table:table-cell office:value-type="string" calcext:value-type="string">
            <text:p>L6V BRAMPT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oc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W</text:p>
          </table:table-cell>
          <table:table-cell office:value-type="string" calcext:value-type="string">
            <text:p>L6W BRAMPTON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l Villag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X</text:p>
          </table:table-cell>
          <table:table-cell office:value-type="string" calcext:value-type="string">
            <text:p>L6X BRAMP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owwd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Y</text:p>
          </table:table-cell>
          <table:table-cell office:value-type="string" calcext:value-type="string">
            <text:p>L6Y BRAMPTON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urch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6Z</text:p>
          </table:table-cell>
          <table:table-cell office:value-type="string" calcext:value-type="string">
            <text:p>L6Z BRAMP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nellgrove - Heart Lak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A</text:p>
          </table:table-cell>
          <table:table-cell office:value-type="string" calcext:value-type="string">
            <text:p>L7A BRAMP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Brampto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B</text:p>
          </table:table-cell>
          <table:table-cell office:value-type="string" calcext:value-type="string">
            <text:p>L7B KING CIT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 City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C</text:p>
          </table:table-cell>
          <table:table-cell office:value-type="string" calcext:value-type="string">
            <text:p>L7C CALEDON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of Snellgrove along Hurontario S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E</text:p>
          </table:table-cell>
          <table:table-cell office:value-type="string" calcext:value-type="string">
            <text:p>L7E CALEDON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G</text:p>
          </table:table-cell>
          <table:table-cell office:value-type="string" calcext:value-type="string">
            <text:p>L7G GEORGETOW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J</text:p>
          </table:table-cell>
          <table:table-cell office:value-type="string" calcext:value-type="string">
            <text:p>L7J AC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to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K</text:p>
          </table:table-cell>
          <table:table-cell office:value-type="string" calcext:value-type="string">
            <text:p>L7K CALEDON ON STN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edon 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L</text:p>
          </table:table-cell>
          <table:table-cell office:value-type="string" calcext:value-type="string">
            <text:p>L7L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leby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table:style-name="ce8" office:value-type="string" calcext:value-type="string">
            <text:p><text:a xlink:href="mailto:info@loriv.com" xlink:type="simple">info@loriv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M</text:p>
          </table:table-cell>
          <table:table-cell office:value-type="string" calcext:value-type="string">
            <text:p>L7M BURLINGTON ON STN LCD 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lmer - Millcroft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table:style-name="ce8" office:value-type="string" calcext:value-type="string">
            <text:p><text:a xlink:href="mailto:info@loriv.com" xlink:type="simple">info@loriv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N</text:p>
          </table:table-cell>
          <table:table-cell office:value-type="string" calcext:value-type="string">
            <text:p>L7N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ynes Roseland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table:style-name="ce8" office:value-type="string" calcext:value-type="string">
            <text:p><text:a xlink:href="mailto:info@loriv.com" xlink:type="simple">info@loriv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P</text:p>
          </table:table-cell>
          <table:table-cell office:value-type="string" calcext:value-type="string">
            <text:p>L7P BURLINGTON ON STN LCD 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t Hills - Clarksdale - Tyandaga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table:style-name="ce8" office:value-type="string" calcext:value-type="string">
            <text:p><text:a xlink:href="mailto:info@loriv.com" xlink:type="simple">info@loriv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R</text:p>
          </table:table-cell>
          <table:table-cell office:value-type="string" calcext:value-type="string">
            <text:p>L7R BURLINGTON ON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wood Park - Central Park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table:style-name="ce8" office:value-type="string" calcext:value-type="string">
            <text:p><text:a xlink:href="mailto:info@loriv.com" xlink:type="simple">info@loriv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S</text:p>
          </table:table-cell>
          <table:table-cell office:value-type="string" calcext:value-type="string">
            <text:p>L7S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lington Beach - Spenser Smith Park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table:style-name="ce8" office:value-type="string" calcext:value-type="string">
            <text:p><text:a xlink:href="mailto:info@loriv.com" xlink:type="simple">info@loriv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7T</text:p>
          </table:table-cell>
          <table:table-cell office:value-type="string" calcext:value-type="string">
            <text:p>L7T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 Salle - Aldershot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table:style-name="ce8" office:value-type="string" calcext:value-type="string">
            <text:p><text:a xlink:href="mailto:info@loriv.com" xlink:type="simple">info@loriv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B</text:p>
          </table:table-cell>
          <table:table-cell office:value-type="string" calcext:value-type="string">
            <text:p>L8B WATERDOWN ON STN WATER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dow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E</text:p>
          </table:table-cell>
          <table:table-cell office:value-type="string" calcext:value-type="string">
            <text:p>L8E STONEY CREEK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oney Creek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G</text:p>
          </table:table-cell>
          <table:table-cell office:value-type="string" calcext:value-type="string">
            <text:p>L8G STONEY CREEK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rry Heights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H</text:p>
          </table:table-cell>
          <table:table-cell office:value-type="string" calcext:value-type="string">
            <text:p>L8H STONEY CREEK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n Poit East -Kentley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J</text:p>
          </table:table-cell>
          <table:table-cell office:value-type="string" calcext:value-type="string">
            <text:p>L8J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WY 20 and Mid St East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K</text:p>
          </table:table-cell>
          <table:table-cell office:value-type="string" calcext:value-type="string">
            <text:p>L8K STONEY CREEK ON STN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Hill - Rosedale _ Corman - Glenview West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L</text:p>
          </table:table-cell>
          <table:table-cell office:value-type="string" calcext:value-type="string">
            <text:p>L8L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pley - North End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M</text:p>
          </table:table-cell>
          <table:table-cell office:value-type="string" calcext:value-type="string">
            <text:p>L8M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Clair - Blakeley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N</text:p>
          </table:table-cell>
          <table:table-cell office:value-type="string" calcext:value-type="string">
            <text:p>L8N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ktown - Stins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P</text:p>
          </table:table-cell>
          <table:table-cell office:value-type="string" calcext:value-type="string">
            <text:p>L8P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rkendall North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R</text:p>
          </table:table-cell>
          <table:table-cell office:value-type="string" calcext:value-type="string">
            <text:p>L8R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 West Harbour - Central Hamilt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S</text:p>
          </table:table-cell>
          <table:table-cell office:value-type="string" calcext:value-type="string">
            <text:p>L8S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nslie Wood - Westdale South - Westdale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T</text:p>
          </table:table-cell>
          <table:table-cell office:value-type="string" calcext:value-type="string">
            <text:p>L8T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inghill - Sherwood - Hapmton Heights - Berrisfield - Lisgar - Huntingt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V</text:p>
          </table:table-cell>
          <table:table-cell office:value-type="string" calcext:value-type="string">
            <text:p>L8V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Hamilton - Raliegh - Burkholme - Macassa - Thorner - Lawfield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8W</text:p>
          </table:table-cell>
          <table:table-cell office:value-type="string" calcext:value-type="string">
            <text:p>L8W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erar - Rushdale - Randall - Quinndale -Rymal - Templehead - Butler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A</text:p>
          </table:table-cell>
          <table:table-cell office:value-type="string" calcext:value-type="string">
            <text:p>L9A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h Park - Blafour - Bruleville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B</text:p>
          </table:table-cell>
          <table:table-cell office:value-type="string" calcext:value-type="string">
            <text:p>L9B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kirk East - Mewburn -Ryckmans - Barnstown - Chapel West - Allison - Kennedy West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C</text:p>
          </table:table-cell>
          <table:table-cell office:value-type="string" calcext:value-type="string">
            <text:p>L9C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ntview - Westcliffe - Mowhawk - Buchanan - Rolston - Gilbert - Fesende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E</text:p>
          </table:table-cell>
          <table:table-cell office:value-type="string" calcext:value-type="string">
            <text:p>L9E MIL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Milt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G</text:p>
          </table:table-cell>
          <table:table-cell office:value-type="string" calcext:value-type="string">
            <text:p>L9G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caster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H</text:p>
          </table:table-cell>
          <table:table-cell office:value-type="string" calcext:value-type="string">
            <text:p>L9H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das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J</text:p>
          </table:table-cell>
          <table:table-cell office:value-type="string" calcext:value-type="string">
            <text:p>L9J BARRIE ON LCD DISTRIB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Rural Barrie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K</text:p>
          </table:table-cell>
          <table:table-cell office:value-type="string" calcext:value-type="string">
            <text:p>L9K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lands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L</text:p>
          </table:table-cell>
          <table:table-cell office:value-type="string" calcext:value-type="string">
            <text:p>L9L PORT PER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Perry</text:p>
          </table:table-cell>
          <table:table-cell office:value-type="string" calcext:value-type="string">
            <text:p>Tanya Letreil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261-7380</text:p>
          </table:table-cell>
          <table:table-cell table:style-name="ce19" office:value-type="string" calcext:value-type="string">
            <text:p><text:a xlink:href="mailto:tanya@roytajordan.com" xlink:type="simple">tanya@royt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M</text:p>
          </table:table-cell>
          <table:table-cell office:value-type="string" calcext:value-type="string">
            <text:p>L9M PENETANGUISHEN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netanguishene</text:p>
          </table:table-cell>
          <table:table-cell office:value-type="string" calcext:value-type="string">
            <text:p>Danielle Ledl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33-1515</text:p>
          </table:table-cell>
          <table:table-cell table:style-name="ce19" office:value-type="string" calcext:value-type="string">
            <text:p><text:a xlink:href="mailto:danielle@roydajordan.com" xlink:type="simple">danielle@royd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N</text:p>
          </table:table-cell>
          <table:table-cell office:value-type="string" calcext:value-type="string">
            <text:p>L9N EAST GWILLIMBUR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lland Landing</text:p>
          </table:table-cell>
          <table:table-cell office:value-type="string" calcext:value-type="string">
            <text:p>Sarah Kavoos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6-897-3346</text:p>
          </table:table-cell>
          <table:table-cell table:style-name="ce19" office:value-type="string" calcext:value-type="string">
            <text:p><text:a xlink:href="mailto:sarah@roysajordan.com" xlink:type="simple">sarah@roys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P</text:p>
          </table:table-cell>
          <table:table-cell office:value-type="string" calcext:value-type="string">
            <text:p>L9P UXBRIDG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xbridge</text:p>
          </table:table-cell>
          <table:table-cell office:value-type="string" calcext:value-type="string">
            <text:p>Tanya Stany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852-6143</text:p>
          </table:table-cell>
          <table:table-cell table:style-name="ce19" office:value-type="string" calcext:value-type="string">
            <text:p><text:a xlink:href="mailto:tanya@roytajordan.com" xlink:type="simple">tanya@royt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R</text:p>
          </table:table-cell>
          <table:table-cell office:value-type="string" calcext:value-type="string">
            <text:p>L9R ALLISTO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Tecumseth - Simrose County</text:p>
          </table:table-cell>
          <table:table-cell table:style-name="ce2" office:value-type="string" calcext:value-type="string">
            <text:p>Mike Guerra</text:p>
          </table:table-cell>
          <table:table-cell table:style-name="ce2" office:value-type="float" office:value="20211008" calcext:value-type="float">
            <text:p>2021100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16-592-0183</text:p>
          </table:table-cell>
          <table:table-cell table:style-name="ce19" office:value-type="string" calcext:value-type="string">
            <text:p><text:a xlink:href="mailto:mike@mikeguerra.ca" xlink:type="simple">mike@mikeguerra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S</text:p>
          </table:table-cell>
          <table:table-cell office:value-type="string" calcext:value-type="string">
            <text:p>L9S INNISFIL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nisfil Heights - Stroud - Innisfil - Alcona - Natyre</text:p>
          </table:table-cell>
          <table:table-cell office:value-type="string" calcext:value-type="string">
            <text:p>Cindy Poll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791-2121</text:p>
          </table:table-cell>
          <table:table-cell table:style-name="ce19" office:value-type="string" calcext:value-type="string">
            <text:p><text:a xlink:href="mailto:cindy@roycijordan.com" xlink:type="simple">cindy@royc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T</text:p>
          </table:table-cell>
          <table:table-cell office:value-type="string" calcext:value-type="string">
            <text:p>L9T MIL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bbie Bu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875-6797</text:p>
          </table:table-cell>
          <table:table-cell table:style-name="ce19" office:value-type="string" calcext:value-type="string">
            <text:p><text:a xlink:href="mailto:debbie@roydejordan.com" xlink:type="simple">debbie@royd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V</text:p>
          </table:table-cell>
          <table:table-cell office:value-type="string" calcext:value-type="string">
            <text:p>L9V SHELBURN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burne - Corbetton - Honeywood - Mulmur - Voilet Hill</text:p>
          </table:table-cell>
          <table:table-cell office:value-type="string" calcext:value-type="string">
            <text:p>Francesca Clun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15-0394</text:p>
          </table:table-cell>
          <table:table-cell table:style-name="ce19" office:value-type="string" calcext:value-type="string">
            <text:p><text:a xlink:href="mailto:francesca@royfrjordan.com" xlink:type="simple">francesca@royf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W</text:p>
          </table:table-cell>
          <table:table-cell office:value-type="string" calcext:value-type="string">
            <text:p>L9W ORANGE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rbet - Grand Valley - Marville - Starrview Acres - Hockley Village - Orangeville</text:p>
          </table:table-cell>
          <table:table-cell office:value-type="string" calcext:value-type="string">
            <text:p>Natasha Ca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16-6837</text:p>
          </table:table-cell>
          <table:table-cell table:style-name="ce19" office:value-type="string" calcext:value-type="string">
            <text:p><text:a xlink:href="mailto:natasha@roynajordan.com" xlink:type="simple">natasha@royn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X</text:p>
          </table:table-cell>
          <table:table-cell office:value-type="string" calcext:value-type="string">
            <text:p>L9X BARRIE ON LCD DISTRIB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arrie North Wes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Y</text:p>
          </table:table-cell>
          <table:table-cell office:value-type="string" calcext:value-type="string">
            <text:p>L9Y COLLINGWOOD ON LCD COLLINGW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gwood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9Z</text:p>
          </table:table-cell>
          <table:table-cell office:value-type="string" calcext:value-type="string">
            <text:p>L9Z WASAGA BEACH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saga Beach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A</text:p>
          </table:table-cell>
          <table:table-cell office:value-type="string" calcext:value-type="string">
            <text:p>L0A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ntypool - Millbrook - Bethany - Cavan</text:p>
          </table:table-cell>
          <table:table-cell table:style-name="ce2" office:value-type="string" calcext:value-type="string">
            <text:p>Wade Hambl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875-1341</text:p>
          </table:table-cell>
          <table:table-cell table:style-name="ce16" office:value-type="string" calcext:value-type="string">
            <text:p>remax@wadehambli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B</text:p>
          </table:table-cell>
          <table:table-cell office:value-type="string" calcext:value-type="string">
            <text:p>L0B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tville - Hampton - Orono - Blackstoc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C</text:p>
          </table:table-cell>
          <table:table-cell office:value-type="string" calcext:value-type="string">
            <text:p>L0C TOR EXT-NEWMARKET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derland - Goodwood - Sandford - Seagrav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E</text:p>
          </table:table-cell>
          <table:table-cell office:value-type="string" calcext:value-type="string">
            <text:p>L0E TOR EXT-NEWMARKET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ldwing - Sutton - Pefferlaw - Canninton - Jakson Poin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G</text:p>
          </table:table-cell>
          <table:table-cell office:value-type="string" calcext:value-type="string">
            <text:p>L0G TOR EXT-NEWMARKET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ttenham - Schomberg - Sharron - Mount Alber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H</text:p>
          </table:table-cell>
          <table:table-cell office:value-type="string" calcext:value-type="string">
            <text:p>L0H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rmley - Locust Hill - Broughan - Greenwood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J</text:p>
          </table:table-cell>
          <table:table-cell office:value-type="string" calcext:value-type="string">
            <text:p>L0J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leinburg -Palgrave - Caledo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K</text:p>
          </table:table-cell>
          <table:table-cell office:value-type="string" calcext:value-type="string">
            <text:p>L0K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verton - Brechin - Coldwater - Victoria Harbour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L</text:p>
          </table:table-cell>
          <table:table-cell office:value-type="string" calcext:value-type="string">
            <text:p>L0L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kstown - Shanty Bay - Hwkestone - Lefroy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M</text:p>
          </table:table-cell>
          <table:table-cell office:value-type="string" calcext:value-type="string">
            <text:p>L0M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troon - Stayner - New Lowell - Borden - Creemore - Gen Huron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N</text:p>
          </table:table-cell>
          <table:table-cell office:value-type="string" calcext:value-type="string">
            <text:p>L0N TORONTO WEST # 2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ton - Palgrave - Orton - Mansfied - Grandvalley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P</text:p>
          </table:table-cell>
          <table:table-cell office:value-type="string" calcext:value-type="string">
            <text:p>L0P TORONTO WEST # 2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 Cotta - Campbellville - Norval - Moffat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R</text:p>
          </table:table-cell>
          <table:table-cell office:value-type="string" calcext:value-type="string">
            <text:p>L0R HAMILTO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nt Hope - Binbrook - Smithville - Hamilton Rural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8" office:value-type="string" calcext:value-type="string">
            <text:p>robgolfi@golfiteam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S</text:p>
          </table:table-cell>
          <table:table-cell office:value-type="string" calcext:value-type="string">
            <text:p>L0S HAMILTO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agara on The Lake - Ridgeway - Wainfleet - Stevesville - Rural Welland</text:p>
          </table:table-cell>
          <table:table-cell table:style-name="ce2" office:value-type="string" calcext:value-type="string">
            <text:p>Rachel Delduca</text:p>
          </table:table-cell>
          <table:table-cell table:style-name="ce2" office:value-type="float" office:value="20211033" calcext:value-type="float">
            <text:p>2021103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8" office:value-type="string" calcext:value-type="string">
            <text:p><text:a xlink:href="mailto:rdelduca@cogeco.ca" xlink:type="simple">rdelduca@cogeco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0V</text:p>
          </table:table-cell>
          <table:table-cell office:value-type="string" calcext:value-type="string">
            <text:p>L0V OTTAWA ON DCF 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Google map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table:style-name="ce8" office:value-type="string" calcext:value-type="string">
            <text:p>thegirls@thegirlsteam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M1B TORONTO ON LCD MALVER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vern - Ocean Park Rou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M1C TORONTO ON LCD WEST HIL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land Creek - Port Union - West Rou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E</text:p>
          </table:table-cell>
          <table:table-cell office:value-type="string" calcext:value-type="string">
            <text:p>M1E TORONTO ON LCD WEST HIL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ning Side - West Hil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G</text:p>
          </table:table-cell>
          <table:table-cell office:value-type="string" calcext:value-type="string">
            <text:p>M1G SCARBOROUGH ON LCD 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an Hall - Golfdale Gardens -Centennial Colle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H</text:p>
          </table:table-cell>
          <table:table-cell office:value-type="string" calcext:value-type="string">
            <text:p>M1H SCARBOROUGH ON LCD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rborough City Centre East - North Brendale - Ben Jungl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J</text:p>
          </table:table-cell>
          <table:table-cell office:value-type="string" calcext:value-type="string">
            <text:p>M1J SCARBOROUGH ON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th Cedarbrae - Eglington East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K</text:p>
          </table:table-cell>
          <table:table-cell office:value-type="string" calcext:value-type="string">
            <text:p>M1K SCARBOROUGH ON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on View - Brimly - Scarborough Junction - Birchmount Park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L</text:p>
          </table:table-cell>
          <table:table-cell office:value-type="string" calcext:value-type="string">
            <text:p>M1L SCARBOROUGH ON LCD 1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lden Mile - Clairlea-Birchmount - Oakrid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M</text:p>
          </table:table-cell>
          <table:table-cell office:value-type="string" calcext:value-type="string">
            <text:p>M1M SCARBOROUGH ON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rborough Village - Cliffcrest - Scarborough Bluffs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N</text:p>
          </table:table-cell>
          <table:table-cell office:value-type="string" calcext:value-type="string">
            <text:p>M1N SCARBOROUGH ON LCD 1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rch Cliff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P</text:p>
          </table:table-cell>
          <table:table-cell office:value-type="string" calcext:value-type="string">
            <text:p>M1P SCARBOROUGH ON STN D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rset Park - Bendal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R</text:p>
          </table:table-cell>
          <table:table-cell office:value-type="string" calcext:value-type="string">
            <text:p>M1R SCARBOROUGH ON STN D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yvale - Wexford/Maryvale - Wexford Heights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S</text:p>
          </table:table-cell>
          <table:table-cell office:value-type="string" calcext:value-type="string">
            <text:p>M1S TORONTO ON LCD AGINCOUR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incourt - CD Farquharson - White Haven - Agincourt Nort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T</text:p>
          </table:table-cell>
          <table:table-cell office:value-type="string" calcext:value-type="string">
            <text:p>M1T TORONTO ON LCD AGINCOUR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llivan - Tam O'Shanter Sulliva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V</text:p>
          </table:table-cell>
          <table:table-cell office:value-type="string" calcext:value-type="string">
            <text:p>M1V TORONTO ON LCD AGINCOURT 4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es - Brimley Forest - Armdal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W</text:p>
          </table:table-cell>
          <table:table-cell office:value-type="string" calcext:value-type="string">
            <text:p>M1W SCARBOROUGH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ster Le - Clarks Corners - L'Amoreaux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1X</text:p>
          </table:table-cell>
          <table:table-cell office:value-type="string" calcext:value-type="string">
            <text:p>M1X TORONTO ON LCD AGINCOURT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mdale - Armadale - Amazo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H</text:p>
          </table:table-cell>
          <table:table-cell office:value-type="string" calcext:value-type="string">
            <text:p>M2H WILLOWDALE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llcrest Villa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J</text:p>
          </table:table-cell>
          <table:table-cell office:value-type="string" calcext:value-type="string">
            <text:p>M2J SCARBOROUGH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 Valley Village - Pleasant View Parkway Forest - Henry Farm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K</text:p>
          </table:table-cell>
          <table:table-cell office:value-type="string" calcext:value-type="string">
            <text:p>M2K WILLOWDALE ON LCD B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view Woods Steeles - Bayview Villa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L</text:p>
          </table:table-cell>
          <table:table-cell office:value-type="string" calcext:value-type="string">
            <text:p>M2L WILLOWDALE ON LCD 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lver Hills - Windfields Park - Bayview Av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M</text:p>
          </table:table-cell>
          <table:table-cell office:value-type="string" calcext:value-type="string">
            <text:p>M2M WILLOWDALE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tonbrook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N</text:p>
          </table:table-cell>
          <table:table-cell office:value-type="string" calcext:value-type="string">
            <text:p>M2N WILLOWDALE ON LCD 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owdale - Lansing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P</text:p>
          </table:table-cell>
          <table:table-cell office:value-type="string" calcext:value-type="string">
            <text:p>M2P WILLOWDALE ON LCD L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Andrews - York Mills - Hoggs Hollow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2R</text:p>
          </table:table-cell>
          <table:table-cell office:value-type="string" calcext:value-type="string">
            <text:p>M2R WILLOWDALE ON STN 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minster Branson - Branson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A</text:p>
          </table:table-cell>
          <table:table-cell office:value-type="string" calcext:value-type="string">
            <text:p>M3A TORONTO ON LCD DON MILL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wood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B</text:p>
          </table:table-cell>
          <table:table-cell office:value-type="string" calcext:value-type="string">
            <text:p>M3B TORONTO ON LCD DON MILL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fields - Bridel Path - Don Mill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C</text:p>
          </table:table-cell>
          <table:table-cell office:value-type="string" calcext:value-type="string">
            <text:p>M3C TORONTO ON LCD DON MI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ybrook Park - Flemington Park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H</text:p>
          </table:table-cell>
          <table:table-cell office:value-type="string" calcext:value-type="string">
            <text:p>M3H TORONTO ON LCD DOWNSVIEW A 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thurst Manor - Clanton Park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J</text:p>
          </table:table-cell>
          <table:table-cell office:value-type="string" calcext:value-type="string">
            <text:p>M3J TORONTO ON LCD DOWNSVIEW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rk University Height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K</text:p>
          </table:table-cell>
          <table:table-cell office:value-type="string" calcext:value-type="string">
            <text:p>M3K TORONTO ON LCD DOWNSVIEW A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sview Airport - Ancaster - Winston Park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L</text:p>
          </table:table-cell>
          <table:table-cell office:value-type="string" calcext:value-type="string">
            <text:p>M3L TORONTO ON LCD DOWNSVIEW A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n Valley - Oakdale - Sheridan Mall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M</text:p>
          </table:table-cell>
          <table:table-cell office:value-type="string" calcext:value-type="string">
            <text:p>M3M TORONTO ON LCD DOWNSVIEW A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sview - Giovanni Caboto Park _ Humber River Hospital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3N</text:p>
          </table:table-cell>
          <table:table-cell office:value-type="string" calcext:value-type="string">
            <text:p>M3N TORONTO ON LCD DOWNSVIEW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 Creek - Jane and Finch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A</text:p>
          </table:table-cell>
          <table:table-cell office:value-type="string" calcext:value-type="string">
            <text:p>M4A NORTH YORK ON STN 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iia Village - Bermondsey - Parma Court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B</text:p>
          </table:table-cell>
          <table:table-cell office:value-type="string" calcext:value-type="string">
            <text:p>M4B NORTH YORK ON STN 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view Hills - Topham Park -O'connor Parkview - Woodbine Gardens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28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C</text:p>
          </table:table-cell>
          <table:table-cell office:value-type="string" calcext:value-type="string">
            <text:p>M4C TORONTO ON STN 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bine Heights - Danforth Village - The Danforth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E</text:p>
          </table:table-cell>
          <table:table-cell office:value-type="string" calcext:value-type="string">
            <text:p>M4E TORONTO ON STN 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lmy Beach Park - Glen Stewart Park - Upper Beache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G</text:p>
          </table:table-cell>
          <table:table-cell office:value-type="string" calcext:value-type="string">
            <text:p>M4G TORONTO ON STN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side - Bennington Height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H</text:p>
          </table:table-cell>
          <table:table-cell office:value-type="string" calcext:value-type="string">
            <text:p>M4H TORONTO ON STN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ncliffe Park - Thorncliffe - Crother's Wood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J</text:p>
          </table:table-cell>
          <table:table-cell office:value-type="string" calcext:value-type="string">
            <text:p>M4J TORONTO ON STN 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d East York - Pape Village - Blake Jones - The Pocket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K</text:p>
          </table:table-cell>
          <table:table-cell office:value-type="string" calcext:value-type="string">
            <text:p>M4K TORONTO ON STN J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adview North - Riverdale - Riverdale Park East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L</text:p>
          </table:table-cell>
          <table:table-cell office:value-type="string" calcext:value-type="string">
            <text:p>M4L TORONTO ON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ood Coxwell - The Beach Triangle - Woodbine beach - The Beache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M</text:p>
          </table:table-cell>
          <table:table-cell office:value-type="string" calcext:value-type="string">
            <text:p>M4M TORONTO ON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slieville - Riverside - Portlands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N</text:p>
          </table:table-cell>
          <table:table-cell office:value-type="string" calcext:value-type="string">
            <text:p>M4N TORONTO ON LCD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ddington Park - Yonge and Lawrence - Wanless Park - Sherwood Park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P</text:p>
          </table:table-cell>
          <table:table-cell office:value-type="string" calcext:value-type="string">
            <text:p>M4P TORONTO ON LCD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R</text:p>
          </table:table-cell>
          <table:table-cell office:value-type="string" calcext:value-type="string">
            <text:p>M4R TORONTO ON LCD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ytton Park - Eglington Park - Lawrence Park South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S</text:p>
          </table:table-cell>
          <table:table-cell office:value-type="string" calcext:value-type="string">
            <text:p>M4S TORONTO ON LCD Q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isville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T</text:p>
          </table:table-cell>
          <table:table-cell office:value-type="string" calcext:value-type="string">
            <text:p>M4T TORONTO ON LC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re Park - Deer Park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V</text:p>
          </table:table-cell>
          <table:table-cell office:value-type="string" calcext:value-type="string">
            <text:p>M4V TORONTO ON LCD Q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rest Hill South - South Hill Summerhill - Rathnelly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W</text:p>
          </table:table-cell>
          <table:table-cell office:value-type="string" calcext:value-type="string">
            <text:p>M4W TORONTO ON LCD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vernor's Bridge - Rosedale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X</text:p>
          </table:table-cell>
          <table:table-cell office:value-type="string" calcext:value-type="string">
            <text:p>M4X TORONTO ON LCD ADELAID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James Town - Cabbagetown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Y</text:p>
          </table:table-cell>
          <table:table-cell office:value-type="string" calcext:value-type="string">
            <text:p>M4Y TORONTO ON LCD CHARLES 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Jarvis - Church and Wesley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A</text:p>
          </table:table-cell>
          <table:table-cell office:value-type="string" calcext:value-type="string">
            <text:p>M5A TORONTO ON LCD ADELAID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bbage Town South - Regent Park - Corktown - Distillery District - Moss Park</text:p>
          </table:table-cell>
          <table:table-cell table:style-name="ce8" office:value-type="string" calcext:value-type="string">
            <text:p>Sheree Cerqua </text:p>
          </table:table-cell>
          <table:table-cell table:style-name="ce8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sheree@shereecerqu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B</text:p>
          </table:table-cell>
          <table:table-cell office:value-type="string" calcext:value-type="string">
            <text:p>M5B TORONTO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Yonge - Ryerson University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C</text:p>
          </table:table-cell>
          <table:table-cell office:value-type="string" calcext:value-type="string">
            <text:p>M5C TORONTO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Church and Richmond - Adelaide and Churc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E</text:p>
          </table:table-cell>
          <table:table-cell office:value-type="string" calcext:value-type="string">
            <text:p>M5E TORONTO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Berczy Park - South Cor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G</text:p>
          </table:table-cell>
          <table:table-cell office:value-type="string" calcext:value-type="string">
            <text:p>M5G TORONTO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Toronto General Hosptial - Bay St and Dundas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H</text:p>
          </table:table-cell>
          <table:table-cell office:value-type="string" calcext:value-type="string">
            <text:p>M5H TORONTO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Old Toronto - Adelaide and University Av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J</text:p>
          </table:table-cell>
          <table:table-cell office:value-type="string" calcext:value-type="string">
            <text:p>M5J TORONTO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Union Station - Harbour Front - Centre Islands - Wards Island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K</text:p>
          </table:table-cell>
          <table:table-cell office:value-type="string" calcext:value-type="string">
            <text:p>M5K TORONTO ON STN TORONTO D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otwn - Toronto-Dominion Centr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L</text:p>
          </table:table-cell>
          <table:table-cell office:value-type="string" calcext:value-type="string">
            <text:p>M5L TORONTO ON STN COMMERCE COU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Commerce Court Wes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M</text:p>
          </table:table-cell>
          <table:table-cell office:value-type="string" calcext:value-type="string">
            <text:p>M5M TORONTO ON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icket Club - Nortown - Ledbury Pak - Bedford Par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N</text:p>
          </table:table-cell>
          <table:table-cell office:value-type="string" calcext:value-type="string">
            <text:p>M5N TORONTO ON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ibou Park - Lytton Park - Allenby - ForestHil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P</text:p>
          </table:table-cell>
          <table:table-cell office:value-type="string" calcext:value-type="string">
            <text:p>M5P TORONTO ON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plin Estates - Forest Hill Sout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R</text:p>
          </table:table-cell>
          <table:table-cell office:value-type="string" calcext:value-type="string">
            <text:p>M5R TORONTO ON LCD P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a Loma - The Annex - Yorkvill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S</text:p>
          </table:table-cell>
          <table:table-cell office:value-type="string" calcext:value-type="string">
            <text:p>M5S TORONTO ON LCD 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bord Village - Queen's Par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T</text:p>
          </table:table-cell>
          <table:table-cell office:value-type="string" calcext:value-type="string">
            <text:p>M5T TORONTO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sington Market - China Tow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V</text:p>
          </table:table-cell>
          <table:table-cell office:value-type="string" calcext:value-type="string">
            <text:p>M5V TORONTO ON LCD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City Place- Fort York - Bathurst Quay - Centre Island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W</text:p>
          </table:table-cell>
          <table:table-cell office:value-type="string" calcext:value-type="string">
            <text:p>M5W TORONTO ON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Novotel Toronto Centr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5X</text:p>
          </table:table-cell>
          <table:table-cell office:value-type="string" calcext:value-type="string">
            <text:p>M5X TORONTO ON STN 1ST CAN PLA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First Canadian Plac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A</text:p>
          </table:table-cell>
          <table:table-cell office:value-type="string" calcext:value-type="string">
            <text:p>M6A TORONTO ON STN 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rkdale - Lawrence Heights - Lawrnece Manor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B</text:p>
          </table:table-cell>
          <table:table-cell office:value-type="string" calcext:value-type="string">
            <text:p>M6B TORONTO ON STN 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 Park - Briar Hill / Belllgravia - Forest Hill North - Lawrence Manor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C</text:p>
          </table:table-cell>
          <table:table-cell office:value-type="string" calcext:value-type="string">
            <text:p>M6C TORONTO ON ST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darvale - Oakwood Vaughn - Hume Wood - Hillcrest Vliia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E</text:p>
          </table:table-cell>
          <table:table-cell office:value-type="string" calcext:value-type="string">
            <text:p>M6E TORONTO ON STN 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ribank - Oakwood/Vaughn - Caledonia/Fairbank - Caledonia - Earlscour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G</text:p>
          </table:table-cell>
          <table:table-cell office:value-type="string" calcext:value-type="string">
            <text:p>M6G TORONTO ON LCD 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llcrest Village - Wychwood - Davenport -Bickford Park - Little Italy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H</text:p>
          </table:table-cell>
          <table:table-cell office:value-type="string" calcext:value-type="string">
            <text:p>M6H TORONTO ON LCD 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ychwood - Wallace Emerson - Dovercourt Park - Dufferin Grove - Brockton Villa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J</text:p>
          </table:table-cell>
          <table:table-cell office:value-type="string" calcext:value-type="string">
            <text:p>M6J TORONTO ON LCD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inity/Bellwoods - West Queen West - Little Portuga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K</text:p>
          </table:table-cell>
          <table:table-cell office:value-type="string" calcext:value-type="string">
            <text:p>M6K TORONTO ON LCD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berty Village - King West Village - Little Portugal - Marilyn Bell Par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L</text:p>
          </table:table-cell>
          <table:table-cell office:value-type="string" calcext:value-type="string">
            <text:p>M6L NORTH YORK ON STN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stic - North Park - Maple Leaf - Amesbury Park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office:value-type="string" calcext:value-type="string">
            <text:p>Dee Peroff / Jason Writer</text:p>
          </table:table-cell>
          <table:table-cell table:number-columns-repeated="7"/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8" office:value-type="string" calcext:value-type="string">
            <text:p>416-281-0027</text:p>
          </table:table-cell>
          <table:table-cell table:number-columns-repeated="1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M</text:p>
          </table:table-cell>
          <table:table-cell office:value-type="string" calcext:value-type="string">
            <text:p>M6M NORTH YORK ON STN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okhaven/Amesbury - Beechborough/Greenbrook - Ellington West - Keelesdale - Keelesdale/Ellington West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office:value-type="string" calcext:value-type="string">
            <text:p>Dee Peroff / Jason Writer</text:p>
          </table:table-cell>
          <table:table-cell table:number-columns-repeated="7"/>
          <table:table-cell office:value-type="string" calcext:value-type="string">
            <text:p>416-543-1586</text:p>
          </table:table-cell>
          <table:table-cell table:style-name="ce28" office:value-type="string" calcext:value-type="string">
            <text:p><text:a xlink:href="mailto:dee@deeandjason.com" xlink:type="simple">dee@deeandjason.com</text:a></text:p>
          </table:table-cell>
          <table:table-cell table:style-name="ce8" office:value-type="string" calcext:value-type="string">
            <text:p>416-281-0027</text:p>
          </table:table-cell>
          <table:table-cell table:number-columns-repeated="1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N</text:p>
          </table:table-cell>
          <table:table-cell office:value-type="string" calcext:value-type="string">
            <text:p>M6N TORONTO ON STN 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cliffe/Smythe - Stockyards District - Carlton Villa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P</text:p>
          </table:table-cell>
          <table:table-cell office:value-type="string" calcext:value-type="string">
            <text:p>M6P TORONTO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Junction - West Bend - Junction Triangle - High Park Nort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R</text:p>
          </table:table-cell>
          <table:table-cell office:value-type="string" calcext:value-type="string">
            <text:p>M6R TORONTO ON LCD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ncevalles - Parkdale - Sunnyside - High Park Zoo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6S</text:p>
          </table:table-cell>
          <table:table-cell office:value-type="string" calcext:value-type="string">
            <text:p>M6S TORONTO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nnymede - Bloor West Village Swansea - Old Mil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7A</text:p>
          </table:table-cell>
          <table:table-cell office:value-type="string" calcext:value-type="string">
            <text:p>M7A TORONTO ON STN PROVINCIAL GOV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ronto Legislative Assembly - Gvt of Ontario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7R</text:p>
          </table:table-cell>
          <table:table-cell office:value-type="string" calcext:value-type="string">
            <text:p>M7R MISSISSAUGA ON STN GATEWAY C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Building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table:style-name="ce8" office:value-type="string" calcext:value-type="string">
            <text:p>krisbrannan@roger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7Y</text:p>
          </table:table-cell>
          <table:table-cell office:value-type="string" calcext:value-type="string">
            <text:p>M7Y TORONTO ON STN BRM 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Central Letter Processing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8V</text:p>
          </table:table-cell>
          <table:table-cell office:value-type="string" calcext:value-type="string">
            <text:p>M8V ETOBICOKE ON STN 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Building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8W</text:p>
          </table:table-cell>
          <table:table-cell office:value-type="string" calcext:value-type="string">
            <text:p>M8W ETOBICOKE ON STN 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derwood - Long Branch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8X</text:p>
          </table:table-cell>
          <table:table-cell office:value-type="string" calcext:value-type="string">
            <text:p>M8X ETOBICOKE ON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mbton Mills - The Kingsway - Kings Mill Park</text:p>
          </table:table-cell>
          <table:table-cell table:style-name="ce2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8Y</text:p>
          </table:table-cell>
          <table:table-cell office:value-type="string" calcext:value-type="string">
            <text:p>M8Y ETOBICOKE ON LCD 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eensway/Humber Bay Thompson Orchard East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8Z</text:p>
          </table:table-cell>
          <table:table-cell office:value-type="string" calcext:value-type="string">
            <text:p>M8Z ETOBICOKE ON LCD 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ylea - The Queensway - Islington /City Centre West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A</text:p>
          </table:table-cell>
          <table:table-cell office:value-type="string" calcext:value-type="string">
            <text:p>M9A ETOBICOKE ON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 Valley Village - Islington - Princess/Rosethorn</text:p>
          </table:table-cell>
          <table:table-cell table:style-name="ce2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B</text:p>
          </table:table-cell>
          <table:table-cell office:value-type="string" calcext:value-type="string">
            <text:p>M9B ETOBICOKE ON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ss/Rosethorn - West Deane Park - Eatonville - Islington/City Centre West</text:p>
          </table:table-cell>
          <table:table-cell table:style-name="ce2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C</text:p>
          </table:table-cell>
          <table:table-cell office:value-type="string" calcext:value-type="string">
            <text:p>M9C ETOBICOKE ON LCD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ngton/Centennial/West Deane - Etobicoke West Mall - Markland Wood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L</text:p>
          </table:table-cell>
          <table:table-cell office:value-type="string" calcext:value-type="string">
            <text:p>M9L TORONTO ON LCD WESTO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 Summi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M</text:p>
          </table:table-cell>
          <table:table-cell office:value-type="string" calcext:value-type="string">
            <text:p>M9M TORONTO ON LCD WESTO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mede - Pelmo Park/Humberlea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N</text:p>
          </table:table-cell>
          <table:table-cell office:value-type="string" calcext:value-type="string">
            <text:p>M9N YORK ON STN WESTO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lmo Park Humerlea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P</text:p>
          </table:table-cell>
          <table:table-cell office:value-type="string" calcext:value-type="string">
            <text:p>M9P YORK ON STN WESTO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Westway - Humber Heights/Westmount - Westmount - Royal York Gardens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R</text:p>
          </table:table-cell>
          <table:table-cell office:value-type="string" calcext:value-type="string">
            <text:p>M9R YORK ON STN WESTO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sview Village - Richview - Richmond Gardens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V</text:p>
          </table:table-cell>
          <table:table-cell office:value-type="string" calcext:value-type="string">
            <text:p>M9V ETOBICOKE ON STN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 Olive - Smithfield - Thistletown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9W</text:p>
          </table:table-cell>
          <table:table-cell office:value-type="string" calcext:value-type="string">
            <text:p>M9W ETOBICOKE ON LCD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wood - Highfield - The Elms - Royla Woodbine Golf Club</text:p>
          </table:table-cell>
          <table:table-cell table:style-name="ce3"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9" office:value-type="string" calcext:value-type="string">
            <text:p><text:a xlink:href="mailto:laurengordonremax@gmail.com" xlink:type="simple">laurengordonremax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0B</text:p>
          </table:table-cell>
          <table:table-cell office:value-type="string" calcext:value-type="string">
            <text:p>M0B TORONTO WEST # 2 ON DC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Facility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table:style-name="ce8" office:value-type="string" calcext:value-type="string">
            <text:p>limoochi@idealtoronto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A</text:p>
          </table:table-cell>
          <table:table-cell office:value-type="string" calcext:value-type="string">
            <text:p>N1A DUN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nville</text:p>
          </table:table-cell>
          <table:table-cell office:value-type="string" calcext:value-type="string">
            <text:p>Denise Joy Snyd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 961-6171</text:p>
          </table:table-cell>
          <table:table-cell table:style-name="ce19" office:value-type="string" calcext:value-type="string">
            <text:p><text:a xlink:href="mailto:denise@roydejordan.com" xlink:type="simple">denise@royd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C</text:p>
          </table:table-cell>
          <table:table-cell office:value-type="string" calcext:value-type="string">
            <text:p>N1C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ortright Hills</text:p>
          </table:table-cell>
          <table:table-cell table:style-name="ce2" office:value-type="string" calcext:value-type="string">
            <text:p>Anita Van Rootsel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31-2144</text:p>
          </table:table-cell>
          <table:table-cell table:style-name="ce8" office:value-type="string" calcext:value-type="string">
            <text:p>anita@guelpharealiving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E</text:p>
          </table:table-cell>
          <table:table-cell office:value-type="string" calcext:value-type="string">
            <text:p>N1E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verley - Grange Hill East</text:p>
          </table:table-cell>
          <table:table-cell table:style-name="ce2" office:value-type="string" calcext:value-type="string">
            <text:p>Anita Van Rootsel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31-2144</text:p>
          </table:table-cell>
          <table:table-cell table:style-name="ce8" office:value-type="string" calcext:value-type="string">
            <text:p>anita@guelpharealiving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G</text:p>
          </table:table-cell>
          <table:table-cell office:value-type="string" calcext:value-type="string">
            <text:p>N1G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ory Park - Hanlon Creek - Clairfields</text:p>
          </table:table-cell>
          <table:table-cell table:style-name="ce2"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table:style-name="ce8" office:value-type="string" calcext:value-type="string">
            <text:p>kpagnan@remaxcentre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H</text:p>
          </table:table-cell>
          <table:table-cell office:value-type="string" calcext:value-type="string">
            <text:p>N1H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ward Willow</text:p>
          </table:table-cell>
          <table:table-cell table:style-name="ce2"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table:style-name="ce8" office:value-type="string" calcext:value-type="string">
            <text:p>kpagnan@remaxcentre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K</text:p>
          </table:table-cell>
          <table:table-cell office:value-type="string" calcext:value-type="string">
            <text:p>N1K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wood Gardens</text:p>
          </table:table-cell>
          <table:table-cell table:style-name="ce2"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table:style-name="ce8" office:value-type="string" calcext:value-type="string">
            <text:p>kpagnan@remaxcentre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L</text:p>
          </table:table-cell>
          <table:table-cell office:value-type="string" calcext:value-type="string">
            <text:p>N1L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ilton Corner - Farnham</text:p>
          </table:table-cell>
          <table:table-cell table:style-name="ce2"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table:style-name="ce8" office:value-type="string" calcext:value-type="string">
            <text:p>kpagnan@remaxcentre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M</text:p>
          </table:table-cell>
          <table:table-cell office:value-type="string" calcext:value-type="string">
            <text:p>N1M FERGU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rgus</text:p>
          </table:table-cell>
          <table:table-cell table:style-name="ce2" office:value-type="string" calcext:value-type="string">
            <text:p>Anita Van Rootsel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31-2144</text:p>
          </table:table-cell>
          <table:table-cell table:style-name="ce8" office:value-type="string" calcext:value-type="string">
            <text:p>anita@guelpharealiving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P</text:p>
          </table:table-cell>
          <table:table-cell office:value-type="string" calcext:value-type="string">
            <text:p>N1P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nklin Pond - Cambridge South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R</text:p>
          </table:table-cell>
          <table:table-cell office:value-type="string" calcext:value-type="string">
            <text:p>N1R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ay/Chaplin - Cambridge Centre</text:p>
          </table:table-cell>
          <table:table-cell table:style-name="ce2" office:value-type="string" calcext:value-type="string">
            <text:p>Faisal Susiwala</text:p>
          </table:table-cell>
          <table:table-cell table:style-name="ce2" office:value-type="float" office:value="20211009" calcext:value-type="float">
            <text:p>20211009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624-5555</text:p>
          </table:table-cell>
          <table:table-cell table:style-name="ce29" office:value-type="string" calcext:value-type="string">
            <text:p>faisal@homeshack.com</text:p>
          </table:table-cell>
          <table:table-cell table:style-name="ce2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S</text:p>
          </table:table-cell>
          <table:table-cell office:value-type="string" calcext:value-type="string">
            <text:p>N1S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bridge West - Blair Road - Southwood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1T</text:p>
          </table:table-cell>
          <table:table-cell office:value-type="string" calcext:value-type="string">
            <text:p>N1T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ddlesticks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A</text:p>
          </table:table-cell>
          <table:table-cell office:value-type="string" calcext:value-type="string">
            <text:p>N2A KITCHENER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nley Park - Centreville Chicope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N2B KITCHENER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ctoria North - Grand River North - Staney Park Canservation area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C</text:p>
          </table:table-cell>
          <table:table-cell office:value-type="string" calcext:value-type="string">
            <text:p>N2C KITCHENER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sdale Vanier - Parkway - Trillium Industrial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E</text:p>
          </table:table-cell>
          <table:table-cell office:value-type="string" calcext:value-type="string">
            <text:p>N2E KITCHENER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tian Hills - Laurentian - Alpine - Trussler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G</text:p>
          </table:table-cell>
          <table:table-cell office:value-type="string" calcext:value-type="string">
            <text:p>N2G KITCHENE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w Hospital - Victoria Park - Mill Courtland Woodside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H</text:p>
          </table:table-cell>
          <table:table-cell office:value-type="string" calcext:value-type="string">
            <text:p>N2H KITCHENE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ward - Mt Hope Huron Park - Central Frederick - Auditorium - Civic Centr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J</text:p>
          </table:table-cell>
          <table:table-cell office:value-type="string" calcext:value-type="string">
            <text:p>N2J KITCHENER ON LCD WATERLOO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llo - Conestoga College/Wateloo - University Ave and Weber St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N2K KITCHENER ON LCD WATERLO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North - Bridgeport - Balckberry Technology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L</text:p>
          </table:table-cell>
          <table:table-cell office:value-type="string" calcext:value-type="string">
            <text:p>N2L KITCHENER ON LCD WATERLO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of Waterloo - Westmount - Beechwood - Maple Hills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M</text:p>
          </table:table-cell>
          <table:table-cell office:value-type="string" calcext:value-type="string">
            <text:p>N2M KITCHENER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Hills - Forest Hills Forest Heights - Meinzinger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N2N KITCHENER ON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land West - Forest Heights 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N2P KITCHENER ON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oneer Tower West - Doon - Doon South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R</text:p>
          </table:table-cell>
          <table:table-cell office:value-type="string" calcext:value-type="string">
            <text:p>N2R KITCHENER ON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ron Park - South Plains - Brigadoon - Dunde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T</text:p>
          </table:table-cell>
          <table:table-cell office:value-type="string" calcext:value-type="string">
            <text:p>N2T KITCHENER ON LCD WATERLO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l Wood - Rummelhardt - Westval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V</text:p>
          </table:table-cell>
          <table:table-cell office:value-type="string" calcext:value-type="string">
            <text:p>N2V KITCHENER ON LCD WATERLOO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l Wood - Laurelwood Conservation Area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2Z</text:p>
          </table:table-cell>
          <table:table-cell office:value-type="string" calcext:value-type="string">
            <text:p>N2Z KINCARDINE ON STN MAIN 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Building</text:p>
          </table:table-cell>
          <table:table-cell office:value-type="string" calcext:value-type="string">
            <text:p>David Patt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386-3227</text:p>
          </table:table-cell>
          <table:table-cell table:style-name="ce19" office:value-type="string" calcext:value-type="string">
            <text:p><text:a xlink:href="mailto:david@roydajordan.com" xlink:type="simple">david@royd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A</text:p>
          </table:table-cell>
          <table:table-cell office:value-type="string" calcext:value-type="string">
            <text:p>N3A NEW HAMBURG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Hamburg - Baden</text:p>
          </table:table-cell>
          <table:table-cell office:value-type="string" calcext:value-type="string">
            <text:p>Michele Steev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26-748-9443</text:p>
          </table:table-cell>
          <table:table-cell table:style-name="ce19" office:value-type="string" calcext:value-type="string">
            <text:p><text:a xlink:href="mailto:michele@roymijordan.com" xlink:type="simple">michele@roym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N3B ELMIR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Susan Fo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26-750-9332</text:p>
          </table:table-cell>
          <table:table-cell table:style-name="ce19" office:value-type="string" calcext:value-type="string">
            <text:p><text:a xlink:href="mailto:susan@roysujordan.com" xlink:type="simple">susan@roys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C</text:p>
          </table:table-cell>
          <table:table-cell office:value-type="string" calcext:value-type="string">
            <text:p>N3C KITCHENER ON LCD PRES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peler Village - Hespeler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E</text:p>
          </table:table-cell>
          <table:table-cell office:value-type="string" calcext:value-type="string">
            <text:p>N3E KITCHENER ON LCD PRES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mont - North of Macdonald Cartier Fwy and West of Hwy 24 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H</text:p>
          </table:table-cell>
          <table:table-cell office:value-type="string" calcext:value-type="string">
            <text:p>N3H KITCHENER ON LCD PRES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ston Centre - Lang's Farm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8" office:value-type="string" calcext:value-type="string">
            <text:p>jjyoung@kwrealestate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L</text:p>
          </table:table-cell>
          <table:table-cell office:value-type="string" calcext:value-type="string">
            <text:p>N3L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71-9233</text:p>
          </table:table-cell>
          <table:table-cell office:value-type="string" calcext:value-type="string">
            <text:p>info@thetabakteam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N3P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tford - Jaycee Sports Park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71-9233</text:p>
          </table:table-cell>
          <table:table-cell office:value-type="string" calcext:value-type="string">
            <text:p>info@thetabakteam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R</text:p>
          </table:table-cell>
          <table:table-cell office:value-type="string" calcext:value-type="string">
            <text:p>N3R BRANTFOR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quility - Fairview - Terrace Hill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71-9233</text:p>
          </table:table-cell>
          <table:table-cell office:value-type="string" calcext:value-type="string">
            <text:p>info@thetabakteam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S</text:p>
          </table:table-cell>
          <table:table-cell office:value-type="string" calcext:value-type="string">
            <text:p>N3S BRANTFOR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tford - Eage Place - Arrowhead golf Course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71-9233</text:p>
          </table:table-cell>
          <table:table-cell office:value-type="string" calcext:value-type="string">
            <text:p>info@thetabakteam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T</text:p>
          </table:table-cell>
          <table:table-cell office:value-type="string" calcext:value-type="string">
            <text:p>N3T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rantford - Langford - Brant <text:s/>Osborne corners Tutela heights - West Brant - Mt Vernon - Burtch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71-9233</text:p>
          </table:table-cell>
          <table:table-cell office:value-type="string" calcext:value-type="string">
            <text:p>info@thetabakteam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V</text:p>
          </table:table-cell>
          <table:table-cell office:value-type="string" calcext:value-type="string">
            <text:p>N3V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yrtleville House Museum Area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71-9233</text:p>
          </table:table-cell>
          <table:table-cell office:value-type="string" calcext:value-type="string">
            <text:p>info@thetabakteam.com</text:p>
          </table:table-cell>
          <table:table-cell table:number-columns-repeated="20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W</text:p>
          </table:table-cell>
          <table:table-cell office:value-type="string" calcext:value-type="string">
            <text:p>N3W CALEDONIA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edonia</text:p>
          </table:table-cell>
          <table:table-cell office:value-type="string" calcext:value-type="string">
            <text:p>Rebecca Fos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905-573-1188</text:p>
          </table:table-cell>
          <table:table-cell table:style-name="ce19" office:value-type="string" calcext:value-type="string">
            <text:p><text:a xlink:href="mailto:rebecca@royrejordan.com" xlink:type="simple">rebecca@royre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3Y</text:p>
          </table:table-cell>
          <table:table-cell office:value-type="string" calcext:value-type="string">
            <text:p>N3Y SIMCOE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coe</text:p>
          </table:table-cell>
          <table:table-cell office:value-type="string" calcext:value-type="string">
            <text:p>Patrick M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50-3259</text:p>
          </table:table-cell>
          <table:table-cell table:style-name="ce19" office:value-type="string" calcext:value-type="string">
            <text:p><text:a xlink:href="mailto:patrick@roypajordan.com" xlink:type="simple">patrick@roypa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N4B DELHI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Sue Morr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718-3225</text:p>
          </table:table-cell>
          <table:table-cell table:style-name="ce19" office:value-type="string" calcext:value-type="string">
            <text:p><text:a xlink:href="mailto:sue@roysujordan.com" xlink:type="simple">sue@roysu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G</text:p>
          </table:table-cell>
          <table:table-cell office:value-type="string" calcext:value-type="string">
            <text:p>N4G TILLSONBURG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llsonburg</text:p>
          </table:table-cell>
          <table:table-cell office:value-type="string" calcext:value-type="string">
            <text:p>Lisa Devold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688-9140</text:p>
          </table:table-cell>
          <table:table-cell table:style-name="ce19" office:value-type="string" calcext:value-type="string">
            <text:p><text:a xlink:href="mailto:lisa@roylijordan.com" xlink:type="simple">lisa@royli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N4K OWEN SOU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wen Sound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L</text:p>
          </table:table-cell>
          <table:table-cell office:value-type="string" calcext:value-type="string">
            <text:p>N4L MEAFORD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ford</text:p>
          </table:table-cell>
          <table:table-cell office:value-type="string" calcext:value-type="string">
            <text:p>Christine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538-1544</text:p>
          </table:table-cell>
          <table:table-cell table:style-name="ce19" office:value-type="string" calcext:value-type="string">
            <text:p><text:a xlink:href="mailto:christine@roychjordan.com" xlink:type="simple">christine@roych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N4N HANOVER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Stacey Hamm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477-2045</text:p>
          </table:table-cell>
          <table:table-cell table:style-name="ce19" office:value-type="string" calcext:value-type="string">
            <text:p><text:a xlink:href="mailto:stacey.hammell@gmail.com" xlink:type="simple">stacey.hammell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S</text:p>
          </table:table-cell>
          <table:table-cell office:value-type="string" calcext:value-type="string">
            <text:p>N4S WOODSTO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stock Centre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74-5112</text:p>
          </table:table-cell>
          <table:table-cell table:style-name="ce8" office:value-type="string" calcext:value-type="string">
            <text:p><text:a xlink:href="mailto:allenskinner@live.com" xlink:type="simple">allenskinner@liv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T</text:p>
          </table:table-cell>
          <table:table-cell office:value-type="string" calcext:value-type="string">
            <text:p>N4T WOODSTO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stock North East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74-5112</text:p>
          </table:table-cell>
          <table:table-cell table:style-name="ce8" office:value-type="string" calcext:value-type="string">
            <text:p><text:a xlink:href="mailto:allenskinner@live.com" xlink:type="simple">allenskinner@liv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V</text:p>
          </table:table-cell>
          <table:table-cell office:value-type="string" calcext:value-type="string">
            <text:p>N4V WOODSTO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stock South East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74-5112</text:p>
          </table:table-cell>
          <table:table-cell table:style-name="ce8" office:value-type="string" calcext:value-type="string">
            <text:p><text:a xlink:href="mailto:allenskinner@live.com" xlink:type="simple">allenskinner@liv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W</text:p>
          </table:table-cell>
          <table:table-cell office:value-type="string" calcext:value-type="string">
            <text:p>N4W LISTOWEL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stowel</text:p>
          </table:table-cell>
          <table:table-cell office:value-type="string" calcext:value-type="string">
            <text:p>Ally Sieber-Pey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531-0527</text:p>
          </table:table-cell>
          <table:table-cell table:style-name="ce30" office:value-type="string" calcext:value-type="string">
            <text:p>ally@remax-lx.ca.</text:p>
          </table:table-cell>
          <table:table-cell table:style-name="ce3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X</text:p>
          </table:table-cell>
          <table:table-cell office:value-type="string" calcext:value-type="string">
            <text:p>N4X ST MARYS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Mary's</text:p>
          </table:table-cell>
          <table:table-cell office:value-type="string" calcext:value-type="string">
            <text:p>Kristin Sainsbur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301-2258</text:p>
          </table:table-cell>
          <table:table-cell table:style-name="ce19" office:value-type="string" calcext:value-type="string">
            <text:p><text:a xlink:href="mailto:kristin@roykrjordan.com" xlink:type="simple">kristin@roykrjord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4Z</text:p>
          </table:table-cell>
          <table:table-cell office:value-type="string" calcext:value-type="string">
            <text:p>N4Z STRATFOR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ford South West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74-5112</text:p>
          </table:table-cell>
          <table:table-cell table:style-name="ce8" office:value-type="string" calcext:value-type="string">
            <text:p><text:a xlink:href="mailto:allenskinner@live.com" xlink:type="simple">allenskinner@liv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A</text:p>
          </table:table-cell>
          <table:table-cell office:value-type="string" calcext:value-type="string">
            <text:p>N5A STRA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ford Centre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74-5112</text:p>
          </table:table-cell>
          <table:table-cell table:style-name="ce8" office:value-type="string" calcext:value-type="string">
            <text:p><text:a xlink:href="mailto:allenskinner@live.com" xlink:type="simple">allenskinner@liv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C</text:p>
          </table:table-cell>
          <table:table-cell office:value-type="string" calcext:value-type="string">
            <text:p>N5C INGERSOLL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274-5112</text:p>
          </table:table-cell>
          <table:table-cell table:style-name="ce8" office:value-type="string" calcext:value-type="string">
            <text:p><text:a xlink:href="mailto:allenskinner@live.com" xlink:type="simple">allenskinner@live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H</text:p>
          </table:table-cell>
          <table:table-cell office:value-type="string" calcext:value-type="string">
            <text:p>N5H AYLMER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ylmer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495-4532</text:p>
          </table:table-cell>
          <table:table-cell table:style-name="ce19" office:value-type="string" calcext:value-type="string">
            <text:p><text:a xlink:href="mailto:brenjohnston@rogers.com" xlink:type="simple">brenjohnston@rogers.com 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L</text:p>
          </table:table-cell>
          <table:table-cell office:value-type="string" calcext:value-type="string">
            <text:p>N5L PORT STANLEY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Stanley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495-4532</text:p>
          </table:table-cell>
          <table:table-cell table:style-name="ce19" office:value-type="string" calcext:value-type="string">
            <text:p><text:a xlink:href="mailto:brenjohnston@rogers.com" xlink:type="simple">brenjohnston@rogers.com 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P</text:p>
          </table:table-cell>
          <table:table-cell office:value-type="string" calcext:value-type="string">
            <text:p>N5P ST THOMA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Thomas North West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495-4532</text:p>
          </table:table-cell>
          <table:table-cell table:style-name="ce19" office:value-type="string" calcext:value-type="string">
            <text:p><text:a xlink:href="mailto:brenjohnston@rogers.com" xlink:type="simple">brenjohnston@rogers.com 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R</text:p>
          </table:table-cell>
          <table:table-cell office:value-type="string" calcext:value-type="string">
            <text:p>N5R ST THOMA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Thomas Centre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495-4532</text:p>
          </table:table-cell>
          <table:table-cell table:style-name="ce19" office:value-type="string" calcext:value-type="string">
            <text:p><text:a xlink:href="mailto:brenjohnston@rogers.com" xlink:type="simple">brenjohnston@rogers.com 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V</text:p>
          </table:table-cell>
          <table:table-cell office:value-type="string" calcext:value-type="string">
            <text:p>N5V LOND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ron Heights - Londn International Airport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W</text:p>
          </table:table-cell>
          <table:table-cell office:value-type="string" calcext:value-type="string">
            <text:p>N5W LOND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d East Village - Hamilton Road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X</text:p>
          </table:table-cell>
          <table:table-cell office:value-type="string" calcext:value-type="string">
            <text:p>N5X LOND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lands - Fanshawe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Y</text:p>
          </table:table-cell>
          <table:table-cell office:value-type="string" calcext:value-type="string">
            <text:p>N5Y LOND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ing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5Z</text:p>
          </table:table-cell>
          <table:table-cell office:value-type="string" calcext:value-type="string">
            <text:p>N5Z LONDON ON LCD 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lsea Green - Glen Cairn - Hamilton Rd and Egerton St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A</text:p>
          </table:table-cell>
          <table:table-cell office:value-type="string" calcext:value-type="string">
            <text:p>N6A LONDON ON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ughdale - North London - Bishop Hellmuth Heritage District - Central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N6B LONDON ON LCD 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London - Woodfield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C</text:p>
          </table:table-cell>
          <table:table-cell office:value-type="string" calcext:value-type="string">
            <text:p>N6C LONDON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rtley - Highland - Cleardale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E</text:p>
          </table:table-cell>
          <table:table-cell office:value-type="string" calcext:value-type="string">
            <text:p>N6E LONDON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Oaks - Southdale - Westminster - HWY 401 and Hwy 402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G</text:p>
          </table:table-cell>
          <table:table-cell office:value-type="string" calcext:value-type="string">
            <text:p>N6G LONDON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ingdale - Mdway - Masonville - Orchard Park - University Height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H</text:p>
          </table:table-cell>
          <table:table-cell office:value-type="string" calcext:value-type="string">
            <text:p>N6H LONDON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rose - Hyde Park - Oakridge West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J</text:p>
          </table:table-cell>
          <table:table-cell office:value-type="string" calcext:value-type="string">
            <text:p>N6J LONDON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crest - Berkshire Village - Soutcrest estates- Glendale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K</text:p>
          </table:table-cell>
          <table:table-cell office:value-type="string" calcext:value-type="string">
            <text:p>N6K LONDON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ron - Westmount - Komoka Provincial Park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L</text:p>
          </table:table-cell>
          <table:table-cell office:value-type="string" calcext:value-type="string">
            <text:p>N6L LONDON O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stwick - Longwoods - Glanworth Dr and Wonderland Rd 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M</text:p>
          </table:table-cell>
          <table:table-cell office:value-type="string" calcext:value-type="string">
            <text:p>N6M LOND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lestown - South East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N</text:p>
          </table:table-cell>
          <table:table-cell office:value-type="string" calcext:value-type="string">
            <text:p>N6N LONDON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went - Westminster Trail - South and East of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6P</text:p>
          </table:table-cell>
          <table:table-cell office:value-type="string" calcext:value-type="string">
            <text:p>N6P LONDON ON STN LAMBET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on - Littlewood - Greenhill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A</text:p>
          </table:table-cell>
          <table:table-cell office:value-type="string" calcext:value-type="string">
            <text:p>N7A GODERICH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derich - Amberly - Kingbridge - Holmesville</text:p>
          </table:table-cell>
          <table:table-cell office:value-type="string" calcext:value-type="string">
            <text:p>Ally Sieber-Pey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531-0527</text:p>
          </table:table-cell>
          <table:table-cell table:style-name="ce30" office:value-type="string" calcext:value-type="string">
            <text:p>ally@remax-lx.ca.</text:p>
          </table:table-cell>
          <table:table-cell table:style-name="ce3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G</text:p>
          </table:table-cell>
          <table:table-cell office:value-type="string" calcext:value-type="string">
            <text:p>N7G STRATHRO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roy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8" office:value-type="string" calcext:value-type="string">
            <text:p><text:a xlink:href="mailto:gleitch@remax.net" xlink:type="simple">gleitch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L</text:p>
          </table:table-cell>
          <table:table-cell office:value-type="string" calcext:value-type="string">
            <text:p>N7L CHATHAM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tham/Kent North</text:p>
          </table:table-cell>
          <table:table-cell table:style-name="ce2" office:value-type="string" calcext:value-type="string">
            <text:p>Laura Tourang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19-401-9743</text:p>
          </table:table-cell>
          <table:table-cell table:style-name="ce17" office:value-type="string" calcext:value-type="string">
            <text:p><text:a xlink:href="mailto:lauratourangeau@gmail.com" xlink:type="simple">lauratourangeau@gmail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M</text:p>
          </table:table-cell>
          <table:table-cell office:value-type="string" calcext:value-type="string">
            <text:p>N7M CHATHAM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tham/Kent South - Wilsonwood</text:p>
          </table:table-cell>
          <table:table-cell table:style-name="ce2" office:value-type="string" calcext:value-type="string">
            <text:p>Laura Tourang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19-401-9743</text:p>
          </table:table-cell>
          <table:table-cell table:style-name="ce17" office:value-type="string" calcext:value-type="string">
            <text:p><text:a xlink:href="mailto:lauratourangeau@gmail.com" xlink:type="simple">lauratourangeau@gmail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S</text:p>
          </table:table-cell>
          <table:table-cell office:value-type="string" calcext:value-type="string">
            <text:p>N7S SARN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well Trails - Wilthsire Park - Lamberton College - Coronation Park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T</text:p>
          </table:table-cell>
          <table:table-cell office:value-type="string" calcext:value-type="string">
            <text:p>N7T SARNIA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nia Centre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V</text:p>
          </table:table-cell>
          <table:table-cell office:value-type="string" calcext:value-type="string">
            <text:p>N7V SARNIA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 Edward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W</text:p>
          </table:table-cell>
          <table:table-cell office:value-type="string" calcext:value-type="string">
            <text:p>N7W SARN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awatha Horse Park - Fourth Line - Green Haven - Sunst Golf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7X</text:p>
          </table:table-cell>
          <table:table-cell office:value-type="string" calcext:value-type="string">
            <text:p>N7X SARN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nia Chris Hadfeild Airport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A</text:p>
          </table:table-cell>
          <table:table-cell office:value-type="string" calcext:value-type="string">
            <text:p>N8A WALLACEBUR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aceburg</text:p>
          </table:table-cell>
          <table:table-cell office:value-type="string" calcext:value-type="string">
            <text:p>Laura Tourang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19-401-9743</text:p>
          </table:table-cell>
          <table:table-cell table:style-name="ce17" office:value-type="string" calcext:value-type="string">
            <text:p><text:a xlink:href="mailto:lauratourangeau@gmail.com" xlink:type="simple">lauratourangeau@gmail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H</text:p>
          </table:table-cell>
          <table:table-cell office:value-type="string" calcext:value-type="string">
            <text:p>N8H LEAMING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Ivan Mart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890-1198</text:p>
          </table:table-cell>
          <table:table-cell table:style-name="ce30" office:value-type="string" calcext:value-type="string">
            <text:p>ivanmartin@remax.net</text:p>
          </table:table-cell>
          <table:table-cell table:style-name="ce30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M</text:p>
          </table:table-cell>
          <table:table-cell office:value-type="string" calcext:value-type="string">
            <text:p>N8M ESSEX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erry Hugh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817-4428</text:p>
          </table:table-cell>
          <table:table-cell table:style-name="ce19" office:value-type="string" calcext:value-type="string">
            <text:p><text:a xlink:href="mailto:terri@hughesandcompany.ca" xlink:type="simple">terri@hughesandcompany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N</text:p>
          </table:table-cell>
          <table:table-cell office:value-type="string" calcext:value-type="string">
            <text:p>N8N WINDSOR ON LCD TECUMSE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cumseh - Elmstead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N8P WINDSOR ON LCD TECUMSE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River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R</text:p>
          </table:table-cell>
          <table:table-cell office:value-type="string" calcext:value-type="string">
            <text:p>N8R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est Glades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S</text:p>
          </table:table-cell>
          <table:table-cell office:value-type="string" calcext:value-type="string">
            <text:p>N8S WINDSOR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T</text:p>
          </table:table-cell>
          <table:table-cell office:value-type="string" calcext:value-type="string">
            <text:p>N8T WINDSOR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ntainbleu - Ford Motor Essex Plant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V</text:p>
          </table:table-cell>
          <table:table-cell office:value-type="string" calcext:value-type="string">
            <text:p>N8V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sor International Airport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W</text:p>
          </table:table-cell>
          <table:table-cell office:value-type="string" calcext:value-type="string">
            <text:p>N8W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Walkerville - Remington Park - Devonshire Heights Walker Farm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X</text:p>
          </table:table-cell>
          <table:table-cell office:value-type="string" calcext:value-type="string">
            <text:p>N8X WINDSOR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sor City Centre South Central - Remington Park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8Y</text:p>
          </table:table-cell>
          <table:table-cell office:value-type="string" calcext:value-type="string">
            <text:p>N8Y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kerville - East Windsor - Ford Moter Co Windsor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A</text:p>
          </table:table-cell>
          <table:table-cell office:value-type="string" calcext:value-type="string">
            <text:p>N9A WINDSOR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sor City Centre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N9B WINDSOR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view - South Cameron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C</text:p>
          </table:table-cell>
          <table:table-cell office:value-type="string" calcext:value-type="string">
            <text:p>N9C WINDSOR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therland - Sandwich- Brighton Beach - Malden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E</text:p>
          </table:table-cell>
          <table:table-cell office:value-type="string" calcext:value-type="string">
            <text:p>N9E WINDSO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Windsor - Spring Garden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G</text:p>
          </table:table-cell>
          <table:table-cell office:value-type="string" calcext:value-type="string">
            <text:p>N9G WINDSOR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H</text:p>
          </table:table-cell>
          <table:table-cell office:value-type="string" calcext:value-type="string">
            <text:p>N9H WINDSOR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Of Windsor - Laurier Pkwy and Huron Church Line Rd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J</text:p>
          </table:table-cell>
          <table:table-cell office:value-type="string" calcext:value-type="string">
            <text:p>N9J WINDSO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Salle - Essex Golf and County - Voctory Park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K</text:p>
          </table:table-cell>
          <table:table-cell office:value-type="string" calcext:value-type="string">
            <text:p>N9K WINDSOR ON LCD TECUMSE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of Hwy 22 and west of Hwy 19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8" office:value-type="string" calcext:value-type="string">
            <text:p>dbechardrealtor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V</text:p>
          </table:table-cell>
          <table:table-cell office:value-type="string" calcext:value-type="string">
            <text:p>N9V AMHERSTBUR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herstburg - Bois Blanc Island</text:p>
          </table:table-cell>
          <table:table-cell office:value-type="string" calcext:value-type="string">
            <text:p>Brady Thras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819-5965</text:p>
          </table:table-cell>
          <table:table-cell table:style-name="ce19" office:value-type="string" calcext:value-type="string">
            <text:p><text:a xlink:href="mailto:bradythrasher@gmail.com" xlink:type="simple">bradythrasher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9Y</text:p>
          </table:table-cell>
          <table:table-cell office:value-type="string" calcext:value-type="string">
            <text:p>N9Y KINGS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ville</text:p>
          </table:table-cell>
          <table:table-cell office:value-type="string" calcext:value-type="string">
            <text:p>Brady Thras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19-819-5965</text:p>
          </table:table-cell>
          <table:table-cell table:style-name="ce19" office:value-type="string" calcext:value-type="string">
            <text:p><text:a xlink:href="mailto:bradythrasher@gmail.com" xlink:type="simple">bradythrasher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A</text:p>
          </table:table-cell>
          <table:table-cell office:value-type="string" calcext:value-type="string">
            <text:p>N0A HAMILT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gersville - Selkirk - Cayuga - Nanticoke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19" office:value-type="string" calcext:value-type="string">
            <text:p><text:a xlink:href="mailto:robgolfi@golfiteam.com" xlink:type="simple">robgolfi@golfi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B</text:p>
          </table:table-cell>
          <table:table-cell office:value-type="string" calcext:value-type="string">
            <text:p>N0B KITCHENE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Kitchener - Guelph - Cambridg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19" office:value-type="string" calcext:value-type="string">
            <text:p><text:a xlink:href="mailto:jimandjanetyoung@youngteam.com" xlink:type="simple">jimandjanetyoung@youn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C</text:p>
          </table:table-cell>
          <table:table-cell office:value-type="string" calcext:value-type="string">
            <text:p>N0C OWEN SOUND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Owen Sound - Markdale - Flesherton - Dundalk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E</text:p>
          </table:table-cell>
          <table:table-cell office:value-type="string" calcext:value-type="string">
            <text:p>N0E HAMILT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Rowan - St Wiliams - Rural Simcoe - Rural Brantford - Burford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19" office:value-type="string" calcext:value-type="string">
            <text:p><text:a xlink:href="mailto:robgolfi@golfiteam.com" xlink:type="simple">robgolfi@golfi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G</text:p>
          </table:table-cell>
          <table:table-cell office:value-type="string" calcext:value-type="string">
            <text:p>N0G KITCHENE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verton - Walkerton - Rural Hanover - Rural Listowel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19" office:value-type="string" calcext:value-type="string">
            <text:p><text:a xlink:href="mailto:jimandjanetyoung@youngteam.com" xlink:type="simple">jimandjanetyoung@youn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H</text:p>
          </table:table-cell>
          <table:table-cell office:value-type="string" calcext:value-type="string">
            <text:p>N0H OWEN SOUND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Owen Sound - Tonermorey - Lions Head -Sougeen Shores - Chatsworth -Wiarton - Walters Falls</text:p>
          </table:table-cell>
          <table:table-cell table:style-name="ce2"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table:style-name="ce8" office:value-type="string" calcext:value-type="string">
            <text:p>blairthompson@remaxcollingwood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J</text:p>
          </table:table-cell>
          <table:table-cell office:value-type="string" calcext:value-type="string">
            <text:p>N0J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Woodstock - Rura Ingersol - Rural Tilsonburg - Norwich- Port Burwell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19" office:value-type="string" calcext:value-type="string">
            <text:p><text:a xlink:href="mailto:gabrielalietch@lietchteam.com" xlink:type="simple">gabrielalietch@lietc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K</text:p>
          </table:table-cell>
          <table:table-cell office:value-type="string" calcext:value-type="string">
            <text:p>N0K KITCHENE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la Stratford - Huron East - Mitcell - Milbank-Sebringvill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19" office:value-type="string" calcext:value-type="string">
            <text:p><text:a xlink:href="mailto:jimandjanetyoung@youngteam.com" xlink:type="simple">jimandjanetyoung@youn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L</text:p>
          </table:table-cell>
          <table:table-cell office:value-type="string" calcext:value-type="string">
            <text:p>N0L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London Rural - Kerwood - Glencoe- Newbury - Port Glasgow - Wallacetown - Port Stanley - Rural St Thomas - rural Aylmer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19" office:value-type="string" calcext:value-type="string">
            <text:p><text:a xlink:href="mailto:gabrielalietch@lietchteam.com" xlink:type="simple">gabrielalietch@lietc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M</text:p>
          </table:table-cell>
          <table:table-cell office:value-type="string" calcext:value-type="string">
            <text:p>N0M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Rural London - Rural Goderich - Clinton - Bluewater - Exeter-Lamberton Shores - Watford - St Mary's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N</text:p>
          </table:table-cell>
          <table:table-cell office:value-type="string" calcext:value-type="string">
            <text:p>N0N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nia Rural - Highland Glen - Plympton/Wyoming - Petrolia - Oil Springs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0P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Chatham Kent - Marine City - Bothwell- Reglan - Rural Leamington - Tibury - Walpole Island</text:p>
          </table:table-cell>
          <table:table-cell table:style-name="ce2" office:value-type="string" calcext:value-type="string">
            <text:p>Scheana Lasenb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90-4423</text:p>
          </table:table-cell>
          <table:table-cell table:style-name="ce19" office:value-type="string" calcext:value-type="string">
            <text:p>Scheana@buyingandsellingsarnia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0R</text:p>
          </table:table-cell>
          <table:table-cell office:value-type="string" calcext:value-type="string">
            <text:p>N0R WINDSO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sor Rural - Essex - Stoney Point - Haycroft - Lakeshore _ South Woodslee- Rural Kingslee - Rural Amherstburg</text:p>
          </table:table-cell>
          <table:table-cell office:value-type="string" calcext:value-type="string">
            <text:p>Daniel Bech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19" office:value-type="string" calcext:value-type="string">
            <text:p><text:a xlink:href="mailto:danielbechad@bechadteam.com" xlink:type="simple">danielbechad@bechad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1A</text:p>
          </table:table-cell>
          <table:table-cell office:value-type="string" calcext:value-type="string">
            <text:p>P1A NORTH B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And East Communites North Bay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1B</text:p>
          </table:table-cell>
          <table:table-cell office:value-type="string" calcext:value-type="string">
            <text:p>P1B NORTH B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Bay Centre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1C</text:p>
          </table:table-cell>
          <table:table-cell office:value-type="string" calcext:value-type="string">
            <text:p>P1C NORTH B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Bay North East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1H</text:p>
          </table:table-cell>
          <table:table-cell office:value-type="string" calcext:value-type="string">
            <text:p>P1H HUNTSVILL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Linda Baumgart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705-457-6508</text:p>
          </table:table-cell>
          <table:table-cell table:style-name="ce8" office:value-type="string" calcext:value-type="string">
            <text:p>linda@haliburtonrealestate.on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1H</text:p>
          </table:table-cell>
          <table:table-cell office:value-type="string" calcext:value-type="string">
            <text:p>P1H HUNTSVILL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ntsville</text:p>
          </table:table-cell>
          <table:table-cell table:style-name="ce2" office:value-type="string" calcext:value-type="string">
            <text:p>Peter de Graaf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645-0772</text:p>
          </table:table-cell>
          <table:table-cell table:style-name="ce8" office:value-type="string" calcext:value-type="string">
            <text:p>peter@remax-muskoka.com</text:p>
          </table:table-cell>
          <table:table-cell table:style-name="ce8" table:number-columns-repeated="7"/>
          <table:table-cell table:number-columns-repeated="13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P1L</text:p>
          </table:table-cell>
          <table:table-cell office:value-type="string" calcext:value-type="string">
            <text:p>P1L BRACEBRIDG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cebridge</text:p>
          </table:table-cell>
          <table:table-cell table:style-name="ce2" office:value-type="string" calcext:value-type="string">
            <text:p>Peter de Graa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645-0772</text:p>
          </table:table-cell>
          <table:table-cell table:style-name="ce8" office:value-type="string" calcext:value-type="string">
            <text:p>peter@remax-muskok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1P</text:p>
          </table:table-cell>
          <table:table-cell office:value-type="string" calcext:value-type="string">
            <text:p>P1P GRAVENHURST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venhurst</text:p>
          </table:table-cell>
          <table:table-cell table:style-name="ce2" office:value-type="string" calcext:value-type="string">
            <text:p>Peter de Graa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645-0772</text:p>
          </table:table-cell>
          <table:table-cell table:style-name="ce8" office:value-type="string" calcext:value-type="string">
            <text:p>peter@remax-muskoka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2A</text:p>
          </table:table-cell>
          <table:table-cell office:value-type="string" calcext:value-type="string">
            <text:p>P2A PARRY SOUND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ry Sound Rural North and East</text:p>
          </table:table-cell>
          <table:table-cell office:value-type="string" calcext:value-type="string">
            <text:p>Jim Marsh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46-9336</text:p>
          </table:table-cell>
          <table:table-cell table:style-name="ce8" office:value-type="string" calcext:value-type="string">
            <text:p><text:a xlink:href="mailto:info@teammarshall.ca" xlink:type="simple">info@teammarshall.ca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2B</text:p>
          </table:table-cell>
          <table:table-cell office:value-type="string" calcext:value-type="string">
            <text:p>P2B STURGEON FALLS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rgeona Falls - West Nipissing</text:p>
          </table:table-cell>
          <table:table-cell office:value-type="string" calcext:value-type="string">
            <text:p>John Skidm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845-5561</text:p>
          </table:table-cell>
          <table:table-cell table:style-name="ce19" office:value-type="string" calcext:value-type="string">
            <text:p><text:a xlink:href="mailto:johnskidmore@skidmoreteam.com" xlink:type="simple">johnskidmore@skidmore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2N</text:p>
          </table:table-cell>
          <table:table-cell office:value-type="string" calcext:value-type="string">
            <text:p>P2N KIRKLAND LAK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rkland lake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63-6548</text:p>
          </table:table-cell>
          <table:table-cell table:style-name="ce19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A</text:p>
          </table:table-cell>
          <table:table-cell office:value-type="string" calcext:value-type="string">
            <text:p>P3A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North East - Hwy 71 and Hwy 66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B</text:p>
          </table:table-cell>
          <table:table-cell office:value-type="string" calcext:value-type="string">
            <text:p>P3B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East - Minnow Lake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C</text:p>
          </table:table-cell>
          <table:table-cell office:value-type="string" calcext:value-type="string">
            <text:p>P3C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North West - Flour Mill - The Donova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E</text:p>
          </table:table-cell>
          <table:table-cell office:value-type="string" calcext:value-type="string">
            <text:p>P3E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South West <text:s/>- Bell Grove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G</text:p>
          </table:table-cell>
          <table:table-cell office:value-type="string" calcext:value-type="string">
            <text:p>P3G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Rural - Lo Elle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L</text:p>
          </table:table-cell>
          <table:table-cell office:value-type="string" calcext:value-type="string">
            <text:p>P3L GARSO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so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N</text:p>
          </table:table-cell>
          <table:table-cell office:value-type="string" calcext:value-type="string">
            <text:p>P3N VAL CARO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 Caro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P</text:p>
          </table:table-cell>
          <table:table-cell office:value-type="string" calcext:value-type="string">
            <text:p>P3P HANMER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ner - Val Therese</text:p>
          </table:table-cell>
          <table:table-cell office:value-type="string" calcext:value-type="string">
            <text:p>Terry Z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562-7653</text:p>
          </table:table-cell>
          <table:table-cell table:style-name="ce19" office:value-type="string" calcext:value-type="string">
            <text:p><text:a xlink:href="mailto:terryzuk@zukteam.com" xlink:type="simple">terryzuk@zu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3Y</text:p>
          </table:table-cell>
          <table:table-cell office:value-type="string" calcext:value-type="string">
            <text:p>P3Y LIVEL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vely - Mikkola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4N</text:p>
          </table:table-cell>
          <table:table-cell office:value-type="string" calcext:value-type="string">
            <text:p>P4N TIMMIN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mins Town Centre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63-6548</text:p>
          </table:table-cell>
          <table:table-cell table:style-name="ce19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P4P TIMMIN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rose Gardens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63-6548</text:p>
          </table:table-cell>
          <table:table-cell table:style-name="ce19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4R</text:p>
          </table:table-cell>
          <table:table-cell office:value-type="string" calcext:value-type="string">
            <text:p>P4R TIMMIN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Timmins - Timmins Square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63-6548</text:p>
          </table:table-cell>
          <table:table-cell table:style-name="ce19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5A</text:p>
          </table:table-cell>
          <table:table-cell office:value-type="string" calcext:value-type="string">
            <text:p>P5A ELLIOT LAK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iot Lake 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987-2203</text:p>
          </table:table-cell>
          <table:table-cell table:style-name="ce19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5E</text:p>
          </table:table-cell>
          <table:table-cell office:value-type="string" calcext:value-type="string">
            <text:p>P5E ESPANOLA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panola</text:p>
          </table:table-cell>
          <table:table-cell office:value-type="string" calcext:value-type="string">
            <text:p>Ian Ma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505-412-1838</text:p>
          </table:table-cell>
          <table:table-cell table:style-name="ce19" office:value-type="string" calcext:value-type="string">
            <text:p><text:a xlink:href="mailto:ianmaes@maesteam.com" xlink:type="simple">ianmaes@maes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5N</text:p>
          </table:table-cell>
          <table:table-cell office:value-type="string" calcext:value-type="string">
            <text:p>P5N KAPUSKAS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puskasing and Area</text:p>
          </table:table-cell>
          <table:table-cell office:value-type="string" calcext:value-type="string">
            <text:p>Jaques Pep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221-5597</text:p>
          </table:table-cell>
          <table:table-cell table:style-name="ce19" office:value-type="string" calcext:value-type="string">
            <text:p><text:a xlink:href="mailto:jaquespepin@pepinteam.com" xlink:type="simple">jaquespepin@pepi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6A</text:p>
          </table:table-cell>
          <table:table-cell office:value-type="string" calcext:value-type="string">
            <text:p>P6A SAULT STE. MARI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ult Ste Marie Waterfront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987-2203</text:p>
          </table:table-cell>
          <table:table-cell table:style-name="ce19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6B</text:p>
          </table:table-cell>
          <table:table-cell office:value-type="string" calcext:value-type="string">
            <text:p>P6B SAULT STE. MARI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ult College - The P Patch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987-2203</text:p>
          </table:table-cell>
          <table:table-cell table:style-name="ce19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6C</text:p>
          </table:table-cell>
          <table:table-cell office:value-type="string" calcext:value-type="string">
            <text:p>P6C SAULT STE. MARIE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view - Sault Ste Marie West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987-2203</text:p>
          </table:table-cell>
          <table:table-cell table:style-name="ce19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A</text:p>
          </table:table-cell>
          <table:table-cell office:value-type="string" calcext:value-type="string">
            <text:p>P7A THUNDER BAY ON STN 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nder Bay North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B</text:p>
          </table:table-cell>
          <table:table-cell office:value-type="string" calcext:value-type="string">
            <text:p>P7B THUNDER BAY ON STN P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head University - Intercit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C</text:p>
          </table:table-cell>
          <table:table-cell office:value-type="string" calcext:value-type="string">
            <text:p>P7C THUNDER BAY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wood - Thunder Bay Internationla Airport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E</text:p>
          </table:table-cell>
          <table:table-cell office:value-type="string" calcext:value-type="string">
            <text:p>P7E THUNDER BAY ON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nder Bay City Centre and Islands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G</text:p>
          </table:table-cell>
          <table:table-cell office:value-type="string" calcext:value-type="string">
            <text:p>P7G THUNDER BAY ON STN 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nder Bay Rural North West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J</text:p>
          </table:table-cell>
          <table:table-cell office:value-type="string" calcext:value-type="string">
            <text:p>P7J THUNDER BAY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South Thunder Ba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K</text:p>
          </table:table-cell>
          <table:table-cell office:value-type="string" calcext:value-type="string">
            <text:p>P7K THUNDER BAY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Thunderbay West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7L</text:p>
          </table:table-cell>
          <table:table-cell office:value-type="string" calcext:value-type="string">
            <text:p>P7L THUNDER BAY ON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 Hill - Neebing - Cloud Bay - Crooks - Pardee - Wamsle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8" office:value-type="string" calcext:value-type="string">
            <text:p>vince@vincemirabelli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8N</text:p>
          </table:table-cell>
          <table:table-cell office:value-type="string" calcext:value-type="string">
            <text:p>P8N DRYDEN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yden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7-468-0101</text:p>
          </table:table-cell>
          <table:table-cell table:style-name="ce19" office:value-type="string" calcext:value-type="string">
            <text:p><text:a xlink:href="mailto:angelakuchma@kuchmateam.com" xlink:type="simple">angelakuchma@kuchm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8T</text:p>
          </table:table-cell>
          <table:table-cell office:value-type="string" calcext:value-type="string">
            <text:p>P8T SIOUX LOOKOUT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oux Lookout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7-468-0101</text:p>
          </table:table-cell>
          <table:table-cell table:style-name="ce19" office:value-type="string" calcext:value-type="string">
            <text:p><text:a xlink:href="mailto:angelakuchma@kuchmateam.com" xlink:type="simple">angelakuchma@kuchm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9A</text:p>
          </table:table-cell>
          <table:table-cell office:value-type="string" calcext:value-type="string">
            <text:p>P9A FORT FRANCE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Francis</text:p>
          </table:table-cell>
          <table:table-cell office:value-type="string" calcext:value-type="string">
            <text:p>Danielle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7-627-3685</text:p>
          </table:table-cell>
          <table:table-cell table:style-name="ce19" office:value-type="string" calcext:value-type="string">
            <text:p><text:a xlink:href="mailto:daniellewilson@wilsonteam.com" xlink:type="simple">daniellewilson@wil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9M</text:p>
          </table:table-cell>
          <table:table-cell office:value-type="string" calcext:value-type="string">
            <text:p>P9N KENORA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ora</text:p>
          </table:table-cell>
          <table:table-cell office:value-type="string" calcext:value-type="string">
            <text:p>Caryn Myer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7-275-7282</text:p>
          </table:table-cell>
          <table:table-cell table:style-name="ce19" office:value-type="string" calcext:value-type="string">
            <text:p><text:a xlink:href="mailto:carynmyers@myersteam.com" xlink:type="simple">carynmyers@myers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A</text:p>
          </table:table-cell>
          <table:table-cell office:value-type="string" calcext:value-type="string">
            <text:p>P0A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gnetawan - South River - Burk's Falls 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B</text:p>
          </table:table-cell>
          <table:table-cell office:value-type="string" calcext:value-type="string">
            <text:p>P0B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arling - Utterson - Baysville - Minet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B</text:p>
          </table:table-cell>
          <table:table-cell office:value-type="string" calcext:value-type="string">
            <text:p>P0B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arling - Utterson - Baysville - Minett</text:p>
          </table:table-cell>
          <table:table-cell table:style-name="ce2" office:value-type="string" calcext:value-type="string">
            <text:p>Peter de Graaf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645-0772</text:p>
          </table:table-cell>
          <table:table-cell table:style-name="ce8" office:value-type="string" calcext:value-type="string">
            <text:p>peter@remax-muskoka.com</text:p>
          </table:table-cell>
          <table:table-cell table:style-name="ce8" table:number-columns-repeated="7"/>
          <table:table-cell table:number-columns-repeated="13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P0C</text:p>
          </table:table-cell>
          <table:table-cell office:value-type="string" calcext:value-type="string">
            <text:p>P0C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c Tier - Rosseau - Bala - Torrance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E</text:p>
          </table:table-cell>
          <table:table-cell office:value-type="string" calcext:value-type="string">
            <text:p>P0E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Grevenhurst - Croked Bay - Big Chute - Severn Falls - Swift Rapids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G</text:p>
          </table:table-cell>
          <table:table-cell office:value-type="string" calcext:value-type="string">
            <text:p>P0G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bel - Pointe au Baril - McKellar - Brit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table:style-name="ce8" office:value-type="string" calcext:value-type="string">
            <text:p>ellie@citytoshore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H</text:p>
          </table:table-cell>
          <table:table-cell office:value-type="string" calcext:value-type="string">
            <text:p>P0H NORTH BA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North Bay - Temagami - West Nipissing - Mattawa - Powassan - Restoule - Verner</text:p>
          </table:table-cell>
          <table:table-cell table:style-name="ce10" office:value-type="string" calcext:value-type="string">
            <text:p>John Skidmore</text:p>
          </table:table-cell>
          <table:table-cell table:style-name="ce10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845-5561</text:p>
          </table:table-cell>
          <table:table-cell table:style-name="ce19" office:value-type="string" calcext:value-type="string">
            <text:p><text:a xlink:href="mailto:johnskidmore@skidmoreteam.com" xlink:type="simple">johnskidmore@skidmore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J</text:p>
          </table:table-cell>
          <table:table-cell office:value-type="string" calcext:value-type="string">
            <text:p>P0J SUDBURY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nai Town - englehart - Gowanda - Temiskaming Shoares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K</text:p>
          </table:table-cell>
          <table:table-cell office:value-type="string" calcext:value-type="string">
            <text:p>P0K SUDBURY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theson - Sesekinika - Iroquois Falls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L</text:p>
          </table:table-cell>
          <table:table-cell office:value-type="string" calcext:value-type="string">
            <text:p>P0L TIMMINS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dson Bay South West Rural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63-6548</text:p>
          </table:table-cell>
          <table:table-cell table:style-name="ce19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M</text:p>
          </table:table-cell>
          <table:table-cell office:value-type="string" calcext:value-type="string">
            <text:p>P0M SUDBUR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Sudbury-Timmons North and West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N</text:p>
          </table:table-cell>
          <table:table-cell office:value-type="string" calcext:value-type="string">
            <text:p>P0N TIMMINS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Timmons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363-6548</text:p>
          </table:table-cell>
          <table:table-cell table:style-name="ce19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P</text:p>
          </table:table-cell>
          <table:table-cell office:value-type="string" calcext:value-type="string">
            <text:p>P0P SUDBUR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demoya - Massey - Little Current -Wikwenikong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R</text:p>
          </table:table-cell>
          <table:table-cell office:value-type="string" calcext:value-type="string">
            <text:p>P0R SUDBUR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iot Lake - Bruce Mines - Iron Bridge - Blind River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table:style-name="ce8" office:value-type="string" calcext:value-type="string">
            <text:p>dorothygodin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S</text:p>
          </table:table-cell>
          <table:table-cell office:value-type="string" calcext:value-type="string">
            <text:p>P0S SAULT STE. MA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wk Junction - Wawa - Dubreulville - Dalton - Batchawana Bay - Serchmont - Goulais River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05-987-2203</text:p>
          </table:table-cell>
          <table:table-cell table:style-name="ce19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T</text:p>
          </table:table-cell>
          <table:table-cell office:value-type="string" calcext:value-type="string">
            <text:p>P0T THUNDER BA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Thunder Bay - Ignace - Armstron Station - ogoki - Longlac - Beardmore - Terrace Ba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19" office:value-type="string" calcext:value-type="string">
            <text:p><text:a xlink:href="mailto:vincemirabelli@mirabelliteam.com" xlink:type="simple">vincemirabelli@mirabelli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V</text:p>
          </table:table-cell>
          <table:table-cell office:value-type="string" calcext:value-type="string">
            <text:p>P0V DRYDE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agamow Lake North Ontario Rural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7-468-0101</text:p>
          </table:table-cell>
          <table:table-cell table:style-name="ce19" office:value-type="string" calcext:value-type="string">
            <text:p><text:a xlink:href="mailto:angelakuchma@kuchmateam.com" xlink:type="simple">angelakuchma@kuchm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W</text:p>
          </table:table-cell>
          <table:table-cell office:value-type="string" calcext:value-type="string">
            <text:p>P0W DRYDEN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o - Barwick - Devlin - Stratton - Rainy River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7-468-0101</text:p>
          </table:table-cell>
          <table:table-cell table:style-name="ce19" office:value-type="string" calcext:value-type="string">
            <text:p><text:a xlink:href="mailto:angelakuchma@kuchmateam.com" xlink:type="simple">angelakuchma@kuchm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X</text:p>
          </table:table-cell>
          <table:table-cell office:value-type="string" calcext:value-type="string">
            <text:p>P0X DRYDE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ewatin - Sioux Narrows - Nestor Falls 0 Longbow Lake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07-468-0101</text:p>
          </table:table-cell>
          <table:table-cell table:style-name="ce19" office:value-type="string" calcext:value-type="string">
            <text:p><text:a xlink:href="mailto:angelakuchma@kuchmateam.com" xlink:type="simple">angelakuchma@kuchm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0Y</text:p>
          </table:table-cell>
          <table:table-cell office:value-type="string" calcext:value-type="string">
            <text:p>P0Y WINNIPEG # 2 MB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golf Ontario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1A</text:p>
          </table:table-cell>
          <table:table-cell office:value-type="string" calcext:value-type="string">
            <text:p>R1A SELKIRK M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lkirk</text:p>
          </table:table-cell>
          <table:table-cell office:value-type="string" calcext:value-type="string">
            <text:p>Brandt McKill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782-8869</text:p>
          </table:table-cell>
          <table:table-cell table:style-name="ce19" office:value-type="string" calcext:value-type="string">
            <text:p><text:a xlink:href="mailto:brandtmckillop@mckillopteam.com" xlink:type="simple">brandtmckillop@mckillop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1B</text:p>
          </table:table-cell>
          <table:table-cell office:value-type="string" calcext:value-type="string">
            <text:p>R1B SELKIRK M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ort</text:p>
          </table:table-cell>
          <table:table-cell office:value-type="string" calcext:value-type="string">
            <text:p>Brandt McKill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782-8869</text:p>
          </table:table-cell>
          <table:table-cell table:style-name="ce19" office:value-type="string" calcext:value-type="string">
            <text:p><text:a xlink:href="mailto:brandtmckillop@mckillopteam.com" xlink:type="simple">brandtmckillop@mckillop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1C</text:p>
          </table:table-cell>
          <table:table-cell office:value-type="string" calcext:value-type="string">
            <text:p>R1C WINNIPEG MB LCD NORTHEAST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rol - Gono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1N</text:p>
          </table:table-cell>
          <table:table-cell office:value-type="string" calcext:value-type="string">
            <text:p>R1N PORTAGE LA PRAIRIE M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age La Prairie</text:p>
          </table:table-cell>
          <table:table-cell office:value-type="string" calcext:value-type="string">
            <text:p>Kara Pawlosk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856-9999</text:p>
          </table:table-cell>
          <table:table-cell table:style-name="ce19" office:value-type="string" calcext:value-type="string">
            <text:p><text:a xlink:href="mailto:karapawloski@pawloskiteam.com" xlink:type="simple">karapawloski@pawloski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C</text:p>
          </table:table-cell>
          <table:table-cell office:value-type="string" calcext:value-type="string">
            <text:p>R2C WINNIPEG MB LCD NORTHEAST 5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gent - Transcona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E</text:p>
          </table:table-cell>
          <table:table-cell office:value-type="string" calcext:value-type="string">
            <text:p>R2E WINNIPEG MB LCD NORTHEAST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Saint Pau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G</text:p>
          </table:table-cell>
          <table:table-cell office:value-type="string" calcext:value-type="string">
            <text:p>R2G WINNIPEG MB LCD NORTHEAST 4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 East - North Kildoon - East Kildoon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H</text:p>
          </table:table-cell>
          <table:table-cell office:value-type="string" calcext:value-type="string">
            <text:p>R2H WINNIPEG M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St Boniface - Norwood - Norwood West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J</text:p>
          </table:table-cell>
          <table:table-cell office:value-type="string" calcext:value-type="string">
            <text:p>R2J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Bonaface - Southdal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R2K WINNIPEG MB LCD NORTHEAST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smere - Valley Gardens - Braesid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L</text:p>
          </table:table-cell>
          <table:table-cell office:value-type="string" calcext:value-type="string">
            <text:p>R2L WINNIPEG MB LCD NORTHEAST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Elmwood - Elmwoo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M</text:p>
          </table:table-cell>
          <table:table-cell office:value-type="string" calcext:value-type="string">
            <text:p>R2M WINNIPEG MB LCD ST VITA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lawn - Pulberry - St Vital Centr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R2N WINNIPEG MB LCD SOUTH WEST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 Park South - Dakota Crossing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R2P WINNIPEG MB LCD 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ber Trails - The Maple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R</text:p>
          </table:table-cell>
          <table:table-cell office:value-type="string" calcext:value-type="string">
            <text:p>R2R WINNIPEG MB LCD 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s West - Tyndall Par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V</text:p>
          </table:table-cell>
          <table:table-cell office:value-type="string" calcext:value-type="string">
            <text:p>R2V WINNIPEG MB LCD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en City - Templeton Sinclair - Riverdal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W</text:p>
          </table:table-cell>
          <table:table-cell office:value-type="string" calcext:value-type="string">
            <text:p>R2W WINNIPEG MB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 Whyte - North En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X</text:p>
          </table:table-cell>
          <table:table-cell office:value-type="string" calcext:value-type="string">
            <text:p>R2X WINNIPEG MB LCD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kster - Shaughnessy Heigh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2Y</text:p>
          </table:table-cell>
          <table:table-cell office:value-type="string" calcext:value-type="string">
            <text:p>R2Y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estview - Sturgeon Cree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A</text:p>
          </table:table-cell>
          <table:table-cell office:value-type="string" calcext:value-type="string">
            <text:p>R3A WINNIPEG M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ennia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R3B WINNIPEG M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nce - Exchaneg District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C</text:p>
          </table:table-cell>
          <table:table-cell office:value-type="string" calcext:value-type="string">
            <text:p>R3C WINNIPEG M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y Centre - The Fork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E</text:p>
          </table:table-cell>
          <table:table-cell office:value-type="string" calcext:value-type="string">
            <text:p>R3E WINNIPEG MB LCD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gent Park - West Alexand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G</text:p>
          </table:table-cell>
          <table:table-cell office:value-type="string" calcext:value-type="string">
            <text:p>R3G WINNIPEG MB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 Park - Minto - West En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H</text:p>
          </table:table-cell>
          <table:table-cell office:value-type="string" calcext:value-type="string">
            <text:p>R3H WINNIPEG MB LCD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 - St James Industrial 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J</text:p>
          </table:table-cell>
          <table:table-cell office:value-type="string" calcext:value-type="string">
            <text:p>R3J WINNIPEG MB LCD MORA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ray Park - Westwin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R3K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woo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L</text:p>
          </table:table-cell>
          <table:table-cell office:value-type="string" calcext:value-type="string">
            <text:p>R3L WINNIPEG MB LCD SOUTH WEST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borne Village - Lord Rober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M</text:p>
          </table:table-cell>
          <table:table-cell office:value-type="string" calcext:value-type="string">
            <text:p>R3M WINNIPEG MB LCD SOUTH WES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ttle Italy - Grant Par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R3N WINNIPEG MB LCD SOUTH WES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r John Franklin - Mitchell - Mathers - River Heigh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R3P WINNIPEG MB LCD SOUTH WES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xedo - Linden Wood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R</text:p>
          </table:table-cell>
          <table:table-cell office:value-type="string" calcext:value-type="string">
            <text:p>R3R WINNIPEG MB LCD SOUTH WEST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wood - Varisty Heigh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S</text:p>
          </table:table-cell>
          <table:table-cell office:value-type="string" calcext:value-type="string">
            <text:p>R3S WINNIPEG MB LCD SOUTH WEST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Of Charleswoo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T</text:p>
          </table:table-cell>
          <table:table-cell office:value-type="string" calcext:value-type="string">
            <text:p>R3T WINNIPEG MB LCD SOUTH WES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vier - Fort Richmond - Wildwood Par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V</text:p>
          </table:table-cell>
          <table:table-cell office:value-type="string" calcext:value-type="string">
            <text:p>R3V WINNIPEG MB LCD SOUTH WEST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Norbert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W</text:p>
          </table:table-cell>
          <table:table-cell office:value-type="string" calcext:value-type="string">
            <text:p>R3W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bourview South - Springfield Heights - Pegui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X</text:p>
          </table:table-cell>
          <table:table-cell office:value-type="string" calcext:value-type="string">
            <text:p>R3X WINNIPEG MB LCD NORTHEAST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sland Lakes - Sage Cree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3Y</text:p>
          </table:table-cell>
          <table:table-cell office:value-type="string" calcext:value-type="string">
            <text:p>R3Y WINNIPEG MB LCD SOUTH WEST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yte Ridge - Bridgewater Centre - Waverley West - South Point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4A</text:p>
          </table:table-cell>
          <table:table-cell office:value-type="string" calcext:value-type="string">
            <text:p>R4A WINNIPEG MB LCD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Saint Pau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4G</text:p>
          </table:table-cell>
          <table:table-cell office:value-type="string" calcext:value-type="string">
            <text:p>R4G WINNIPEG MB LCD SOUTH WES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 Bluff - Macdonal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4H</text:p>
          </table:table-cell>
          <table:table-cell office:value-type="string" calcext:value-type="string">
            <text:p>R4H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dingley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4J</text:p>
          </table:table-cell>
          <table:table-cell office:value-type="string" calcext:value-type="string">
            <text:p>R4J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Headingley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R4K WINNIPEG MB LCD MORA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4L</text:p>
          </table:table-cell>
          <table:table-cell office:value-type="string" calcext:value-type="string">
            <text:p>R4L WINNIPEG MB LCD MORA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Francois Xavi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8" office:value-type="string" calcext:value-type="string">
            <text:p><text:a xlink:href="mailto:nicolemilner@remax.net" xlink:type="simple">nicolemiln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A</text:p>
          </table:table-cell>
          <table:table-cell office:value-type="string" calcext:value-type="string">
            <text:p>R5A NIVERVILLE MB STN ST ADOLPH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e Pointe - Hwden - Saint Adolphe</text:p>
          </table:table-cell>
          <table:table-cell office:value-type="string" calcext:value-type="string">
            <text:p>Sandi Keh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346-9620</text:p>
          </table:table-cell>
          <table:table-cell table:style-name="ce19" office:value-type="string" calcext:value-type="string">
            <text:p><text:a xlink:href="mailto:sandikehler@kehlerteam.com" xlink:type="simple">sandikehler@keh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G</text:p>
          </table:table-cell>
          <table:table-cell office:value-type="string" calcext:value-type="string">
            <text:p>R5G STEINBACH M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inbach - Mitchell</text:p>
          </table:table-cell>
          <table:table-cell office:value-type="string" calcext:value-type="string">
            <text:p>Rob Fries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346-4016</text:p>
          </table:table-cell>
          <table:table-cell table:style-name="ce19" office:value-type="string" calcext:value-type="string">
            <text:p><text:a xlink:href="mailto:robfriesen@friesenteam.com" xlink:type="simple">robfriesen@friese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H</text:p>
          </table:table-cell>
          <table:table-cell office:value-type="string" calcext:value-type="string">
            <text:p>R5H STE ANNE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. Anne - Paradise Village - La Coulee</text:p>
          </table:table-cell>
          <table:table-cell office:value-type="string" calcext:value-type="string">
            <text:p>Sandi Keh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346-9620</text:p>
          </table:table-cell>
          <table:table-cell table:style-name="ce19" office:value-type="string" calcext:value-type="string">
            <text:p><text:a xlink:href="mailto:sandikehler@kehlerteam.com" xlink:type="simple">sandikehler@keh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J</text:p>
          </table:table-cell>
          <table:table-cell office:value-type="string" calcext:value-type="string">
            <text:p>R5J STEINBACH MB STN DELIVERY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inbach Rural</text:p>
          </table:table-cell>
          <table:table-cell office:value-type="string" calcext:value-type="string">
            <text:p>Rob Fries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346-4016</text:p>
          </table:table-cell>
          <table:table-cell table:style-name="ce19" office:value-type="string" calcext:value-type="string">
            <text:p><text:a xlink:href="mailto:robfriesen@friesenteam.com" xlink:type="simple">robfriesen@friese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K</text:p>
          </table:table-cell>
          <table:table-cell office:value-type="string" calcext:value-type="string">
            <text:p>R5K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04-477-0500</text:p>
          </table:table-cell>
          <table:table-cell table:style-name="ce19" office:value-type="string" calcext:value-type="string">
            <text:p><text:a xlink:href="mailto:patstecy@stecyteam.com" xlink:type="simple">patstecy@stec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L</text:p>
          </table:table-cell>
          <table:table-cell office:value-type="string" calcext:value-type="string">
            <text:p>R5L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gald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04-477-0500</text:p>
          </table:table-cell>
          <table:table-cell table:style-name="ce19" office:value-type="string" calcext:value-type="string">
            <text:p><text:a xlink:href="mailto:patstecy@stecyteam.com" xlink:type="simple">patstecy@stec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M</text:p>
          </table:table-cell>
          <table:table-cell office:value-type="string" calcext:value-type="string">
            <text:p>R5M DUGALD M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lgald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04-477-0500</text:p>
          </table:table-cell>
          <table:table-cell table:style-name="ce19" office:value-type="string" calcext:value-type="string">
            <text:p><text:a xlink:href="mailto:patstecy@stecyteam.com" xlink:type="simple">patstecy@stec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N</text:p>
          </table:table-cell>
          <table:table-cell office:value-type="string" calcext:value-type="string">
            <text:p>R5N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bank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04-477-0500</text:p>
          </table:table-cell>
          <table:table-cell table:style-name="ce19" office:value-type="string" calcext:value-type="string">
            <text:p><text:a xlink:href="mailto:patstecy@stecyteam.com" xlink:type="simple">patstecy@stec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P</text:p>
          </table:table-cell>
          <table:table-cell office:value-type="string" calcext:value-type="string">
            <text:p>R5P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gald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04-477-0500</text:p>
          </table:table-cell>
          <table:table-cell table:style-name="ce19" office:value-type="string" calcext:value-type="string">
            <text:p><text:a xlink:href="mailto:patstecy@stecyteam.com" xlink:type="simple">patstecy@stec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R</text:p>
          </table:table-cell>
          <table:table-cell office:value-type="string" calcext:value-type="string">
            <text:p>R5R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nipeg North and East Rura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5T</text:p>
          </table:table-cell>
          <table:table-cell office:value-type="string" calcext:value-type="string">
            <text:p>R5T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nepeg North and East Rura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6M</text:p>
          </table:table-cell>
          <table:table-cell office:value-type="string" calcext:value-type="string">
            <text:p>R6M MORDE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den</text:p>
          </table:table-cell>
          <table:table-cell office:value-type="string" calcext:value-type="string">
            <text:p>Kara Pawlosk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856-9999</text:p>
          </table:table-cell>
          <table:table-cell table:style-name="ce19" office:value-type="string" calcext:value-type="string">
            <text:p><text:a xlink:href="mailto:karapawloski@pawloskiteam.com" xlink:type="simple">karapawloski@pawloski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6W</text:p>
          </table:table-cell>
          <table:table-cell office:value-type="string" calcext:value-type="string">
            <text:p>R6W WINKLER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Kara Pawlosk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856-9999</text:p>
          </table:table-cell>
          <table:table-cell table:style-name="ce19" office:value-type="string" calcext:value-type="string">
            <text:p><text:a xlink:href="mailto:karapawloski@pawloskiteam.com" xlink:type="simple">karapawloski@pawloski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7A</text:p>
          </table:table-cell>
          <table:table-cell office:value-type="string" calcext:value-type="string">
            <text:p>R7A BRANDO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don East</text:p>
          </table:table-cell>
          <table:table-cell office:value-type="string" calcext:value-type="string">
            <text:p>Rebecca Ell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730-0987</text:p>
          </table:table-cell>
          <table:table-cell table:style-name="ce19" office:value-type="string" calcext:value-type="string">
            <text:p><text:a xlink:href="mailto:rebeccaellchuk@ellchukteam.com" xlink:type="simple">rebeccaellchuk@ellchu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7B</text:p>
          </table:table-cell>
          <table:table-cell office:value-type="string" calcext:value-type="string">
            <text:p>R7B BRANDO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don West</text:p>
          </table:table-cell>
          <table:table-cell office:value-type="string" calcext:value-type="string">
            <text:p>Rebecca Ell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730-0987</text:p>
          </table:table-cell>
          <table:table-cell table:style-name="ce19" office:value-type="string" calcext:value-type="string">
            <text:p><text:a xlink:href="mailto:rebeccaellchuk@ellchukteam.com" xlink:type="simple">rebeccaellchuk@ellchu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7C</text:p>
          </table:table-cell>
          <table:table-cell office:value-type="string" calcext:value-type="string">
            <text:p>R7C BRANDO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don North</text:p>
          </table:table-cell>
          <table:table-cell office:value-type="string" calcext:value-type="string">
            <text:p>Rebecca Ell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730-0987</text:p>
          </table:table-cell>
          <table:table-cell table:style-name="ce19" office:value-type="string" calcext:value-type="string">
            <text:p><text:a xlink:href="mailto:rebeccaellchuk@ellchukteam.com" xlink:type="simple">rebeccaellchuk@ellchu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7N</text:p>
          </table:table-cell>
          <table:table-cell office:value-type="string" calcext:value-type="string">
            <text:p>R7N DAUPHIN M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aphin</text:p>
          </table:table-cell>
          <table:table-cell office:value-type="string" calcext:value-type="string">
            <text:p>Gary Sweet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648-6240</text:p>
          </table:table-cell>
          <table:table-cell table:style-name="ce19" office:value-type="string" calcext:value-type="string">
            <text:p><text:a xlink:href="mailto:garysweetman@sweetmanteam.com" xlink:type="simple">garysweetman@sweetma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8A</text:p>
          </table:table-cell>
          <table:table-cell office:value-type="string" calcext:value-type="string">
            <text:p>R8A FLIN FLON M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in Flon</text:p>
          </table:table-cell>
          <table:table-cell office:value-type="string" calcext:value-type="string">
            <text:p>Edward Klim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04-623-5454</text:p>
          </table:table-cell>
          <table:table-cell table:style-name="ce19" office:value-type="string" calcext:value-type="string">
            <text:p><text:a xlink:href="mailto:edwardklimchuk@klimchukteam.com" xlink:type="simple">edwardklimchuk@klimchu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8N</text:p>
          </table:table-cell>
          <table:table-cell office:value-type="string" calcext:value-type="string">
            <text:p>R8N THOMPSON M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ailey Ernes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04-778-6303</text:p>
          </table:table-cell>
          <table:table-cell table:style-name="ce19" office:value-type="string" calcext:value-type="string">
            <text:p><text:a xlink:href="mailto:baileyernest@ernestteam.com" xlink:type="simple">baileyernest@ernes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9A</text:p>
          </table:table-cell>
          <table:table-cell office:value-type="string" calcext:value-type="string">
            <text:p>R9A THE PAS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as</text:p>
          </table:table-cell>
          <table:table-cell office:value-type="string" calcext:value-type="string">
            <text:p>Edward Klim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04-623-5454</text:p>
          </table:table-cell>
          <table:table-cell table:style-name="ce19" office:value-type="string" calcext:value-type="string">
            <text:p><text:a xlink:href="mailto:edwardklimchuk@klimchukteam.com" xlink:type="simple">edwardklimchuk@klimchu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A</text:p>
          </table:table-cell>
          <table:table-cell office:value-type="string" calcext:value-type="string">
            <text:p>R0A WINNIPEG # 5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e des Chenes - Nverville - Middlebro -Lorett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B</text:p>
          </table:table-cell>
          <table:table-cell office:value-type="string" calcext:value-type="string">
            <text:p>R0B WINNIPEG # 4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aswayak - Moose Lake - Wanles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C</text:p>
          </table:table-cell>
          <table:table-cell office:value-type="string" calcext:value-type="string">
            <text:p>R0C WINNIPEG # 1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ad Valley - Grand Rapinds - Easterville - Riverston - Woodland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E</text:p>
          </table:table-cell>
          <table:table-cell office:value-type="string" calcext:value-type="string">
            <text:p>R0E WINNIPEG # 2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 Falls - Beausejour - Lac du Bonnet - Oakban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G</text:p>
          </table:table-cell>
          <table:table-cell office:value-type="string" calcext:value-type="string">
            <text:p>R0G WINNIPEG # 3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man - Oak Bluff - Sanford - Domain - La Sall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H</text:p>
          </table:table-cell>
          <table:table-cell office:value-type="string" calcext:value-type="string">
            <text:p>R0H WINNIPEG # 6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sier - Elie - Oakville - Kinosota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J</text:p>
          </table:table-cell>
          <table:table-cell office:value-type="string" calcext:value-type="string">
            <text:p>R0J WINNIPEG # 8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pawa - Onananole - Russell - Minnedosa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K</text:p>
          </table:table-cell>
          <table:table-cell office:value-type="string" calcext:value-type="string">
            <text:p>R0K WINNIPEG # 7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lo - Carberry - Rivers - Souris - Killarney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L</text:p>
          </table:table-cell>
          <table:table-cell office:value-type="string" calcext:value-type="string">
            <text:p>R0L WINNIPEG # 9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an River - Pelican Rapids - Mafeking - Birch Riv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0M</text:p>
          </table:table-cell>
          <table:table-cell office:value-type="string" calcext:value-type="string">
            <text:p>R0M WINNIPEG # 10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den - Birtle - Hamiota - Beulah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2V</text:p>
          </table:table-cell>
          <table:table-cell office:value-type="string" calcext:value-type="string">
            <text:p>S2V BUENA VISTA SK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ena Vista - Deer Valley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3N</text:p>
          </table:table-cell>
          <table:table-cell office:value-type="string" calcext:value-type="string">
            <text:p>S3N YORKTON SK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Elyse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621-4663</text:p>
          </table:table-cell>
          <table:table-cell table:style-name="ce19" office:value-type="string" calcext:value-type="string">
            <text:p><text:a xlink:href="mailto:elysewilson@wilsonteam.com" xlink:type="simple">elysewilson@wil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A</text:p>
          </table:table-cell>
          <table:table-cell office:value-type="string" calcext:value-type="string">
            <text:p>S4A ESTEVAN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evan</text:p>
          </table:table-cell>
          <table:table-cell office:value-type="string" calcext:value-type="string">
            <text:p>Linda Mac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421-3883</text:p>
          </table:table-cell>
          <table:table-cell table:style-name="ce19" office:value-type="string" calcext:value-type="string">
            <text:p><text:a xlink:href="mailto:lindamack@mackteam.com" xlink:type="simple">lindamack@mac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H</text:p>
          </table:table-cell>
          <table:table-cell office:value-type="string" calcext:value-type="string">
            <text:p>S4H WEYBURN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yburn</text:p>
          </table:table-cell>
          <table:table-cell office:value-type="string" calcext:value-type="string">
            <text:p>Renee Joh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861-3528</text:p>
          </table:table-cell>
          <table:table-cell table:style-name="ce19" office:value-type="string" calcext:value-type="string">
            <text:p><text:a xlink:href="mailto:reneejohner@johnerteam.com" xlink:type="simple">reneejohner@joh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K</text:p>
          </table:table-cell>
          <table:table-cell office:value-type="string" calcext:value-type="string">
            <text:p>S4K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Rural Regina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L</text:p>
          </table:table-cell>
          <table:table-cell office:value-type="string" calcext:value-type="string">
            <text:p>S4L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City - Emerald Park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M</text:p>
          </table:table-cell>
          <table:table-cell office:value-type="string" calcext:value-type="string">
            <text:p>S4M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West of Regina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N</text:p>
          </table:table-cell>
          <table:table-cell office:value-type="string" calcext:value-type="string">
            <text:p>S4N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thwell Place - Glncairn - Al Ritchie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P</text:p>
          </table:table-cell>
          <table:table-cell office:value-type="string" calcext:value-type="string">
            <text:p>S4P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gina Downtown - Gladmere Park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R</text:p>
          </table:table-cell>
          <table:table-cell office:value-type="string" calcext:value-type="string">
            <text:p>S4R REGINA SK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urchill Downs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S</text:p>
          </table:table-cell>
          <table:table-cell office:value-type="string" calcext:value-type="string">
            <text:p>S4S REGINA SK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Lakeview - Parliament Place - Whitmore Park</text:p>
          </table:table-cell>
          <table:table-cell table:style-name="ce2" office:value-type="string" calcext:value-type="string">
            <text:p>Natasha Blaisdall</text:p>
          </table:table-cell>
          <table:table-cell table:style-name="ce2" office:value-type="float" office:value="20211010" calcext:value-type="float">
            <text:p>20211010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36-5992</text:p>
          </table:table-cell>
          <table:table-cell table:style-name="ce19" office:value-type="string" calcext:value-type="string">
            <text:p><text:a xlink:href="mailto:natashablaisdell@sasktel.net" xlink:type="simple">natashablaisdell@sasktel.net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T</text:p>
          </table:table-cell>
          <table:table-cell office:value-type="string" calcext:value-type="string">
            <text:p>S4T REGINA SK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nton West - Transcona - North Central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V</text:p>
          </table:table-cell>
          <table:table-cell office:value-type="string" calcext:value-type="string">
            <text:p>S4V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nier Park - Arcola East North Side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W</text:p>
          </table:table-cell>
          <table:table-cell office:value-type="string" calcext:value-type="string">
            <text:p>S4W REGINA SK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X</text:p>
          </table:table-cell>
          <table:table-cell office:value-type="string" calcext:value-type="string">
            <text:p>S4X REGINA SK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Carthy Park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Y</text:p>
          </table:table-cell>
          <table:table-cell office:value-type="string" calcext:value-type="string">
            <text:p>S4Y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ways West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4Z</text:p>
          </table:table-cell>
          <table:table-cell office:value-type="string" calcext:value-type="string">
            <text:p>S4Z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cairn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6H</text:p>
          </table:table-cell>
          <table:table-cell office:value-type="string" calcext:value-type="string">
            <text:p>S6H MOOSE JAW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jaw</text:p>
          </table:table-cell>
          <table:table-cell office:value-type="string" calcext:value-type="string">
            <text:p>Katelyn Kee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690-4333</text:p>
          </table:table-cell>
          <table:table-cell table:style-name="ce19" office:value-type="string" calcext:value-type="string">
            <text:p><text:a xlink:href="mailto:katelynkeeler@keelerteam.com" xlink:type="simple">katelynkeeler@kee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6J</text:p>
          </table:table-cell>
          <table:table-cell office:value-type="string" calcext:value-type="string">
            <text:p>S6J MOOSE JAW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jaw North</text:p>
          </table:table-cell>
          <table:table-cell office:value-type="string" calcext:value-type="string">
            <text:p>Katelyn Kee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690-4333</text:p>
          </table:table-cell>
          <table:table-cell table:style-name="ce19" office:value-type="string" calcext:value-type="string">
            <text:p><text:a xlink:href="mailto:katelynkeeler@keelerteam.com" xlink:type="simple">katelynkeeler@kee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6K</text:p>
          </table:table-cell>
          <table:table-cell office:value-type="string" calcext:value-type="string">
            <text:p>S6K MOOSE JAW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jaw West</text:p>
          </table:table-cell>
          <table:table-cell office:value-type="string" calcext:value-type="string">
            <text:p>Katelyn Kee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690-4333</text:p>
          </table:table-cell>
          <table:table-cell table:style-name="ce19" office:value-type="string" calcext:value-type="string">
            <text:p><text:a xlink:href="mailto:katelynkeeler@keelerteam.com" xlink:type="simple">katelynkeeler@kee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6V</text:p>
          </table:table-cell>
          <table:table-cell office:value-type="string" calcext:value-type="string">
            <text:p>S6V PRINCE ALBERT SK STN MP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Albert</text:p>
          </table:table-cell>
          <table:table-cell office:value-type="string" calcext:value-type="string">
            <text:p>Adam Schmal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981-5341</text:p>
          </table:table-cell>
          <table:table-cell table:style-name="ce19" office:value-type="string" calcext:value-type="string">
            <text:p><text:a xlink:href="mailto:adamschmalz@schmalzteam.com" xlink:type="simple">adamschmalz@schmalz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6W</text:p>
          </table:table-cell>
          <table:table-cell office:value-type="string" calcext:value-type="string">
            <text:p>S6W PRINCE ALBERT SK STN MP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Albert South</text:p>
          </table:table-cell>
          <table:table-cell office:value-type="string" calcext:value-type="string">
            <text:p>Adam Schmal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981-5341</text:p>
          </table:table-cell>
          <table:table-cell table:style-name="ce19" office:value-type="string" calcext:value-type="string">
            <text:p><text:a xlink:href="mailto:adamschmalz@schmalzteam.com" xlink:type="simple">adamschmalz@schmalz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6X</text:p>
          </table:table-cell>
          <table:table-cell office:value-type="string" calcext:value-type="string">
            <text:p>S6X PRINCE ALBERT SK STN MP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Albert East</text:p>
          </table:table-cell>
          <table:table-cell office:value-type="string" calcext:value-type="string">
            <text:p>Adam Schmal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981-5341</text:p>
          </table:table-cell>
          <table:table-cell table:style-name="ce19" office:value-type="string" calcext:value-type="string">
            <text:p><text:a xlink:href="mailto:adamschmalz@schmalzteam.com" xlink:type="simple">adamschmalz@schmalz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A</text:p>
          </table:table-cell>
          <table:table-cell office:value-type="string" calcext:value-type="string">
            <text:p>S7A SASKATOON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Heigth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B</text:p>
          </table:table-cell>
          <table:table-cell office:value-type="string" calcext:value-type="string">
            <text:p>S7B SASKATOON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Saskatoon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C</text:p>
          </table:table-cell>
          <table:table-cell office:value-type="string" calcext:value-type="string">
            <text:p>S7C SASKATOON SK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dum - Thode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H</text:p>
          </table:table-cell>
          <table:table-cell office:value-type="string" calcext:value-type="string">
            <text:p>S7H SASKATOON SK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ystone Heights - Brevoort Park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J</text:p>
          </table:table-cell>
          <table:table-cell office:value-type="string" calcext:value-type="string">
            <text:p>S7J SASKATOON SK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skatoon</text:p>
          </table:table-cell>
          <table:table-cell table:style-name="ce2" office:value-type="string" calcext:value-type="string">
            <text:p>Steven Bobiash</text:p>
          </table:table-cell>
          <table:table-cell table:style-name="ce2" office:value-type="float" office:value="20211011" calcext:value-type="float">
            <text:p>2021101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4" office:value-type="string" calcext:value-type="string">
            <text:p>306-222-7770</text:p>
          </table:table-cell>
          <table:table-cell table:style-name="ce19" office:value-type="string" calcext:value-type="string">
            <text:p><text:a xlink:href="mailto:bobiashteam@ebteam.ca" xlink:type="simple">bobiashteam@ebteam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K</text:p>
          </table:table-cell>
          <table:table-cell office:value-type="string" calcext:value-type="string">
            <text:p>S7K SASKATOON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et Mall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L</text:p>
          </table:table-cell>
          <table:table-cell office:value-type="string" calcext:value-type="string">
            <text:p>S7L SASKATOON SK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skatoon North West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M</text:p>
          </table:table-cell>
          <table:table-cell office:value-type="string" calcext:value-type="string">
            <text:p>S7M SASKATOON SK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skatoon South West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N</text:p>
          </table:table-cell>
          <table:table-cell office:value-type="string" calcext:value-type="string">
            <text:p>S7N SASKATOON SK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District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P</text:p>
          </table:table-cell>
          <table:table-cell office:value-type="string" calcext:value-type="string">
            <text:p>S7P SASKATOON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R</text:p>
          </table:table-cell>
          <table:table-cell office:value-type="string" calcext:value-type="string">
            <text:p>S7R SASKATOON SK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pton Village - Northwest Development Area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S</text:p>
          </table:table-cell>
          <table:table-cell office:value-type="string" calcext:value-type="string">
            <text:p>S7S SASKATOON SK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Height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T</text:p>
          </table:table-cell>
          <table:table-cell office:value-type="string" calcext:value-type="string">
            <text:p>S7T SASKATOON SK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rdale - Grasswood - Casa Rio - Riverside Estate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V</text:p>
          </table:table-cell>
          <table:table-cell office:value-type="string" calcext:value-type="string">
            <text:p>S7V SASKATOON SK LCD 4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wood - The Meadow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7W</text:p>
          </table:table-cell>
          <table:table-cell office:value-type="string" calcext:value-type="string">
            <text:p>S7W SASKATOON SK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Saskatoon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9A</text:p>
          </table:table-cell>
          <table:table-cell office:value-type="string" calcext:value-type="string">
            <text:p>S9A NORTH BATTLEFORD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Battleford</text:p>
          </table:table-cell>
          <table:table-cell office:value-type="string" calcext:value-type="string">
            <text:p>Shawna Schira-Kroe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441-1625</text:p>
          </table:table-cell>
          <table:table-cell table:style-name="ce19" office:value-type="string" calcext:value-type="string">
            <text:p><text:a xlink:href="mailto:shawnaschirakroeker@kroekerteam.com" xlink:type="simple">shawnaschirakroeker@kroek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9H</text:p>
          </table:table-cell>
          <table:table-cell office:value-type="string" calcext:value-type="string">
            <text:p>S9H SWIFT CURRENT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ift Current</text:p>
          </table:table-cell>
          <table:table-cell office:value-type="string" calcext:value-type="string">
            <text:p>Bobbie Osc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741-7835</text:p>
          </table:table-cell>
          <table:table-cell table:style-name="ce19" office:value-type="string" calcext:value-type="string">
            <text:p><text:a xlink:href="mailto:bobbieoscar@oscarteam.com" xlink:type="simple">bobbieoscar@osca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9V</text:p>
          </table:table-cell>
          <table:table-cell office:value-type="string" calcext:value-type="string">
            <text:p>S9V LLOYDMINSTER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loydmiinster SK East</text:p>
          </table:table-cell>
          <table:table-cell office:value-type="string" calcext:value-type="string">
            <text:p>Harpreet Christ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205-7653</text:p>
          </table:table-cell>
          <table:table-cell table:style-name="ce8" office:value-type="string" calcext:value-type="string">
            <text:p>harpreets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9X</text:p>
          </table:table-cell>
          <table:table-cell office:value-type="string" calcext:value-type="string">
            <text:p>S9X MEADOW LAKE SK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 Lake</text:p>
          </table:table-cell>
          <table:table-cell office:value-type="string" calcext:value-type="string">
            <text:p>Catherine Aldou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36-6686</text:p>
          </table:table-cell>
          <table:table-cell table:style-name="ce19" office:value-type="string" calcext:value-type="string">
            <text:p><text:a xlink:href="mailto:catherinealdous@aldousteam.com" xlink:type="simple">catherinealdous@aldous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A</text:p>
          </table:table-cell>
          <table:table-cell office:value-type="string" calcext:value-type="string">
            <text:p>S0A REGINA # 4 SK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ynyard - Melville - Esterhazy - Canora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C</text:p>
          </table:table-cell>
          <table:table-cell office:value-type="string" calcext:value-type="string">
            <text:p>S0C REGINA # 3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yle - Midale - Redvers - Oxbow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E</text:p>
          </table:table-cell>
          <table:table-cell office:value-type="string" calcext:value-type="string">
            <text:p>S0E SASKATOON # 5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ford -Tisdlae - Nipawin - Carrot Rriver - Hudson Bay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G</text:p>
          </table:table-cell>
          <table:table-cell office:value-type="string" calcext:value-type="string">
            <text:p>S0G REGINA # 1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dworth - Pilot Butte - Davidson - Lumsden - Fort Qu'Appelle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H</text:p>
          </table:table-cell>
          <table:table-cell office:value-type="string" calcext:value-type="string">
            <text:p>S0H REGINA # 2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derick - Assiniboia - Bushell Park - Gravelbourg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J</text:p>
          </table:table-cell>
          <table:table-cell office:value-type="string" calcext:value-type="string">
            <text:p>S0J SASKATOON # 4 SK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house - Parkside - Spiritwood - Weyakwin - Chitek Lake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K</text:p>
          </table:table-cell>
          <table:table-cell office:value-type="string" calcext:value-type="string">
            <text:p>S0K SASKATOON # 1 SK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vet - Duck Lake - Matensville - Unity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L</text:p>
          </table:table-cell>
          <table:table-cell office:value-type="string" calcext:value-type="string">
            <text:p>S0L SASKATOON # 2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scoy - Outlook - Kindersley - Rosetown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M</text:p>
          </table:table-cell>
          <table:table-cell office:value-type="string" calcext:value-type="string">
            <text:p>S0M SASKATOON # 3 SK DCF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pid View - Dorintosh - Loon Lake - Makwa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306-281-8883</text:p>
          </table:table-cell>
          <table:table-cell table:style-name="ce19" office:value-type="string" calcext:value-type="string">
            <text:p><text:a xlink:href="mailto:jeffwill@willteam.com" xlink:type="simple">jeffwill@wi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N</text:p>
          </table:table-cell>
          <table:table-cell office:value-type="string" calcext:value-type="string">
            <text:p>S0N REG EXT-SWIFT CURRENT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 Creek - Leader - Maple Creek - Shaunavon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9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0P</text:p>
          </table:table-cell>
          <table:table-cell office:value-type="string" calcext:value-type="string">
            <text:p>S0P WINNIPEG # 4 M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lcian Narrows - Deschambault - Creighton - Sandy Bay - Denare Beach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9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A</text:p>
          </table:table-cell>
          <table:table-cell office:value-type="string" calcext:value-type="string">
            <text:p>T1A MEDICINE HAT AB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cine Hat City Centre</text:p>
          </table:table-cell>
          <table:table-cell office:value-type="string" calcext:value-type="string">
            <text:p>Devon Felesk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928-7676</text:p>
          </table:table-cell>
          <table:table-cell table:style-name="ce8" office:value-type="string" calcext:value-type="string">
            <text:p>devonfelesky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B</text:p>
          </table:table-cell>
          <table:table-cell office:value-type="string" calcext:value-type="string">
            <text:p>T1B MEDICINE HAT AB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cine Hat South</text:p>
          </table:table-cell>
          <table:table-cell office:value-type="string" calcext:value-type="string">
            <text:p>Devon Felesk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928-7676</text:p>
          </table:table-cell>
          <table:table-cell table:style-name="ce8" office:value-type="string" calcext:value-type="string">
            <text:p>devonfelesky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C</text:p>
          </table:table-cell>
          <table:table-cell office:value-type="string" calcext:value-type="string">
            <text:p>T1C MEDICINE HAT A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cine Hat North</text:p>
          </table:table-cell>
          <table:table-cell office:value-type="string" calcext:value-type="string">
            <text:p>Devon Felesk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928-7676</text:p>
          </table:table-cell>
          <table:table-cell table:style-name="ce19" office:value-type="string" calcext:value-type="string">
            <text:p><text:a xlink:href="mailto:devonfelesky@feleskyteam.com" xlink:type="simple">devonfelesky@felesk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G</text:p>
          </table:table-cell>
          <table:table-cell office:value-type="string" calcext:value-type="string">
            <text:p>T1G TABER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ber and Area</text:p>
          </table:table-cell>
          <table:table-cell office:value-type="string" calcext:value-type="string">
            <text:p>Dale Sebo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223-0111</text:p>
          </table:table-cell>
          <table:table-cell table:style-name="ce19" office:value-type="string" calcext:value-type="string">
            <text:p><text:a xlink:href="mailto:dalesebok@sebokteam.com" xlink:type="simple">dalesebok@sebok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H</text:p>
          </table:table-cell>
          <table:table-cell office:value-type="string" calcext:value-type="string">
            <text:p>T1H LETHBRIDGE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hbridge North</text:p>
          </table:table-cell>
          <table:table-cell table:style-name="ce2" office:value-type="string" calcext:value-type="string">
            <text:p>Jackie Ko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715-7888</text:p>
          </table:table-cell>
          <table:table-cell table:style-name="ce19" office:value-type="string" calcext:value-type="string">
            <text:p>jackiekoch@remax.net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J</text:p>
          </table:table-cell>
          <table:table-cell office:value-type="string" calcext:value-type="string">
            <text:p>T1J LETHBRIDG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hbridge West</text:p>
          </table:table-cell>
          <table:table-cell table:style-name="ce2" office:value-type="string" calcext:value-type="string">
            <text:p>Shauna Grunin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380-9183</text:p>
          </table:table-cell>
          <table:table-cell table:style-name="ce19" office:value-type="string" calcext:value-type="string">
            <text:p>shaunagruninger@gmail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K</text:p>
          </table:table-cell>
          <table:table-cell office:value-type="string" calcext:value-type="string">
            <text:p>T1K LETHBRIDG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hbridge Soith</text:p>
          </table:table-cell>
          <table:table-cell office:value-type="string" calcext:value-type="string">
            <text:p>Connie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393-0601</text:p>
          </table:table-cell>
          <table:table-cell table:style-name="ce19" office:value-type="string" calcext:value-type="string">
            <text:p><text:a xlink:href="mailto:conniegrant@grantteam.com" xlink:type="simple">conniegrant@gran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L</text:p>
          </table:table-cell>
          <table:table-cell office:value-type="string" calcext:value-type="string">
            <text:p>T1L BANFF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nff and Area</text:p>
          </table:table-cell>
          <table:table-cell office:value-type="string" calcext:value-type="string">
            <text:p>Brittney Huerliman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763-0703</text:p>
          </table:table-cell>
          <table:table-cell table:style-name="ce19" office:value-type="string" calcext:value-type="string">
            <text:p>brittney@cascaderealty.ca</text:p>
          </table:table-cell>
          <table:table-cell table:style-name="ce19" office:value-type="string" calcext:value-type="string">
            <text:p>www.cascaderealty.ca</text:p>
          </table:table-cell>
          <table:table-cell table:style-name="ce19"/>
          <table:table-cell table:style-name="ce19" office:value-type="string" calcext:value-type="string">
            <text:p>www.instagra.com/brittney_huerlimann</text:p>
          </table:table-cell>
          <table:table-cell table:style-name="ce16" office:value-type="string" calcext:value-type="string">
            <text:p>@banffrealtor</text:p>
          </table:table-cell>
          <table:table-cell table:style-name="ce19" table:number-columns-repeated="2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M</text:p>
          </table:table-cell>
          <table:table-cell office:value-type="string" calcext:value-type="string">
            <text:p>T1M COALDAL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aldale and Area</text:p>
          </table:table-cell>
          <table:table-cell office:value-type="string" calcext:value-type="string">
            <text:p>Meghan Witti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360-3023</text:p>
          </table:table-cell>
          <table:table-cell table:style-name="ce19" office:value-type="string" calcext:value-type="string">
            <text:p><text:a xlink:href="mailto:meghanwittig@wittigteam.com" xlink:type="simple">meghanwittig@witti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P</text:p>
          </table:table-cell>
          <table:table-cell office:value-type="string" calcext:value-type="string">
            <text:p>T1P STRATHMOR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more and Area</text:p>
          </table:table-cell>
          <table:table-cell office:value-type="string" calcext:value-type="string">
            <text:p>Alisa Wur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934-7903</text:p>
          </table:table-cell>
          <table:table-cell table:style-name="ce19" office:value-type="string" calcext:value-type="string">
            <text:p><text:a xlink:href="mailto:alisawurz@wurzteam.com" xlink:type="simple">alisawurz@wurz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R</text:p>
          </table:table-cell>
          <table:table-cell office:value-type="string" calcext:value-type="string">
            <text:p>T1R BROOKS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oks and Area</text:p>
          </table:table-cell>
          <table:table-cell office:value-type="string" calcext:value-type="string">
            <text:p>Rhonda Bellam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501-9472</text:p>
          </table:table-cell>
          <table:table-cell table:style-name="ce19" office:value-type="string" calcext:value-type="string">
            <text:p><text:a xlink:href="mailto:rhondabellamy@bellamyteam.com" xlink:type="simple">rhondabellamy@bellam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S</text:p>
          </table:table-cell>
          <table:table-cell office:value-type="string" calcext:value-type="string">
            <text:p>T1S OKOTOKS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otoks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19" office:value-type="string" calcext:value-type="string">
            <text:p><text:a xlink:href="mailto:ctwomey@remax.net" xlink:type="simple">ctwomey@remax.net 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V</text:p>
          </table:table-cell>
          <table:table-cell office:value-type="string" calcext:value-type="string">
            <text:p>T1V HIGH RIVER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 River and Area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W</text:p>
          </table:table-cell>
          <table:table-cell office:value-type="string" calcext:value-type="string">
            <text:p>T1W CANMOR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more and Area</text:p>
          </table:table-cell>
          <table:table-cell office:value-type="string" calcext:value-type="string">
            <text:p>Brittney Huerliman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763-0703</text:p>
          </table:table-cell>
          <table:table-cell table:style-name="ce19" office:value-type="string" calcext:value-type="string">
            <text:p>brittney@cascaderealty.ca</text:p>
          </table:table-cell>
          <table:table-cell table:style-name="ce19" office:value-type="string" calcext:value-type="string">
            <text:p>www.cascaderealty.ca</text:p>
          </table:table-cell>
          <table:table-cell table:style-name="ce19"/>
          <table:table-cell table:style-name="ce19" office:value-type="string" calcext:value-type="string">
            <text:p>www.instagra.com/brittney_huerlimann</text:p>
          </table:table-cell>
          <table:table-cell table:style-name="ce16" office:value-type="string" calcext:value-type="string">
            <text:p>@banffrealtor</text:p>
          </table:table-cell>
          <table:table-cell table:style-name="ce8" table:number-columns-repeated="3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X</text:p>
          </table:table-cell>
          <table:table-cell office:value-type="string" calcext:value-type="string">
            <text:p>T1X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stermere - Bennett - Indus - Rocky View County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Y</text:p>
          </table:table-cell>
          <table:table-cell office:value-type="string" calcext:value-type="string">
            <text:p>T1Y CALGARY AB LCD 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n - Northeast Calgary - Sunbridge - Monteray Pak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1Z</text:p>
          </table:table-cell>
          <table:table-cell office:value-type="string" calcext:value-type="string">
            <text:p>T1Z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rich - Rocky View County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A</text:p>
          </table:table-cell>
          <table:table-cell office:value-type="string" calcext:value-type="string">
            <text:p>T2A CALGARY AB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borough Park - Applewood - Radisson Heights - Forest Lawn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T2B CALGARY AB LCD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view - Erin Woods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T2C CALGARY AB LCD 1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gden - Riverbend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T2E CALGARY AB LCD 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gary International Airport - Vista Heights - Mayland Heights - Renfew - Bridgeland 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G</text:p>
          </table:table-cell>
          <table:table-cell office:value-type="string" calcext:value-type="string">
            <text:p>T2G CALGARY AB LCD 2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glewood - Burns Island - Alyth Bonnybrook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H</text:p>
          </table:table-cell>
          <table:table-cell office:value-type="string" calcext:value-type="string">
            <text:p>T2H CALGARY AB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<text:s/>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J</text:p>
          </table:table-cell>
          <table:table-cell office:value-type="string" calcext:value-type="string">
            <text:p>T2J CALGARY AB LCD 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ow Park - Queensland Downs - Lake Bonavista</text:p>
          </table:table-cell>
          <table:table-cell table:style-name="ce2"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K</text:p>
          </table:table-cell>
          <table:table-cell office:value-type="string" calcext:value-type="string">
            <text:p>T2K CALGARY AB LCD 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nitngton Hill - Thorncliff - Highland Park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L</text:p>
          </table:table-cell>
          <table:table-cell office:value-type="string" calcext:value-type="string">
            <text:p>T2L CALGARY AB LCD 3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entwood - Triwood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M</text:p>
          </table:table-cell>
          <table:table-cell office:value-type="string" calcext:value-type="string">
            <text:p>T2M CALGARY AB LC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itol Hill - North Mount Pleasant - Balmora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N</text:p>
          </table:table-cell>
          <table:table-cell office:value-type="string" calcext:value-type="string">
            <text:p>T2N CALGARY AB LCD 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Andrews Heights - Hill Hurst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P</text:p>
          </table:table-cell>
          <table:table-cell office:value-type="string" calcext:value-type="string">
            <text:p>T2P CALGARY A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Commercial Core</text:p>
          </table:table-cell>
          <table:table-cell table:style-name="ce2" office:value-type="string" calcext:value-type="string">
            <text:p>Ella Kuindersma</text:p>
          </table:table-cell>
          <table:table-cell table:style-name="ce2" office:value-type="float" office:value="20211012" calcext:value-type="float">
            <text:p>2021101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968-1852</text:p>
          </table:table-cell>
          <table:table-cell table:style-name="ce19" office:value-type="string" calcext:value-type="string">
            <text:p><text:a xlink:href="mailto:ellakrealestate@gmail.com" xlink:type="simple">ellakrealestate@gmail.com</text:a></text:p>
          </table:table-cell>
          <table:table-cell table:style-name="ce19" office:value-type="string" calcext:value-type="string">
            <text:p>www.ellakyyc.com</text:p>
          </table:table-cell>
          <table:table-cell table:style-name="ce19"/>
          <table:table-cell table:style-name="ce19" office:value-type="string" calcext:value-type="string">
            <text:p>https://www.instagram.com/homeyyc/?hl=en</text:p>
          </table:table-cell>
          <table:table-cell table:style-name="ce17" office:value-type="string" calcext:value-type="string">
            <text:p>@ella_realestate</text:p>
          </table:table-cell>
          <table:table-cell table:style-name="ce19" table:number-columns-repeated="2"/>
          <table:table-cell table:style-name="ce11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R</text:p>
          </table:table-cell>
          <table:table-cell office:value-type="string" calcext:value-type="string">
            <text:p>T2R CALGARY AB LCD 3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gary Design District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19" office:value-type="string" calcext:value-type="string">
            <text:p><text:a xlink:href="mailto:shilo@shilostorey.com" xlink:type="simple">shilo@shilostorey.com 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S</text:p>
          </table:table-cell>
          <table:table-cell office:value-type="string" calcext:value-type="string">
            <text:p>T2S CALGARY AB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iff Bungalow - Elbow Park - Elboya - Parkhil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T</text:p>
          </table:table-cell>
          <table:table-cell office:value-type="string" calcext:value-type="string">
            <text:p>T2T CALGARY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Mt Royal - South Calgary - Altadore - Bankview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V</text:p>
          </table:table-cell>
          <table:table-cell office:value-type="string" calcext:value-type="string">
            <text:p>T2V CALGARY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lark Park - Hatsboro - Oakridge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W</text:p>
          </table:table-cell>
          <table:table-cell office:value-type="string" calcext:value-type="string">
            <text:p>T2W CALGARY AB LCD 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eside - Southwood - Canyon Meadows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X</text:p>
          </table:table-cell>
          <table:table-cell office:value-type="string" calcext:value-type="string">
            <text:p>T2X CALGARY AB LCD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napore - Blue Devil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Y</text:p>
          </table:table-cell>
          <table:table-cell office:value-type="string" calcext:value-type="string">
            <text:p>T2Y CALGARY AB LCD 1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lrise - Shawnssy - Bridelwood - Somerset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2Z</text:p>
          </table:table-cell>
          <table:table-cell office:value-type="string" calcext:value-type="string">
            <text:p>T2Z CALGARY AB LCD 1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glasdale - McKenzie Town - Copperfield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A</text:p>
          </table:table-cell>
          <table:table-cell office:value-type="string" calcext:value-type="string">
            <text:p>T3A CALGARY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ptons - Edgemont - Varisty Estate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B</text:p>
          </table:table-cell>
          <table:table-cell office:value-type="string" calcext:value-type="string">
            <text:p>T3B CALGARY AB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ley Ridge - Bowes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C</text:p>
          </table:table-cell>
          <table:table-cell office:value-type="string" calcext:value-type="string">
            <text:p>T3C CALGARY AB LCD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scarrock</text:p>
          </table:table-cell>
          <table:table-cell table:style-name="ce2"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E</text:p>
          </table:table-cell>
          <table:table-cell office:value-type="string" calcext:value-type="string">
            <text:p>T3E CALGARY AB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gary - Glenbrook - Rutland Park - Lincoln Park - North Glenmore - Eagel Gre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G</text:p>
          </table:table-cell>
          <table:table-cell office:value-type="string" calcext:value-type="string">
            <text:p>T3G CALGARY AB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cky Ridge - Arbur Lake - Crowfoot Crossing - Ranchland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H</text:p>
          </table:table-cell>
          <table:table-cell office:value-type="string" calcext:value-type="string">
            <text:p>T3H CALGARY AB LCD 3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Springs - Strathcona Park - Aspen Woods - Springbank Hill - Signal Hil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J</text:p>
          </table:table-cell>
          <table:table-cell office:value-type="string" calcext:value-type="string">
            <text:p>T3J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ddle Ridge - Taradale - Castleridge - Falconridg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K</text:p>
          </table:table-cell>
          <table:table-cell office:value-type="string" calcext:value-type="string">
            <text:p>T3K CALGARY AB LCD 1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entry Hills - Country Hills - Sandstone Valley - Beddington Heights</text:p>
          </table:table-cell>
          <table:table-cell table:style-name="ce2"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L</text:p>
          </table:table-cell>
          <table:table-cell office:value-type="string" calcext:value-type="string">
            <text:p>T3L CALGARY AB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M</text:p>
          </table:table-cell>
          <table:table-cell office:value-type="string" calcext:value-type="string">
            <text:p>T3M CALGARY AB LCD 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anston - Auburn Bay - Mahogany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N</text:p>
          </table:table-cell>
          <table:table-cell office:value-type="string" calcext:value-type="string">
            <text:p>T3N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yview Ranch - Mcdonald Lak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P</text:p>
          </table:table-cell>
          <table:table-cell office:value-type="string" calcext:value-type="string">
            <text:p>T3P CALGARY AB LCD 22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R</text:p>
          </table:table-cell>
          <table:table-cell office:value-type="string" calcext:value-type="string">
            <text:p>T3R CALGARY AB LCD 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Calgar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S</text:p>
          </table:table-cell>
          <table:table-cell office:value-type="string" calcext:value-type="string">
            <text:p>T3S CALGARY AB LCD 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ge Hill - Simons Valle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T</text:p>
          </table:table-cell>
          <table:table-cell office:value-type="string" calcext:value-type="string">
            <text:p>T3T CALGARY AB LCD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3Z</text:p>
          </table:table-cell>
          <table:table-cell office:value-type="string" calcext:value-type="string">
            <text:p>T3Z CALGARY AB LCD 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bow Lake - <text:s/>Glenco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A</text:p>
          </table:table-cell>
          <table:table-cell office:value-type="string" calcext:value-type="string">
            <text:p>T4A AIRDRI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drie West</text:p>
          </table:table-cell>
          <table:table-cell table:style-name="ce2"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B</text:p>
          </table:table-cell>
          <table:table-cell office:value-type="string" calcext:value-type="string">
            <text:p>T4B AIRDRI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drie East</text:p>
          </table:table-cell>
          <table:table-cell table:style-name="ce2"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C</text:p>
          </table:table-cell>
          <table:table-cell office:value-type="string" calcext:value-type="string">
            <text:p>T4C COCHRAN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E</text:p>
          </table:table-cell>
          <table:table-cell office:value-type="string" calcext:value-type="string">
            <text:p>T4E RED DEER COUNTY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South east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G</text:p>
          </table:table-cell>
          <table:table-cell office:value-type="string" calcext:value-type="string">
            <text:p>T4G INNISFAIL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nisfail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H</text:p>
          </table:table-cell>
          <table:table-cell office:value-type="string" calcext:value-type="string">
            <text:p>T4H OLDS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ds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J</text:p>
          </table:table-cell>
          <table:table-cell office:value-type="string" calcext:value-type="string">
            <text:p>T4J PONOKA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noka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L</text:p>
          </table:table-cell>
          <table:table-cell office:value-type="string" calcext:value-type="string">
            <text:p>T4L LACOMB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combe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M</text:p>
          </table:table-cell>
          <table:table-cell office:value-type="string" calcext:value-type="string">
            <text:p>T4M BLACKFALDS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falds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N</text:p>
          </table:table-cell>
          <table:table-cell office:value-type="string" calcext:value-type="string">
            <text:p>T4N RED DEER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Centre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P</text:p>
          </table:table-cell>
          <table:table-cell office:value-type="string" calcext:value-type="string">
            <text:p>T4P RED DEER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North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R</text:p>
          </table:table-cell>
          <table:table-cell office:value-type="string" calcext:value-type="string">
            <text:p>T4R RED DEER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South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S</text:p>
          </table:table-cell>
          <table:table-cell office:value-type="string" calcext:value-type="string">
            <text:p>T4S RED DEER COUNTY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South West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table:style-name="ce8" office:value-type="string" calcext:value-type="string">
            <text:p>michellelangelaar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T</text:p>
          </table:table-cell>
          <table:table-cell office:value-type="string" calcext:value-type="string">
            <text:p>T4T ROCKY MOUNTAIN HOUS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y Mountain House and Area</text:p>
          </table:table-cell>
          <table:table-cell office:value-type="string" calcext:value-type="string">
            <text:p>Isabelle Dear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844-6963</text:p>
          </table:table-cell>
          <table:table-cell table:style-name="ce19" office:value-type="string" calcext:value-type="string">
            <text:p><text:a xlink:href="mailto:isabelledearman@dearmanteam.com" xlink:type="simple">isabelledearman@dearma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V</text:p>
          </table:table-cell>
          <table:table-cell office:value-type="string" calcext:value-type="string">
            <text:p>T4V CAMROS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rose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4X</text:p>
          </table:table-cell>
          <table:table-cell office:value-type="string" calcext:value-type="string">
            <text:p>T4X NISKU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T5A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Leod - Casselman - York - Belvedere - Hermitag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B</text:p>
          </table:table-cell>
          <table:table-cell office:value-type="string" calcext:value-type="string">
            <text:p>T5B EDMONTON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wood - East wood 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C</text:p>
          </table:table-cell>
          <table:table-cell office:value-type="string" calcext:value-type="string">
            <text:p>T5C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kenny - Kildare - Delwood - Balwin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E</text:p>
          </table:table-cell>
          <table:table-cell office:value-type="string" calcext:value-type="string">
            <text:p>T5E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iesbach - Rosslyn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G</text:p>
          </table:table-cell>
          <table:table-cell office:value-type="string" calcext:value-type="string">
            <text:p>T5G EDMONTON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tchford - Alberta Ave - Prince Ruper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H</text:p>
          </table:table-cell>
          <table:table-cell office:value-type="string" calcext:value-type="string">
            <text:p>T5H EDMONTON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 Mary Park - Central McDougall McCauly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J</text:p>
          </table:table-cell>
          <table:table-cell office:value-type="string" calcext:value-type="string">
            <text:p>T5J EDMONTON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K</text:p>
          </table:table-cell>
          <table:table-cell office:value-type="string" calcext:value-type="string">
            <text:p>T5K EDMONTON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L</text:p>
          </table:table-cell>
          <table:table-cell office:value-type="string" calcext:value-type="string">
            <text:p>T5L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8 Ave NW to 137 Ave NW and 121 St NW to <text:s/>149 St NW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M</text:p>
          </table:table-cell>
          <table:table-cell office:value-type="string" calcext:value-type="string">
            <text:p>T5M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croft - Westmoun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N</text:p>
          </table:table-cell>
          <table:table-cell office:value-type="string" calcext:value-type="string">
            <text:p>T5N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ovenor Glenor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P</text:p>
          </table:table-cell>
          <table:table-cell office:value-type="string" calcext:value-type="string">
            <text:p>T5P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tannia Youngstown - Jasper Place - Glenwood - West Jasper Plac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R</text:p>
          </table:table-cell>
          <table:table-cell office:value-type="string" calcext:value-type="string">
            <text:p>T5R EDMONTON AB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sper Park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S</text:p>
          </table:table-cell>
          <table:table-cell office:value-type="string" calcext:value-type="string">
            <text:p>T5S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ace Laru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T</text:p>
          </table:table-cell>
          <table:table-cell office:value-type="string" calcext:value-type="string">
            <text:p>T5T EDMONTON AB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mead - Thorncliff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V</text:p>
          </table:table-cell>
          <table:table-cell office:value-type="string" calcext:value-type="string">
            <text:p>T5V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ne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W</text:p>
          </table:table-cell>
          <table:table-cell office:value-type="string" calcext:value-type="string">
            <text:p>T5W EDMONTON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bottsfield - Beverley - Beverley Heghts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X</text:p>
          </table:table-cell>
          <table:table-cell office:value-type="string" calcext:value-type="string">
            <text:p>T5X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 Downs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Y</text:p>
          </table:table-cell>
          <table:table-cell office:value-type="string" calcext:value-type="string">
            <text:p>T5Y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west Edmonton - Horse Hill - McConachi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5Z</text:p>
          </table:table-cell>
          <table:table-cell office:value-type="string" calcext:value-type="string">
            <text:p>T5Z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 Distric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6A EDMONTON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nce Heights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B</text:p>
          </table:table-cell>
          <table:table-cell office:value-type="string" calcext:value-type="string">
            <text:p>T6B EDMONTON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tewell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C</text:p>
          </table:table-cell>
          <table:table-cell office:value-type="string" calcext:value-type="string">
            <text:p>T6C EDMONTON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Doon - King Edward Park</text:p>
          </table:table-cell>
          <table:table-cell table:style-name="ce2" office:value-type="string" calcext:value-type="string">
            <text:p>Dave Cousins</text:p>
          </table:table-cell>
          <table:table-cell table:style-name="ce2" office:value-type="float" office:value="20211013" calcext:value-type="float">
            <text:p>2021101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32-7653</text:p>
          </table:table-cell>
          <table:table-cell table:style-name="ce19" office:value-type="string" calcext:value-type="string">
            <text:p><text:a xlink:href="mailto:dave@homebuyingprocess.ca" xlink:type="simple">dave@homebuyingprocess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E</text:p>
          </table:table-cell>
          <table:table-cell office:value-type="string" calcext:value-type="string">
            <text:p>T6E EDMONTON AB LC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 - Hazeldean - Queen Alexandr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G</text:p>
          </table:table-cell>
          <table:table-cell office:value-type="string" calcext:value-type="string">
            <text:p>T6G EDMONTON AB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Edmnton Central - University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H</text:p>
          </table:table-cell>
          <table:table-cell office:value-type="string" calcext:value-type="string">
            <text:p>T6H EDMONTON AB LC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glas Pleasantview - Emire Park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J</text:p>
          </table:table-cell>
          <table:table-cell office:value-type="string" calcext:value-type="string">
            <text:p>T6J EDMONTON AB LCD 8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 Quill - Kaskitayo - Xeheewin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K</text:p>
          </table:table-cell>
          <table:table-cell office:value-type="string" calcext:value-type="string">
            <text:p>T6K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chael Park - Lee Ridge - Kameyosek - Lakewoods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L</text:p>
          </table:table-cell>
          <table:table-cell office:value-type="string" calcext:value-type="string">
            <text:p>T6L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vale - Meyokumin - Daly Grove - Crawford Plains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M</text:p>
          </table:table-cell>
          <table:table-cell office:value-type="string" calcext:value-type="string">
            <text:p>T6M EDMONTON AB LCD 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range - The Hamptons</text:p>
          </table:table-cell>
          <table:table-cell table:style-name="ce2" office:value-type="string" calcext:value-type="string">
            <text:p>Stephen Lau</text:p>
          </table:table-cell>
          <table:table-cell table:style-name="ce2" office:value-type="float" office:value="20211014" calcext:value-type="float">
            <text:p>2021101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8282</text:p>
          </table:table-cell>
          <table:table-cell table:style-name="ce19" office:value-type="string" calcext:value-type="string">
            <text:p><text:a xlink:href="https://www.albertahomepros.ca/contact" xlink:type="simple">stephen@edmontonhoempros.ca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N</text:p>
          </table:table-cell>
          <table:table-cell office:value-type="string" calcext:value-type="string">
            <text:p>T6N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Edmonton Common - Parsons Industrial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P</text:p>
          </table:table-cell>
          <table:table-cell office:value-type="string" calcext:value-type="string">
            <text:p>T6P EDMONTON AB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 Ridge 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R</text:p>
          </table:table-cell>
          <table:table-cell office:value-type="string" calcext:value-type="string">
            <text:p>T6R EDMONTON AB LCD 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cner Heights - Terwillegar Towne</text:p>
          </table:table-cell>
          <table:table-cell table:style-name="ce2" office:value-type="string" calcext:value-type="string">
            <text:p>Dave Cousins</text:p>
          </table:table-cell>
          <table:table-cell table:style-name="ce2" office:value-type="float" office:value="20211013" calcext:value-type="float">
            <text:p>2021101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32-7653</text:p>
          </table:table-cell>
          <table:table-cell table:style-name="ce19" office:value-type="string" calcext:value-type="string">
            <text:p><text:a xlink:href="mailto:dave@homebuyingprocess.ca" xlink:type="simple">dave@homebuyingprocess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S</text:p>
          </table:table-cell>
          <table:table-cell office:value-type="string" calcext:value-type="string">
            <text:p>T6S EDMONTON AB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 Science Park - Lafarge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T</text:p>
          </table:table-cell>
          <table:table-cell office:value-type="string" calcext:value-type="string">
            <text:p>T6T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kspur - Wild Rose - Silverberry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V</text:p>
          </table:table-cell>
          <table:table-cell office:value-type="string" calcext:value-type="string">
            <text:p>T6V EDMONTON AB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alisades - Albany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W</text:p>
          </table:table-cell>
          <table:table-cell office:value-type="string" calcext:value-type="string">
            <text:p>T6W EDMONTON AB LCD 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ermere - Heritage Valley</text:p>
          </table:table-cell>
          <table:table-cell table:style-name="ce2" office:value-type="string" calcext:value-type="string">
            <text:p>Dave Cousins</text:p>
          </table:table-cell>
          <table:table-cell table:style-name="ce2" office:value-type="float" office:value="20211013" calcext:value-type="float">
            <text:p>2021101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32-7653</text:p>
          </table:table-cell>
          <table:table-cell table:style-name="ce19" office:value-type="string" calcext:value-type="string">
            <text:p><text:a xlink:href="mailto:dave@homebuyingprocess.ca" xlink:type="simple">dave@homebuyingprocess.ca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X</text:p>
          </table:table-cell>
          <table:table-cell office:value-type="string" calcext:value-type="string">
            <text:p>T6X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ersie - Summerside - The Orchards at llersie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6Y</text:p>
          </table:table-cell>
          <table:table-cell office:value-type="string" calcext:value-type="string">
            <text:p>T6Y EDMONTON AB LCD 6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sku West to Devon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A</text:p>
          </table:table-cell>
          <table:table-cell office:value-type="string" calcext:value-type="string">
            <text:p>T7A DRAYTON VALLEY A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ayton Valley and Area</text:p>
          </table:table-cell>
          <table:table-cell office:value-type="string" calcext:value-type="string">
            <text:p>Danielle Dear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514-6657</text:p>
          </table:table-cell>
          <table:table-cell table:style-name="ce19" office:value-type="string" calcext:value-type="string">
            <text:p><text:a xlink:href="mailto:danielledearman@dearmanteam.com" xlink:type="simple">danielledearman@dearma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E</text:p>
          </table:table-cell>
          <table:table-cell office:value-type="string" calcext:value-type="string">
            <text:p>T7E EDSON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son and Area</text:p>
          </table:table-cell>
          <table:table-cell office:value-type="string" calcext:value-type="string">
            <text:p>Colleen Mil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723-8145</text:p>
          </table:table-cell>
          <table:table-cell table:style-name="ce19" office:value-type="string" calcext:value-type="string">
            <text:p><text:a xlink:href="mailto:colleenmiller@millerteam.com" xlink:type="simple">colleenmiller@mil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N</text:p>
          </table:table-cell>
          <table:table-cell office:value-type="string" calcext:value-type="string">
            <text:p>T7N BARRHEAD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head and Area</text:p>
          </table:table-cell>
          <table:table-cell office:value-type="string" calcext:value-type="string">
            <text:p>Pia Grei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305-9582</text:p>
          </table:table-cell>
          <table:table-cell table:style-name="ce19" office:value-type="string" calcext:value-type="string">
            <text:p><text:a xlink:href="mailto:piagreig@greigteam.com" xlink:type="simple">piagreig@grei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P</text:p>
          </table:table-cell>
          <table:table-cell office:value-type="string" calcext:value-type="string">
            <text:p>T7P WESTLOCK A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lock and Area</text:p>
          </table:table-cell>
          <table:table-cell office:value-type="string" calcext:value-type="string">
            <text:p>Cameron Melvil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721-6523</text:p>
          </table:table-cell>
          <table:table-cell table:style-name="ce19" office:value-type="string" calcext:value-type="string">
            <text:p><text:a xlink:href="mailto:cameronmelville@melvilleteam.com" xlink:type="simple">cameronmelville@melville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S</text:p>
          </table:table-cell>
          <table:table-cell office:value-type="string" calcext:value-type="string">
            <text:p>T7S WHITECOURT A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court and Area</text:p>
          </table:table-cell>
          <table:table-cell office:value-type="string" calcext:value-type="string">
            <text:p>Janet Kueh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706-9670</text:p>
          </table:table-cell>
          <table:table-cell table:style-name="ce19" office:value-type="string" calcext:value-type="string">
            <text:p><text:a xlink:href="mailto:janetkuehn@kuehnteam.com" xlink:type="simple">janetkuehn@kueh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7V HINTON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nton and Area</text:p>
          </table:table-cell>
          <table:table-cell office:value-type="string" calcext:value-type="string">
            <text:p>Gayle Lloy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817-1322</text:p>
          </table:table-cell>
          <table:table-cell table:style-name="ce19" office:value-type="string" calcext:value-type="string">
            <text:p><text:a xlink:href="mailto:gaylel@remax.net" xlink:type="simple">gaylel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X</text:p>
          </table:table-cell>
          <table:table-cell office:value-type="string" calcext:value-type="string">
            <text:p>T7X SPRUCE GROVE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ruce Grove and Area</text:p>
          </table:table-cell>
          <table:table-cell table:style-name="ce2"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Y</text:p>
          </table:table-cell>
          <table:table-cell office:value-type="string" calcext:value-type="string">
            <text:p>T7Y STONY PLAIN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uce Grove South</text:p>
          </table:table-cell>
          <table:table-cell table:style-name="ce2"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7Z</text:p>
          </table:table-cell>
          <table:table-cell office:value-type="string" calcext:value-type="string">
            <text:p>T7Z STONY PLAIN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ony Plain and Area</text:p>
          </table:table-cell>
          <table:table-cell table:style-name="ce2"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A</text:p>
          </table:table-cell>
          <table:table-cell office:value-type="string" calcext:value-type="string">
            <text:p>T8A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Central</text:p>
          </table:table-cell>
          <table:table-cell table:style-name="ce2" office:value-type="string" calcext:value-type="string">
            <text:p>Ronda Navrati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53-9777</text:p>
          </table:table-cell>
          <table:table-cell table:style-name="ce19" office:value-type="string" calcext:value-type="string">
            <text:p><text:a xlink:href="mailto:rhonda@trendsinhomes.com" xlink:type="simple">rhonda@trendsinhome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B</text:p>
          </table:table-cell>
          <table:table-cell office:value-type="string" calcext:value-type="string">
            <text:p>T8B SHERWOOD PARK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South West</text:p>
          </table:table-cell>
          <table:table-cell table:style-name="ce2" office:value-type="string" calcext:value-type="string">
            <text:p>Ronda Navrati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53-9777</text:p>
          </table:table-cell>
          <table:table-cell table:style-name="ce19" office:value-type="string" calcext:value-type="string">
            <text:p><text:a xlink:href="mailto:rhonda@trendsinhomes.com" xlink:type="simple">rhonda@trendsinhome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C</text:p>
          </table:table-cell>
          <table:table-cell office:value-type="string" calcext:value-type="string">
            <text:p>T8C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Central South</text:p>
          </table:table-cell>
          <table:table-cell table:style-name="ce2" office:value-type="string" calcext:value-type="string">
            <text:p>Ronda Navrati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53-9777</text:p>
          </table:table-cell>
          <table:table-cell table:style-name="ce19" office:value-type="string" calcext:value-type="string">
            <text:p><text:a xlink:href="mailto:rhonda@trendsinhomes.com" xlink:type="simple">rhonda@trendsinhome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E</text:p>
          </table:table-cell>
          <table:table-cell office:value-type="string" calcext:value-type="string">
            <text:p>T8E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East</text:p>
          </table:table-cell>
          <table:table-cell table:style-name="ce2" office:value-type="string" calcext:value-type="string">
            <text:p>Ronda Navrati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53-9777</text:p>
          </table:table-cell>
          <table:table-cell table:style-name="ce19" office:value-type="string" calcext:value-type="string">
            <text:p><text:a xlink:href="mailto:rhonda@trendsinhomes.com" xlink:type="simple">rhonda@trendsinhome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G</text:p>
          </table:table-cell>
          <table:table-cell office:value-type="string" calcext:value-type="string">
            <text:p>T8G SHERWOOD PARK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Rural East</text:p>
          </table:table-cell>
          <table:table-cell table:style-name="ce2" office:value-type="string" calcext:value-type="string">
            <text:p>Ronda Navrati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53-9777</text:p>
          </table:table-cell>
          <table:table-cell table:style-name="ce19" office:value-type="string" calcext:value-type="string">
            <text:p><text:a xlink:href="mailto:rhonda@trendsinhomes.com" xlink:type="simple">rhonda@trendsinhome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H</text:p>
          </table:table-cell>
          <table:table-cell office:value-type="string" calcext:value-type="string">
            <text:p>T8H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North West</text:p>
          </table:table-cell>
          <table:table-cell table:style-name="ce2" office:value-type="string" calcext:value-type="string">
            <text:p>Ronda Navrati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53-9777</text:p>
          </table:table-cell>
          <table:table-cell table:style-name="ce19" office:value-type="string" calcext:value-type="string">
            <text:p><text:a xlink:href="mailto:rhonda@trendsinhomes.com" xlink:type="simple">rhonda@trendsinhome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L</text:p>
          </table:table-cell>
          <table:table-cell office:value-type="string" calcext:value-type="string">
            <text:p>T8L FORT SASKATCHEWAN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Saskatchewan and Area</text:p>
          </table:table-cell>
          <table:table-cell table:style-name="ce9" office:value-type="string" calcext:value-type="string">
            <text:p>Trish Delis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53-9777</text:p>
          </table:table-cell>
          <table:table-cell table:style-name="ce19" office:value-type="string" calcext:value-type="string">
            <text:p><text:a xlink:href="mailto:trish.delisle@remax.net" xlink:type="simple">trish.delisle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N</text:p>
          </table:table-cell>
          <table:table-cell office:value-type="string" calcext:value-type="string">
            <text:p>T8N ST. ALBERT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Albert City</text:p>
          </table:table-cell>
          <table:table-cell table:style-name="ce2"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R</text:p>
          </table:table-cell>
          <table:table-cell office:value-type="string" calcext:value-type="string">
            <text:p>T8R MORINVILL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inville and Area</text:p>
          </table:table-cell>
          <table:table-cell table:style-name="ce2"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S</text:p>
          </table:table-cell>
          <table:table-cell office:value-type="string" calcext:value-type="string">
            <text:p>T8S PEACE RIVER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ace River and Area</text:p>
          </table:table-cell>
          <table:table-cell office:value-type="string" calcext:value-type="string">
            <text:p>Shauna Gard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618-8437</text:p>
          </table:table-cell>
          <table:table-cell table:style-name="ce19" office:value-type="string" calcext:value-type="string">
            <text:p><text:a xlink:href="mailto:sgardner-zimmer@remax.net" xlink:type="simple">sgardner-zimmer@remax.net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T</text:p>
          </table:table-cell>
          <table:table-cell office:value-type="string" calcext:value-type="string">
            <text:p>T8T ST. ALBERT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Albert North West</text:p>
          </table:table-cell>
          <table:table-cell table:style-name="ce2"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8" office:value-type="string" calcext:value-type="string">
            <text:p>adrian@adriansells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V</text:p>
          </table:table-cell>
          <table:table-cell office:value-type="string" calcext:value-type="string">
            <text:p>T8V GRANDE PRAIRIE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e Prairie City Centre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876-9776</text:p>
          </table:table-cell>
          <table:table-cell table:style-name="ce19" office:value-type="string" calcext:value-type="string">
            <text:p><text:a xlink:href="mailto:bobbiedawson@dawsonteam.com" xlink:type="simple">bobbiedawson@daw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W</text:p>
          </table:table-cell>
          <table:table-cell office:value-type="string" calcext:value-type="string">
            <text:p>T8W GRANDE PRAIRIE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e Prairie South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876-9776</text:p>
          </table:table-cell>
          <table:table-cell table:style-name="ce19" office:value-type="string" calcext:value-type="string">
            <text:p><text:a xlink:href="mailto:bobbiedawson@dawsonteam.com" xlink:type="simple">bobbiedawson@daw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8X</text:p>
          </table:table-cell>
          <table:table-cell office:value-type="string" calcext:value-type="string">
            <text:p>T8X GRANDE PRAIRIE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 Prairie North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876-9776</text:p>
          </table:table-cell>
          <table:table-cell table:style-name="ce19" office:value-type="string" calcext:value-type="string">
            <text:p><text:a xlink:href="mailto:bobbiedawson@dawsonteam.com" xlink:type="simple">bobbiedawson@daw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A</text:p>
          </table:table-cell>
          <table:table-cell office:value-type="string" calcext:value-type="string">
            <text:p>T9A WETASKIWIN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taskiwin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C</text:p>
          </table:table-cell>
          <table:table-cell office:value-type="string" calcext:value-type="string">
            <text:p>T9C VEGREVILL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greville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E</text:p>
          </table:table-cell>
          <table:table-cell office:value-type="string" calcext:value-type="string">
            <text:p>T9E NISKU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duc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G</text:p>
          </table:table-cell>
          <table:table-cell office:value-type="string" calcext:value-type="string">
            <text:p>T9G DEVON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on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H</text:p>
          </table:table-cell>
          <table:table-cell office:value-type="string" calcext:value-type="string">
            <text:p>T9H FORT MCMURRAY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Mac Murray Suburbs North and South</text:p>
          </table:table-cell>
          <table:table-cell office:value-type="string" calcext:value-type="string">
            <text:p>Shauna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370-7234</text:p>
          </table:table-cell>
          <table:table-cell table:style-name="ce19" office:value-type="string" calcext:value-type="string">
            <text:p><text:a xlink:href="mailto:shaunathompson@thompsonteam.com" xlink:type="simple">shaunathompson@thomp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J</text:p>
          </table:table-cell>
          <table:table-cell office:value-type="string" calcext:value-type="string">
            <text:p>T9J FORT MCMURRAY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MacMurray City</text:p>
          </table:table-cell>
          <table:table-cell office:value-type="string" calcext:value-type="string">
            <text:p>Shauna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370-7234</text:p>
          </table:table-cell>
          <table:table-cell table:style-name="ce19" office:value-type="string" calcext:value-type="string">
            <text:p><text:a xlink:href="mailto:shaunathompson@thompsonteam.com" xlink:type="simple">shaunathompson@thomp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K</text:p>
          </table:table-cell>
          <table:table-cell office:value-type="string" calcext:value-type="string">
            <text:p>T9K FORT MCMURRAY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Macmurray North</text:p>
          </table:table-cell>
          <table:table-cell office:value-type="string" calcext:value-type="string">
            <text:p>Shauna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370-7234</text:p>
          </table:table-cell>
          <table:table-cell table:style-name="ce19" office:value-type="string" calcext:value-type="string">
            <text:p><text:a xlink:href="mailto:shaunathompson@thompsonteam.com" xlink:type="simple">shaunathompson@thomp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M</text:p>
          </table:table-cell>
          <table:table-cell office:value-type="string" calcext:value-type="string">
            <text:p>T9M COLD LAK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d Lake and Area</text:p>
          </table:table-cell>
          <table:table-cell office:value-type="string" calcext:value-type="string">
            <text:p>Chelsey Prett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815-3505</text:p>
          </table:table-cell>
          <table:table-cell table:style-name="ce19" office:value-type="string" calcext:value-type="string">
            <text:p><text:a xlink:href="mailto:chelseypretty@prettyteam.com" xlink:type="simple">chelseypretty@prett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N</text:p>
          </table:table-cell>
          <table:table-cell office:value-type="string" calcext:value-type="string">
            <text:p>T9N BONNYVILL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ville and Area</text:p>
          </table:table-cell>
          <table:table-cell office:value-type="string" calcext:value-type="string">
            <text:p>Chelsey Prett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815-3505</text:p>
          </table:table-cell>
          <table:table-cell table:style-name="ce19" office:value-type="string" calcext:value-type="string">
            <text:p><text:a xlink:href="mailto:chelseypretty@prettyteam.com" xlink:type="simple">chelseypretty@prett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S</text:p>
          </table:table-cell>
          <table:table-cell office:value-type="string" calcext:value-type="string">
            <text:p>T9S ATHABASCA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habasca and Area</text:p>
          </table:table-cell>
          <table:table-cell office:value-type="string" calcext:value-type="string">
            <text:p>Shannon Car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674-7150</text:p>
          </table:table-cell>
          <table:table-cell table:style-name="ce19" office:value-type="string" calcext:value-type="string">
            <text:p><text:a xlink:href="mailto:shannoncarlson@carlsonteam.com" xlink:type="simple">shannoncarlson@carl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V</text:p>
          </table:table-cell>
          <table:table-cell office:value-type="string" calcext:value-type="string">
            <text:p>T9V LLOYDMINSTER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loydminster and Area</text:p>
          </table:table-cell>
          <table:table-cell office:value-type="string" calcext:value-type="string">
            <text:p>Harpreet Christ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205-7653</text:p>
          </table:table-cell>
          <table:table-cell table:style-name="ce8" office:value-type="string" calcext:value-type="string">
            <text:p>harpreets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W</text:p>
          </table:table-cell>
          <table:table-cell office:value-type="string" calcext:value-type="string">
            <text:p>T9W WAINWRIGHT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nwright and Area</text:p>
          </table:table-cell>
          <table:table-cell table:style-name="ce2" office:value-type="string" calcext:value-type="string">
            <text:p>Cheryl MacIssac</text:p>
          </table:table-cell>
          <table:table-cell table:style-name="ce2" office:value-type="float" office:value="20211015" calcext:value-type="float">
            <text:p>20211015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806-8665</text:p>
          </table:table-cell>
          <table:table-cell table:style-name="ce19" office:value-type="string" calcext:value-type="string">
            <text:p><text:a xlink:href="mailto:cheryl.macisaac@remax.net" xlink:type="simple">cheryl.macisaac@remax.net 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9X</text:p>
          </table:table-cell>
          <table:table-cell office:value-type="string" calcext:value-type="string">
            <text:p>T9X VERMILION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milion and Area</text:p>
          </table:table-cell>
          <table:table-cell table:style-name="ce2" office:value-type="string" calcext:value-type="string">
            <text:p>Shawn Jacula</text:p>
          </table:table-cell>
          <table:table-cell table:style-name="ce2" office:value-type="float" office:value="20211016" calcext:value-type="float">
            <text:p>20211016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853-2120</text:p>
          </table:table-cell>
          <table:table-cell table:style-name="ce19" office:value-type="string" calcext:value-type="string">
            <text:p><text:a xlink:href="mailto:shawnjacula@remax.net" xlink:type="simple">shawnjacula@remax.net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A</text:p>
          </table:table-cell>
          <table:table-cell office:value-type="string" calcext:value-type="string">
            <text:p>T0A EDMONTON # 1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of Edmoton Rura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B</text:p>
          </table:table-cell>
          <table:table-cell office:value-type="string" calcext:value-type="string">
            <text:p>T0B EDMONTON # 2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of Edmonton Rural</text:p>
          </table:table-cell>
          <table:table-cell table:style-name="ce2" office:value-type="string" calcext:value-type="string">
            <text:p>Cheryl MacIssa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19" office:value-type="string" calcext:value-type="string">
            <text:p><text:a xlink:href="mailto:cherylmacsells@gmail.com" xlink:type="simple">cherylmacsells@gmail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C</text:p>
          </table:table-cell>
          <table:table-cell office:value-type="string" calcext:value-type="string">
            <text:p>T0C EDMONTON # 6 AB DCF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E</text:p>
          </table:table-cell>
          <table:table-cell office:value-type="string" calcext:value-type="string">
            <text:p>T0E EDMONTON # 3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f Edmonton Rura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G</text:p>
          </table:table-cell>
          <table:table-cell office:value-type="string" calcext:value-type="string">
            <text:p>T0G EDMONTON # 4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North Albert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H</text:p>
          </table:table-cell>
          <table:table-cell office:value-type="string" calcext:value-type="string">
            <text:p>T0H GRANDE PRAIRIE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and West Alberta Rural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780-876-9776</text:p>
          </table:table-cell>
          <table:table-cell table:style-name="ce19" office:value-type="string" calcext:value-type="string">
            <text:p><text:a xlink:href="mailto:bobbiedawson@dawsonteam.com" xlink:type="simple">bobbiedawson@daw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J</text:p>
          </table:table-cell>
          <table:table-cell office:value-type="string" calcext:value-type="string">
            <text:p>T0J CALGARY # 3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Central Alberta Rura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K</text:p>
          </table:table-cell>
          <table:table-cell office:value-type="string" calcext:value-type="string">
            <text:p>T0K LETHBRIDGE AB D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ern Alberta Rural</text:p>
          </table:table-cell>
          <table:table-cell office:value-type="string" calcext:value-type="string">
            <text:p>Connie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403-393-0601</text:p>
          </table:table-cell>
          <table:table-cell table:style-name="ce19" office:value-type="string" calcext:value-type="string">
            <text:p><text:a xlink:href="mailto:conniegrant@grantteam.com" xlink:type="simple">conniegrant@grant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L</text:p>
          </table:table-cell>
          <table:table-cell office:value-type="string" calcext:value-type="string">
            <text:p>T0L CALGARY # 2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and West Of Calgary Rural to rocky mountains</text:p>
          </table:table-cell>
          <table:table-cell table:style-name="ce2"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table:style-name="ce8" office:value-type="string" calcext:value-type="string">
            <text:p>ctwomey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M</text:p>
          </table:table-cell>
          <table:table-cell office:value-type="string" calcext:value-type="string">
            <text:p>T0M CALGARY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West Alberta Rura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table:style-name="ce8" office:value-type="string" calcext:value-type="string">
            <text:p>shilo@shilostorey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N</text:p>
          </table:table-cell>
          <table:table-cell office:value-type="string" calcext:value-type="string">
            <text:p>T0N EDMONTON AB DCF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P</text:p>
          </table:table-cell>
          <table:table-cell office:value-type="string" calcext:value-type="string">
            <text:p>T0P EDMONTON # 7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Alberta Rura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T</text:p>
          </table:table-cell>
          <table:table-cell office:value-type="string" calcext:value-type="string">
            <text:p>T0T EDMONTON AB DC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0V</text:p>
          </table:table-cell>
          <table:table-cell office:value-type="string" calcext:value-type="string">
            <text:p>T0V EDMONTON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 Buffalo Dog River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table:style-name="ce8" office:value-type="string" calcext:value-type="string">
            <text:p>lorrainemah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A</text:p>
          </table:table-cell>
          <table:table-cell office:value-type="string" calcext:value-type="string">
            <text:p>V1A KIMBERLE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Gerald Wals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421-8509</text:p>
          </table:table-cell>
          <table:table-cell table:style-name="ce19" office:value-type="string" calcext:value-type="string">
            <text:p><text:a xlink:href="mailto:geraldwalsh@walshteam.com" xlink:type="simple">geraldwalsh@walsh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B</text:p>
          </table:table-cell>
          <table:table-cell office:value-type="string" calcext:value-type="string">
            <text:p>V1B VERN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non East Rural</text:p>
          </table:table-cell>
          <table:table-cell table:style-name="ce2" office:value-type="string" calcext:value-type="string">
            <text:p>Krista Blankley</text:p>
          </table:table-cell>
          <table:table-cell table:style-name="ce2" office:value-type="float" office:value="20211001" calcext:value-type="float">
            <text:p>2021100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40-3557</text:p>
          </table:table-cell>
          <table:table-cell table:style-name="ce19" office:value-type="string" calcext:value-type="string">
            <text:p><text:a xlink:href="mailto:krista@kristablankley.com" xlink:type="simple">krista@kristablankley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C</text:p>
          </table:table-cell>
          <table:table-cell office:value-type="string" calcext:value-type="string">
            <text:p>V1C CRANBROOK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anbrook Rural</text:p>
          </table:table-cell>
          <table:table-cell office:value-type="string" calcext:value-type="string">
            <text:p>Krystal Dett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489-8899</text:p>
          </table:table-cell>
          <table:table-cell table:style-name="ce19" office:value-type="string" calcext:value-type="string">
            <text:p><text:a xlink:href="mailto:krystaldetta@dettateam.com" xlink:type="simple">krystaldetta@dett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E</text:p>
          </table:table-cell>
          <table:table-cell office:value-type="string" calcext:value-type="string">
            <text:p>V1E SALMON ARM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lmon Arm</text:p>
          </table:table-cell>
          <table:table-cell table:style-name="ce2" office:value-type="string" calcext:value-type="string">
            <text:p>Paul Agassiz</text:p>
          </table:table-cell>
          <table:table-cell table:style-name="ce2" office:value-type="float" office:value="20211017" calcext:value-type="float">
            <text:p>2021101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32-7051</text:p>
          </table:table-cell>
          <table:table-cell table:style-name="ce19" office:value-type="string" calcext:value-type="string">
            <text:p><text:a xlink:href="mailto:pagassiz@gmail.com" xlink:type="simple">pagassiz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G</text:p>
          </table:table-cell>
          <table:table-cell office:value-type="string" calcext:value-type="string">
            <text:p>V1G DAWSON CREEK BC STN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wson Creek and Area</text:p>
          </table:table-cell>
          <table:table-cell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719-7223</text:p>
          </table:table-cell>
          <table:table-cell table:style-name="ce19" office:value-type="string" calcext:value-type="string">
            <text:p><text:a xlink:href="mailto:jefftaylor@taylorteam.com" xlink:type="simple">jefftaylor@taylo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H</text:p>
          </table:table-cell>
          <table:table-cell office:value-type="string" calcext:value-type="string">
            <text:p>V1H VERNON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non West Rural</text:p>
          </table:table-cell>
          <table:table-cell table:style-name="ce2" office:value-type="string" calcext:value-type="string">
            <text:p>Krista Blankley</text:p>
          </table:table-cell>
          <table:table-cell table:style-name="ce2" office:value-type="float" office:value="20211001" calcext:value-type="float">
            <text:p>2021100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40-3557</text:p>
          </table:table-cell>
          <table:table-cell table:style-name="ce19" office:value-type="string" calcext:value-type="string">
            <text:p><text:a xlink:href="mailto:krista@kristablankley.com" xlink:type="simple">krista@kristablankley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J</text:p>
          </table:table-cell>
          <table:table-cell office:value-type="string" calcext:value-type="string">
            <text:p>V1J FORT ST. JOH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St John and Area</text:p>
          </table:table-cell>
          <table:table-cell office:value-type="string" calcext:value-type="string">
            <text:p>Douglas Pet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785-5520</text:p>
          </table:table-cell>
          <table:table-cell table:style-name="ce19" office:value-type="string" calcext:value-type="string">
            <text:p><text:a xlink:href="mailto:douglaspeterson@petersonteam.com" xlink:type="simple">douglaspeterson@peter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K</text:p>
          </table:table-cell>
          <table:table-cell office:value-type="string" calcext:value-type="string">
            <text:p>V1K MERRITT BC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rrit and Area</text:p>
          </table:table-cell>
          <table:table-cell table:style-name="ce2"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19" office:value-type="string" calcext:value-type="string">
            <text:p><text:a xlink:href="mailto:kenmcclelland@mcclellandteam.com" xlink:type="simple">kenmcclelland@mcclelland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V1L NELS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lson and Area</text:p>
          </table:table-cell>
          <table:table-cell office:value-type="string" calcext:value-type="string">
            <text:p>Laura Salm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551-8877</text:p>
          </table:table-cell>
          <table:table-cell table:style-name="ce19" office:value-type="string" calcext:value-type="string">
            <text:p><text:a xlink:href="mailto:laurasalmon@salmonteam.com" xlink:type="simple">laurasalmon@salm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M</text:p>
          </table:table-cell>
          <table:table-cell office:value-type="string" calcext:value-type="string">
            <text:p>V1M SURREY BC LCD CLOVERD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nut Grove Fort Langley Forest Knolls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V1N CASTLEGAR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gar and Area</text:p>
          </table:table-cell>
          <table:table-cell office:value-type="string" calcext:value-type="string">
            <text:p>Stacey Mil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304-8327</text:p>
          </table:table-cell>
          <table:table-cell table:style-name="ce19" office:value-type="string" calcext:value-type="string">
            <text:p><text:a xlink:href="mailto:staceymiller@millerteam.com" xlink:type="simple">staceymiller@mil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P</text:p>
          </table:table-cell>
          <table:table-cell office:value-type="string" calcext:value-type="string">
            <text:p>V1P KELOWNA BC STN RUTL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tland East Rural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table:style-name="ce8" office:value-type="string" calcext:value-type="string">
            <text:p>bruce@brucedougal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R</text:p>
          </table:table-cell>
          <table:table-cell office:value-type="string" calcext:value-type="string">
            <text:p>V1R TRAIL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il and Area</text:p>
          </table:table-cell>
          <table:table-cell office:value-type="string" calcext:value-type="string">
            <text:p>Barbie Wh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509-0654</text:p>
          </table:table-cell>
          <table:table-cell table:style-name="ce19" office:value-type="string" calcext:value-type="string">
            <text:p><text:a xlink:href="mailto:barbiewheaton@wheatonteam.com" xlink:type="simple">barbiewheaton@wheat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S</text:p>
          </table:table-cell>
          <table:table-cell office:value-type="string" calcext:value-type="string">
            <text:p>V1S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Rural South West</text:p>
          </table:table-cell>
          <table:table-cell table:style-name="ce2"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19" office:value-type="string" calcext:value-type="string">
            <text:p><text:a xlink:href="mailto:kenmcclelland@mcclellandteam.com" xlink:type="simple">kenmcclelland@mcclelland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T</text:p>
          </table:table-cell>
          <table:table-cell office:value-type="string" calcext:value-type="string">
            <text:p>V1T VERN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non City</text:p>
          </table:table-cell>
          <table:table-cell table:style-name="ce2" office:value-type="string" calcext:value-type="string">
            <text:p>Krista Blankley</text:p>
          </table:table-cell>
          <table:table-cell table:style-name="ce2" office:value-type="float" office:value="20211001" calcext:value-type="float">
            <text:p>2021100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40-3557</text:p>
          </table:table-cell>
          <table:table-cell table:style-name="ce19" office:value-type="string" calcext:value-type="string">
            <text:p><text:a xlink:href="mailto:krista@kristablankley.com" xlink:type="simple">krista@kristablankley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V</text:p>
          </table:table-cell>
          <table:table-cell office:value-type="string" calcext:value-type="string">
            <text:p>V1V KELOWNA BC STN OKANAGAN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Kinley Landing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table:style-name="ce8" office:value-type="string" calcext:value-type="string">
            <text:p>bruce@brucedougal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W</text:p>
          </table:table-cell>
          <table:table-cell office:value-type="string" calcext:value-type="string">
            <text:p>V1W KELOWNA BC STN OKANAGAN D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anagan Mission</text:p>
          </table:table-cell>
          <table:table-cell table:style-name="ce2" office:value-type="string" calcext:value-type="string">
            <text:p>Tanya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64-8484</text:p>
          </table:table-cell>
          <table:table-cell table:style-name="ce8" office:value-type="string" calcext:value-type="string">
            <text:p>tanya@tanyagrant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W</text:p>
          </table:table-cell>
          <table:table-cell office:value-type="string" calcext:value-type="string">
            <text:p>V1W KELOWNA BC STN OKANAGAN D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anagan Mission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table:style-name="ce8" office:value-type="string" calcext:value-type="string">
            <text:p>bruce@brucedougall.com</text:p>
          </table:table-cell>
          <table:table-cell table:style-name="ce8" table:number-columns-repeated="7"/>
          <table:table-cell table:number-columns-repeated="13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1X</text:p>
          </table:table-cell>
          <table:table-cell office:value-type="string" calcext:value-type="string">
            <text:p>V1X KELOWNA BC STN RUTLAN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table:style-name="ce8" office:value-type="string" calcext:value-type="string">
            <text:p>bruce@brucedougal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Y</text:p>
          </table:table-cell>
          <table:table-cell office:value-type="string" calcext:value-type="string">
            <text:p>V1Y KELOWNA BC STN OKANAGAN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lowna City Centre</text:p>
          </table:table-cell>
          <table:table-cell table:style-name="ce2" office:value-type="string" calcext:value-type="string">
            <text:p>Tanya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64-8484</text:p>
          </table:table-cell>
          <table:table-cell table:style-name="ce8" office:value-type="string" calcext:value-type="string">
            <text:p>tanya@tanyagrant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1Z</text:p>
          </table:table-cell>
          <table:table-cell office:value-type="string" calcext:value-type="string">
            <text:p>V1Z KELOWNA BC STN OKANAGAN D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view Heights</text:p>
          </table:table-cell>
          <table:table-cell table:style-name="ce2" office:value-type="string" calcext:value-type="string">
            <text:p>Anita Clegg</text:p>
          </table:table-cell>
          <table:table-cell table:style-name="ce2" office:value-type="float" office:value="20211019" calcext:value-type="float">
            <text:p>20211019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5" office:value-type="string" calcext:value-type="string">
            <text:p>250-212-3619</text:p>
          </table:table-cell>
          <table:table-cell table:style-name="ce19" office:value-type="string" calcext:value-type="string">
            <text:p><text:a xlink:href="mailto:anitaclegg821@gmail.com" xlink:type="simple">anitaclegg821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A</text:p>
          </table:table-cell>
          <table:table-cell office:value-type="string" calcext:value-type="string">
            <text:p>V2A PENTICT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nticton</text:p>
          </table:table-cell>
          <table:table-cell office:value-type="string" calcext:value-type="string">
            <text:p>Milan Starci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485-8947</text:p>
          </table:table-cell>
          <table:table-cell table:style-name="ce8" office:value-type="string" calcext:value-type="string">
            <text:p><text:a xlink:href="mailto:milan@milanstarcic.com" xlink:type="simple">milan@milanstarcic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B</text:p>
          </table:table-cell>
          <table:table-cell office:value-type="string" calcext:value-type="string">
            <text:p>V2B KAMLOOPS BC STN DELIVERY CENTR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North West</text:p>
          </table:table-cell>
          <table:table-cell table:style-name="ce2"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8" office:value-type="string" calcext:value-type="string">
            <text:p>kpmac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C</text:p>
          </table:table-cell>
          <table:table-cell office:value-type="string" calcext:value-type="string">
            <text:p>V2C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Downtown</text:p>
          </table:table-cell>
          <table:table-cell table:style-name="ce2"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8" office:value-type="string" calcext:value-type="string">
            <text:p>kpmac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E</text:p>
          </table:table-cell>
          <table:table-cell office:value-type="string" calcext:value-type="string">
            <text:p>V2E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South East</text:p>
          </table:table-cell>
          <table:table-cell table:style-name="ce2"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8" office:value-type="string" calcext:value-type="string">
            <text:p>kpmac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G</text:p>
          </table:table-cell>
          <table:table-cell office:value-type="string" calcext:value-type="string">
            <text:p>V2G WILLIAMS LAKE BC LCD MAIN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Williams Lake and Area</text:p>
          </table:table-cell>
          <table:table-cell table:style-name="ce2" office:value-type="string" calcext:value-type="string">
            <text:p>Dana Lynn F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305-8725</text:p>
          </table:table-cell>
          <table:table-cell table:style-name="ce19" office:value-type="string" calcext:value-type="string">
            <text:p><text:a xlink:href="mailto:danalynnfavel@gmail.com" xlink:type="simple">danalynnfavel@gmail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H</text:p>
          </table:table-cell>
          <table:table-cell office:value-type="string" calcext:value-type="string">
            <text:p>V2H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North East</text:p>
          </table:table-cell>
          <table:table-cell table:style-name="ce2"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8" office:value-type="string" calcext:value-type="string">
            <text:p>kpmac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J</text:p>
          </table:table-cell>
          <table:table-cell office:value-type="string" calcext:value-type="string">
            <text:p>V2J QUESNEL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snel and Area</text:p>
          </table:table-cell>
          <table:table-cell office:value-type="string" calcext:value-type="string">
            <text:p>Jasper C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983-3251</text:p>
          </table:table-cell>
          <table:table-cell table:style-name="ce19" office:value-type="string" calcext:value-type="string">
            <text:p><text:a xlink:href="mailto:jaspercroy@croyteam.com" xlink:type="simple">jaspercroy@croy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K</text:p>
          </table:table-cell>
          <table:table-cell office:value-type="string" calcext:value-type="string">
            <text:p>V2K PRINCE GEORGE BC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Rural North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49-9014</text:p>
          </table:table-cell>
          <table:table-cell table:style-name="ce19" office:value-type="string" calcext:value-type="string">
            <text:p><text:a xlink:href="mailto:jesseparker@parkerteam.com" xlink:type="simple">jesseparker@park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L</text:p>
          </table:table-cell>
          <table:table-cell office:value-type="string" calcext:value-type="string">
            <text:p>V2L PRINCE GEORGE BC LCD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Downtown East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49-9014</text:p>
          </table:table-cell>
          <table:table-cell table:style-name="ce19" office:value-type="string" calcext:value-type="string">
            <text:p><text:a xlink:href="mailto:jesseparker@parkerteam.com" xlink:type="simple">jesseparker@park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M</text:p>
          </table:table-cell>
          <table:table-cell office:value-type="string" calcext:value-type="string">
            <text:p>V2M PRINCE GEORGE BC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Downtown West</text:p>
          </table:table-cell>
          <table:table-cell table:style-name="ce2" office:value-type="string" calcext:value-type="string">
            <text:p>Jennifer Gowan</text:p>
          </table:table-cell>
          <table:table-cell table:style-name="ce2" office:value-type="float" office:value="20211020" calcext:value-type="float">
            <text:p>20211020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40-4642</text:p>
          </table:table-cell>
          <table:table-cell table:style-name="ce19" office:value-type="string" calcext:value-type="string">
            <text:p><text:a xlink:href="mailto:jen@jennifergowan.com" xlink:type="simple">jen@jennifergowa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N</text:p>
          </table:table-cell>
          <table:table-cell office:value-type="string" calcext:value-type="string">
            <text:p>V2N PRINCE GEORGE BC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Rural South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49-9014</text:p>
          </table:table-cell>
          <table:table-cell table:style-name="ce19" office:value-type="string" calcext:value-type="string">
            <text:p><text:a xlink:href="mailto:jesseparker@parkerteam.com" xlink:type="simple">jesseparker@park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P</text:p>
          </table:table-cell>
          <table:table-cell office:value-type="string" calcext:value-type="string">
            <text:p>V2P CHILLIWACK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illwack Centre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R</text:p>
          </table:table-cell>
          <table:table-cell office:value-type="string" calcext:value-type="string">
            <text:p>V2R CHILLIWACK BC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illwack Rural West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S</text:p>
          </table:table-cell>
          <table:table-cell office:value-type="string" calcext:value-type="string">
            <text:p>V2S ABBOTSFORD BC STN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botsford City Centre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T</text:p>
          </table:table-cell>
          <table:table-cell office:value-type="string" calcext:value-type="string">
            <text:p>V2T ABBOTSFORD BC STN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brook 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V</text:p>
          </table:table-cell>
          <table:table-cell office:value-type="string" calcext:value-type="string">
            <text:p>V2V MISSION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Hieghts Hatzic Miracle Valley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W</text:p>
          </table:table-cell>
          <table:table-cell office:value-type="string" calcext:value-type="string">
            <text:p>V2W MAPLE RIDGE BC LCD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bion Whonnock Ruskin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02-7272</text:p>
          </table:table-cell>
          <table:table-cell table:style-name="ce8" office:value-type="string" calcext:value-type="string">
            <text:p>sarah@saraheale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X</text:p>
          </table:table-cell>
          <table:table-cell office:value-type="string" calcext:value-type="string">
            <text:p>V2X MAPLE RIDGE BC LCD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02-7272</text:p>
          </table:table-cell>
          <table:table-cell table:style-name="ce8" office:value-type="string" calcext:value-type="string">
            <text:p>sarah@saraheale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Y</text:p>
          </table:table-cell>
          <table:table-cell office:value-type="string" calcext:value-type="string">
            <text:p>V2Y LANGLEY BC LCD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ner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2Z</text:p>
          </table:table-cell>
          <table:table-cell office:value-type="string" calcext:value-type="string">
            <text:p>V2Z LANGLEY BC LCD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rn Ridge Langley South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A</text:p>
          </table:table-cell>
          <table:table-cell office:value-type="string" calcext:value-type="string">
            <text:p>V3A LANGLEY BC LCD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gley City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V3B PORT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oquitlam Central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7" office:value-type="string" calcext:value-type="string">
            <text:p><text:a xlink:href="mailto:lisa@lisaborsato.com" xlink:type="simple">lisa@lisaborsato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C</text:p>
          </table:table-cell>
          <table:table-cell office:value-type="string" calcext:value-type="string">
            <text:p>V3C PORT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y Hill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7" office:value-type="string" calcext:value-type="string">
            <text:p><text:a xlink:href="mailto:lisa@lisaborsato.com" xlink:type="simple">lisa@lisaborsato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E</text:p>
          </table:table-cell>
          <table:table-cell office:value-type="string" calcext:value-type="string">
            <text:p>V3E PORT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oquitlam Mountain Side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7" office:value-type="string" calcext:value-type="string">
            <text:p><text:a xlink:href="mailto:lisa@lisaborsato.com" xlink:type="simple">lisa@lisaborsato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G</text:p>
          </table:table-cell>
          <table:table-cell office:value-type="string" calcext:value-type="string">
            <text:p>V3G ABBOTSFORD BC STN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botsford East Kilgard Barrowtown Clayburn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H</text:p>
          </table:table-cell>
          <table:table-cell office:value-type="string" calcext:value-type="string">
            <text:p>V3H COQUITLAM BC LCD PORT MOO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Moody City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7" office:value-type="string" calcext:value-type="string">
            <text:p><text:a xlink:href="mailto:lisa@lisaborsato.com" xlink:type="simple">lisa@lisaborsato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J</text:p>
          </table:table-cell>
          <table:table-cell office:value-type="string" calcext:value-type="string">
            <text:p>V3J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quitlam Austin Heights Ranch Park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7" office:value-type="string" calcext:value-type="string">
            <text:p><text:a xlink:href="mailto:lisa@lisaborsato.com" xlink:type="simple">lisa@lisaborsato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K</text:p>
          </table:table-cell>
          <table:table-cell office:value-type="string" calcext:value-type="string">
            <text:p>V3K COQUITLAM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ser Mills Essondale Dartmoor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7" office:value-type="string" calcext:value-type="string">
            <text:p><text:a xlink:href="mailto:lisa@lisaborsato.com" xlink:type="simple">lisa@lisaborsato.com</text:a></text:p>
          </table:table-cell>
          <table:table-cell table:style-name="ce17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L</text:p>
          </table:table-cell>
          <table:table-cell office:value-type="string" calcext:value-type="string">
            <text:p>V3L NEW WESTMINSTER BC LCD NEW WESTMIN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s Park Sapperton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M</text:p>
          </table:table-cell>
          <table:table-cell office:value-type="string" calcext:value-type="string">
            <text:p>V3M NEW WESTMINSTER BC LCD NEW WESTMIN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West City Centre Queensborough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N</text:p>
          </table:table-cell>
          <table:table-cell office:value-type="string" calcext:value-type="string">
            <text:p>V3N NEW WESTMINSTER BC LCD NEW WESTMIN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degate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R</text:p>
          </table:table-cell>
          <table:table-cell office:value-type="string" calcext:value-type="string">
            <text:p>V3R SURREY BC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Mann Johnston Heights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S</text:p>
          </table:table-cell>
          <table:table-cell office:value-type="string" calcext:value-type="string">
            <text:p>V3S SURREY BC LCD CLOVERD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llivan Cloverdal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jennifer@peddemors.ca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T</text:p>
          </table:table-cell>
          <table:table-cell office:value-type="string" calcext:value-type="string">
            <text:p>V3T SURREY BC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alley City Centr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jennifer@peddemors.ca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V</text:p>
          </table:table-cell>
          <table:table-cell office:value-type="string" calcext:value-type="string">
            <text:p>V3V SURREY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wview <text:s/>South Whalley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jennifer@peddemors.ca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W</text:p>
          </table:table-cell>
          <table:table-cell office:value-type="string" calcext:value-type="string">
            <text:p>V3W SURREY BC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wberry Hill Newton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jennifer@peddemors.ca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X</text:p>
          </table:table-cell>
          <table:table-cell office:value-type="string" calcext:value-type="string">
            <text:p>V3X SURREY BC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norama Ridg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jennifer@peddemors.ca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Y</text:p>
          </table:table-cell>
          <table:table-cell office:value-type="string" calcext:value-type="string">
            <text:p>V3Y MAPLE RIDGE BC LCD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 Ridge West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02-7272</text:p>
          </table:table-cell>
          <table:table-cell table:style-name="ce8" office:value-type="string" calcext:value-type="string">
            <text:p>sarah@saraheale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3Z</text:p>
          </table:table-cell>
          <table:table-cell office:value-type="string" calcext:value-type="string">
            <text:p>V3Z SURREY BC LCD CLOVERD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urrey Grandview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jennifer@peddemors.ca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A</text:p>
          </table:table-cell>
          <table:table-cell office:value-type="string" calcext:value-type="string">
            <text:p>V4A WHITE ROCK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urrey Ocean Park <text:s/>Crescent Beach Sunnysid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jennifer@peddemors.ca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B</text:p>
          </table:table-cell>
          <table:table-cell office:value-type="string" calcext:value-type="string">
            <text:p>V4B WHITE ROCK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Rock City</text:p>
          </table:table-cell>
          <table:table-cell table:style-name="ce2" office:value-type="string" calcext:value-type="string">
            <text:p>Stewart Peddemors</text:p>
          </table:table-cell>
          <table:table-cell table:style-name="ce2" office:value-type="float" office:value="20211003" calcext:value-type="float">
            <text:p>20211003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604-329-6759</text:p>
          </table:table-cell>
          <table:table-cell table:style-name="ce19" office:value-type="string" calcext:value-type="string">
            <text:p><text:a xlink:href="mailto:stewart@stewartpeddemors.com" xlink:type="simple">stewart@stewartpeddemors.com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4"/>
          <table:table-cell table:style-name="ce19" office:value-type="string" calcext:value-type="string">
            <text:p>604-541-4888</text:p>
          </table:table-cell>
          <table:table-cell office:value-type="string" calcext:value-type="string">
            <text:p>604-329-6759</text:p>
          </table:table-cell>
          <table:table-cell/>
          <table:table-cell office:value-type="string" calcext:value-type="string">
            <text:p><text:s/>@stewartpeddemors</text:p>
          </table:table-cell>
          <table:table-cell/>
          <table:table-cell office:value-type="string" calcext:value-type="string">
            <text:p>Stewart Peddemors is a proven and reliable producer who consistantly gets referrals from past clients. His motto is "At your Service"</text:p>
          </table:table-cell>
          <table:table-cell/>
          <table:table-cell office:value-type="string" calcext:value-type="string">
            <text:p>RE/MAX Colonial Pacific Realty</text:p>
          </table:table-cell>
          <table:table-cell office:value-type="string" calcext:value-type="string">
            <text:p>15414 24th Ave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4A 2J3</text:p>
          </table:table-cell>
          <table:table-cell table:number-columns-repeated="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C</text:p>
          </table:table-cell>
          <table:table-cell office:value-type="string" calcext:value-type="string">
            <text:p>V4C DELTA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Delta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E</text:p>
          </table:table-cell>
          <table:table-cell office:value-type="string" calcext:value-type="string">
            <text:p>V4E DELTA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shine Hills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G</text:p>
          </table:table-cell>
          <table:table-cell office:value-type="string" calcext:value-type="string">
            <text:p>V4G DELTA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lta Burns Bog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K</text:p>
          </table:table-cell>
          <table:table-cell office:value-type="string" calcext:value-type="string">
            <text:p>V4K DELTA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dner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L</text:p>
          </table:table-cell>
          <table:table-cell office:value-type="string" calcext:value-type="string">
            <text:p>V4L DELTA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ch Grove Tsawwassen Ea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M</text:p>
          </table:table-cell>
          <table:table-cell office:value-type="string" calcext:value-type="string">
            <text:p>V4M DELTA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sawwassen We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N</text:p>
          </table:table-cell>
          <table:table-cell office:value-type="string" calcext:value-type="string">
            <text:p>V4N SURREY BC LCD CLOVERD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ser heights Tynehead Anniedal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P</text:p>
          </table:table-cell>
          <table:table-cell office:value-type="string" calcext:value-type="string">
            <text:p>V4P WHITE ROCK BC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urrey Elgin Chantrell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R</text:p>
          </table:table-cell>
          <table:table-cell office:value-type="string" calcext:value-type="string">
            <text:p>V4R MAPLE RIDGE BC LCD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lver Valley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7944</text:p>
          </table:table-cell>
          <table:table-cell table:style-name="ce8" office:value-type="string" calcext:value-type="string">
            <text:p>sarah@saraheales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S</text:p>
          </table:table-cell>
          <table:table-cell office:value-type="string" calcext:value-type="string">
            <text:p>V4S MISSI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lverhill Stave Falls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T</text:p>
          </table:table-cell>
          <table:table-cell office:value-type="string" calcext:value-type="string">
            <text:p>V4T KELOWNA BC STN OKANAGAN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bank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table:style-name="ce8" office:value-type="string" calcext:value-type="string">
            <text:p>bruce@brucedougal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V</text:p>
          </table:table-cell>
          <table:table-cell office:value-type="string" calcext:value-type="string">
            <text:p>V4V LAKE COUNTRY BC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 Country South and West of Kelowna</text:p>
          </table:table-cell>
          <table:table-cell table:style-name="ce2" office:value-type="string" calcext:value-type="string">
            <text:p>Tanya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64-8484</text:p>
          </table:table-cell>
          <table:table-cell table:style-name="ce8" office:value-type="string" calcext:value-type="string">
            <text:p>tanya@tanyagrant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W</text:p>
          </table:table-cell>
          <table:table-cell office:value-type="string" calcext:value-type="string">
            <text:p>V4W LANGLEY BC LCD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dergrov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9" office:value-type="string" calcext:value-type="string">
            <text:p><text:a xlink:href="mailto:jennifer@peddemors.ca" xlink:type="simple">jennifer@peddemors.ca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X</text:p>
          </table:table-cell>
          <table:table-cell office:value-type="string" calcext:value-type="string">
            <text:p>V4X ABBOTSFORD BC STN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erdeen Bradner Mount Lehman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4Z</text:p>
          </table:table-cell>
          <table:table-cell office:value-type="string" calcext:value-type="string">
            <text:p>V4Z CHILLIWACK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illiwack Rural East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9" office:value-type="string" calcext:value-type="string">
            <text:p><text:a xlink:href="mailto:john@johncorrie.com" xlink:type="simple">john@johncorrie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A</text:p>
          </table:table-cell>
          <table:table-cell office:value-type="string" calcext:value-type="string">
            <text:p>V5A BURNABY BC STN NORT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FU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B</text:p>
          </table:table-cell>
          <table:table-cell office:value-type="string" calcext:value-type="string">
            <text:p>V5B BURNABY BC STN NORTH <text:s text:c="2"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C</text:p>
          </table:table-cell>
          <table:table-cell office:value-type="string" calcext:value-type="string">
            <text:p>V5C BURNABY BC STN NORT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ngdon Heights Burnaby Heights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E</text:p>
          </table:table-cell>
          <table:table-cell office:value-type="string" calcext:value-type="string">
            <text:p>V5E NEW WESTMINSTER BC LCD NEW WESTMIN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ingham Heights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G</text:p>
          </table:table-cell>
          <table:table-cell office:value-type="string" calcext:value-type="string">
            <text:p>V5G BURNABY BC STN NORTH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cade Heights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H</text:p>
          </table:table-cell>
          <table:table-cell office:value-type="string" calcext:value-type="string">
            <text:p>V5H BURNABY BC LCD NORTH FRASER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en Village Metrotown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J</text:p>
          </table:table-cell>
          <table:table-cell office:value-type="string" calcext:value-type="string">
            <text:p>V5J BURNABY BC LCD NORTH FRASER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aby Southslope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table:style-name="ce8" office:value-type="string" calcext:value-type="string">
            <text:p>carolynblum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K</text:p>
          </table:table-cell>
          <table:table-cell office:value-type="string" calcext:value-type="string">
            <text:p>V5K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stings Sunrise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L</text:p>
          </table:table-cell>
          <table:table-cell office:value-type="string" calcext:value-type="string">
            <text:p>V5L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mpleton Park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M</text:p>
          </table:table-cell>
          <table:table-cell office:value-type="string" calcext:value-type="string">
            <text:p>V5M BURNABY BC LCD NORTH BURNABY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consfield Park</text:p>
          </table:table-cell>
          <table:table-cell table:style-name="ce2" office:value-type="string" calcext:value-type="string">
            <text:p>Christina Jo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834-3625</text:p>
          </table:table-cell>
          <table:table-cell table:style-name="ce19" office:value-type="string" calcext:value-type="string">
            <text:p><text:a xlink:href="mailto:christinawithremax@gmail.com" xlink:type="simple">christinawithremax@gmail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N</text:p>
          </table:table-cell>
          <table:table-cell office:value-type="string" calcext:value-type="string">
            <text:p>V5N VANCOUVER BC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sington Cedar Cottage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P</text:p>
          </table:table-cell>
          <table:table-cell office:value-type="string" calcext:value-type="string">
            <text:p>V5P BURNABY BC LCD NORTH FRASER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Fraserview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R</text:p>
          </table:table-cell>
          <table:table-cell office:value-type="string" calcext:value-type="string">
            <text:p>V5R BURNABY BC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ocan Park</text:p>
          </table:table-cell>
          <table:table-cell table:style-name="ce2" office:value-type="string" calcext:value-type="string">
            <text:p>Christina Jo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834-3625</text:p>
          </table:table-cell>
          <table:table-cell table:style-name="ce19" office:value-type="string" calcext:value-type="string">
            <text:p><text:a xlink:href="mailto:christinawithremax@gmail.com" xlink:type="simple">christinawithremax@gmail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S</text:p>
          </table:table-cell>
          <table:table-cell office:value-type="string" calcext:value-type="string">
            <text:p>V5S BURNABY BC LCD NORTH FRASER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arney</text:p>
          </table:table-cell>
          <table:table-cell table:style-name="ce2" office:value-type="string" calcext:value-type="string">
            <text:p>Christina Jo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834-3625</text:p>
          </table:table-cell>
          <table:table-cell table:style-name="ce19" office:value-type="string" calcext:value-type="string">
            <text:p><text:a xlink:href="mailto:christinawithremax@gmail.com" xlink:type="simple">christinawithremax@gmail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T</text:p>
          </table:table-cell>
          <table:table-cell office:value-type="string" calcext:value-type="string">
            <text:p>V5T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nt Pleasant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V</text:p>
          </table:table-cell>
          <table:table-cell office:value-type="string" calcext:value-type="string">
            <text:p>V5V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ley Park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W</text:p>
          </table:table-cell>
          <table:table-cell office:value-type="string" calcext:value-type="string">
            <text:p>V5W BURNABY BC LCD NORTH FRASER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rdon Park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X</text:p>
          </table:table-cell>
          <table:table-cell office:value-type="string" calcext:value-type="string">
            <text:p>V5X BURNABY BC LCD NORTH FRASER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set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Y</text:p>
          </table:table-cell>
          <table:table-cell office:value-type="string" calcext:value-type="string">
            <text:p>V5Y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Oakridge</text:p>
          </table:table-cell>
          <table:table-cell table:style-name="ce2" office:value-type="string" calcext:value-type="string">
            <text:p>Christina Jo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834-3625</text:p>
          </table:table-cell>
          <table:table-cell table:style-name="ce19" office:value-type="string" calcext:value-type="string">
            <text:p><text:a xlink:href="mailto:christinawithremax@gmail.com" xlink:type="simple">christinawithremax@gmail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5Z</text:p>
          </table:table-cell>
          <table:table-cell office:value-type="string" calcext:value-type="string">
            <text:p>V5Z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akridge</text:p>
          </table:table-cell>
          <table:table-cell table:style-name="ce2" office:value-type="string" calcext:value-type="string">
            <text:p>Christina Jo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834-3625</text:p>
          </table:table-cell>
          <table:table-cell table:style-name="ce19" office:value-type="string" calcext:value-type="string">
            <text:p><text:a xlink:href="mailto:christinawithremax@gmail.com" xlink:type="simple">christinawithremax@gmail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A</text:p>
          </table:table-cell>
          <table:table-cell office:value-type="string" calcext:value-type="string">
            <text:p>V6A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B</text:p>
          </table:table-cell>
          <table:table-cell office:value-type="string" calcext:value-type="string">
            <text:p>V6B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end Stadium </text:p>
          </table:table-cell>
          <table:table-cell table:style-name="ce2"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table:style-name="ce8" office:value-type="string" calcext:value-type="string">
            <text:p>gwarren@remax.net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C</text:p>
          </table:table-cell>
          <table:table-cell office:value-type="string" calcext:value-type="string">
            <text:p>V6C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ada Place West end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E</text:p>
          </table:table-cell>
          <table:table-cell office:value-type="string" calcext:value-type="string">
            <text:p>V6E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End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G</text:p>
          </table:table-cell>
          <table:table-cell office:value-type="string" calcext:value-type="string">
            <text:p>V6G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al Harbour Stanley Park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H</text:p>
          </table:table-cell>
          <table:table-cell office:value-type="string" calcext:value-type="string">
            <text:p>V6H VANCOUVER BC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Shaughnessy</text:p>
          </table:table-cell>
          <table:table-cell table:style-name="ce2" office:value-type="string" calcext:value-type="string">
            <text:p>Jerome De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30-5151</text:p>
          </table:table-cell>
          <table:table-cell table:style-name="ce19" office:value-type="string" calcext:value-type="string">
            <text:p><text:a xlink:href="mailto:jerome@jeromedeis.com" xlink:type="simple">jerome@jeromedei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J</text:p>
          </table:table-cell>
          <table:table-cell office:value-type="string" calcext:value-type="string">
            <text:p>V6J VANCOUVER BC LCD SOUTH VAN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ier Park Granville Park</text:p>
          </table:table-cell>
          <table:table-cell table:style-name="ce2" office:value-type="string" calcext:value-type="string">
            <text:p>Jerome De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30-5151</text:p>
          </table:table-cell>
          <table:table-cell table:style-name="ce19" office:value-type="string" calcext:value-type="string">
            <text:p><text:a xlink:href="mailto:jerome@jeromedeis.com" xlink:type="simple">jerome@jeromedei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K</text:p>
          </table:table-cell>
          <table:table-cell office:value-type="string" calcext:value-type="string">
            <text:p>V6K VANCOUVER BC LCD SOUTH VAN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tsilano</text:p>
          </table:table-cell>
          <table:table-cell table:style-name="ce2" office:value-type="string" calcext:value-type="string">
            <text:p>Jerome De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30-5151</text:p>
          </table:table-cell>
          <table:table-cell table:style-name="ce19" office:value-type="string" calcext:value-type="string">
            <text:p><text:a xlink:href="mailto:jerome@jeromedeis.com" xlink:type="simple">jerome@jeromedei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L</text:p>
          </table:table-cell>
          <table:table-cell office:value-type="string" calcext:value-type="string">
            <text:p>V6L VANCOUVER BC LCD SOUTH VAN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Dunbar</text:p>
          </table:table-cell>
          <table:table-cell table:style-name="ce2" office:value-type="string" calcext:value-type="string">
            <text:p>Jerome De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30-5151</text:p>
          </table:table-cell>
          <table:table-cell table:style-name="ce19" office:value-type="string" calcext:value-type="string">
            <text:p><text:a xlink:href="mailto:jerome@jeromedeis.com" xlink:type="simple">jerome@jeromedei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M</text:p>
          </table:table-cell>
          <table:table-cell office:value-type="string" calcext:value-type="string">
            <text:p>V6M VANCOUVER BC LCD SOUTH VAN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Vancouver</text:p>
          </table:table-cell>
          <table:table-cell table:style-name="ce2" office:value-type="string" calcext:value-type="string">
            <text:p>Jerome De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30-5151</text:p>
          </table:table-cell>
          <table:table-cell table:style-name="ce19" office:value-type="string" calcext:value-type="string">
            <text:p><text:a xlink:href="mailto:jerome@jeromedeis.com" xlink:type="simple">jerome@jeromedeis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N</text:p>
          </table:table-cell>
          <table:table-cell office:value-type="string" calcext:value-type="string">
            <text:p>V6N VANCOUVER BC LCD SOUTH VAN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West Marine</text:p>
          </table:table-cell>
          <table:table-cell table:style-name="ce2" office:value-type="string" calcext:value-type="string">
            <text:p>Zian Aladin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86-6612</text:p>
          </table:table-cell>
          <table:table-cell table:style-name="ce8" office:value-type="string" calcext:value-type="string">
            <text:p>ziansellsyvr@gmail.com 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P</text:p>
          </table:table-cell>
          <table:table-cell office:value-type="string" calcext:value-type="string">
            <text:p>V6P VANCOUVER BC LCD SOUTH VAN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rrisdale</text:p>
          </table:table-cell>
          <table:table-cell table:style-name="ce2" office:value-type="string" calcext:value-type="string">
            <text:p>Zian Aladin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86-6612</text:p>
          </table:table-cell>
          <table:table-cell table:style-name="ce8" office:value-type="string" calcext:value-type="string">
            <text:p>ziansellsyvr@gmail.com 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R</text:p>
          </table:table-cell>
          <table:table-cell office:value-type="string" calcext:value-type="string">
            <text:p>V6R VANCOUVER BC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Point Grey</text:p>
          </table:table-cell>
          <table:table-cell table:style-name="ce2" office:value-type="string" calcext:value-type="string">
            <text:p>Zian Aladin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86-6612</text:p>
          </table:table-cell>
          <table:table-cell table:style-name="ce8" office:value-type="string" calcext:value-type="string">
            <text:p>ziansellsyvr@gmail.com 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S</text:p>
          </table:table-cell>
          <table:table-cell office:value-type="string" calcext:value-type="string">
            <text:p>V6S VANCOUVER BC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BC South</text:p>
          </table:table-cell>
          <table:table-cell table:style-name="ce2" office:value-type="string" calcext:value-type="string">
            <text:p>Zian Aladin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86-6612</text:p>
          </table:table-cell>
          <table:table-cell table:style-name="ce8" office:value-type="string" calcext:value-type="string">
            <text:p>ziansellsyvr@gmail.com 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T</text:p>
          </table:table-cell>
          <table:table-cell office:value-type="string" calcext:value-type="string">
            <text:p>V6T VANCOUVER BC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Hill </text:p>
          </table:table-cell>
          <table:table-cell table:style-name="ce2" office:value-type="string" calcext:value-type="string">
            <text:p>Zian Aladin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86-6612</text:p>
          </table:table-cell>
          <table:table-cell table:style-name="ce8" office:value-type="string" calcext:value-type="string">
            <text:p>ziansellsyvr@gmail.com 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V</text:p>
          </table:table-cell>
          <table:table-cell office:value-type="string" calcext:value-type="string">
            <text:p>V6V RICHMOND BC LCD 2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chmond North Ea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W</text:p>
          </table:table-cell>
          <table:table-cell office:value-type="string" calcext:value-type="string">
            <text:p>V6W RICHMOND BC LCD 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chmond South Ea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sissydeng@remax.net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X</text:p>
          </table:table-cell>
          <table:table-cell office:value-type="string" calcext:value-type="string">
            <text:p>V6X RICHMOND BC LCD 2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 Rock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sissydeng@remax.net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Y</text:p>
          </table:table-cell>
          <table:table-cell office:value-type="string" calcext:value-type="string">
            <text:p>V6Y RICHMOND BC LCD 2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ghouse Broadmoor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sissydeng@remax.net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6Z</text:p>
          </table:table-cell>
          <table:table-cell office:value-type="string" calcext:value-type="string">
            <text:p>V6Z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letown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A</text:p>
          </table:table-cell>
          <table:table-cell office:value-type="string" calcext:value-type="string">
            <text:p>V7A RICHMOND BC LCD 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Arm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sissydeng@remax.net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B</text:p>
          </table:table-cell>
          <table:table-cell office:value-type="string" calcext:value-type="string">
            <text:p>V7B RICHMOND BC LCD 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 Sea Island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sissydeng@remax.net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C</text:p>
          </table:table-cell>
          <table:table-cell office:value-type="string" calcext:value-type="string">
            <text:p>V7C RICHMOND BC LCD 2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pson Seafair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sissydeng@remax.net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E</text:p>
          </table:table-cell>
          <table:table-cell office:value-type="string" calcext:value-type="string">
            <text:p>V7E RICHMOND BC LCD 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veston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9" office:value-type="string" calcext:value-type="string">
            <text:p><text:a xlink:href="mailto:sissydeng@remax.net" xlink:type="simple">sissydeng@remax.net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G</text:p>
          </table:table-cell>
          <table:table-cell office:value-type="string" calcext:value-type="string">
            <text:p>V7G NORTH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ep Cove Dollarton</text:p>
          </table:table-cell>
          <table:table-cell table:style-name="ce2" office:value-type="string" calcext:value-type="string">
            <text:p>Michael Schelh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2447</text:p>
          </table:table-cell>
          <table:table-cell table:style-name="ce19" office:value-type="string" calcext:value-type="string">
            <text:p><text:a xlink:href="mailto:mike@sellhousebc.com" xlink:type="simple">mike@sellhousebc.com 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H</text:p>
          </table:table-cell>
          <table:table-cell office:value-type="string" calcext:value-type="string">
            <text:p>V7H NORTH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ymour Heights Maplewood</text:p>
          </table:table-cell>
          <table:table-cell table:style-name="ce2" office:value-type="string" calcext:value-type="string">
            <text:p>Michael Schelh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2447</text:p>
          </table:table-cell>
          <table:table-cell table:style-name="ce19" office:value-type="string" calcext:value-type="string">
            <text:p><text:a xlink:href="mailto:mike@sellhousebc.com" xlink:type="simple">mike@sellhousebc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J</text:p>
          </table:table-cell>
          <table:table-cell office:value-type="string" calcext:value-type="string">
            <text:p>V7J NORTH VANCOUVER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ynnmour West Lynn</text:p>
          </table:table-cell>
          <table:table-cell table:style-name="ce2" office:value-type="string" calcext:value-type="string">
            <text:p>Michael Schelh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2447</text:p>
          </table:table-cell>
          <table:table-cell table:style-name="ce19" office:value-type="string" calcext:value-type="string">
            <text:p><text:a xlink:href="mailto:mike@sellhousebc.com" xlink:type="simple">mike@sellhousebc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K</text:p>
          </table:table-cell>
          <table:table-cell office:value-type="string" calcext:value-type="string">
            <text:p>V7K NORTH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<text:s/>Lynn Valley</text:p>
          </table:table-cell>
          <table:table-cell table:style-name="ce2" office:value-type="string" calcext:value-type="string">
            <text:p>Michael Schelh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2447</text:p>
          </table:table-cell>
          <table:table-cell table:style-name="ce19" office:value-type="string" calcext:value-type="string">
            <text:p><text:a xlink:href="mailto:mike@sellhousebc.com" xlink:type="simple">mike@sellhousebc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L</text:p>
          </table:table-cell>
          <table:table-cell office:value-type="string" calcext:value-type="string">
            <text:p>V7L NORTH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th - Lynn Canyon</text:p>
          </table:table-cell>
          <table:table-cell table:style-name="ce2" office:value-type="string" calcext:value-type="string">
            <text:p>Michael Schelh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2447</text:p>
          </table:table-cell>
          <table:table-cell table:style-name="ce19" office:value-type="string" calcext:value-type="string">
            <text:p><text:a xlink:href="mailto:mike@sellhousebc.com" xlink:type="simple">mike@sellhousebc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M</text:p>
          </table:table-cell>
          <table:table-cell office:value-type="string" calcext:value-type="string">
            <text:p>V7M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North Vancouver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N</text:p>
          </table:table-cell>
          <table:table-cell office:value-type="string" calcext:value-type="string">
            <text:p>V7N NORTH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Lonsdale</text:p>
          </table:table-cell>
          <table:table-cell table:style-name="ce2" office:value-type="string" calcext:value-type="string">
            <text:p>Michael Schelh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2447</text:p>
          </table:table-cell>
          <table:table-cell table:style-name="ce19" office:value-type="string" calcext:value-type="string">
            <text:p><text:a xlink:href="mailto:mike@sellhousebc.com" xlink:type="simple">mike@sellhousebc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P</text:p>
          </table:table-cell>
          <table:table-cell office:value-type="string" calcext:value-type="string">
            <text:p>V7P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gate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R</text:p>
          </table:table-cell>
          <table:table-cell office:value-type="string" calcext:value-type="string">
            <text:p>V7R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yon Heights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S</text:p>
          </table:table-cell>
          <table:table-cell office:value-type="string" calcext:value-type="string">
            <text:p>V7S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ish Properties <text:s/>Cypress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table:style-name="ce8" office:value-type="string" calcext:value-type="string">
            <text:p><text:a xlink:href="mailto:Steveburk777@gmail.com" xlink:type="simple">Steveburk777@gmail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T</text:p>
          </table:table-cell>
          <table:table-cell office:value-type="string" calcext:value-type="string">
            <text:p>V7T NORTH VANCOUVER BC LCD CAPILAN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lyburn Cedarvale Senitnal Hill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table:style-name="ce8" office:value-type="string" calcext:value-type="string">
            <text:p><text:a xlink:href="mailto:Steveburk777@gmail.com" xlink:type="simple">Steveburk777@gmail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V</text:p>
          </table:table-cell>
          <table:table-cell office:value-type="string" calcext:value-type="string">
            <text:p>V7V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mount West Bay Dundarave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table:style-name="ce8" office:value-type="string" calcext:value-type="string">
            <text:p><text:a xlink:href="mailto:Steveburk777@gmail.com" xlink:type="simple">Steveburk777@gmail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W</text:p>
          </table:table-cell>
          <table:table-cell office:value-type="string" calcext:value-type="string">
            <text:p>V7W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rsehoe Bay Eagle Harbour Caulfield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table:style-name="ce8" office:value-type="string" calcext:value-type="string">
            <text:p><text:a xlink:href="mailto:Steveburk777@gmail.com" xlink:type="simple">Steveburk777@gmail.com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X</text:p>
          </table:table-cell>
          <table:table-cell office:value-type="string" calcext:value-type="string">
            <text:p>V7X VANCOUVER BC STN BENTALL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ntall Centre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7Y</text:p>
          </table:table-cell>
          <table:table-cell office:value-type="string" calcext:value-type="string">
            <text:p>V7Y VANCOUVER BC LCD PACIFIC CENTR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cific Centre Gastown</text:p>
          </table:table-cell>
          <table:table-cell table:style-name="ce2" office:value-type="string" calcext:value-type="string">
            <text:p>Anna Smit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505-1647</text:p>
          </table:table-cell>
          <table:table-cell table:style-name="ce19" office:value-type="string" calcext:value-type="string">
            <text:p><text:a xlink:href="mailto:anna@annasmithrealty.com" xlink:type="simple">anna@annasmithrealty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A</text:p>
          </table:table-cell>
          <table:table-cell office:value-type="string" calcext:value-type="string">
            <text:p>V8A POWELL RIVER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well River</text:p>
          </table:table-cell>
          <table:table-cell office:value-type="string" calcext:value-type="string">
            <text:p>Meaghan West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04-414-5831</text:p>
          </table:table-cell>
          <table:table-cell table:style-name="ce19" office:value-type="string" calcext:value-type="string">
            <text:p><text:a xlink:href="mailto:meaghanwestie@westieteam.com" xlink:type="simple">meaghanwestie@westieteam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B</text:p>
          </table:table-cell>
          <table:table-cell office:value-type="string" calcext:value-type="string">
            <text:p>V8B SQUAMISH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uamish and Aea</text:p>
          </table:table-cell>
          <table:table-cell office:value-type="string" calcext:value-type="string">
            <text:p>Barbara Glo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04-892-4428</text:p>
          </table:table-cell>
          <table:table-cell table:style-name="ce19" office:value-type="string" calcext:value-type="string">
            <text:p><text:a xlink:href="mailto:barbaragloor@gloorteam.com" xlink:type="simple">barbaragloor@gloo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C</text:p>
          </table:table-cell>
          <table:table-cell office:value-type="string" calcext:value-type="string">
            <text:p>V8C KITIMAT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tmat City</text:p>
          </table:table-cell>
          <table:table-cell office:value-type="string" calcext:value-type="string">
            <text:p>Chris Davi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39-5643</text:p>
          </table:table-cell>
          <table:table-cell table:style-name="ce19" office:value-type="string" calcext:value-type="string">
            <text:p><text:a xlink:href="mailto:chrisdavies@daviesteam.com" xlink:type="simple">chrisdavies@davies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E</text:p>
          </table:table-cell>
          <table:table-cell office:value-type="string" calcext:value-type="string">
            <text:p>V8E WHISTLER BC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stler</text:p>
          </table:table-cell>
          <table:table-cell office:value-type="string" calcext:value-type="string">
            <text:p>Laura Bark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604-905-8777</text:p>
          </table:table-cell>
          <table:table-cell table:style-name="ce19" office:value-type="string" calcext:value-type="string">
            <text:p><text:a xlink:href="mailto:laurabarkman@barkmanteam.com" xlink:type="simple">laurabarkman@barkma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G</text:p>
          </table:table-cell>
          <table:table-cell office:value-type="string" calcext:value-type="string">
            <text:p>V8G TERRACE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ce City</text:p>
          </table:table-cell>
          <table:table-cell office:value-type="string" calcext:value-type="string">
            <text:p>Marc Free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975-0654</text:p>
          </table:table-cell>
          <table:table-cell table:style-name="ce19" office:value-type="string" calcext:value-type="string">
            <text:p><text:a xlink:href="mailto:marcfreeman@freemanteam.com" xlink:type="simple">marcfreeman@freema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J</text:p>
          </table:table-cell>
          <table:table-cell office:value-type="string" calcext:value-type="string">
            <text:p>V8J PRINCE RUPERT BC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Rupert City</text:p>
          </table:table-cell>
          <table:table-cell office:value-type="string" calcext:value-type="string">
            <text:p>Kenn L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00-5666</text:p>
          </table:table-cell>
          <table:table-cell table:style-name="ce19" office:value-type="string" calcext:value-type="string">
            <text:p><text:a xlink:href="mailto:kennlong@longteam.com" xlink:type="simple">kennlong@lon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K</text:p>
          </table:table-cell>
          <table:table-cell office:value-type="string" calcext:value-type="string">
            <text:p>V8K SALT SPRING ISLAND BC STN GANGE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lt Spring and Islands</text:p>
          </table:table-cell>
          <table:table-cell office:value-type="string" calcext:value-type="string">
            <text:p>Jan Macph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537-9894</text:p>
          </table:table-cell>
          <table:table-cell table:style-name="ce19" office:value-type="string" calcext:value-type="string">
            <text:p><text:a xlink:href="mailto:janmacpherson@macphersonteam.com" xlink:type="simple">janmacpherson@macpher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L</text:p>
          </table:table-cell>
          <table:table-cell office:value-type="string" calcext:value-type="string">
            <text:p>V8L SIDNEY BC LCD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dney North Saanich and Area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L</text:p>
          </table:table-cell>
          <table:table-cell office:value-type="string" calcext:value-type="string">
            <text:p>V8L SIDNEY BC LCD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dney North Saanich and Area</text:p>
          </table:table-cell>
          <table:table-cell table:style-name="ce9" office:value-type="string" calcext:value-type="string">
            <text:p>Jeff Meyer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8M</text:p>
          </table:table-cell>
          <table:table-cell office:value-type="string" calcext:value-type="string">
            <text:p>V8M CENTRAL SAANICH BC LCD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Saanich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N</text:p>
          </table:table-cell>
          <table:table-cell office:value-type="string" calcext:value-type="string">
            <text:p>V8N VICTORIA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dboro Bay Gordon Head</text:p>
          </table:table-cell>
          <table:table-cell table:style-name="ce2" office:value-type="string" calcext:value-type="string">
            <text:p>Alex Hugh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6" office:value-type="string" calcext:value-type="string">
            <text:p>250-634-2141</text:p>
          </table:table-cell>
          <table:table-cell table:style-name="ce16" office:value-type="string" calcext:value-type="string">
            <text:p>alex@hughesrealestate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N</text:p>
          </table:table-cell>
          <table:table-cell office:value-type="string" calcext:value-type="string">
            <text:p>V8N VICTORIA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dboro Bay Gordon Head</text:p>
          </table:table-cell>
          <table:table-cell table:style-name="ce9" office:value-type="string" calcext:value-type="string">
            <text:p>Jeff Meyer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8P</text:p>
          </table:table-cell>
          <table:table-cell office:value-type="string" calcext:value-type="string">
            <text:p>V8P VICTORIA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of Victoria</text:p>
          </table:table-cell>
          <table:table-cell table:style-name="ce2" office:value-type="string" calcext:value-type="string">
            <text:p>Jeff Mey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R</text:p>
          </table:table-cell>
          <table:table-cell office:value-type="string" calcext:value-type="string">
            <text:p>V8R VICTORIA BC LCD GLANFOR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lands</text:p>
          </table:table-cell>
          <table:table-cell table:style-name="ce2" office:value-type="string" calcext:value-type="string">
            <text:p>Alex Hugh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6" office:value-type="string" calcext:value-type="string">
            <text:p>250-634-2141</text:p>
          </table:table-cell>
          <table:table-cell table:style-name="ce16" office:value-type="string" calcext:value-type="string">
            <text:p>alex@hughesrealestate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S</text:p>
          </table:table-cell>
          <table:table-cell office:value-type="string" calcext:value-type="string">
            <text:p>V8S VICTORIA BC LCD GLANFOR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 Bay</text:p>
          </table:table-cell>
          <table:table-cell table:style-name="ce2" office:value-type="string" calcext:value-type="string">
            <text:p>Alex Hugh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6" office:value-type="string" calcext:value-type="string">
            <text:p>250-634-2141</text:p>
          </table:table-cell>
          <table:table-cell table:style-name="ce16" office:value-type="string" calcext:value-type="string">
            <text:p>alex@hughesrealestate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S</text:p>
          </table:table-cell>
          <table:table-cell office:value-type="string" calcext:value-type="string">
            <text:p>V8S VICTORIA BC LCD GLANFOR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 Bay</text:p>
          </table:table-cell>
          <table:table-cell table:style-name="ce9" office:value-type="string" calcext:value-type="string">
            <text:p>Jeff Meyer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8T</text:p>
          </table:table-cell>
          <table:table-cell office:value-type="string" calcext:value-type="string">
            <text:p>V8T VICTORIA BC LCD GLANFOR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North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V</text:p>
          </table:table-cell>
          <table:table-cell office:value-type="string" calcext:value-type="string">
            <text:p>V8V VICTORIA BC LCD GLANFOR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South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W</text:p>
          </table:table-cell>
          <table:table-cell office:value-type="string" calcext:value-type="string">
            <text:p>V8W VICTORIA BC LCD GLANFOR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X</text:p>
          </table:table-cell>
          <table:table-cell office:value-type="string" calcext:value-type="string">
            <text:p>V8X VICTORIA BC LCD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yal Oak East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Y</text:p>
          </table:table-cell>
          <table:table-cell office:value-type="string" calcext:value-type="string">
            <text:p>V8Y VICTORIA BC LCD 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dova Bay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Z</text:p>
          </table:table-cell>
          <table:table-cell office:value-type="string" calcext:value-type="string">
            <text:p>V8Z VICTORIA BC LCD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yal Oak West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8Z</text:p>
          </table:table-cell>
          <table:table-cell office:value-type="string" calcext:value-type="string">
            <text:p>V8Z VICTORIA BC LCD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yal Oak West</text:p>
          </table:table-cell>
          <table:table-cell table:style-name="ce9" office:value-type="string" calcext:value-type="string">
            <text:p>Jeff Meyer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9A</text:p>
          </table:table-cell>
          <table:table-cell office:value-type="string" calcext:value-type="string">
            <text:p>V9A VICTORIA BC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llicum Esquimalt</text:p>
          </table:table-cell>
          <table:table-cell table:style-name="ce2" office:value-type="string" calcext:value-type="string">
            <text:p>Darren Neuhaus</text:p>
          </table:table-cell>
          <table:table-cell table:style-name="ce2" office:value-type="float" office:value="20211023" calcext:value-type="float">
            <text:p>2021102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584-6625</text:p>
          </table:table-cell>
          <table:table-cell table:style-name="ce8" office:value-type="string" calcext:value-type="string">
            <text:p>darren.neuhaus@remax.net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A</text:p>
          </table:table-cell>
          <table:table-cell office:value-type="string" calcext:value-type="string">
            <text:p>V9A VICTORIA BC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llicum Esquimalt</text:p>
          </table:table-cell>
          <table:table-cell table:style-name="ce9" office:value-type="string" calcext:value-type="string">
            <text:p>Jeff Meyer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9B</text:p>
          </table:table-cell>
          <table:table-cell office:value-type="string" calcext:value-type="string">
            <text:p>V9B VICTORIA BC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r Mountial Langford</text:p>
          </table:table-cell>
          <table:table-cell table:style-name="ce2" office:value-type="string" calcext:value-type="string">
            <text:p>Layne Britton</text:p>
          </table:table-cell>
          <table:table-cell table:style-name="ce2" office:value-type="float" office:value="20211024" calcext:value-type="float">
            <text:p>2021102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7" office:value-type="string" calcext:value-type="string">
            <text:p><text:a xlink:href="tel:+250-588-6011" xlink:type="simple">250-588-6011</text:a></text:p>
          </table:table-cell>
          <table:table-cell table:style-name="ce19" office:value-type="string" calcext:value-type="string">
            <text:p><text:a xlink:href="mailto:hello@laynebritton.com" xlink:type="simple">hello@laynebritton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B</text:p>
          </table:table-cell>
          <table:table-cell office:value-type="string" calcext:value-type="string">
            <text:p>V9B VICTORIA BC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r Mountial Langford</text:p>
          </table:table-cell>
          <table:table-cell table:style-name="ce9" office:value-type="string" calcext:value-type="string">
            <text:p>Jeff Meyer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19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9C</text:p>
          </table:table-cell>
          <table:table-cell office:value-type="string" calcext:value-type="string">
            <text:p>V9C VICTORIA BC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wood View Royal</text:p>
          </table:table-cell>
          <table:table-cell table:style-name="ce2" office:value-type="string" calcext:value-type="string">
            <text:p>Jeff Mey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E</text:p>
          </table:table-cell>
          <table:table-cell office:value-type="string" calcext:value-type="string">
            <text:p>V9E VICTORIA BC LCD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Saanich Butcahrd Gardens</text:p>
          </table:table-cell>
          <table:table-cell table:style-name="ce2" office:value-type="string" calcext:value-type="string">
            <text:p>Jeff Mey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G</text:p>
          </table:table-cell>
          <table:table-cell office:value-type="string" calcext:value-type="string">
            <text:p>V9G LADYSMITH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dysmith and Area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table:style-name="ce8" office:value-type="string" calcext:value-type="string">
            <text:p><text:a xlink:href="mailto:kim@nanaimorealestateteam.com" xlink:type="simple">kim@nanaimorealestateteam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H</text:p>
          </table:table-cell>
          <table:table-cell office:value-type="string" calcext:value-type="string">
            <text:p>V9H CAMPBELL RIVER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pbell River Rural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table:style-name="ce8" office:value-type="string" calcext:value-type="string">
            <text:p>brycehansenremax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J</text:p>
          </table:table-cell>
          <table:table-cell office:value-type="string" calcext:value-type="string">
            <text:p>V9J COURTENA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Courtney Rural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table:style-name="ce8" office:value-type="string" calcext:value-type="string">
            <text:p>brycehansenremax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K</text:p>
          </table:table-cell>
          <table:table-cell office:value-type="string" calcext:value-type="string">
            <text:p>V9K QUALICUM BEACH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licum Beach</text:p>
          </table:table-cell>
          <table:table-cell table:style-name="ce2" office:value-type="string" calcext:value-type="string">
            <text:p>Stewart Peddemors</text:p>
          </table:table-cell>
          <table:table-cell table:style-name="ce2" office:value-type="float" office:value="20211003" calcext:value-type="float">
            <text:p>20211003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604-329-6759</text:p>
          </table:table-cell>
          <table:table-cell table:style-name="ce19" office:value-type="string" calcext:value-type="string">
            <text:p><text:a xlink:href="mailto:stewart@stewartpeddemors.com" xlink:type="simple">stewart@stewartpeddemors.com</text:a></text:p>
          </table:table-cell>
          <table:table-cell table:style-name="ce19" office:value-type="string" calcext:value-type="string">
            <text:p><text:a xlink:href="http://www.peddemors.ca/" xlink:type="simple">www.peddemors.ca</text:a></text:p>
          </table:table-cell>
          <table:table-cell table:style-name="ce19" table:number-columns-repeated="5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K</text:p>
          </table:table-cell>
          <table:table-cell office:value-type="string" calcext:value-type="string">
            <text:p>V9K QUALICUM BEACH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licum Beach</text:p>
          </table:table-cell>
          <table:table-cell table:style-name="ce2" office:value-type="string" calcext:value-type="string">
            <text:p>Ian Lyndsay</text:p>
          </table:table-cell>
          <table:table-cell table:style-name="ce9"/>
          <table:table-cell table:style-name="ce9" office:value-type="string" calcext:value-type="string">
            <text:p>Sub Agent</text:p>
          </table:table-cell>
          <table:table-cell table:style-name="ce9" office:value-type="string" calcext:value-type="string">
            <text:p>Admin</text:p>
          </table:table-cell>
          <table:table-cell office:value-type="string" calcext:value-type="string">
            <text:p>250-951-6531</text:p>
          </table:table-cell>
          <table:table-cell table:style-name="ce19" office:value-type="string" calcext:value-type="string">
            <text:p><text:a xlink:href="mailto:ian@ianlindsay.ca" xlink:type="simple">ian@ianlindsay.ca</text:a></text:p>
          </table:table-cell>
          <table:table-cell table:style-name="ce19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9L</text:p>
          </table:table-cell>
          <table:table-cell office:value-type="string" calcext:value-type="string">
            <text:p>V9L DUNCAN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can and Area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table:style-name="ce8" office:value-type="string" calcext:value-type="string">
            <text:p><text:a xlink:href="mailto:kim@nanaimorealestateteam.com" xlink:type="simple">kim@nanaimorealestateteam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M</text:p>
          </table:table-cell>
          <table:table-cell office:value-type="string" calcext:value-type="string">
            <text:p>V9M COURTENA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ox City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table:style-name="ce8" office:value-type="string" calcext:value-type="string">
            <text:p>brycehansenremax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N</text:p>
          </table:table-cell>
          <table:table-cell office:value-type="string" calcext:value-type="string">
            <text:p>V9N COURTENA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rtney City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table:style-name="ce8" office:value-type="string" calcext:value-type="string">
            <text:p>brycehansenremax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P</text:p>
          </table:table-cell>
          <table:table-cell office:value-type="string" calcext:value-type="string">
            <text:p>V9P PARKSVILLE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sville and French Vreek</text:p>
          </table:table-cell>
          <table:table-cell table:style-name="ce2" office:value-type="string" calcext:value-type="string">
            <text:p>Stewart Peddemors</text:p>
          </table:table-cell>
          <table:table-cell table:style-name="ce2" office:value-type="float" office:value="20211003" calcext:value-type="float">
            <text:p>20211003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604-329-6759</text:p>
          </table:table-cell>
          <table:table-cell table:style-name="ce19" office:value-type="string" calcext:value-type="string">
            <text:p><text:a xlink:href="mailto:stewart@stewartpeddemors.com" xlink:type="simple">stewart@stewartpeddemors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P</text:p>
          </table:table-cell>
          <table:table-cell office:value-type="string" calcext:value-type="string">
            <text:p>V9P PARKSVILLE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sville and French Vreek</text:p>
          </table:table-cell>
          <table:table-cell table:style-name="ce2" office:value-type="string" calcext:value-type="string">
            <text:p>Ian Lyndsay</text:p>
          </table:table-cell>
          <table:table-cell table:style-name="ce9"/>
          <table:table-cell table:style-name="ce9" office:value-type="string" calcext:value-type="string">
            <text:p>Sub Agent</text:p>
          </table:table-cell>
          <table:table-cell table:style-name="ce9" office:value-type="string" calcext:value-type="string">
            <text:p>Admin</text:p>
          </table:table-cell>
          <table:table-cell office:value-type="string" calcext:value-type="string">
            <text:p>250-951-6531</text:p>
          </table:table-cell>
          <table:table-cell table:style-name="ce19" office:value-type="string" calcext:value-type="string">
            <text:p><text:a xlink:href="mailto:ian@ianlindsay.ca" xlink:type="simple">ian@ianlindsay.ca</text:a></text:p>
          </table:table-cell>
          <table:table-cell table:style-name="ce19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V9R</text:p>
          </table:table-cell>
          <table:table-cell office:value-type="string" calcext:value-type="string">
            <text:p>V9R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aimo Central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table:style-name="ce8" office:value-type="string" calcext:value-type="string">
            <text:p><text:a xlink:href="mailto:kim@nanaimorealestateteam.com" xlink:type="simple">kim@nanaimorealestateteam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S</text:p>
          </table:table-cell>
          <table:table-cell office:value-type="string" calcext:value-type="string">
            <text:p>V9S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arture Bay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table:style-name="ce8" office:value-type="string" calcext:value-type="string">
            <text:p><text:a xlink:href="mailto:kim@nanaimorealestateteam.com" xlink:type="simple">kim@nanaimorealestateteam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T</text:p>
          </table:table-cell>
          <table:table-cell office:value-type="string" calcext:value-type="string">
            <text:p>V9T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iamo North Central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table:style-name="ce8" office:value-type="string" calcext:value-type="string">
            <text:p><text:a xlink:href="mailto:kim@nanaimorealestateteam.com" xlink:type="simple">kim@nanaimorealestateteam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V</text:p>
          </table:table-cell>
          <table:table-cell office:value-type="string" calcext:value-type="string">
            <text:p>V9V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aimo North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table:style-name="ce8" office:value-type="string" calcext:value-type="string">
            <text:p><text:a xlink:href="mailto:kim@nanaimorealestateteam.com" xlink:type="simple">kim@nanaimorealestateteam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W</text:p>
          </table:table-cell>
          <table:table-cell office:value-type="string" calcext:value-type="string">
            <text:p>V9W CAMPBELL RIVER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pbell River Centre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table:style-name="ce8" office:value-type="string" calcext:value-type="string">
            <text:p>brycehansenremax@gmail.com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X</text:p>
          </table:table-cell>
          <table:table-cell office:value-type="string" calcext:value-type="string">
            <text:p>V9X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dar South Wellington Nanaimo South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table:style-name="ce8" office:value-type="string" calcext:value-type="string">
            <text:p><text:a xlink:href="mailto:kim@nanaimorealestateteam.com" xlink:type="simple">kim@nanaimorealestateteam.com</text:a>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Y</text:p>
          </table:table-cell>
          <table:table-cell office:value-type="string" calcext:value-type="string">
            <text:p>V9Y PORT ALBERNI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Albernie and Area</text:p>
          </table:table-cell>
          <table:table-cell office:value-type="string" calcext:value-type="string">
            <text:p>David Ral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735-2832</text:p>
          </table:table-cell>
          <table:table-cell table:style-name="ce19" office:value-type="string" calcext:value-type="string">
            <text:p><text:a xlink:href="mailto:davidralla@rallateam.com" xlink:type="simple">davidralla@rall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9Z</text:p>
          </table:table-cell>
          <table:table-cell office:value-type="string" calcext:value-type="string">
            <text:p>V9Z SOOKE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oke Jordan River</text:p>
          </table:table-cell>
          <table:table-cell table:style-name="ce2" office:value-type="string" calcext:value-type="string">
            <text:p>Jeff Mey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85-2047</text:p>
          </table:table-cell>
          <table:table-cell table:style-name="ce19" office:value-type="string" calcext:value-type="string">
            <text:p><text:a xlink:href="mailto:jeff@forsalevictoria.ca" xlink:type="simple">jeff@forsalevictoria.ca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A</text:p>
          </table:table-cell>
          <table:table-cell office:value-type="string" calcext:value-type="string">
            <text:p>V0A KAMLOOPS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y Mountains BC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8" office:value-type="string" calcext:value-type="string">
            <text:p>kpmac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B</text:p>
          </table:table-cell>
          <table:table-cell office:value-type="string" calcext:value-type="string">
            <text:p>V0B CRANBROOK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anbrook Rural</text:p>
          </table:table-cell>
          <table:table-cell office:value-type="string" calcext:value-type="string">
            <text:p>Krystal Dett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489-8899</text:p>
          </table:table-cell>
          <table:table-cell table:style-name="ce19" office:value-type="string" calcext:value-type="string">
            <text:p><text:a xlink:href="mailto:krystaldetta@dettateam.com" xlink:type="simple">krystaldetta@detta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C</text:p>
          </table:table-cell>
          <table:table-cell office:value-type="string" calcext:value-type="string">
            <text:p>V0C DAWSON CREEK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and East BC</text:p>
          </table:table-cell>
          <table:table-cell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719-7223</text:p>
          </table:table-cell>
          <table:table-cell table:style-name="ce19" office:value-type="string" calcext:value-type="string">
            <text:p><text:a xlink:href="mailto:jefftaylor@taylorteam.com" xlink:type="simple">jefftaylor@taylo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E</text:p>
          </table:table-cell>
          <table:table-cell office:value-type="string" calcext:value-type="string">
            <text:p>V0E KAMLOOPS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 Peaks</text:p>
          </table:table-cell>
          <table:table-cell table:style-name="ce2" office:value-type="string" calcext:value-type="string">
            <text:p>Jill Kalinocka</text:p>
          </table:table-cell>
          <table:table-cell table:style-name="ce2" office:value-type="float" office:value="20211025" calcext:value-type="float">
            <text:p>20211025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78-8222</text:p>
          </table:table-cell>
          <table:table-cell table:style-name="ce19" office:value-type="string" calcext:value-type="string">
            <text:p><text:a xlink:href="mailto:jkalinocka@kadrea.com" xlink:type="simple">jkalinocka@kadrea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G</text:p>
          </table:table-cell>
          <table:table-cell office:value-type="string" calcext:value-type="string">
            <text:p>V0G CASTLEGAR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gar and Rural</text:p>
          </table:table-cell>
          <table:table-cell office:value-type="string" calcext:value-type="string">
            <text:p>Stacey Mil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304-8327</text:p>
          </table:table-cell>
          <table:table-cell table:style-name="ce19" office:value-type="string" calcext:value-type="string">
            <text:p><text:a xlink:href="mailto:staceymiller@millerteam.com" xlink:type="simple">staceymiller@mill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H</text:p>
          </table:table-cell>
          <table:table-cell office:value-type="string" calcext:value-type="string">
            <text:p>V0H KELOWNA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iver Osoyoos south west of Kelowna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table:style-name="ce19" office:value-type="string" calcext:value-type="string">
            <text:p><text:a xlink:href="mailto:brucedougall@dougallteam.com" xlink:type="simple">brucedougall@dougal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J</text:p>
          </table:table-cell>
          <table:table-cell office:value-type="string" calcext:value-type="string">
            <text:p>V0J PRINCE GEORGE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of Prince George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49-9014</text:p>
          </table:table-cell>
          <table:table-cell table:style-name="ce19" office:value-type="string" calcext:value-type="string">
            <text:p><text:a xlink:href="mailto:jesseparker@parkerteam.com" xlink:type="simple">jesseparker@park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K</text:p>
          </table:table-cell>
          <table:table-cell office:value-type="string" calcext:value-type="string">
            <text:p>V0K KAMLOOPS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f Kamloops Fraser Canyon</text:p>
          </table:table-cell>
          <table:table-cell table:style-name="ce2"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8" office:value-type="string" calcext:value-type="string">
            <text:p>kpmac@shaw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L</text:p>
          </table:table-cell>
          <table:table-cell office:value-type="string" calcext:value-type="string">
            <text:p>V0L WILLIAMS LAKE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s Lake and Rural</text:p>
          </table:table-cell>
          <table:table-cell office:value-type="string" calcext:value-type="string">
            <text:p>Dana Lynn F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305-8725</text:p>
          </table:table-cell>
          <table:table-cell table:style-name="ce19" office:value-type="string" calcext:value-type="string">
            <text:p><text:a xlink:href="mailto:danalynnfavel@favelteam.com" xlink:type="simple">danalynnfavel@favel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M</text:p>
          </table:table-cell>
          <table:table-cell office:value-type="string" calcext:value-type="string">
            <text:p>V0M VANCOUVER # 2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Harrison <text:s/>Lillooet</text:p>
          </table:table-cell>
          <table:table-cell office:value-type="string" calcext:value-type="string">
            <text:p>Naomi Gaglard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99-7629</text:p>
          </table:table-cell>
          <table:table-cell table:style-name="ce8" office:value-type="string" calcext:value-type="string">
            <text:p>naomi@naomigaglardi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N</text:p>
          </table:table-cell>
          <table:table-cell office:value-type="string" calcext:value-type="string">
            <text:p>V0N VANCOUVER # 1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Island and Sunshine Coast</text:p>
          </table:table-cell>
          <table:table-cell table:style-name="ce2" office:value-type="string" calcext:value-type="string">
            <text:p>Deb Mowbray</text:p>
          </table:table-cell>
          <table:table-cell table:style-name="ce2" office:value-type="float" office:value="20211026" calcext:value-type="float">
            <text:p>20211026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40-6608</text:p>
          </table:table-cell>
          <table:table-cell table:style-name="ce19" office:value-type="string" calcext:value-type="string">
            <text:p><text:a xlink:href="mailto:debmowbray@gmail.com" xlink:type="simple">debmowbray@gmail.com</text:a></text:p>
          </table:table-cell>
          <table:table-cell table:style-name="ce19" table:number-columns-repeated="6"/>
          <table:table-cell table:style-name="ce8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P</text:p>
          </table:table-cell>
          <table:table-cell office:value-type="string" calcext:value-type="string">
            <text:p>V0P CAMPBELL RIVER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of Campbell River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table:style-name="ce19" office:value-type="string" calcext:value-type="string">
            <text:p><text:a xlink:href="mailto:brycehansen@hansenteam.com" xlink:type="simple">brycehansen@hanse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R</text:p>
          </table:table-cell>
          <table:table-cell office:value-type="string" calcext:value-type="string">
            <text:p>V0R VICTORIA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fino <text:s/>Ucleuet</text:p>
          </table:table-cell>
          <table:table-cell table:style-name="ce2" office:value-type="string" calcext:value-type="string">
            <text:p>Ian Lynds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951-6531</text:p>
          </table:table-cell>
          <table:table-cell table:style-name="ce19" office:value-type="string" calcext:value-type="string">
            <text:p><text:a xlink:href="mailto:ian@ianlindsay.ca" xlink:type="simple">ian@ianlindsay.ca</text:a>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S</text:p>
          </table:table-cell>
          <table:table-cell office:value-type="string" calcext:value-type="string">
            <text:p>V0S VICTORIA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Renfrew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table:style-name="ce8" office:value-type="string" calcext:value-type="string">
            <text:p>info@mcleanrealestategroup.ca</text:p>
          </table:table-cell>
          <table:table-cell table:style-name="ce8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T</text:p>
          </table:table-cell>
          <table:table-cell office:value-type="string" calcext:value-type="string">
            <text:p>V0T VANCOUVER # 1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 Charlotte Isands</text:p>
          </table:table-cell>
          <table:table-cell office:value-type="string" calcext:value-type="string">
            <text:p>Kenn L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00-5666</text:p>
          </table:table-cell>
          <table:table-cell table:style-name="ce19" office:value-type="string" calcext:value-type="string">
            <text:p><text:a xlink:href="mailto:kennlong@longteam.com" xlink:type="simple">kennlong@lon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V</text:p>
          </table:table-cell>
          <table:table-cell office:value-type="string" calcext:value-type="string">
            <text:p>V0V PRINCE RUPERT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Rupert Rural</text:p>
          </table:table-cell>
          <table:table-cell office:value-type="string" calcext:value-type="string">
            <text:p>Kenn L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600-5666</text:p>
          </table:table-cell>
          <table:table-cell table:style-name="ce19" office:value-type="string" calcext:value-type="string">
            <text:p><text:a xlink:href="mailto:kennlong@longteam.com" xlink:type="simple">kennlong@long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W</text:p>
          </table:table-cell>
          <table:table-cell office:value-type="string" calcext:value-type="string">
            <text:p>V0W WHITEHORSE Y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Corner BC</text:p>
          </table:table-cell>
          <table:table-cell office:value-type="string" calcext:value-type="string">
            <text:p>Viviane Tess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67-334-1111</text:p>
          </table:table-cell>
          <table:table-cell table:style-name="ce19" office:value-type="string" calcext:value-type="string">
            <text:p><text:a xlink:href="mailto:vivianetessier@tessierteam.com" xlink:type="simple">vivianetessier@tessi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0X</text:p>
          </table:table-cell>
          <table:table-cell office:value-type="string" calcext:value-type="string">
            <text:p>V0X VANCOUVER # 2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ning Park Hedley</text:p>
          </table:table-cell>
          <table:table-cell office:value-type="string" calcext:value-type="string">
            <text:p>Naomi Gaglard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99-7629</text:p>
          </table:table-cell>
          <table:table-cell table:style-name="ce8" office:value-type="string" calcext:value-type="string">
            <text:p>naomi@naomigaglardi.ca</text:p>
          </table:table-cell>
          <table:table-cell table:style-name="ce8" table:number-columns-repeated="7"/>
          <table:table-cell table:number-columns-repeated="13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1A</text:p>
          </table:table-cell>
          <table:table-cell office:value-type="string" calcext:value-type="string">
            <text:p>X1A YELLOWKNIFE NT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llowknife and Area</text:p>
          </table:table-cell>
          <table:table-cell table:style-name="ce3" office:value-type="string" calcext:value-type="string">
            <text:p>Becca And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67-445-5314</text:p>
          </table:table-cell>
          <table:table-cell table:style-name="ce19" office:value-type="string" calcext:value-type="string">
            <text:p><text:a xlink:href="mailto:beccaanderson@andersonteam.com" xlink:type="simple">beccaanderson@ander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0A</text:p>
          </table:table-cell>
          <table:table-cell office:value-type="string" calcext:value-type="string">
            <text:p>X0A MONTREAL (QC) NU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navut North</text:p>
          </table:table-cell>
          <table:table-cell table:number-columns-repeated="2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/>
          <table:table-cell table:style-name="ce19" table:number-columns-repeated="7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0B</text:p>
          </table:table-cell>
          <table:table-cell office:value-type="string" calcext:value-type="string">
            <text:p>X0B EDMONTON AB #6 NU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navut Central</text:p>
          </table:table-cell>
          <table:table-cell table:number-columns-repeated="5"/>
          <table:table-cell table:style-name="ce19" table:number-columns-repeated="7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0C</text:p>
          </table:table-cell>
          <table:table-cell office:value-type="string" calcext:value-type="string">
            <text:p>X0C WINNIPEG (MB) NU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navut South</text:p>
          </table:table-cell>
          <table:table-cell table:number-columns-repeated="5"/>
          <table:table-cell table:style-name="ce19" table:number-columns-repeated="7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0E</text:p>
          </table:table-cell>
          <table:table-cell office:value-type="string" calcext:value-type="string">
            <text:p>X0E EDMONTON AB #5 N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Teritories</text:p>
          </table:table-cell>
          <table:table-cell table:style-name="ce3" office:value-type="string" calcext:value-type="string">
            <text:p>Becca And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67-445-5314</text:p>
          </table:table-cell>
          <table:table-cell table:style-name="ce19" office:value-type="string" calcext:value-type="string">
            <text:p><text:a xlink:href="mailto:beccaanderson@andersonteam.com" xlink:type="simple">beccaanderson@anderson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OG</text:p>
          </table:table-cell>
          <table:table-cell office:value-type="string" calcext:value-type="string">
            <text:p>X0G FT NELSON (BC) N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t Nelson and Area</text:p>
          </table:table-cell>
          <table:table-cell table:style-name="ce3"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719-7223</text:p>
          </table:table-cell>
          <table:table-cell table:style-name="ce19" office:value-type="string" calcext:value-type="string">
            <text:p>jefftaylorremax@gmail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1A</text:p>
          </table:table-cell>
          <table:table-cell office:value-type="string" calcext:value-type="string">
            <text:p>Y1A WHITEHORSE YT STN CENT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se and Area</text:p>
          </table:table-cell>
          <table:table-cell table:style-name="ce3" office:value-type="string" calcext:value-type="string">
            <text:p>Viviane Tess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67-334-1111</text:p>
          </table:table-cell>
          <table:table-cell table:style-name="ce19" office:value-type="string" calcext:value-type="string">
            <text:p><text:a xlink:href="mailto:vivianetessier@tessierteam.com" xlink:type="simple">vivianetessier@tessi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1A</text:p>
          </table:table-cell>
          <table:table-cell office:value-type="string" calcext:value-type="string">
            <text:p>Y1A WHITEHORSE YT STN CENT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se and Area</text:p>
          </table:table-cell>
          <table:table-cell office:value-type="string" calcext:value-type="string">
            <text:p>Mike Racz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67-333-6410</text:p>
          </table:table-cell>
          <table:table-cell table:style-name="ce19" office:value-type="string" calcext:value-type="string">
            <text:p><text:a xlink:href="mailto:mracz@northwestel.net" xlink:type="simple">mracz@northwestel.net </text:a></text:p>
          </table:table-cell>
          <table:table-cell table:style-name="ce19" table:number-columns-repeated="6"/>
          <table:table-cell table:number-columns-repeated="14"/>
          <table:table-cell table:style-name="ce31"/>
          <table:table-cell table:number-columns-repeated="993"/>
        </table:table-row>
        <table:table-row table:style-name="ro1">
          <table:table-cell office:value-type="string" calcext:value-type="string">
            <text:p>Y0A</text:p>
          </table:table-cell>
          <table:table-cell office:value-type="string" calcext:value-type="string">
            <text:p>Y0A DAWSON CREEK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wson and Area</text:p>
          </table:table-cell>
          <table:table-cell table:style-name="ce3"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250-719-7223</text:p>
          </table:table-cell>
          <table:table-cell table:style-name="ce19" office:value-type="string" calcext:value-type="string">
            <text:p>jefftaylorremax@gmail.com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0B</text:p>
          </table:table-cell>
          <table:table-cell office:value-type="string" calcext:value-type="string">
            <text:p>Y0B WHITEHORSE Y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se and Area</text:p>
          </table:table-cell>
          <table:table-cell table:style-name="ce3" office:value-type="string" calcext:value-type="string">
            <text:p>Viviane Tess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67-334-1111</text:p>
          </table:table-cell>
          <table:table-cell table:style-name="ce19" office:value-type="string" calcext:value-type="string">
            <text:p><text:a xlink:href="mailto:vivianetessier@tessierteam.com" xlink:type="simple">vivianetessier@tessierteam.com</text:a></text:p>
          </table:table-cell>
          <table:table-cell table:style-name="ce19" table:number-columns-repeated="6"/>
          <table:table-cell table:number-columns-repeated="14"/>
          <table:table-cell table:style-name="ce31" office:value-type="string" calcext:value-type="string">
            <text:p>May 05 20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0B</text:p>
          </table:table-cell>
          <table:table-cell office:value-type="string" calcext:value-type="string">
            <text:p>Y0B WHITEHORSE Y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se and Area</text:p>
          </table:table-cell>
          <table:table-cell office:value-type="string" calcext:value-type="string">
            <text:p>Mike Racz</text:p>
          </table:table-cell>
          <table:table-cell/>
          <table:table-cell office:value-type="string" calcext:value-type="string">
            <text:p>Sub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867-333-6410</text:p>
          </table:table-cell>
          <table:table-cell table:style-name="ce19" office:value-type="string" calcext:value-type="string">
            <text:p><text:a xlink:href="mailto:mracz@northwestel.net" xlink:type="simple">mracz@northwestel.net </text:a></text:p>
          </table:table-cell>
          <table:table-cell table:number-columns-repeated="1014"/>
        </table:table-row>
        <table:table-row table:style-name="ro1" table:number-rows-repeated="10468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ltor FSA Request list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9" table:default-cell-style-name="ce32"/>
        <table:table-column table:style-name="co25" table:number-columns-repeated="22" table:default-cell-style-name="Default"/>
        <table:table-row table:style-name="ro1">
          <table:table-cell/>
          <table:table-cell office:value-type="string" calcext:value-type="string">
            <text:p>Realtor Account FSA Appointments and Reque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lient 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/>
          <table:table-cell office:value-type="string" calcext:value-type="string">
            <text:p>FSA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211001" calcext:value-type="float">
            <text:p>20211001</text:p>
          </table:table-cell>
          <table:table-cell office:value-type="string" calcext:value-type="string">
            <text:p>Krista Blankley</text:p>
          </table:table-cell>
          <table:table-cell office:value-type="string" calcext:value-type="string">
            <text:p>V1B</text:p>
          </table:table-cell>
          <table:table-cell/>
          <table:table-cell office:value-type="string" calcext:value-type="string">
            <text:p>V1T</text:p>
          </table:table-cell>
          <table:table-cell/>
          <table:table-cell office:value-type="string" calcext:value-type="string">
            <text:p>V1H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0211002" calcext:value-type="float">
            <text:p>20211002</text:p>
          </table:table-cell>
          <table:table-cell office:value-type="string" calcext:value-type="string">
            <text:p>Vaughn Underhay / Olga Kitchen</text:p>
          </table:table-cell>
          <table:table-cell office:value-type="string" calcext:value-type="string">
            <text:p>A1A</text:p>
          </table:table-cell>
          <table:table-cell/>
          <table:table-cell office:value-type="string" calcext:value-type="string">
            <text:p>A1B</text:p>
          </table:table-cell>
          <table:table-cell/>
          <table:table-cell office:value-type="string" calcext:value-type="string">
            <text:p>A1C</text:p>
          </table:table-cell>
          <table:table-cell/>
          <table:table-cell office:value-type="string" calcext:value-type="string">
            <text:p>A1E</text:p>
          </table:table-cell>
          <table:table-cell/>
          <table:table-cell office:value-type="string" calcext:value-type="string">
            <text:p>A1G</text:p>
          </table:table-cell>
          <table:table-cell/>
          <table:table-cell office:value-type="string" calcext:value-type="string">
            <text:p>A1H</text:p>
          </table:table-cell>
          <table:table-cell/>
          <table:table-cell office:value-type="string" calcext:value-type="string">
            <text:p>A1K</text:p>
          </table:table-cell>
          <table:table-cell/>
          <table:table-cell office:value-type="string" calcext:value-type="string">
            <text:p>A1L</text:p>
          </table:table-cell>
          <table:table-cell/>
          <table:table-cell office:value-type="string" calcext:value-type="string">
            <text:p>A1M</text:p>
          </table:table-cell>
          <table:table-cell/>
          <table:table-cell office:value-type="string" calcext:value-type="string">
            <text:p>A1N</text:p>
          </table:table-cell>
          <table:table-cell/>
          <table:table-cell office:value-type="string" calcext:value-type="string">
            <text:p>A1S</text:p>
          </table:table-cell>
          <table:table-cell/>
          <table:table-cell office:value-type="string" calcext:value-type="string">
            <text:p>A1W</text:p>
          </table:table-cell>
          <table:table-cell/>
          <table:table-cell office:value-type="string" calcext:value-type="string">
            <text:p>A1Y</text:p>
          </table:table-cell>
          <table:table-cell/>
          <table:table-cell office:value-type="string" calcext:value-type="string">
            <text:p>A1X</text:p>
          </table:table-cell>
          <table:table-cell/>
          <table:table-cell office:value-type="string" calcext:value-type="string">
            <text:p>A0A</text:p>
          </table:table-cell>
          <table:table-cell/>
          <table:table-cell office:value-type="string" calcext:value-type="string">
            <text:p>A0B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0211003" calcext:value-type="float">
            <text:p>20211003</text:p>
          </table:table-cell>
          <table:table-cell office:value-type="string" calcext:value-type="string">
            <text:p>Stewart Peddemors</text:p>
          </table:table-cell>
          <table:table-cell office:value-type="string" calcext:value-type="string">
            <text:p>V4B</text:p>
          </table:table-cell>
          <table:table-cell/>
          <table:table-cell office:value-type="string" calcext:value-type="string">
            <text:p>V9P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211004" calcext:value-type="float">
            <text:p>20211004</text:p>
          </table:table-cell>
          <table:table-cell office:value-type="string" calcext:value-type="string">
            <text:p>Kim Fox</text:p>
          </table:table-cell>
          <table:table-cell office:value-type="string" calcext:value-type="string">
            <text:p>B3M</text:p>
          </table:table-cell>
          <table:table-cell/>
          <table:table-cell office:value-type="string" calcext:value-type="string">
            <text:p>B3T</text:p>
          </table:table-cell>
          <table:table-cell/>
          <table:table-cell office:value-type="string" calcext:value-type="string">
            <text:p>B3Z</text:p>
          </table:table-cell>
          <table:table-cell/>
          <table:table-cell office:value-type="string" calcext:value-type="string">
            <text:p>B4A</text:p>
          </table:table-cell>
          <table:table-cell/>
          <table:table-cell office:value-type="string" calcext:value-type="string">
            <text:p>B4E</text:p>
          </table:table-cell>
          <table:table-cell table:number-columns-repeated="52"/>
        </table:table-row>
        <table:table-row table:style-name="ro1">
          <table:table-cell/>
          <table:table-cell office:value-type="float" office:value="20211005" calcext:value-type="float">
            <text:p>20211005</text:p>
          </table:table-cell>
          <table:table-cell office:value-type="string" calcext:value-type="string">
            <text:p>Charles La Haye</text:p>
          </table:table-cell>
          <table:table-cell office:value-type="string" calcext:value-type="string">
            <text:p>H3K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06" calcext:value-type="float">
            <text:p>20211006</text:p>
          </table:table-cell>
          <table:table-cell office:value-type="string" calcext:value-type="string">
            <text:p>Alexandra Grant</text:p>
          </table:table-cell>
          <table:table-cell office:value-type="string" calcext:value-type="string">
            <text:p>K7R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07" calcext:value-type="float">
            <text:p>20211007</text:p>
          </table:table-cell>
          <table:table-cell office:value-type="string" calcext:value-type="string">
            <text:p>Roger Bouma</text:p>
          </table:table-cell>
          <table:table-cell office:value-type="string" calcext:value-type="string">
            <text:p>L1H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08" calcext:value-type="float">
            <text:p>20211008</text:p>
          </table:table-cell>
          <table:table-cell office:value-type="string" calcext:value-type="string">
            <text:p>Mike Guerra</text:p>
          </table:table-cell>
          <table:table-cell office:value-type="string" calcext:value-type="string">
            <text:p>L9R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09" calcext:value-type="float">
            <text:p>20211009</text:p>
          </table:table-cell>
          <table:table-cell office:value-type="string" calcext:value-type="string">
            <text:p>Faisal Susiwala</text:p>
          </table:table-cell>
          <table:table-cell office:value-type="string" calcext:value-type="string">
            <text:p>N1R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0" calcext:value-type="float">
            <text:p>20211010</text:p>
          </table:table-cell>
          <table:table-cell office:value-type="string" calcext:value-type="string">
            <text:p>Natasha Blaisdall</text:p>
          </table:table-cell>
          <table:table-cell office:value-type="string" calcext:value-type="string">
            <text:p>S4S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1" calcext:value-type="float">
            <text:p>20211011</text:p>
          </table:table-cell>
          <table:table-cell office:value-type="string" calcext:value-type="string">
            <text:p>Steven Bobiash</text:p>
          </table:table-cell>
          <table:table-cell office:value-type="string" calcext:value-type="string">
            <text:p>S7J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2" calcext:value-type="float">
            <text:p>20211012</text:p>
          </table:table-cell>
          <table:table-cell office:value-type="string" calcext:value-type="string">
            <text:p>Ella Kuindersma</text:p>
          </table:table-cell>
          <table:table-cell office:value-type="string" calcext:value-type="string">
            <text:p>T2P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3" calcext:value-type="float">
            <text:p>20211013</text:p>
          </table:table-cell>
          <table:table-cell office:value-type="string" calcext:value-type="string">
            <text:p>Dave Cousins</text:p>
          </table:table-cell>
          <table:table-cell office:value-type="string" calcext:value-type="string">
            <text:p>T6C</text:p>
          </table:table-cell>
          <table:table-cell/>
          <table:table-cell office:value-type="string" calcext:value-type="string">
            <text:p>T6R</text:p>
          </table:table-cell>
          <table:table-cell/>
          <table:table-cell office:value-type="string" calcext:value-type="string">
            <text:p>T6W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0211014" calcext:value-type="float">
            <text:p>20211014</text:p>
          </table:table-cell>
          <table:table-cell office:value-type="string" calcext:value-type="string">
            <text:p>Stephen Lau</text:p>
          </table:table-cell>
          <table:table-cell office:value-type="string" calcext:value-type="string">
            <text:p>T6M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5" calcext:value-type="float">
            <text:p>20211015</text:p>
          </table:table-cell>
          <table:table-cell office:value-type="string" calcext:value-type="string">
            <text:p>Cheryl McIssac</text:p>
          </table:table-cell>
          <table:table-cell office:value-type="string" calcext:value-type="string">
            <text:p>T9W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6" calcext:value-type="float">
            <text:p>20211016</text:p>
          </table:table-cell>
          <table:table-cell office:value-type="string" calcext:value-type="string">
            <text:p>Shawn Jacula</text:p>
          </table:table-cell>
          <table:table-cell office:value-type="string" calcext:value-type="string">
            <text:p>T9X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7" calcext:value-type="float">
            <text:p>20211017</text:p>
          </table:table-cell>
          <table:table-cell office:value-type="string" calcext:value-type="string">
            <text:p>Paul Aggasiz</text:p>
          </table:table-cell>
          <table:table-cell office:value-type="string" calcext:value-type="string">
            <text:p>V1E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18" calcext:value-type="float">
            <text:p>20211018</text:p>
          </table:table-cell>
          <table:table-cell office:value-type="string" calcext:value-type="string">
            <text:p>Jennifer Kudryk</text:p>
          </table:table-cell>
          <table:table-cell office:value-type="string" calcext:value-type="string">
            <text:p>V1M</text:p>
          </table:table-cell>
          <table:table-cell/>
          <table:table-cell office:value-type="string" calcext:value-type="string">
            <text:p>V2Y</text:p>
          </table:table-cell>
          <table:table-cell/>
          <table:table-cell office:value-type="string" calcext:value-type="string">
            <text:p>V2Z</text:p>
          </table:table-cell>
          <table:table-cell/>
          <table:table-cell office:value-type="string" calcext:value-type="string">
            <text:p>V3A</text:p>
          </table:table-cell>
          <table:table-cell/>
          <table:table-cell office:value-type="string" calcext:value-type="string">
            <text:p>V3R</text:p>
          </table:table-cell>
          <table:table-cell/>
          <table:table-cell office:value-type="string" calcext:value-type="string">
            <text:p>V3S</text:p>
          </table:table-cell>
          <table:table-cell/>
          <table:table-cell office:value-type="string" calcext:value-type="string">
            <text:p>V3T</text:p>
          </table:table-cell>
          <table:table-cell/>
          <table:table-cell office:value-type="string" calcext:value-type="string">
            <text:p>V3V</text:p>
          </table:table-cell>
          <table:table-cell/>
          <table:table-cell office:value-type="string" calcext:value-type="string">
            <text:p>V3W</text:p>
          </table:table-cell>
          <table:table-cell/>
          <table:table-cell office:value-type="string" calcext:value-type="string">
            <text:p>V3X</text:p>
          </table:table-cell>
          <table:table-cell/>
          <table:table-cell office:value-type="string" calcext:value-type="string">
            <text:p>V3Z</text:p>
          </table:table-cell>
          <table:table-cell/>
          <table:table-cell office:value-type="string" calcext:value-type="string">
            <text:p>V4A</text:p>
          </table:table-cell>
          <table:table-cell/>
          <table:table-cell office:value-type="string" calcext:value-type="string">
            <text:p>V4N</text:p>
          </table:table-cell>
          <table:table-cell/>
          <table:table-cell office:value-type="string" calcext:value-type="string">
            <text:p>V4P</text:p>
          </table:table-cell>
          <table:table-cell/>
          <table:table-cell office:value-type="string" calcext:value-type="string">
            <text:p>V4W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211019" calcext:value-type="float">
            <text:p>20211019</text:p>
          </table:table-cell>
          <table:table-cell office:value-type="string" calcext:value-type="string">
            <text:p>Anita Clegg</text:p>
          </table:table-cell>
          <table:table-cell office:value-type="string" calcext:value-type="string">
            <text:p>V1Z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20" calcext:value-type="float">
            <text:p>20211020</text:p>
          </table:table-cell>
          <table:table-cell office:value-type="string" calcext:value-type="string">
            <text:p>Jennifer Gowan</text:p>
          </table:table-cell>
          <table:table-cell office:value-type="string" calcext:value-type="string">
            <text:p>V2M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21" calcext:value-type="float">
            <text:p>20211021</text:p>
          </table:table-cell>
          <table:table-cell office:value-type="string" calcext:value-type="string">
            <text:p>John Corrie / David Corrie</text:p>
          </table:table-cell>
          <table:table-cell office:value-type="string" calcext:value-type="string">
            <text:p>V2P</text:p>
          </table:table-cell>
          <table:table-cell/>
          <table:table-cell office:value-type="string" calcext:value-type="string">
            <text:p>V2R</text:p>
          </table:table-cell>
          <table:table-cell/>
          <table:table-cell office:value-type="string" calcext:value-type="string">
            <text:p>V2S</text:p>
          </table:table-cell>
          <table:table-cell/>
          <table:table-cell office:value-type="string" calcext:value-type="string">
            <text:p>V2T</text:p>
          </table:table-cell>
          <table:table-cell/>
          <table:table-cell office:value-type="string" calcext:value-type="string">
            <text:p>V2V</text:p>
          </table:table-cell>
          <table:table-cell/>
          <table:table-cell office:value-type="string" calcext:value-type="string">
            <text:p>V3G</text:p>
          </table:table-cell>
          <table:table-cell/>
          <table:table-cell office:value-type="string" calcext:value-type="string">
            <text:p>V4S</text:p>
          </table:table-cell>
          <table:table-cell/>
          <table:table-cell office:value-type="string" calcext:value-type="string">
            <text:p>V4X</text:p>
          </table:table-cell>
          <table:table-cell/>
          <table:table-cell office:value-type="string" calcext:value-type="string">
            <text:p>V4Z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0211022" calcext:value-type="float">
            <text:p>20211022</text:p>
          </table:table-cell>
          <table:table-cell office:value-type="string" calcext:value-type="string">
            <text:p>Sissy Deng</text:p>
          </table:table-cell>
          <table:table-cell office:value-type="string" calcext:value-type="string">
            <text:p>V4C</text:p>
          </table:table-cell>
          <table:table-cell/>
          <table:table-cell office:value-type="string" calcext:value-type="string">
            <text:p>V4E</text:p>
          </table:table-cell>
          <table:table-cell/>
          <table:table-cell office:value-type="string" calcext:value-type="string">
            <text:p>V4G</text:p>
          </table:table-cell>
          <table:table-cell/>
          <table:table-cell office:value-type="string" calcext:value-type="string">
            <text:p>V4K</text:p>
          </table:table-cell>
          <table:table-cell/>
          <table:table-cell office:value-type="string" calcext:value-type="string">
            <text:p>V4L</text:p>
          </table:table-cell>
          <table:table-cell/>
          <table:table-cell office:value-type="string" calcext:value-type="string">
            <text:p>V4M</text:p>
          </table:table-cell>
          <table:table-cell/>
          <table:table-cell office:value-type="string" calcext:value-type="string">
            <text:p>V6V</text:p>
          </table:table-cell>
          <table:table-cell/>
          <table:table-cell office:value-type="string" calcext:value-type="string">
            <text:p>V6W</text:p>
          </table:table-cell>
          <table:table-cell/>
          <table:table-cell office:value-type="string" calcext:value-type="string">
            <text:p>V6X</text:p>
          </table:table-cell>
          <table:table-cell/>
          <table:table-cell office:value-type="string" calcext:value-type="string">
            <text:p>V6Y</text:p>
          </table:table-cell>
          <table:table-cell/>
          <table:table-cell office:value-type="string" calcext:value-type="string">
            <text:p>V7A</text:p>
          </table:table-cell>
          <table:table-cell/>
          <table:table-cell office:value-type="string" calcext:value-type="string">
            <text:p>V7B</text:p>
          </table:table-cell>
          <table:table-cell/>
          <table:table-cell office:value-type="string" calcext:value-type="string">
            <text:p>V7C</text:p>
          </table:table-cell>
          <table:table-cell/>
          <table:table-cell office:value-type="string" calcext:value-type="string">
            <text:p>V7E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211023" calcext:value-type="float">
            <text:p>20211023</text:p>
          </table:table-cell>
          <table:table-cell office:value-type="string" calcext:value-type="string">
            <text:p>Darren Neuhaus</text:p>
          </table:table-cell>
          <table:table-cell office:value-type="string" calcext:value-type="string">
            <text:p>V9A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24" calcext:value-type="float">
            <text:p>20211024</text:p>
          </table:table-cell>
          <table:table-cell office:value-type="string" calcext:value-type="string">
            <text:p>Layne Britton</text:p>
          </table:table-cell>
          <table:table-cell office:value-type="string" calcext:value-type="string">
            <text:p>V9B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25" calcext:value-type="float">
            <text:p>20211025</text:p>
          </table:table-cell>
          <table:table-cell office:value-type="string" calcext:value-type="string">
            <text:p>Jill Kalinocka</text:p>
          </table:table-cell>
          <table:table-cell office:value-type="string" calcext:value-type="string">
            <text:p>V0E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26" calcext:value-type="float">
            <text:p>20211026</text:p>
          </table:table-cell>
          <table:table-cell office:value-type="string" calcext:value-type="string">
            <text:p>Deb Mowbray</text:p>
          </table:table-cell>
          <table:table-cell office:value-type="string" calcext:value-type="string">
            <text:p>V0N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27" calcext:value-type="float">
            <text:p>20211027</text:p>
          </table:table-cell>
          <table:table-cell office:value-type="string" calcext:value-type="string">
            <text:p>Bryce Hanson</text:p>
          </table:table-cell>
          <table:table-cell office:value-type="string" calcext:value-type="string">
            <text:p>V9M</text:p>
          </table:table-cell>
          <table:table-cell/>
          <table:table-cell office:value-type="string" calcext:value-type="string">
            <text:p>V9N</text:p>
          </table:table-cell>
          <table:table-cell/>
          <table:table-cell office:value-type="string" calcext:value-type="string">
            <text:p>V9W</text:p>
          </table:table-cell>
          <table:table-cell/>
          <table:table-cell office:value-type="string" calcext:value-type="string">
            <text:p>V0P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0211028" calcext:value-type="float">
            <text:p>20211028</text:p>
          </table:table-cell>
          <table:table-cell office:value-type="string" calcext:value-type="string">
            <text:p>Dana Lynn Favel</text:p>
          </table:table-cell>
          <table:table-cell office:value-type="string" calcext:value-type="string">
            <text:p>V2G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29" calcext:value-type="float">
            <text:p>20211029</text:p>
          </table:table-cell>
          <table:table-cell table:style-name="ce9" office:value-type="string" calcext:value-type="string">
            <text:p>Trudy Vanderberg Wilson</text:p>
          </table:table-cell>
          <table:table-cell table:style-name="ce33" office:value-type="string" calcext:value-type="string">
            <text:p>K0L</text:p>
          </table:table-cell>
          <table:table-cell/>
          <table:table-cell office:value-type="string" calcext:value-type="string">
            <text:p>K0M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211030" calcext:value-type="float">
            <text:p>20211030</text:p>
          </table:table-cell>
          <table:table-cell table:style-name="ce9" office:value-type="string" calcext:value-type="string">
            <text:p>Spencer Baker</text:p>
          </table:table-cell>
          <table:table-cell office:value-type="string" calcext:value-type="string">
            <text:p>K7P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0211031" calcext:value-type="float">
            <text:p>20211031</text:p>
          </table:table-cell>
          <table:table-cell table:style-name="ce9" office:value-type="string" calcext:value-type="string">
            <text:p>Francis Grant</text:p>
          </table:table-cell>
          <table:table-cell office:value-type="string" calcext:value-type="string">
            <text:p>B2N</text:p>
          </table:table-cell>
          <table:table-cell/>
          <table:table-cell office:value-type="string" calcext:value-type="string">
            <text:p>B6L</text:p>
          </table:table-cell>
          <table:table-cell/>
          <table:table-cell office:value-type="string" calcext:value-type="string">
            <text:p>B0N</text:p>
          </table:table-cell>
          <table:table-cell/>
          <table:table-cell office:value-type="string" calcext:value-type="string">
            <text:p>B0M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0211032" calcext:value-type="float">
            <text:p>20211032</text:p>
          </table:table-cell>
          <table:table-cell table:style-name="ce9" office:value-type="string" calcext:value-type="string">
            <text:p>Dawna Candelora</text:p>
          </table:table-cell>
          <table:table-cell office:value-type="string" calcext:value-type="string">
            <text:p>B2W</text:p>
          </table:table-cell>
          <table:table-cell/>
          <table:table-cell office:value-type="string" calcext:value-type="string">
            <text:p>B2V</text:p>
          </table:table-cell>
          <table:table-cell/>
          <table:table-cell office:value-type="string" calcext:value-type="string">
            <text:p>B2X</text:p>
          </table:table-cell>
          <table:table-cell/>
          <table:table-cell office:value-type="string" calcext:value-type="string">
            <text:p>B3A</text:p>
          </table:table-cell>
          <table:table-cell/>
          <table:table-cell office:value-type="string" calcext:value-type="string">
            <text:p>B4B</text:p>
          </table:table-cell>
          <table:table-cell/>
          <table:table-cell office:value-type="string" calcext:value-type="string">
            <text:p>B4A</text:p>
          </table:table-cell>
          <table:table-cell/>
          <table:table-cell office:value-type="string" calcext:value-type="string">
            <text:p>B2T</text:p>
          </table:table-cell>
          <table:table-cell/>
          <table:table-cell office:value-type="string" calcext:value-type="string">
            <text:p>B3M</text:p>
          </table:table-cell>
          <table:table-cell/>
          <table:table-cell office:value-type="string" calcext:value-type="string">
            <text:p>B3S</text:p>
          </table:table-cell>
          <table:table-cell/>
          <table:table-cell office:value-type="string" calcext:value-type="string">
            <text:p>B3P</text:p>
          </table:table-cell>
          <table:table-cell/>
          <table:table-cell office:value-type="string" calcext:value-type="string">
            <text:p>B3R</text:p>
          </table:table-cell>
          <table:table-cell/>
          <table:table-cell office:value-type="string" calcext:value-type="string">
            <text:p>B3N</text:p>
          </table:table-cell>
          <table:table-cell/>
          <table:table-cell office:value-type="string" calcext:value-type="string">
            <text:p>B3K</text:p>
          </table:table-cell>
          <table:table-cell/>
          <table:table-cell office:value-type="string" calcext:value-type="string">
            <text:p>B3L</text:p>
          </table:table-cell>
          <table:table-cell/>
          <table:table-cell office:value-type="string" calcext:value-type="string">
            <text:p>B3H</text:p>
          </table:table-cell>
          <table:table-cell/>
          <table:table-cell office:value-type="string" calcext:value-type="string">
            <text:p>B4E</text:p>
          </table:table-cell>
          <table:table-cell/>
          <table:table-cell office:value-type="string" calcext:value-type="string">
            <text:p>B3Z</text:p>
          </table:table-cell>
          <table:table-cell/>
          <table:table-cell office:value-type="string" calcext:value-type="string">
            <text:p>B3T</text:p>
          </table:table-cell>
          <table:table-cell/>
          <table:table-cell office:value-type="string" calcext:value-type="string">
            <text:p>B3G</text:p>
          </table:table-cell>
          <table:table-cell/>
          <table:table-cell office:value-type="string" calcext:value-type="string">
            <text:p>B2Y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211033" calcext:value-type="float">
            <text:p>20211033</text:p>
          </table:table-cell>
          <table:table-cell table:style-name="ce9" office:value-type="string" calcext:value-type="string">
            <text:p>Rachel Delduca</text:p>
          </table:table-cell>
          <table:table-cell office:value-type="string" calcext:value-type="string">
            <text:p>L2H</text:p>
          </table:table-cell>
          <table:table-cell/>
          <table:table-cell office:value-type="string" calcext:value-type="string">
            <text:p>L0S</text:p>
          </table:table-cell>
          <table:table-cell/>
          <table:table-cell office:value-type="string" calcext:value-type="string">
            <text:p>L2E</text:p>
          </table:table-cell>
          <table:table-cell/>
          <table:table-cell office:value-type="string" calcext:value-type="string">
            <text:p>L2G</text:p>
          </table:table-cell>
          <table:table-cell table:number-columns-repeated="54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sumer Account" table:style-name="ta3"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14" table:default-cell-style-name="Default"/>
        <table:table-column table:style-name="co25" table:number-columns-repeated="45" table:default-cell-style-name="Default"/>
        <table:table-row table:style-name="ro1">
          <table:table-cell office:value-type="string" calcext:value-type="string">
            <text:p>Consumer Account Data Ba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ccount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ealtor requested</text:p>
          </table:table-cell>
          <table:table-cell table:number-columns-repeated="14" office:value-type="string" calcext:value-type="string">
            <text:p>Realtor Requested</text:p>
          </table:table-cell>
          <table:table-cell table:number-columns-repeated="45"/>
        </table:table-row>
        <table:table-row table:style-name="ro1">
          <table:table-cell office:value-type="float" office:value="2100000001" calcext:value-type="float">
            <text:p>2100000001</text:p>
          </table:table-cell>
          <table:table-cell office:value-type="string" calcext:value-type="string">
            <text:p>Laureen Peddemors</text:p>
          </table:table-cell>
          <table:table-cell office:value-type="string" calcext:value-type="string">
            <text:p>778-878-1959</text:p>
          </table:table-cell>
          <table:table-cell table:style-name="ce19" office:value-type="string" calcext:value-type="string">
            <text:p><text:a xlink:href="mailto:laureenpeddemors@gmail.com" xlink:type="simple">laureenpeddemors@gmail.com</text:a></text:p>
          </table:table-cell>
          <table:table-cell office:value-type="string" calcext:value-type="string">
            <text:p>Stewart Peddemors</text:p>
          </table:table-cell>
          <table:table-cell office:value-type="string" calcext:value-type="string">
            <text:p>Jennifer Kudryk</text:p>
          </table:table-cell>
          <table:table-cell office:value-type="string" calcext:value-type="string">
            <text:p>Sissy Deng</text:p>
          </table:table-cell>
          <table:table-cell table:number-columns-repeated="57"/>
        </table:table-row>
        <table:table-row table:style-name="ro1">
          <table:table-cell office:value-type="float" office:value="2100000002" calcext:value-type="float">
            <text:p>2100000002</text:p>
          </table:table-cell>
          <table:table-cell office:value-type="string" calcext:value-type="string">
            <text:p>Krysta Harcus</text:p>
          </table:table-cell>
          <table:table-cell office:value-type="string" calcext:value-type="string">
            <text:p>604-312-5600</text:p>
          </table:table-cell>
          <table:table-cell table:style-name="ce19" office:value-type="string" calcext:value-type="string">
            <text:p><text:a xlink:href="mailto:krysta@peddemors.ca" xlink:type="simple">krysta@peddemors.ca</text:a></text:p>
          </table:table-cell>
          <table:table-cell office:value-type="string" calcext:value-type="string">
            <text:p>Sissy Deng</text:p>
          </table:table-cell>
          <table:table-cell office:value-type="string" calcext:value-type="string">
            <text:p>Jennifer Kudryk</text:p>
          </table:table-cell>
          <table:table-cell office:value-type="string" calcext:value-type="string">
            <text:p>Stewart Peddemors</text:p>
          </table:table-cell>
          <table:table-cell table:number-columns-repeated="57"/>
        </table:table-row>
        <table:table-row table:style-name="ro1">
          <table:table-cell office:value-type="float" office:value="2100000003" calcext:value-type="float">
            <text:p>2100000003</text:p>
          </table:table-cell>
          <table:table-cell office:value-type="string" calcext:value-type="string">
            <text:p>Ada Peddemors</text:p>
          </table:table-cell>
          <table:table-cell office:value-type="string" calcext:value-type="string">
            <text:p>604-724-8634</text:p>
          </table:table-cell>
          <table:table-cell table:style-name="ce19" office:value-type="string" calcext:value-type="string">
            <text:p><text:a xlink:href="mailto:apedd@wizard.ca" xlink:type="simple">apedd@wizard.ca</text:a></text:p>
          </table:table-cell>
          <table:table-cell office:value-type="string" calcext:value-type="string">
            <text:p>Stewart Peddemors</text:p>
          </table:table-cell>
          <table:table-cell office:value-type="string" calcext:value-type="string">
            <text:p>Sissy Deng</text:p>
          </table:table-cell>
          <table:table-cell office:value-type="string" calcext:value-type="string">
            <text:p>Jennifer Kudryk</text:p>
          </table:table-cell>
          <table:table-cell table:number-columns-repeated="57"/>
        </table:table-row>
        <table:table-row table:style-name="ro1">
          <table:table-cell office:value-type="float" office:value="2100000004" calcext:value-type="float">
            <text:p>2100000004</text:p>
          </table:table-cell>
          <table:table-cell table:number-columns-repeated="63"/>
        </table:table-row>
        <table:table-row table:style-name="ro1">
          <table:table-cell office:value-type="float" office:value="2100000005" calcext:value-type="float">
            <text:p>2100000005</text:p>
          </table:table-cell>
          <table:table-cell table:number-columns-repeated="63"/>
        </table:table-row>
        <table:table-row table:style-name="ro1">
          <table:table-cell office:value-type="float" office:value="2100000006" calcext:value-type="float">
            <text:p>2100000006</text:p>
          </table:table-cell>
          <table:table-cell table:number-columns-repeated="63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ltor_20_FSA_20_Request_20_list" style:display-name="PageStyle_Realtor FSA Reques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umer_20_Account" style:display-name="PageStyle_Consumer Accou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SA_20_List_20_and_20_Default_20_Agent" style:display-name="PageStyle_FSA List and Default Ag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wart Peddemors</meta:initial-creator>
    <meta:creation-date>2021-04-01T01:34:11</meta:creation-date>
    <dc:date>2021-08-18T10:27:26.022911556</dc:date>
    <meta:generator>LibreOffice/6.4.7.2$Linux_X86_64 LibreOffice_project/40$Build-2</meta:generator>
    <meta:editing-duration>PT5M38S</meta:editing-duration>
    <meta:editing-cycles>1</meta:editing-cycles>
    <meta:document-statistic meta:table-count="3" meta:cell-count="174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